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6666ff"/>
      <style:text-properties fo:font-weight="bold" style:font-weight-asian="bold" style:font-weight-complex="bold"/>
    </style:style>
    <style:style style:name="ce9"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fo:background-color="#ffff99"/>
      <style:text-properties fo:color="#000000"/>
    </style:style>
    <style:style style:name="ce11" style:family="table-cell" style:parent-style-name="Default">
      <style:table-cell-properties fo:background-color="#cccccc"/>
      <style:text-properties fo:font-weight="normal" style:font-weight-asian="normal" style:font-weight-complex="normal"/>
    </style:style>
    <style:style style:name="ce12" style:family="table-cell" style:parent-style-name="Default">
      <style:table-cell-properties fo:background-color="transparent"/>
      <style:text-properties fo:color="#000000"/>
    </style:style>
    <style:style style:name="ce13" style:family="table-cell" style:parent-style-name="Default">
      <style:table-cell-properties fo:background-color="transparent"/>
    </style:style>
    <style:style style:name="ce14" style:family="table-cell" style:parent-style-name="Default">
      <style:table-cell-properties fo:background-color="#ffff99"/>
    </style:style>
    <style:style style:name="ce15" style:family="table-cell" style:parent-style-name="Default">
      <style:table-cell-properties fo:background-color="#ffff00"/>
    </style:style>
    <style:style style:name="ce16"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 Planned Irrad 141014'.H4]" office:value-type="string" office:string-value="0100_1F27" calcext:value-type="string">
            <text:p>0100_1F27</text:p>
          </table:table-cell>
        </table:table-row>
        <table:table-row table:style-name="ro1">
          <table:table-cell table:formula="of:=['HolderMatrix, Planned Irrad 141014'.H11]" office:value-type="string" office:string-value="0100_2F27" calcext:value-type="string">
            <text:p>0100_2F27</text:p>
          </table:table-cell>
        </table:table-row>
        <table:table-row table:style-name="ro1">
          <table:table-cell table:formula="of:=['HolderMatrix, Planned Irrad 141014'.H18]" office:value-type="string" office:string-value="0100_3F27" calcext:value-type="string">
            <text:p>0100_3F27</text:p>
          </table:table-cell>
        </table:table-row>
        <table:table-row table:style-name="ro1">
          <table:table-cell table:formula="of:=['HolderMatrix, Planned Irrad 141014'.H25]" office:value-type="string" office:string-value="0100_4F27" calcext:value-type="string">
            <text:p>0100_4F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11]" office:value-type="string" office:string-value="0100_2R27" calcext:value-type="string">
            <text:p>0100_2R27</text:p>
          </table:table-cell>
        </table:table-row>
        <table:table-row table:style-name="ro1">
          <table:table-cell table:formula="of:=['HolderMatrix, Planned Irrad 141014'.Q18]" office:value-type="string" office:string-value="0100_3R27" calcext:value-type="string">
            <text:p>0100_3R27</text:p>
          </table:table-cell>
        </table:table-row>
        <table:table-row table:style-name="ro1">
          <table:table-cell table:formula="of:=['HolderMatrix, Planned Irrad 141014'.Q25]" office:value-type="string" office:string-value="0100_4R27" calcext:value-type="string">
            <text:p>0100_4R27</text:p>
          </table:table-cell>
        </table:table-row>
        <table:table-row table:style-name="ro1">
          <table:table-cell table:formula="of:=['HolderMatrix, Planned Irrad 141014'.H5]" office:value-type="string" office:string-value="1000_1F37" calcext:value-type="string">
            <text:p>1000_1F37</text:p>
          </table:table-cell>
        </table:table-row>
        <table:table-row table:style-name="ro1">
          <table:table-cell table:formula="of:=['HolderMatrix, Planned Irrad 141014'.H12]" office:value-type="string" office:string-value="1000_2F37" calcext:value-type="string">
            <text:p>1000_2F37</text:p>
          </table:table-cell>
        </table:table-row>
        <table:table-row table:style-name="ro1">
          <table:table-cell table:formula="of:=['HolderMatrix, Planned Irrad 141014'.H19]" office:value-type="string" office:string-value="1000_3F37" calcext:value-type="string">
            <text:p>1000_3F37</text:p>
          </table:table-cell>
        </table:table-row>
        <table:table-row table:style-name="ro1">
          <table:table-cell table:formula="of:=['HolderMatrix, Planned Irrad 141014'.H26]" office:value-type="string" office:string-value="1000_4F37" calcext:value-type="string">
            <text:p>1000_4F37</text:p>
          </table:table-cell>
        </table:table-row>
        <table:table-row table:style-name="ro1">
          <table:table-cell table:formula="of:=['HolderMatrix, Planned Irrad 141014'.Q5]" office:value-type="string" office:string-value="1000_1R37" calcext:value-type="string">
            <text:p>1000_1R37</text:p>
          </table:table-cell>
        </table:table-row>
        <table:table-row table:style-name="ro1">
          <table:table-cell table:formula="of:=['HolderMatrix, Planned Irrad 141014'.Q12]" office:value-type="string" office:string-value="1000_2R37" calcext:value-type="string">
            <text:p>1000_2R37</text:p>
          </table:table-cell>
        </table:table-row>
        <table:table-row table:style-name="ro1">
          <table:table-cell table:formula="of:=['HolderMatrix, Planned Irrad 141014'.Q19]" office:value-type="string" office:string-value="1000_3R37" calcext:value-type="string">
            <text:p>1000_3R37</text:p>
          </table:table-cell>
        </table:table-row>
        <table:table-row table:style-name="ro1">
          <table:table-cell table:formula="of:=['HolderMatrix, Planned Irrad 141014'.Q26]" office:value-type="string" office:string-value="1000_4R37" calcext:value-type="string">
            <text:p>1000_4R37</text:p>
          </table:table-cell>
        </table:table-row>
      </table:table>
      <table:table table:name="HolderMatrix, Planned Irrad 141014"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2">
          <table:table-cell table:number-columns-repeated="17"/>
        </table:table-row>
        <table:table-row table:style-name="ro1">
          <table:table-cell table:style-name="ce1"/>
          <table:table-cell table:number-columns-repeated="16"/>
        </table:table-row>
        <table:table-row table:style-name="ro1">
          <table:table-cell table:style-name="ce1"/>
          <table:table-cell table:number-columns-repeated="16"/>
        </table:table-row>
      </table:table>
      <table:table table:name="Holder Matrix, Irrad 141117"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5" office:value-type="string" calcext:value-type="string">
            <text:p>0050_3F11</text:p>
          </table:table-cell>
          <table:table-cell table:style-name="ce3" office:value-type="string" calcext:value-type="string">
            <text:p>0050_1F13</text:p>
          </table:table-cell>
          <table:table-cell table:style-name="ce5" office:value-type="string" calcext:value-type="string">
            <text:p>0050_3F13</text:p>
          </table:table-cell>
          <table:table-cell table:style-name="ce3" office:value-type="string" calcext:value-type="string">
            <text:p>0100_1F15</text:p>
          </table:table-cell>
          <table:table-cell table:style-name="ce3" office:value-type="string" calcext:value-type="string">
            <text:p>0050_1F16</text:p>
          </table:table-cell>
          <table:table-cell table:style-name="ce5" office:value-type="string" calcext:value-type="string">
            <text:p>F_3F24</text:p>
          </table:table-cell>
          <table:table-cell/>
          <table:table-cell office:value-type="float" office:value="1" calcext:value-type="float">
            <text:p>1</text:p>
          </table:table-cell>
          <table:table-cell table:style-name="ce3" office:value-type="string" calcext:value-type="string">
            <text:p>0050_1R11</text:p>
          </table:table-cell>
          <table:table-cell table:style-name="ce5" office:value-type="string" calcext:value-type="string">
            <text:p>0050_3R11</text:p>
          </table:table-cell>
          <table:table-cell table:style-name="ce3" office:value-type="string" calcext:value-type="string">
            <text:p>0050_1R13</text:p>
          </table:table-cell>
          <table:table-cell table:style-name="ce5" office:value-type="string" calcext:value-type="string">
            <text:p>0050_3R13</text:p>
          </table:table-cell>
          <table:table-cell table:style-name="ce3" office:value-type="string" calcext:value-type="string">
            <text:p>0100_1R15</text:p>
          </table:table-cell>
          <table:table-cell table:style-name="ce3" office:value-type="string" calcext:value-type="string">
            <text:p>0050_1R16</text:p>
          </table:table-cell>
          <table:table-cell table:style-name="ce5" office:value-type="string" calcext:value-type="string">
            <text:p>F_3R24</text:p>
          </table:table-cell>
        </table:table-row>
        <table:table-row table:style-name="ro1">
          <table:table-cell office:value-type="float" office:value="2" calcext:value-type="float">
            <text:p>2</text:p>
          </table:table-cell>
          <table:table-cell table:style-name="ce5" office:value-type="string" calcext:value-type="string">
            <text:p>0100_3F22</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5" office:value-type="string" calcext:value-type="string">
            <text:p>0100_3F15</text:p>
          </table:table-cell>
          <table:table-cell table:style-name="ce5" office:value-type="string" calcext:value-type="string">
            <text:p>0050_3F16</text:p>
          </table:table-cell>
          <table:table-cell table:style-name="ce3" office:value-type="string" calcext:value-type="string">
            <text:p>0100_1F27</text:p>
          </table:table-cell>
          <table:table-cell/>
          <table:table-cell office:value-type="float" office:value="2" calcext:value-type="float">
            <text:p>2</text:p>
          </table:table-cell>
          <table:table-cell table:style-name="ce5" office:value-type="string" calcext:value-type="string">
            <text:p>0100_3R22</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5" office:value-type="string" calcext:value-type="string">
            <text:p>0100_3R15</text:p>
          </table:table-cell>
          <table:table-cell table:style-name="ce5" office:value-type="string" calcext:value-type="string">
            <text:p>0050_3R1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5" office:value-type="string" calcext:value-type="string">
            <text:p>1000_3F37</text:p>
          </table:table-cell>
          <table:table-cell table:style-name="ce5" office:value-type="string" calcext:value-type="string">
            <text:p>0140_3F23</text:p>
          </table:table-cell>
          <table:table-cell table:style-name="ce3" office:value-type="string" calcext:value-type="string">
            <text:p>1000_1F34</text:p>
          </table:table-cell>
          <table:table-cell table:style-name="ce5" office:value-type="string" calcext:value-type="string">
            <text:p>1000_3F34</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5" office:value-type="string" calcext:value-type="string">
            <text:p>1000_3R37</text:p>
          </table:table-cell>
          <table:table-cell table:style-name="ce5" office:value-type="string" calcext:value-type="string">
            <text:p>0140_3R23</text:p>
          </table:table-cell>
          <table:table-cell table:style-name="ce3" office:value-type="string" calcext:value-type="string">
            <text:p>1000_1R34</text:p>
          </table:table-cell>
          <table:table-cell table:style-name="ce5" office:value-type="string" calcext:value-type="string">
            <text:p>1000_3R34</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8" office:value-type="string" calcext:value-type="string">
            <text:p>0050_4F11</text:p>
          </table:table-cell>
          <table:table-cell table:style-name="ce4" office:value-type="string" calcext:value-type="string">
            <text:p>0050_2F13</text:p>
          </table:table-cell>
          <table:table-cell table:style-name="ce8" office:value-type="string" calcext:value-type="string">
            <text:p>0050_4F13</text:p>
          </table:table-cell>
          <table:table-cell table:style-name="ce4" office:value-type="string" calcext:value-type="string">
            <text:p>0100_2F15</text:p>
          </table:table-cell>
          <table:table-cell table:style-name="ce4" office:value-type="string" calcext:value-type="string">
            <text:p>0050_2F16</text:p>
          </table:table-cell>
          <table:table-cell table:style-name="ce8" office:value-type="string" calcext:value-type="string">
            <text:p>F_4F24</text:p>
          </table:table-cell>
          <table:table-cell/>
          <table:table-cell office:value-type="float" office:value="1" calcext:value-type="float">
            <text:p>1</text:p>
          </table:table-cell>
          <table:table-cell table:style-name="ce4" office:value-type="string" calcext:value-type="string">
            <text:p>0050_2R11</text:p>
          </table:table-cell>
          <table:table-cell table:style-name="ce8" office:value-type="string" calcext:value-type="string">
            <text:p>0050_4R11</text:p>
          </table:table-cell>
          <table:table-cell table:style-name="ce4" office:value-type="string" calcext:value-type="string">
            <text:p>0050_2R13</text:p>
          </table:table-cell>
          <table:table-cell table:style-name="ce8" office:value-type="string" calcext:value-type="string">
            <text:p>0050_4R13</text:p>
          </table:table-cell>
          <table:table-cell table:style-name="ce4" office:value-type="string" calcext:value-type="string">
            <text:p>0100_2R15</text:p>
          </table:table-cell>
          <table:table-cell table:style-name="ce4" office:value-type="string" calcext:value-type="string">
            <text:p>0050_2R16</text:p>
          </table:table-cell>
          <table:table-cell table:style-name="ce8" office:value-type="string" calcext:value-type="string">
            <text:p>F_4R24</text:p>
          </table:table-cell>
        </table:table-row>
        <table:table-row table:style-name="ro1">
          <table:table-cell office:value-type="float" office:value="2" calcext:value-type="float">
            <text:p>2</text:p>
          </table:table-cell>
          <table:table-cell table:style-name="ce8" office:value-type="string" calcext:value-type="string">
            <text:p>0100_4F22</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8" office:value-type="string" calcext:value-type="string">
            <text:p>0100_4F15</text:p>
          </table:table-cell>
          <table:table-cell table:style-name="ce8" office:value-type="string" calcext:value-type="string">
            <text:p>0050_4F16</text:p>
          </table:table-cell>
          <table:table-cell table:style-name="ce4" office:value-type="string" calcext:value-type="string">
            <text:p>0100_2F27</text:p>
          </table:table-cell>
          <table:table-cell/>
          <table:table-cell office:value-type="float" office:value="2" calcext:value-type="float">
            <text:p>2</text:p>
          </table:table-cell>
          <table:table-cell table:style-name="ce8" office:value-type="string" calcext:value-type="string">
            <text:p>0100_4R22</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8" office:value-type="string" calcext:value-type="string">
            <text:p>0100_4R15</text:p>
          </table:table-cell>
          <table:table-cell table:style-name="ce8" office:value-type="string" calcext:value-type="string">
            <text:p>0050_4R1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8" office:value-type="string" calcext:value-type="string">
            <text:p>1000_4F37</text:p>
          </table:table-cell>
          <table:table-cell table:style-name="ce8" office:value-type="string" calcext:value-type="string">
            <text:p>0140_4F23</text:p>
          </table:table-cell>
          <table:table-cell table:style-name="ce4" office:value-type="string" calcext:value-type="string">
            <text:p>1000_2F34</text:p>
          </table:table-cell>
          <table:table-cell table:style-name="ce8" office:value-type="string" calcext:value-type="string">
            <text:p>1000_4F34</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8" office:value-type="string" calcext:value-type="string">
            <text:p>1000_4R37</text:p>
          </table:table-cell>
          <table:table-cell table:style-name="ce8" office:value-type="string" calcext:value-type="string">
            <text:p>0140_4R23</text:p>
          </table:table-cell>
          <table:table-cell table:style-name="ce4" office:value-type="string" calcext:value-type="string">
            <text:p>1000_2R34</text:p>
          </table:table-cell>
          <table:table-cell table:style-name="ce8" office:value-type="string" calcext:value-type="string">
            <text:p>1000_4R34</text:p>
          </table:table-cell>
          <table:table-cell table:style-name="ce4" office:value-type="string" calcext:value-type="string">
            <text:p>1000_2R36</text:p>
          </table:table-cell>
          <table:table-cell table:style-name="ce4" office:value-type="string" calcext:value-type="string">
            <text:p>1000_2R37</text:p>
          </table:table-cell>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3"/>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HolderMatrix, Planned Irrad 141014'.D3]" office:value-type="string" office:string-value="0050_1F13" calcext:value-type="string">
            <text:p>0050_1F13</text:p>
          </table:table-cell>
          <table:table-cell table:formula="of:=['HolderMatrix, Planned Irrad 141014'.E3]" office:value-type="string" office:string-value="0052_1F14" calcext:value-type="string">
            <text:p>0052_1F14</text:p>
          </table:table-cell>
          <table:table-cell table:formula="of:=['HolderMatrix, Planned Irrad 141014'.D10]" office:value-type="string" office:string-value="0050_2F13" calcext:value-type="string">
            <text:p>0050_2F13</text:p>
          </table:table-cell>
          <table:table-cell table:formula="of:=['HolderMatrix, Planned Irrad 141014'.E10]" office:value-type="string" office:string-value="0052_2F14" calcext:value-type="string">
            <text:p>0052_2F14</text:p>
          </table:table-cell>
          <table:table-cell table:formula="of:=['HolderMatrix, Planned Irrad 141014'.D17]" office:value-type="string" office:string-value="0050_3F13" calcext:value-type="string">
            <text:p>0050_3F13</text:p>
          </table:table-cell>
          <table:table-cell table:formula="of:=['HolderMatrix, Planned Irrad 141014'.E17]" office:value-type="string" office:string-value="0052_3F14" calcext:value-type="string">
            <text:p>0052_3F14</text:p>
          </table:table-cell>
          <table:table-cell table:formula="of:=['HolderMatrix, Planned Irrad 141014'.D24]" office:value-type="string" office:string-value="0050_4F13" calcext:value-type="string">
            <text:p>0050_4F13</text:p>
          </table:table-cell>
          <table:table-cell table:formula="of:=['HolderMatrix, Planned Irrad 141014'.E24]" office:value-type="string" office:string-value="0052_4F14" calcext:value-type="string">
            <text:p>0052_4F14</text:p>
          </table:table-cell>
          <table:table-cell table:formula="of:=['HolderMatrix, Planned Irrad 141014'.F3]" office:value-type="string" office:string-value="0100_1F15" calcext:value-type="string">
            <text:p>0100_1F15</text:p>
          </table:table-cell>
          <table:table-cell table:formula="of:=['HolderMatrix, Planned Irrad 141014'.F4]" office:value-type="string" office:string-value="0102_1F25" calcext:value-type="string">
            <text:p>0102_1F25</text:p>
          </table:table-cell>
          <table:table-cell table:formula="of:=['HolderMatrix, Planned Irrad 141014'.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 Planned Irrad 141014'.F11]" office:value-type="string" office:string-value="0102_2F25" calcext:value-type="string">
            <text:p>0102_2F25</text:p>
          </table:table-cell>
          <table:table-cell table:style-name="ce10" office:value-type="string" calcext:value-type="string">
            <text:p>EMPTY</text:p>
          </table:table-cell>
          <table:table-cell table:formula="of:=['HolderMatrix, Planned Irrad 141014'.F17]" office:value-type="string" office:string-value="0100_3F15" calcext:value-type="string">
            <text:p>0100_3F15</text:p>
          </table:table-cell>
          <table:table-cell table:formula="of:=['HolderMatrix, Planned Irrad 141014'.F18]" office:value-type="string" office:string-value="0102_3F25" calcext:value-type="string">
            <text:p>0102_3F25</text:p>
          </table:table-cell>
          <table:table-cell table:formula="of:=['HolderMatrix, Planned Irrad 141014'.F24]" office:value-type="string" office:string-value="0100_4F15" calcext:value-type="string">
            <text:p>0100_4F15</text:p>
          </table:table-cell>
          <table:table-cell table:formula="of:=['HolderMatrix, Planned Irrad 141014'.F25]" office:value-type="string" office:string-value="0102_4F25" calcext:value-type="string">
            <text:p>0102_4F25</text:p>
          </table:table-cell>
          <table:table-cell table:formula="of:=['HolderMatrix, Planned Irrad 141014'.D4]" office:value-type="string" office:string-value="0140_1F23" calcext:value-type="string">
            <text:p>0140_1F23</text:p>
          </table:table-cell>
          <table:table-cell table:formula="of:=['HolderMatrix, Planned Irrad 141014'.D5]" office:value-type="string" office:string-value="0142_1F33" calcext:value-type="string">
            <text:p>0142_1F33</text:p>
          </table:table-cell>
          <table:table-cell table:formula="of:=['HolderMatrix, Planned Irrad 141014'.D11]" office:value-type="string" office:string-value="0140_2F23" calcext:value-type="string">
            <text:p>0140_2F23</text:p>
          </table:table-cell>
          <table:table-cell table:formula="of:=['HolderMatrix, Planned Irrad 141014'.D12]" office:value-type="string" office:string-value="0142_2F33" calcext:value-type="string">
            <text:p>0142_2F33</text:p>
          </table:table-cell>
          <table:table-cell table:formula="of:=['HolderMatrix, Planned Irrad 141014'.D18]" office:value-type="string" office:string-value="0140_3F23" calcext:value-type="string">
            <text:p>0140_3F23</text:p>
          </table:table-cell>
          <table:table-cell table:formula="of:=['HolderMatrix, Planned Irrad 141014'.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 Planned Irrad 141014'.D25]" office:value-type="string" office:string-value="0140_4F23" calcext:value-type="string">
            <text:p>0140_4F23</text:p>
          </table:table-cell>
          <table:table-cell table:formula="of:=['HolderMatrix, Planned Irrad 141014'.D26]" office:value-type="string" office:string-value="0142_4F33" calcext:value-type="string">
            <text:p>0142_4F33</text:p>
          </table:table-cell>
          <table:table-cell table:style-name="ce10" office:value-type="string" calcext:value-type="string">
            <text:p>EMPTY</text:p>
          </table:table-cell>
          <table:table-cell table:formula="of:=['HolderMatrix, Planned Irrad 141014'.E5]" office:value-type="string" office:string-value="1000_1F34" calcext:value-type="string">
            <text:p>1000_1F34</text:p>
          </table:table-cell>
          <table:table-cell table:formula="of:=['HolderMatrix, Planned Irrad 141014'.F5]" office:value-type="string" office:string-value="1002_1F35" calcext:value-type="string">
            <text:p>1002_1F35</text:p>
          </table:table-cell>
          <table:table-cell table:formula="of:=['HolderMatrix, Planned Irrad 141014'.E12]" office:value-type="string" office:string-value="1000_2F34" calcext:value-type="string">
            <text:p>1000_2F34</text:p>
          </table:table-cell>
          <table:table-cell table:formula="of:=['HolderMatrix, Planned Irrad 141014'.F12]" office:value-type="string" office:string-value="1002_2F35" calcext:value-type="string">
            <text:p>1002_2F35</text:p>
          </table:table-cell>
          <table:table-cell table:formula="of:=['HolderMatrix, Planned Irrad 141014'.E19]" office:value-type="string" office:string-value="1000_3F34" calcext:value-type="string">
            <text:p>1000_3F34</text:p>
          </table:table-cell>
          <table:table-cell table:formula="of:=['HolderMatrix, Planned Irrad 141014'.F19]" office:value-type="string" office:string-value="1002_3F35" calcext:value-type="string">
            <text:p>1002_3F35</text:p>
          </table:table-cell>
          <table:table-cell table:formula="of:=['HolderMatrix, Planned Irrad 141014'.E26]" office:value-type="string" office:string-value="1000_4F34" calcext:value-type="string">
            <text:p>1000_4F34</text:p>
          </table:table-cell>
          <table:table-cell table:formula="of:=['HolderMatrix, Planned Irrad 141014'.F26]" office:value-type="string" office:string-value="1002_4F35" calcext:value-type="string">
            <text:p>1002_4F35</text:p>
          </table:table-cell>
          <table:table-cell table:formula="of:=['HolderMatrix, Planned Irrad 141014'.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 Planned Irrad 141014'.N3]" office:value-type="string" office:string-value="0052_1R14" calcext:value-type="string">
            <text:p>0052_1R14</text:p>
          </table:table-cell>
          <table:table-cell table:formula="of:=['HolderMatrix, Planned Irrad 141014'.M10]" office:value-type="string" office:string-value="0050_2R13" calcext:value-type="string">
            <text:p>0050_2R13</text:p>
          </table:table-cell>
          <table:table-cell table:formula="of:=['HolderMatrix, Planned Irrad 141014'.N10]" office:value-type="string" office:string-value="0052_2R14" calcext:value-type="string">
            <text:p>0052_2R14</text:p>
          </table:table-cell>
          <table:table-cell table:style-name="ce10" office:value-type="string" calcext:value-type="string">
            <text:p>EMPTY</text:p>
          </table:table-cell>
          <table:table-cell table:formula="of:=['HolderMatrix, Planned Irrad 141014'.M17]" office:value-type="string" office:string-value="0050_3R13" calcext:value-type="string">
            <text:p>0050_3R13</text:p>
          </table:table-cell>
          <table:table-cell table:formula="of:=['HolderMatrix, Planned Irrad 141014'.N17]" office:value-type="string" office:string-value="0052_3R14" calcext:value-type="string">
            <text:p>0052_3R14</text:p>
          </table:table-cell>
          <table:table-cell table:formula="of:=['HolderMatrix, Planned Irrad 141014'.M24]" office:value-type="string" office:string-value="0050_4R13" calcext:value-type="string">
            <text:p>0050_4R13</text:p>
          </table:table-cell>
          <table:table-cell table:formula="of:=['HolderMatrix, Planned Irrad 141014'.N24]" office:value-type="string" office:string-value="0052_4R14" calcext:value-type="string">
            <text:p>0052_4R14</text:p>
          </table:table-cell>
          <table:table-cell table:formula="of:=['HolderMatrix, Planned Irrad 141014'.O3]" office:value-type="string" office:string-value="0100_1R15" calcext:value-type="string">
            <text:p>0100_1R15</text:p>
          </table:table-cell>
          <table:table-cell table:formula="of:=['HolderMatrix, Planned Irrad 141014'.O4]" office:value-type="string" office:string-value="0102_1R25" calcext:value-type="string">
            <text:p>0102_1R25</text:p>
          </table:table-cell>
          <table:table-cell table:formula="of:=['HolderMatrix, Planned Irrad 141014'.O10]" office:value-type="string" office:string-value="0100_2R15" calcext:value-type="string">
            <text:p>0100_2R15</text:p>
          </table:table-cell>
          <table:table-cell table:formula="of:=['HolderMatrix, Planned Irrad 141014'.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 Planned Irrad 141014'.O17]" office:value-type="string" office:string-value="0100_3R15" calcext:value-type="string">
            <text:p>0100_3R15</text:p>
          </table:table-cell>
          <table:table-cell table:formula="of:=['HolderMatrix, Planned Irrad 141014'.O18]" office:value-type="string" office:string-value="0102_3R25" calcext:value-type="string">
            <text:p>0102_3R25</text:p>
          </table:table-cell>
          <table:table-cell table:formula="of:=['HolderMatrix, Planned Irrad 141014'.O24]" office:value-type="string" office:string-value="0100_4R15" calcext:value-type="string">
            <text:p>0100_4R15</text:p>
          </table:table-cell>
          <table:table-cell table:formula="of:=['HolderMatrix, Planned Irrad 141014'.O25]" office:value-type="string" office:string-value="0102_4R25" calcext:value-type="string">
            <text:p>0102_4R25</text:p>
          </table:table-cell>
          <table:table-cell table:style-name="ce10" office:value-type="string" calcext:value-type="string">
            <text:p>EMPTY</text:p>
          </table:table-cell>
          <table:table-cell table:formula="of:=['HolderMatrix, Planned Irrad 141014'.M4]" office:value-type="string" office:string-value="0140_1R23" calcext:value-type="string">
            <text:p>0140_1R23</text:p>
          </table:table-cell>
          <table:table-cell table:formula="of:=['HolderMatrix, Planned Irrad 141014'.M5]" office:value-type="string" office:string-value="0142_1R33" calcext:value-type="string">
            <text:p>0142_1R33</text:p>
          </table:table-cell>
          <table:table-cell table:formula="of:=['HolderMatrix, Planned Irrad 141014'.M11]" office:value-type="string" office:string-value="0140_2R23" calcext:value-type="string">
            <text:p>0140_2R23</text:p>
          </table:table-cell>
          <table:table-cell table:formula="of:=['HolderMatrix, Planned Irrad 141014'.M12]" office:value-type="string" office:string-value="0142_2R33" calcext:value-type="string">
            <text:p>0142_2R33</text:p>
          </table:table-cell>
          <table:table-cell table:formula="of:=['HolderMatrix, Planned Irrad 141014'.M18]" office:value-type="string" office:string-value="0140_3R23" calcext:value-type="string">
            <text:p>0140_3R23</text:p>
          </table:table-cell>
          <table:table-cell table:formula="of:=['HolderMatrix, Planned Irrad 141014'.M19]" office:value-type="string" office:string-value="0142_3R33" calcext:value-type="string">
            <text:p>0142_3R33</text:p>
          </table:table-cell>
          <table:table-cell table:formula="of:=['HolderMatrix, Planned Irrad 141014'.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 Planned Irrad 141014'.M26]" office:value-type="string" office:string-value="0142_4R33" calcext:value-type="string">
            <text:p>0142_4R33</text:p>
          </table:table-cell>
          <table:table-cell table:formula="of:=['HolderMatrix, Planned Irrad 141014'.N5]" office:value-type="string" office:string-value="1000_1R34" calcext:value-type="string">
            <text:p>1000_1R34</text:p>
          </table:table-cell>
          <table:table-cell table:formula="of:=['HolderMatrix, Planned Irrad 141014'.O5]" office:value-type="string" office:string-value="1002_1R35" calcext:value-type="string">
            <text:p>1002_1R35</text:p>
          </table:table-cell>
          <table:table-cell table:formula="of:=['HolderMatrix, Planned Irrad 141014'.N12]" office:value-type="string" office:string-value="1000_2R34" calcext:value-type="string">
            <text:p>1000_2R34</text:p>
          </table:table-cell>
          <table:table-cell table:formula="of:=['HolderMatrix, Planned Irrad 141014'.O12]" office:value-type="string" office:string-value="1002_2R35" calcext:value-type="string">
            <text:p>1002_2R35</text:p>
          </table:table-cell>
          <table:table-cell table:style-name="ce10" office:value-type="string" calcext:value-type="string">
            <text:p>EMPTY</text:p>
          </table:table-cell>
          <table:table-cell table:formula="of:=['HolderMatrix, Planned Irrad 141014'.N19]" office:value-type="string" office:string-value="1000_3R34" calcext:value-type="string">
            <text:p>1000_3R34</text:p>
          </table:table-cell>
          <table:table-cell table:formula="of:=['HolderMatrix, Planned Irrad 141014'.O19]" office:value-type="string" office:string-value="1002_3R35" calcext:value-type="string">
            <text:p>1002_3R35</text:p>
          </table:table-cell>
          <table:table-cell table:formula="of:=['HolderMatrix, Planned Irrad 141014'.N26]" office:value-type="string" office:string-value="1000_4R34" calcext:value-type="string">
            <text:p>1000_4R34</text:p>
          </table:table-cell>
          <table:table-cell table:formula="of:=['HolderMatrix, Planned Irrad 141014'.O26]" office:value-type="string" office:string-value="1002_4R35" calcext:value-type="string">
            <text:p>1002_4R35</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 Planned Irrad 141014'.B3]" office:value-type="string" office:string-value="0050_1F11" calcext:value-type="string">
            <text:p>0050_1F11</text:p>
          </table:table-cell>
          <table:table-cell table:formula="of:=['HolderMatrix, Planned Irrad 141014'.C3]" office:value-type="string" office:string-value="0052_1F12" calcext:value-type="string">
            <text:p>0052_1F12</text:p>
          </table:table-cell>
          <table:table-cell table:formula="of:=['HolderMatrix, Planned Irrad 141014'.B10]" office:value-type="string" office:string-value="0050_2F11" calcext:value-type="string">
            <text:p>0050_2F11</text:p>
          </table:table-cell>
          <table:table-cell table:formula="of:=['HolderMatrix, Planned Irrad 141014'.C10]" office:value-type="string" office:string-value="0052_2F12" calcext:value-type="string">
            <text:p>0052_2F12</text:p>
          </table:table-cell>
          <table:table-cell table:formula="of:=['HolderMatrix, Planned Irrad 141014'.B17]" office:value-type="string" office:string-value="0050_3F11" calcext:value-type="string">
            <text:p>0050_3F11</text:p>
          </table:table-cell>
          <table:table-cell table:formula="of:=['HolderMatrix, Planned Irrad 141014'.C17]" office:value-type="string" office:string-value="0052_3F12" calcext:value-type="string">
            <text:p>0052_3F12</text:p>
          </table:table-cell>
          <table:table-cell table:style-name="ce10" office:value-type="string" calcext:value-type="string">
            <text:p>EMPTY</text:p>
          </table:table-cell>
          <table:table-cell table:formula="of:=['HolderMatrix, Planned Irrad 141014'.B24]" office:value-type="string" office:string-value="0050_4F11" calcext:value-type="string">
            <text:p>0050_4F11</text:p>
          </table:table-cell>
          <table:table-cell table:formula="of:=['HolderMatrix, Planned Irrad 141014'.C24]" office:value-type="string" office:string-value="0052_4F12" calcext:value-type="string">
            <text:p>0052_4F12</text:p>
          </table:table-cell>
          <table:table-cell table:formula="of:=['HolderMatrix, Planned Irrad 141014'.C4]" office:value-type="string" office:string-value="0100_1F22" calcext:value-type="string">
            <text:p>0100_1F22</text:p>
          </table:table-cell>
          <table:table-cell table:formula="of:=['HolderMatrix, Planned Irrad 141014'.B4]" office:value-type="string" office:string-value="0102_1F21" calcext:value-type="string">
            <text:p>0102_1F21</text:p>
          </table:table-cell>
          <table:table-cell table:formula="of:=['HolderMatrix, Planned Irrad 141014'.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 Planned Irrad 141014'.B11]" office:value-type="string" office:string-value="0102_2F21" calcext:value-type="string">
            <text:p>0102_2F21</text:p>
          </table:table-cell>
          <table:table-cell table:formula="of:=['HolderMatrix, Planned Irrad 141014'.C18]" office:value-type="string" office:string-value="0100_3F22" calcext:value-type="string">
            <text:p>0100_3F22</text:p>
          </table:table-cell>
          <table:table-cell table:formula="of:=['HolderMatrix, Planned Irrad 141014'.B18]" office:value-type="string" office:string-value="0102_3F21" calcext:value-type="string">
            <text:p>0102_3F21</text:p>
          </table:table-cell>
          <table:table-cell table:formula="of:=['HolderMatrix, Planned Irrad 141014'.C25]" office:value-type="string" office:string-value="0100_4F22" calcext:value-type="string">
            <text:p>0100_4F22</text:p>
          </table:table-cell>
          <table:table-cell table:formula="of:=['HolderMatrix, Planned Irrad 141014'.B25]" office:value-type="string" office:string-value="0102_4F21" calcext:value-type="string">
            <text:p>0102_4F21</text:p>
          </table:table-cell>
          <table:table-cell table:formula="of:=['HolderMatrix, Planned Irrad 141014'.B5]" office:value-type="string" office:string-value="0140_1F31" calcext:value-type="string">
            <text:p>0140_1F31</text:p>
          </table:table-cell>
          <table:table-cell table:formula="of:=['HolderMatrix, Planned Irrad 141014'.G4]" office:value-type="string" office:string-value="0142_1F26" calcext:value-type="string">
            <text:p>0142_1F26</text:p>
          </table:table-cell>
          <table:table-cell table:style-name="ce10" office:value-type="string" calcext:value-type="string">
            <text:p>EMPTY</text:p>
          </table:table-cell>
          <table:table-cell table:formula="of:=['HolderMatrix, Planned Irrad 141014'.B12]" office:value-type="string" office:string-value="0140_2F31" calcext:value-type="string">
            <text:p>0140_2F31</text:p>
          </table:table-cell>
          <table:table-cell table:formula="of:=['HolderMatrix, Planned Irrad 141014'.G11]" office:value-type="string" office:string-value="0142_2F26" calcext:value-type="string">
            <text:p>0142_2F26</text:p>
          </table:table-cell>
          <table:table-cell table:formula="of:=['HolderMatrix, Planned Irrad 141014'.B19]" office:value-type="string" office:string-value="0140_3F31" calcext:value-type="string">
            <text:p>0140_3F31</text:p>
          </table:table-cell>
          <table:table-cell table:formula="of:=['HolderMatrix, Planned Irrad 141014'.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 Planned Irrad 141014'.B26]" office:value-type="string" office:string-value="0140_4F31" calcext:value-type="string">
            <text:p>0140_4F31</text:p>
          </table:table-cell>
          <table:table-cell table:formula="of:=['HolderMatrix, Planned Irrad 141014'.G25]" office:value-type="string" office:string-value="0142_4F26" calcext:value-type="string">
            <text:p>0142_4F26</text:p>
          </table:table-cell>
          <table:table-cell table:formula="of:=['HolderMatrix, Planned Irrad 141014'.G5]" office:value-type="string" office:string-value="1000_1F36" calcext:value-type="string">
            <text:p>1000_1F36</text:p>
          </table:table-cell>
          <table:table-cell table:formula="of:=['HolderMatrix, Planned Irrad 141014'.C5]" office:value-type="string" office:string-value="1002_1F32" calcext:value-type="string">
            <text:p>1002_1F32</text:p>
          </table:table-cell>
          <table:table-cell table:formula="of:=['HolderMatrix, Planned Irrad 141014'.G12]" office:value-type="string" office:string-value="1000_2F36" calcext:value-type="string">
            <text:p>1000_2F36</text:p>
          </table:table-cell>
          <table:table-cell table:formula="of:=['HolderMatrix, Planned Irrad 141014'.C12]" office:value-type="string" office:string-value="1002_2F32" calcext:value-type="string">
            <text:p>1002_2F32</text:p>
          </table:table-cell>
          <table:table-cell table:formula="of:=['HolderMatrix, Planned Irrad 141014'.G19]" office:value-type="string" office:string-value="1000_3F36" calcext:value-type="string">
            <text:p>1000_3F36</text:p>
          </table:table-cell>
          <table:table-cell table:formula="of:=['HolderMatrix, Planned Irrad 141014'.C19]" office:value-type="string" office:string-value="1002_3F32" calcext:value-type="string">
            <text:p>1002_3F32</text:p>
          </table:table-cell>
          <table:table-cell table:style-name="ce10" office:value-type="string" calcext:value-type="string">
            <text:p>EMPTY</text:p>
          </table:table-cell>
          <table:table-cell table:formula="of:=['HolderMatrix, Planned Irrad 141014'.G26]" office:value-type="string" office:string-value="1000_4F36" calcext:value-type="string">
            <text:p>1000_4F36</text:p>
          </table:table-cell>
          <table:table-cell table:formula="of:=['HolderMatrix, Planned Irrad 141014'.C26]" office:value-type="string" office:string-value="1002_4F32" calcext:value-type="string">
            <text:p>1002_4F32</text:p>
          </table:table-cell>
          <table:table-cell table:formula="of:=['HolderMatrix, Planned Irrad 141014'.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 Planned Irrad 141014'.L3]" office:value-type="string" office:string-value="0052_1R12" calcext:value-type="string">
            <text:p>0052_1R12</text:p>
          </table:table-cell>
          <table:table-cell table:formula="of:=['HolderMatrix, Planned Irrad 141014'.K10]" office:value-type="string" office:string-value="0050_2R11" calcext:value-type="string">
            <text:p>0050_2R11</text:p>
          </table:table-cell>
          <table:table-cell table:formula="of:=['HolderMatrix, Planned Irrad 141014'.L10]" office:value-type="string" office:string-value="0052_2R12" calcext:value-type="string">
            <text:p>0052_2R12</text:p>
          </table:table-cell>
          <table:table-cell table:formula="of:=['HolderMatrix, Planned Irrad 141014'.K17]" office:value-type="string" office:string-value="0050_3R11" calcext:value-type="string">
            <text:p>0050_3R11</text:p>
          </table:table-cell>
          <table:table-cell table:formula="of:=['HolderMatrix, Planned Irrad 141014'.L17]" office:value-type="string" office:string-value="0052_3R12" calcext:value-type="string">
            <text:p>0052_3R12</text:p>
          </table:table-cell>
          <table:table-cell table:formula="of:=['HolderMatrix, Planned Irrad 141014'.K24]" office:value-type="string" office:string-value="0050_4R11" calcext:value-type="string">
            <text:p>0050_4R11</text:p>
          </table:table-cell>
          <table:table-cell table:formula="of:=['HolderMatrix, Planned Irrad 141014'.L24]" office:value-type="string" office:string-value="0052_4R12" calcext:value-type="string">
            <text:p>0052_4R12</text:p>
          </table:table-cell>
          <table:table-cell table:formula="of:=['HolderMatrix, Planned Irrad 141014'.L4]" office:value-type="string" office:string-value="0100_1R22" calcext:value-type="string">
            <text:p>0100_1R22</text:p>
          </table:table-cell>
          <table:table-cell table:formula="of:=['HolderMatrix, Planned Irrad 141014'.K4]" office:value-type="string" office:string-value="0102_1R21" calcext:value-type="string">
            <text:p>0102_1R21</text:p>
          </table:table-cell>
          <table:table-cell table:style-name="ce10" office:value-type="string" calcext:value-type="string">
            <text:p>EMPTY</text:p>
          </table:table-cell>
          <table:table-cell table:formula="of:=['HolderMatrix, Planned Irrad 141014'.L11]" office:value-type="string" office:string-value="0100_2R22" calcext:value-type="string">
            <text:p>0100_2R22</text:p>
          </table:table-cell>
          <table:table-cell table:formula="of:=['HolderMatrix, Planned Irrad 141014'.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 Planned Irrad 141014'.L18]" office:value-type="string" office:string-value="0100_3R22" calcext:value-type="string">
            <text:p>0100_3R22</text:p>
          </table:table-cell>
          <table:table-cell table:formula="of:=['HolderMatrix, Planned Irrad 141014'.K18]" office:value-type="string" office:string-value="0102_3R21" calcext:value-type="string">
            <text:p>0102_3R21</text:p>
          </table:table-cell>
          <table:table-cell table:formula="of:=['HolderMatrix, Planned Irrad 141014'.L25]" office:value-type="string" office:string-value="0100_4R22" calcext:value-type="string">
            <text:p>0100_4R22</text:p>
          </table:table-cell>
          <table:table-cell table:formula="of:=['HolderMatrix, Planned Irrad 141014'.K25]" office:value-type="string" office:string-value="0102_4R21" calcext:value-type="string">
            <text:p>0102_4R21</text:p>
          </table:table-cell>
          <table:table-cell table:formula="of:=['HolderMatrix, Planned Irrad 141014'.K5]" office:value-type="string" office:string-value="0140_1R31" calcext:value-type="string">
            <text:p>0140_1R31</text:p>
          </table:table-cell>
          <table:table-cell table:formula="of:=['HolderMatrix, Planned Irrad 141014'.P4]" office:value-type="string" office:string-value="0142_1R26" calcext:value-type="string">
            <text:p>0142_1R26</text:p>
          </table:table-cell>
          <table:table-cell table:formula="of:=['HolderMatrix, Planned Irrad 141014'.K12]" office:value-type="string" office:string-value="0140_2R31" calcext:value-type="string">
            <text:p>0140_2R31</text:p>
          </table:table-cell>
          <table:table-cell table:formula="of:=['HolderMatrix, Planned Irrad 141014'.P11]" office:value-type="string" office:string-value="0142_2R26" calcext:value-type="string">
            <text:p>0142_2R26</text:p>
          </table:table-cell>
          <table:table-cell table:formula="of:=['HolderMatrix, Planned Irrad 141014'.K19]" office:value-type="string" office:string-value="0140_3R31" calcext:value-type="string">
            <text:p>0140_3R31</text:p>
          </table:table-cell>
          <table:table-cell table:formula="of:=['HolderMatrix, Planned Irrad 141014'.P18]" office:value-type="string" office:string-value="0142_3R26" calcext:value-type="string">
            <text:p>0142_3R26</text:p>
          </table:table-cell>
          <table:table-cell table:style-name="ce10" office:value-type="string" calcext:value-type="string">
            <text:p>EMPTY</text:p>
          </table:table-cell>
          <table:table-cell table:formula="of:=['HolderMatrix, Planned Irrad 141014'.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 Planned Irrad 141014'.P25]" office:value-type="string" office:string-value="0142_4R26" calcext:value-type="string">
            <text:p>0142_4R26</text:p>
          </table:table-cell>
          <table:table-cell table:formula="of:=['HolderMatrix, Planned Irrad 141014'.P5]" office:value-type="string" office:string-value="1000_1R36" calcext:value-type="string">
            <text:p>1000_1R36</text:p>
          </table:table-cell>
          <table:table-cell table:formula="of:=['HolderMatrix, Planned Irrad 141014'.L5]" office:value-type="string" office:string-value="1002_1R32" calcext:value-type="string">
            <text:p>1002_1R32</text:p>
          </table:table-cell>
          <table:table-cell table:formula="of:=['HolderMatrix, Planned Irrad 141014'.P12]" office:value-type="string" office:string-value="1000_2R36" calcext:value-type="string">
            <text:p>1000_2R36</text:p>
          </table:table-cell>
          <table:table-cell table:formula="of:=['HolderMatrix, Planned Irrad 141014'.L12]" office:value-type="string" office:string-value="1002_2R32" calcext:value-type="string">
            <text:p>1002_2R32</text:p>
          </table:table-cell>
          <table:table-cell table:formula="of:=['HolderMatrix, Planned Irrad 141014'.P19]" office:value-type="string" office:string-value="1000_3R36" calcext:value-type="string">
            <text:p>1000_3R36</text:p>
          </table:table-cell>
          <table:table-cell table:formula="of:=['HolderMatrix, Planned Irrad 141014'.L19]" office:value-type="string" office:string-value="1002_3R32" calcext:value-type="string">
            <text:p>1002_3R32</text:p>
          </table:table-cell>
          <table:table-cell table:formula="of:=['HolderMatrix, Planned Irrad 141014'.P26]" office:value-type="string" office:string-value="1000_4R36" calcext:value-type="string">
            <text:p>1000_4R36</text:p>
          </table:table-cell>
          <table:table-cell table:formula="of:=['HolderMatrix, Planned Irrad 141014'.L26]" office:value-type="string" office:string-value="1002_4R32" calcext:value-type="string">
            <text:p>1002_4R32</text:p>
          </table:table-cell>
          <table:table-cell table:formula="of:=['HolderMatrix, Planned Irrad 141014'.G3]" office:value-type="string" office:string-value="0050_1F16" calcext:value-type="string">
            <text:p>0050_1F16</text:p>
          </table:table-cell>
          <table:table-cell table:formula="of:=['HolderMatrix, Planned Irrad 141014'.H3]" office:value-type="string" office:string-value="0052_1F17" calcext:value-type="string">
            <text:p>0052_1F17</text:p>
          </table:table-cell>
          <table:table-cell table:style-name="ce10"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10" office:value-type="string" calcext:value-type="string">
            <text:p>EMPTY</text:p>
          </table:table-cell>
          <table:table-cell table:formula="of:=['HolderMatrix, Planned Irrad 141014'.P24]" office:value-type="string" office:string-value="0050_4R16" calcext:value-type="string">
            <text:p>0050_4R16</text:p>
          </table:table-cell>
          <table:table-cell table:formula="of:=['HolderMatrix, Planned Irrad 141014'.Q24]" office:value-type="string" office:string-value="0052_4R17" calcext:value-type="string">
            <text:p>0052_4R17</text:p>
          </table:table-cell>
          <table:table-cell table:formula="of:=['HolderMatrix, Planned Irrad 141014'.Q4]" office:value-type="string" office:string-value="0100_1R27" calcext:value-type="string">
            <text:p>0100_1R27</text:p>
          </table:table-cell>
          <table:table-cell table:style-name="ce10" office:value-type="string" calcext:value-type="string">
            <text:p>EMPTY</text:p>
          </table:table-cell>
          <table:table-cell table:formula="of:=['HolderMatrix, Planned Irrad 141014'.Q11]" office:value-type="string" office:string-value="0100_2R27" calcext:value-type="string">
            <text:p>0100_2R27</text:p>
          </table:table-cell>
          <table:table-cell table:formula="of:=['HolderMatrix, Planned Irrad 141014'.Q18]" office:value-type="string" office:string-value="0100_3R27" calcext:value-type="string">
            <text:p>0100_3R27</text:p>
          </table:table-cell>
          <table:table-cell table:formula="of:=['HolderMatrix, Planned Irrad 141014'.Q25]" office:value-type="string" office:string-value="0100_4R27" calcext:value-type="string">
            <text:p>0100_4R27</text:p>
          </table:table-cell>
          <table:table-cell table:formula="of:=['HolderMatrix, Planned Irrad 141014'.Q5]" office:value-type="string" office:string-value="1000_1R37" calcext:value-type="string">
            <text:p>1000_1R37</text:p>
          </table:table-cell>
          <table:table-cell table:formula="of:=['HolderMatrix, Planned Irrad 141014'.Q12]" office:value-type="string" office:string-value="1000_2R37" calcext:value-type="string">
            <text:p>1000_2R37</text:p>
          </table:table-cell>
          <table:table-cell table:formula="of:=['HolderMatrix, Planned Irrad 141014'.Q19]" office:value-type="string" office:string-value="1000_3R37" calcext:value-type="string">
            <text:p>1000_3R37</text:p>
          </table:table-cell>
          <table:table-cell table:formula="of:=['HolderMatrix, Planned Irrad 141014'.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10" office:value-type="string" calcext:value-type="string">
            <text:p>EMPTY</text:p>
          </table:table-cell>
          <table:table-cell table:formula="of:=['HolderMatrix, Planned Irrad 141014'.H5]" office:value-type="string" office:string-value="1000_1F37" calcext:value-type="string">
            <text:p>1000_1F37</text:p>
          </table:table-cell>
          <table:table-cell table:formula="of:=['HolderMatrix, Planned Irrad 141014'.H12]" office:value-type="string" office:string-value="1000_2F37" calcext:value-type="string">
            <text:p>1000_2F37</text:p>
          </table:table-cell>
          <table:table-cell table:style-name="ce10" office:value-type="string" calcext:value-type="string">
            <text:p>EMPTY</text:p>
          </table:table-cell>
          <table:table-cell table:formula="of:=['HolderMatrix, Planned Irrad 141014'.H19]" office:value-type="string" office:string-value="1000_3F37" calcext:value-type="string">
            <text:p>1000_3F37</text:p>
          </table:table-cell>
          <table:table-cell table:formula="of:=['HolderMatrix, Planned Irrad 141014'.H26]" office:value-type="string" office:string-value="1000_4F37" calcext:value-type="string">
            <text:p>1000_4F37</text:p>
          </table:table-cell>
          <table:table-cell table:formula="of:=['HolderMatrix, Planned Irrad 141014'.P3]" office:value-type="string" office:string-value="0050_1R16" calcext:value-type="string">
            <text:p>0050_1R16</text:p>
          </table:table-cell>
          <table:table-cell table:formula="of:=['HolderMatrix, Planned Irrad 141014'.Q3]" office:value-type="string" office:string-value="0052_1R17" calcext:value-type="string">
            <text:p>0052_1R17</text:p>
          </table:table-cell>
          <table:table-cell table:formula="of:=['HolderMatrix, Planned Irrad 141014'.P10]" office:value-type="string" office:string-value="0050_2R16" calcext:value-type="string">
            <text:p>0050_2R16</text:p>
          </table:table-cell>
          <table:table-cell table:formula="of:=['HolderMatrix, Planned Irrad 141014'.Q10]" office:value-type="string" office:string-value="0052_2R17" calcext:value-type="string">
            <text:p>0052_2R17</text:p>
          </table:table-cell>
          <table:table-cell table:formula="of:=['HolderMatrix, Planned Irrad 141014'.P17]" office:value-type="string" office:string-value="0050_3R16" calcext:value-type="string">
            <text:p>0050_3R16</text:p>
          </table:table-cell>
          <table:table-cell table:formula="of:=['HolderMatrix, Planned Irrad 141014'.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10" office:value-type="string" calcext:value-type="string">
            <text:p>EMPTY</text:p>
          </table:table-cell>
          <table:table-cell table:formula="of:=['HolderMatrix, Planned Irrad 141014'.G10]" office:value-type="string" office:string-value="0050_2F16" calcext:value-type="string">
            <text:p>0050_2F16</text:p>
          </table:table-cell>
          <table:table-cell table:style-name="ce10" office:value-type="string" calcext:value-type="string">
            <text:p>EMPTY</text:p>
          </table:table-cell>
          <table:table-cell table:formula="of:=['HolderMatrix, Planned Irrad 141014'.H10]" office:value-type="string" office:string-value="0052_2F17" calcext:value-type="string">
            <text:p>0052_2F17</text:p>
          </table:table-cell>
          <table:table-cell table:formula="of:=['HolderMatrix, Planned Irrad 141014'.G17]" office:value-type="string" office:string-value="0050_3F16" calcext:value-type="string">
            <text:p>0050_3F16</text:p>
          </table:table-cell>
          <table:table-cell table:formula="of:=['HolderMatrix, Planned Irrad 141014'.H17]" office:value-type="string" office:string-value="0052_3F17" calcext:value-type="string">
            <text:p>0052_3F17</text:p>
          </table:table-cell>
          <table:table-cell table:formula="of:=['HolderMatrix, Planned Irrad 141014'.G24]" office:value-type="string" office:string-value="0050_4F16" calcext:value-type="string">
            <text:p>0050_4F16</text:p>
          </table:table-cell>
          <table:table-cell table:formula="of:=['HolderMatrix, Planned Irrad 141014'.H24]" office:value-type="string" office:string-value="0052_4F17" calcext:value-type="string">
            <text:p>0052_4F17</text:p>
          </table:table-cell>
          <table:table-cell table:formula="of:=['HolderMatrix, Planned Irrad 141014'.H4]" office:value-type="string" office:string-value="0100_1F27" calcext:value-type="string">
            <text:p>0100_1F27</text:p>
          </table:table-cell>
          <table:table-cell table:formula="of:=['HolderMatrix, Planned Irrad 141014'.H11]" office:value-type="string" office:string-value="0100_2F27" calcext:value-type="string">
            <text:p>0100_2F27</text:p>
          </table:table-cell>
          <table:table-cell table:formula="of:=['HolderMatrix, Planned Irrad 141014'.H18]" office:value-type="string" office:string-value="0100_3F27" calcext:value-type="string">
            <text:p>0100_3F27</text:p>
          </table:table-cell>
          <table:table-cell table:formula="of:=['HolderMatrix, Planned Irrad 141014'.H25]" office:value-type="string" office:string-value="0100_4F27" calcext:value-type="string">
            <text:p>0100_4F27</text:p>
          </table:table-cell>
          <table:table-cell table:number-columns-repeated="1011"/>
        </table:table-row>
        <table:table-row table:style-name="ro1">
          <table:table-cell table:style-name="ce9" office:value-type="string" calcext:value-type="string">
            <text:p>R1</text:p>
          </table:table-cell>
          <table:table-cell table:style-name="ce11"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10"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10"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10"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2"/>
          <table:table-cell table:number-columns-repeated="1022"/>
        </table:table-row>
        <table:table-row table:style-name="ro1">
          <table:table-cell table:style-name="ce1"/>
          <table:table-cell table:style-name="ce13"/>
          <table:table-cell table:style-name="ce12"/>
          <table:table-cell table:style-name="ce13"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B24]" office:value-type="string" office:string-value="0052_400_1" calcext:value-type="string">
            <text:p>0052_400_1</text:p>
          </table:table-cell>
          <table:table-cell table:formula="of:=[.D24]"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K23]" office:value-type="string" office:string-value="0050_400_1" calcext:value-type="string">
            <text:p>0050_400_1</text:p>
          </table:table-cell>
          <table:table-cell table:style-name="ce10" office:value-type="string" calcext:value-type="string">
            <text:p>EMPTY</text:p>
          </table:table-cell>
          <table:table-cell table:formula="of:=[.L23]" office:value-type="string" office:string-value="0050_400_2" calcext:value-type="string">
            <text:p>0050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10"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10"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10"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10"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10"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10"/>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2_400_1" calcext:value-type="string">
            <text:p>0052_400_1</text:p>
          </table:table-cell>
          <table:table-cell table:formula="of:=[.L36]"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B37]" office:value-type="string" office:string-value="0050_400_1" calcext:value-type="string">
            <text:p>0050_400_1</text:p>
          </table:table-cell>
          <table:table-cell table:style-name="ce14" table:formula="of:=[.C37]" office:value-type="string" office:string-value="EMPTY" calcext:value-type="string">
            <text:p>EMPTY</text:p>
          </table:table-cell>
          <table:table-cell table:formula="of:=[.D37]" office:value-type="string" office:string-value="0050_400_2" calcext:value-type="string">
            <text:p>0050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4"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4"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4"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4"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4"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4"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4"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4"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4"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4"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4"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4"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4"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4"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4"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4"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4"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4"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4"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4" table:formula="of:=[.B16]" office:value-type="string" office:string-value="EMPTY" calcext:value-type="string">
            <text:p>EMPTY</text:p>
          </table:table-cell>
          <table:table-cell table:number-columns-repeated="2"/>
          <table:table-cell table:style-name="ce14"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4"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4" table:formula="of:=[.F15]" office:value-type="string" office:string-value="EMPTY" calcext:value-type="string">
            <text:p>EMPTY</text:p>
          </table:table-cell>
          <table:table-cell table:number-columns-repeated="1018"/>
        </table:table-row>
        <table:table-row table:style-name="ro1">
          <table:table-cell table:style-name="ce9"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140_REF1" calcext:value-type="string">
            <text:p>0140_REF1</text:p>
          </table:table-cell>
          <table:table-cell table:style-name="ce2" table:formula="of:=[.G18]" office:value-type="string" office:string-value="0142_REF1" calcext:value-type="string">
            <text:p>014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23" table:default-cell-style-name="Default"/>
        <table:table-row table:style-name="ro1">
          <table:table-cell office:value-type="string" calcext:value-type="string">
            <text:p>Tray 1</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 Matrix, Irrad 141117'.B3]" office:value-type="string" office:string-value="0050_1F11" calcext:value-type="string">
            <text:p>0050_1F11</text:p>
          </table:table-cell>
          <table:table-cell table:style-name="ce5" table:formula="of:=['Holder Matrix, Irrad 141117'.C3]" office:value-type="string" office:string-value="0050_3F11" calcext:value-type="string">
            <text:p>0050_3F11</text:p>
          </table:table-cell>
          <table:table-cell table:style-name="ce3" table:formula="of:=['Holder Matrix, Irrad 141117'.D3]" office:value-type="string" office:string-value="0050_1F13" calcext:value-type="string">
            <text:p>0050_1F13</text:p>
          </table:table-cell>
          <table:table-cell table:style-name="ce5" table:formula="of:=['Holder Matrix, Irrad 141117'.E3]" office:value-type="string" office:string-value="0050_3F13" calcext:value-type="string">
            <text:p>0050_3F13</text:p>
          </table:table-cell>
          <table:table-cell table:style-name="ce3" table:formula="of:=['Holder Matrix, Irrad 141117'.F3]" office:value-type="string" office:string-value="0100_1F15" calcext:value-type="string">
            <text:p>0100_1F15</text:p>
          </table:table-cell>
          <table:table-cell table:style-name="ce3" table:formula="of:=['Holder Matrix, Irrad 141117'.G3]" office:value-type="string" office:string-value="0050_1F16" calcext:value-type="string">
            <text:p>0050_1F16</text:p>
          </table:table-cell>
          <table:table-cell table:style-name="ce5" table:formula="of:=['Holder Matrix, Irrad 141117'.H3]" office:value-type="string" office:string-value="F_3F24" calcext:value-type="string">
            <text:p>F_3F24</text:p>
          </table:table-cell>
          <table:table-cell table:number-columns-repeated="1016"/>
        </table:table-row>
        <table:table-row table:style-name="ro1">
          <table:table-cell office:value-type="float" office:value="1" calcext:value-type="float">
            <text:p>1</text:p>
          </table:table-cell>
          <table:table-cell table:style-name="ce5" table:formula="of:=['Holder Matrix, Irrad 141117'.B4]" office:value-type="string" office:string-value="0100_3F22" calcext:value-type="string">
            <text:p>0100_3F22</text:p>
          </table:table-cell>
          <table:table-cell table:style-name="ce3" table:formula="of:=['Holder Matrix, Irrad 141117'.C4]" office:value-type="string" office:string-value="0100_1F22" calcext:value-type="string">
            <text:p>0100_1F22</text:p>
          </table:table-cell>
          <table:table-cell table:style-name="ce3" table:formula="of:=['Holder Matrix, Irrad 141117'.D4]" office:value-type="string" office:string-value="0140_1F23" calcext:value-type="string">
            <text:p>0140_1F23</text:p>
          </table:table-cell>
          <table:table-cell table:style-name="ce3" table:formula="of:=['Holder Matrix, Irrad 141117'.E4]" office:value-type="string" office:string-value="F_1F24" calcext:value-type="string">
            <text:p>F_1F24</text:p>
          </table:table-cell>
          <table:table-cell table:style-name="ce5" table:formula="of:=['Holder Matrix, Irrad 141117'.F4]" office:value-type="string" office:string-value="0100_3F15" calcext:value-type="string">
            <text:p>0100_3F15</text:p>
          </table:table-cell>
          <table:table-cell table:style-name="ce5" table:formula="of:=['Holder Matrix, Irrad 141117'.G4]" office:value-type="string" office:string-value="0050_3F16" calcext:value-type="string">
            <text:p>0050_3F16</text:p>
          </table:table-cell>
          <table:table-cell table:style-name="ce3" table:formula="of:=['Holder Matrix, Irrad 141117'.H4]" office:value-type="string" office:string-value="0100_1F27" calcext:value-type="string">
            <text:p>0100_1F27</text:p>
          </table:table-cell>
          <table:table-cell table:number-columns-repeated="1016"/>
        </table:table-row>
        <table:table-row table:style-name="ro1">
          <table:table-cell office:value-type="float" office:value="2" calcext:value-type="float">
            <text:p>2</text:p>
          </table:table-cell>
          <table:table-cell table:style-name="ce3" table:formula="of:=['Holder Matrix, Irrad 141117'.B5]" office:value-type="string" office:string-value="0140_1F31" calcext:value-type="string">
            <text:p>0140_1F31</text:p>
          </table:table-cell>
          <table:table-cell table:style-name="ce5" table:formula="of:=['Holder Matrix, Irrad 141117'.C5]" office:value-type="string" office:string-value="1000_3F37" calcext:value-type="string">
            <text:p>1000_3F37</text:p>
          </table:table-cell>
          <table:table-cell table:style-name="ce5" table:formula="of:=['Holder Matrix, Irrad 141117'.D5]" office:value-type="string" office:string-value="0140_3F23" calcext:value-type="string">
            <text:p>0140_3F23</text:p>
          </table:table-cell>
          <table:table-cell table:style-name="ce3" table:formula="of:=['Holder Matrix, Irrad 141117'.E5]" office:value-type="string" office:string-value="1000_1F34" calcext:value-type="string">
            <text:p>1000_1F34</text:p>
          </table:table-cell>
          <table:table-cell table:style-name="ce5" table:formula="of:=['Holder Matrix, Irrad 141117'.F5]" office:value-type="string" office:string-value="1000_3F34" calcext:value-type="string">
            <text:p>1000_3F34</text:p>
          </table:table-cell>
          <table:table-cell table:style-name="ce3" table:formula="of:=['Holder Matrix, Irrad 141117'.G5]" office:value-type="string" office:string-value="1000_1F36" calcext:value-type="string">
            <text:p>1000_1F36</text:p>
          </table:table-cell>
          <table:table-cell table:style-name="ce3" table:formula="of:=['Holder Matrix, Irrad 141117'.H5]" office:value-type="string" office:string-value="1000_1F37" calcext:value-type="string">
            <text:p>1000_1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3" table:formula="of:=['Holder Matrix, Irrad 141117'.K3]" office:value-type="string" office:string-value="0050_1R11" calcext:value-type="string">
            <text:p>0050_1R11</text:p>
          </table:table-cell>
          <table:table-cell table:style-name="ce5" table:formula="of:=['Holder Matrix, Irrad 141117'.L3]" office:value-type="string" office:string-value="0050_3R11" calcext:value-type="string">
            <text:p>0050_3R11</text:p>
          </table:table-cell>
          <table:table-cell table:style-name="ce3" table:formula="of:=['Holder Matrix, Irrad 141117'.M3]" office:value-type="string" office:string-value="0050_1R13" calcext:value-type="string">
            <text:p>0050_1R13</text:p>
          </table:table-cell>
          <table:table-cell table:style-name="ce5" table:formula="of:=['Holder Matrix, Irrad 141117'.N3]" office:value-type="string" office:string-value="0050_3R13" calcext:value-type="string">
            <text:p>0050_3R13</text:p>
          </table:table-cell>
          <table:table-cell table:style-name="ce3" table:formula="of:=['Holder Matrix, Irrad 141117'.O3]" office:value-type="string" office:string-value="0100_1R15" calcext:value-type="string">
            <text:p>0100_1R15</text:p>
          </table:table-cell>
          <table:table-cell table:style-name="ce3" table:formula="of:=['Holder Matrix, Irrad 141117'.P3]" office:value-type="string" office:string-value="0050_1R16" calcext:value-type="string">
            <text:p>0050_1R16</text:p>
          </table:table-cell>
          <table:table-cell table:style-name="ce5" table:formula="of:=['Holder Matrix, Irrad 141117'.Q3]" office:value-type="string" office:string-value="F_3R24" calcext:value-type="string">
            <text:p>F_3R24</text:p>
          </table:table-cell>
          <table:table-cell table:number-columns-repeated="1016"/>
        </table:table-row>
        <table:table-row table:style-name="ro1">
          <table:table-cell office:value-type="float" office:value="8" calcext:value-type="float">
            <text:p>8</text:p>
          </table:table-cell>
          <table:table-cell table:style-name="ce5" table:formula="of:=['Holder Matrix, Irrad 141117'.K4]" office:value-type="string" office:string-value="0100_3R22" calcext:value-type="string">
            <text:p>0100_3R22</text:p>
          </table:table-cell>
          <table:table-cell table:style-name="ce3" table:formula="of:=['Holder Matrix, Irrad 141117'.L4]" office:value-type="string" office:string-value="0100_1R22" calcext:value-type="string">
            <text:p>0100_1R22</text:p>
          </table:table-cell>
          <table:table-cell table:style-name="ce3" table:formula="of:=['Holder Matrix, Irrad 141117'.M4]" office:value-type="string" office:string-value="0140_1R23" calcext:value-type="string">
            <text:p>0140_1R23</text:p>
          </table:table-cell>
          <table:table-cell table:style-name="ce3" table:formula="of:=['Holder Matrix, Irrad 141117'.N4]" office:value-type="string" office:string-value="F_1R24" calcext:value-type="string">
            <text:p>F_1R24</text:p>
          </table:table-cell>
          <table:table-cell table:style-name="ce5" table:formula="of:=['Holder Matrix, Irrad 141117'.O4]" office:value-type="string" office:string-value="0100_3R15" calcext:value-type="string">
            <text:p>0100_3R15</text:p>
          </table:table-cell>
          <table:table-cell table:style-name="ce5" table:formula="of:=['Holder Matrix, Irrad 141117'.P4]" office:value-type="string" office:string-value="0050_3R16" calcext:value-type="string">
            <text:p>0050_3R16</text:p>
          </table:table-cell>
          <table:table-cell table:style-name="ce3" table:formula="of:=['Holder Matrix, Irrad 141117'.Q4]" office:value-type="string" office:string-value="0100_1R27" calcext:value-type="string">
            <text:p>0100_1R27</text:p>
          </table:table-cell>
          <table:table-cell table:number-columns-repeated="1016"/>
        </table:table-row>
        <table:table-row table:style-name="ro1">
          <table:table-cell office:value-type="float" office:value="9" calcext:value-type="float">
            <text:p>9</text:p>
          </table:table-cell>
          <table:table-cell table:style-name="ce3" table:formula="of:=['Holder Matrix, Irrad 141117'.K5]" office:value-type="string" office:string-value="0140_1R31" calcext:value-type="string">
            <text:p>0140_1R31</text:p>
          </table:table-cell>
          <table:table-cell table:style-name="ce5" table:formula="of:=['Holder Matrix, Irrad 141117'.L5]" office:value-type="string" office:string-value="1000_3R37" calcext:value-type="string">
            <text:p>1000_3R37</text:p>
          </table:table-cell>
          <table:table-cell table:style-name="ce5" table:formula="of:=['Holder Matrix, Irrad 141117'.M5]" office:value-type="string" office:string-value="0140_3R23" calcext:value-type="string">
            <text:p>0140_3R23</text:p>
          </table:table-cell>
          <table:table-cell table:style-name="ce3" table:formula="of:=['Holder Matrix, Irrad 141117'.N5]" office:value-type="string" office:string-value="1000_1R34" calcext:value-type="string">
            <text:p>1000_1R34</text:p>
          </table:table-cell>
          <table:table-cell table:style-name="ce5" table:formula="of:=['Holder Matrix, Irrad 141117'.O5]" office:value-type="string" office:string-value="1000_3R34" calcext:value-type="string">
            <text:p>1000_3R34</text:p>
          </table:table-cell>
          <table:table-cell table:style-name="ce3" table:formula="of:=['Holder Matrix, Irrad 141117'.P5]" office:value-type="string" office:string-value="1000_1R36" calcext:value-type="string">
            <text:p>1000_1R36</text:p>
          </table:table-cell>
          <table:table-cell table:style-name="ce3" table:formula="of:=['Holder Matrix, Irrad 141117'.Q5]" office:value-type="string" office:string-value="1000_1R37" calcext:value-type="string">
            <text:p>1000_1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2</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4" table:formula="of:=['Holder Matrix, Irrad 141117'.B10]" office:value-type="string" office:string-value="0050_2F11" calcext:value-type="string">
            <text:p>0050_2F11</text:p>
          </table:table-cell>
          <table:table-cell table:style-name="ce8" table:formula="of:=['Holder Matrix, Irrad 141117'.C10]" office:value-type="string" office:string-value="0050_4F11" calcext:value-type="string">
            <text:p>0050_4F11</text:p>
          </table:table-cell>
          <table:table-cell table:style-name="ce4" table:formula="of:=['Holder Matrix, Irrad 141117'.D10]" office:value-type="string" office:string-value="0050_2F13" calcext:value-type="string">
            <text:p>0050_2F13</text:p>
          </table:table-cell>
          <table:table-cell table:style-name="ce8" table:formula="of:=['Holder Matrix, Irrad 141117'.E10]" office:value-type="string" office:string-value="0050_4F13" calcext:value-type="string">
            <text:p>0050_4F13</text:p>
          </table:table-cell>
          <table:table-cell table:style-name="ce4" table:formula="of:=['Holder Matrix, Irrad 141117'.F10]" office:value-type="string" office:string-value="0100_2F15" calcext:value-type="string">
            <text:p>0100_2F15</text:p>
          </table:table-cell>
          <table:table-cell table:style-name="ce4" table:formula="of:=['Holder Matrix, Irrad 141117'.G10]" office:value-type="string" office:string-value="0050_2F16" calcext:value-type="string">
            <text:p>0050_2F16</text:p>
          </table:table-cell>
          <table:table-cell table:style-name="ce8" table:formula="of:=['Holder Matrix, Irrad 141117'.H10]" office:value-type="string" office:string-value="F_4F24" calcext:value-type="string">
            <text:p>F_4F24</text:p>
          </table:table-cell>
          <table:table-cell table:number-columns-repeated="1016"/>
        </table:table-row>
        <table:table-row table:style-name="ro1">
          <table:table-cell office:value-type="float" office:value="1" calcext:value-type="float">
            <text:p>1</text:p>
          </table:table-cell>
          <table:table-cell table:style-name="ce8" table:formula="of:=['Holder Matrix, Irrad 141117'.B11]" office:value-type="string" office:string-value="0100_4F22" calcext:value-type="string">
            <text:p>0100_4F22</text:p>
          </table:table-cell>
          <table:table-cell table:style-name="ce4" table:formula="of:=['Holder Matrix, Irrad 141117'.C11]" office:value-type="string" office:string-value="0100_2F22" calcext:value-type="string">
            <text:p>0100_2F22</text:p>
          </table:table-cell>
          <table:table-cell table:style-name="ce4" table:formula="of:=['Holder Matrix, Irrad 141117'.D11]" office:value-type="string" office:string-value="0140_2F23" calcext:value-type="string">
            <text:p>0140_2F23</text:p>
          </table:table-cell>
          <table:table-cell table:style-name="ce4" table:formula="of:=['Holder Matrix, Irrad 141117'.E11]" office:value-type="string" office:string-value="F_2F24" calcext:value-type="string">
            <text:p>F_2F24</text:p>
          </table:table-cell>
          <table:table-cell table:style-name="ce8" table:formula="of:=['Holder Matrix, Irrad 141117'.F11]" office:value-type="string" office:string-value="0100_4F15" calcext:value-type="string">
            <text:p>0100_4F15</text:p>
          </table:table-cell>
          <table:table-cell table:style-name="ce8" table:formula="of:=['Holder Matrix, Irrad 141117'.G11]" office:value-type="string" office:string-value="0050_4F16" calcext:value-type="string">
            <text:p>0050_4F16</text:p>
          </table:table-cell>
          <table:table-cell table:style-name="ce4" table:formula="of:=['Holder Matrix, Irrad 141117'.H11]" office:value-type="string" office:string-value="0100_2F27" calcext:value-type="string">
            <text:p>0100_2F27</text:p>
          </table:table-cell>
          <table:table-cell table:number-columns-repeated="1016"/>
        </table:table-row>
        <table:table-row table:style-name="ro1">
          <table:table-cell office:value-type="float" office:value="2" calcext:value-type="float">
            <text:p>2</text:p>
          </table:table-cell>
          <table:table-cell table:style-name="ce4" table:formula="of:=['Holder Matrix, Irrad 141117'.B12]" office:value-type="string" office:string-value="0140_2F31" calcext:value-type="string">
            <text:p>0140_2F31</text:p>
          </table:table-cell>
          <table:table-cell table:style-name="ce8" table:formula="of:=['Holder Matrix, Irrad 141117'.C12]" office:value-type="string" office:string-value="1000_4F37" calcext:value-type="string">
            <text:p>1000_4F37</text:p>
          </table:table-cell>
          <table:table-cell table:style-name="ce8" table:formula="of:=['Holder Matrix, Irrad 141117'.D12]" office:value-type="string" office:string-value="0140_4F23" calcext:value-type="string">
            <text:p>0140_4F23</text:p>
          </table:table-cell>
          <table:table-cell table:style-name="ce4" table:formula="of:=['Holder Matrix, Irrad 141117'.E12]" office:value-type="string" office:string-value="1000_2F34" calcext:value-type="string">
            <text:p>1000_2F34</text:p>
          </table:table-cell>
          <table:table-cell table:style-name="ce8" table:formula="of:=['Holder Matrix, Irrad 141117'.F12]" office:value-type="string" office:string-value="1000_4F34" calcext:value-type="string">
            <text:p>1000_4F34</text:p>
          </table:table-cell>
          <table:table-cell table:style-name="ce4" table:formula="of:=['Holder Matrix, Irrad 141117'.G12]" office:value-type="string" office:string-value="1000_2F36" calcext:value-type="string">
            <text:p>1000_2F36</text:p>
          </table:table-cell>
          <table:table-cell table:style-name="ce4" table:formula="of:=['Holder Matrix, Irrad 141117'.H12]" office:value-type="string" office:string-value="1000_2F37" calcext:value-type="string">
            <text:p>1000_2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4" table:formula="of:=['Holder Matrix, Irrad 141117'.K10]" office:value-type="string" office:string-value="0050_2R11" calcext:value-type="string">
            <text:p>0050_2R11</text:p>
          </table:table-cell>
          <table:table-cell table:style-name="ce8" table:formula="of:=['Holder Matrix, Irrad 141117'.L10]" office:value-type="string" office:string-value="0050_4R11" calcext:value-type="string">
            <text:p>0050_4R11</text:p>
          </table:table-cell>
          <table:table-cell table:style-name="ce4" table:formula="of:=['Holder Matrix, Irrad 141117'.M10]" office:value-type="string" office:string-value="0050_2R13" calcext:value-type="string">
            <text:p>0050_2R13</text:p>
          </table:table-cell>
          <table:table-cell table:style-name="ce8" table:formula="of:=['Holder Matrix, Irrad 141117'.N10]" office:value-type="string" office:string-value="0050_4R13" calcext:value-type="string">
            <text:p>0050_4R13</text:p>
          </table:table-cell>
          <table:table-cell table:style-name="ce4" table:formula="of:=['Holder Matrix, Irrad 141117'.O10]" office:value-type="string" office:string-value="0100_2R15" calcext:value-type="string">
            <text:p>0100_2R15</text:p>
          </table:table-cell>
          <table:table-cell table:style-name="ce4" table:formula="of:=['Holder Matrix, Irrad 141117'.P10]" office:value-type="string" office:string-value="0050_2R16" calcext:value-type="string">
            <text:p>0050_2R16</text:p>
          </table:table-cell>
          <table:table-cell table:style-name="ce8" table:formula="of:=['Holder Matrix, Irrad 141117'.Q10]" office:value-type="string" office:string-value="F_4R24" calcext:value-type="string">
            <text:p>F_4R24</text:p>
          </table:table-cell>
          <table:table-cell table:number-columns-repeated="1016"/>
        </table:table-row>
        <table:table-row table:style-name="ro1">
          <table:table-cell office:value-type="float" office:value="8" calcext:value-type="float">
            <text:p>8</text:p>
          </table:table-cell>
          <table:table-cell table:style-name="ce8" table:formula="of:=['Holder Matrix, Irrad 141117'.K11]" office:value-type="string" office:string-value="0100_4R22" calcext:value-type="string">
            <text:p>0100_4R22</text:p>
          </table:table-cell>
          <table:table-cell table:style-name="ce4" table:formula="of:=['Holder Matrix, Irrad 141117'.L11]" office:value-type="string" office:string-value="0100_2R22" calcext:value-type="string">
            <text:p>0100_2R22</text:p>
          </table:table-cell>
          <table:table-cell table:style-name="ce4" table:formula="of:=['Holder Matrix, Irrad 141117'.M11]" office:value-type="string" office:string-value="0140_2R23" calcext:value-type="string">
            <text:p>0140_2R23</text:p>
          </table:table-cell>
          <table:table-cell table:style-name="ce4" table:formula="of:=['Holder Matrix, Irrad 141117'.N11]" office:value-type="string" office:string-value="F_2R24" calcext:value-type="string">
            <text:p>F_2R24</text:p>
          </table:table-cell>
          <table:table-cell table:style-name="ce8" table:formula="of:=['Holder Matrix, Irrad 141117'.O11]" office:value-type="string" office:string-value="0100_4R15" calcext:value-type="string">
            <text:p>0100_4R15</text:p>
          </table:table-cell>
          <table:table-cell table:style-name="ce8" table:formula="of:=['Holder Matrix, Irrad 141117'.P11]" office:value-type="string" office:string-value="0050_4R16" calcext:value-type="string">
            <text:p>0050_4R16</text:p>
          </table:table-cell>
          <table:table-cell table:style-name="ce4" table:formula="of:=['Holder Matrix, Irrad 141117'.Q11]" office:value-type="string" office:string-value="0100_2R27" calcext:value-type="string">
            <text:p>0100_2R27</text:p>
          </table:table-cell>
          <table:table-cell table:number-columns-repeated="1016"/>
        </table:table-row>
        <table:table-row table:style-name="ro1">
          <table:table-cell office:value-type="float" office:value="9" calcext:value-type="float">
            <text:p>9</text:p>
          </table:table-cell>
          <table:table-cell table:style-name="ce4" table:formula="of:=['Holder Matrix, Irrad 141117'.K12]" office:value-type="string" office:string-value="0140_2R31" calcext:value-type="string">
            <text:p>0140_2R31</text:p>
          </table:table-cell>
          <table:table-cell table:style-name="ce8" table:formula="of:=['Holder Matrix, Irrad 141117'.L12]" office:value-type="string" office:string-value="1000_4R37" calcext:value-type="string">
            <text:p>1000_4R37</text:p>
          </table:table-cell>
          <table:table-cell table:style-name="ce8" table:formula="of:=['Holder Matrix, Irrad 141117'.M12]" office:value-type="string" office:string-value="0140_4R23" calcext:value-type="string">
            <text:p>0140_4R23</text:p>
          </table:table-cell>
          <table:table-cell table:style-name="ce4" table:formula="of:=['Holder Matrix, Irrad 141117'.N12]" office:value-type="string" office:string-value="1000_2R34" calcext:value-type="string">
            <text:p>1000_2R34</text:p>
          </table:table-cell>
          <table:table-cell table:style-name="ce8" table:formula="of:=['Holder Matrix, Irrad 141117'.O12]" office:value-type="string" office:string-value="1000_4R34" calcext:value-type="string">
            <text:p>1000_4R34</text:p>
          </table:table-cell>
          <table:table-cell table:style-name="ce4" table:formula="of:=['Holder Matrix, Irrad 141117'.P12]" office:value-type="string" office:string-value="1000_2R36" calcext:value-type="string">
            <text:p>1000_2R36</text:p>
          </table:table-cell>
          <table:table-cell table:style-name="ce4" table:formula="of:=['Holder Matrix, Irrad 141117'.Q12]" office:value-type="string" office:string-value="1000_2R37" calcext:value-type="string">
            <text:p>1000_2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3</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Matrix, Planned Irrad 141014'.C3]" office:value-type="string" office:string-value="0052_1F12" calcext:value-type="string">
            <text:p>0052_1F12</text:p>
          </table:table-cell>
          <table:table-cell table:style-name="ce3" table:formula="of:=['HolderMatrix, Planned Irrad 141014'.E3]" office:value-type="string" office:string-value="0052_1F14" calcext:value-type="string">
            <text:p>0052_1F14</text:p>
          </table:table-cell>
          <table:table-cell table:style-name="ce3" table:formula="of:=['HolderMatrix, Planned Irrad 141014'.H3]" office:value-type="string" office:string-value="0052_1F17" calcext:value-type="string">
            <text:p>0052_1F17</text:p>
          </table:table-cell>
          <table:table-cell table:style-name="ce3" table:formula="of:=['HolderMatrix, Planned Irrad 141014'.B4]" office:value-type="string" office:string-value="0102_1F21" calcext:value-type="string">
            <text:p>0102_1F21</text:p>
          </table:table-cell>
          <table:table-cell table:style-name="ce3" table:formula="of:=['HolderMatrix, Planned Irrad 141014'.F4]" office:value-type="string" office:string-value="0102_1F25" calcext:value-type="string">
            <text:p>0102_1F25</text:p>
          </table:table-cell>
          <table:table-cell table:style-name="ce3" table:formula="of:=['HolderMatrix, Planned Irrad 141014'.G4]" office:value-type="string" office:string-value="0142_1F26" calcext:value-type="string">
            <text:p>0142_1F26</text:p>
          </table:table-cell>
          <table:table-cell table:style-name="ce3" table:formula="of:=['HolderMatrix, Planned Irrad 141014'.C5]" office:value-type="string" office:string-value="1002_1F32" calcext:value-type="string">
            <text:p>1002_1F32</text:p>
          </table:table-cell>
          <table:table-cell table:style-name="ce3" table:formula="of:=['HolderMatrix, Planned Irrad 141014'.D5]" office:value-type="string" office:string-value="0142_1F33" calcext:value-type="string">
            <text:p>0142_1F33</text:p>
          </table:table-cell>
          <table:table-cell table:style-name="ce3" table:formula="of:=['HolderMatrix, Planned Irrad 141014'.F5]" office:value-type="string" office:string-value="1002_1F35" calcext:value-type="string">
            <text:p>1002_1F35</text:p>
          </table:table-cell>
          <table:table-cell table:number-columns-repeated="1014"/>
        </table:table-row>
        <table:table-row table:style-name="ro1">
          <table:table-cell office:value-type="float" office:value="1" calcext:value-type="float">
            <text:p>1</text:p>
          </table:table-cell>
          <table:table-cell table:style-name="ce3" table:formula="of:=['HolderMatrix, Planned Irrad 141014'.L3]" office:value-type="string" office:string-value="0052_1R12" calcext:value-type="string">
            <text:p>0052_1R12</text:p>
          </table:table-cell>
          <table:table-cell table:style-name="ce3" table:formula="of:=['HolderMatrix, Planned Irrad 141014'.N3]" office:value-type="string" office:string-value="0052_1R14" calcext:value-type="string">
            <text:p>0052_1R14</text:p>
          </table:table-cell>
          <table:table-cell table:style-name="ce3" table:formula="of:=['HolderMatrix, Planned Irrad 141014'.Q3]" office:value-type="string" office:string-value="0052_1R17" calcext:value-type="string">
            <text:p>0052_1R17</text:p>
          </table:table-cell>
          <table:table-cell table:style-name="ce3" table:formula="of:=['HolderMatrix, Planned Irrad 141014'.K4]" office:value-type="string" office:string-value="0102_1R21" calcext:value-type="string">
            <text:p>0102_1R21</text:p>
          </table:table-cell>
          <table:table-cell table:style-name="ce3" table:formula="of:=['HolderMatrix, Planned Irrad 141014'.O4]" office:value-type="string" office:string-value="0102_1R25" calcext:value-type="string">
            <text:p>0102_1R25</text:p>
          </table:table-cell>
          <table:table-cell table:style-name="ce3" table:formula="of:=['HolderMatrix, Planned Irrad 141014'.P4]" office:value-type="string" office:string-value="0142_1R26" calcext:value-type="string">
            <text:p>0142_1R26</text:p>
          </table:table-cell>
          <table:table-cell table:style-name="ce3" table:formula="of:=['HolderMatrix, Planned Irrad 141014'.L5]" office:value-type="string" office:string-value="1002_1R32" calcext:value-type="string">
            <text:p>1002_1R32</text:p>
          </table:table-cell>
          <table:table-cell table:style-name="ce3" table:formula="of:=['HolderMatrix, Planned Irrad 141014'.M5]" office:value-type="string" office:string-value="0142_1R33" calcext:value-type="string">
            <text:p>0142_1R33</text:p>
          </table:table-cell>
          <table:table-cell table:style-name="ce3" table:formula="of:=['HolderMatrix, Planned Irrad 141014'.O5]" office:value-type="string" office:string-value="1002_1R35" calcext:value-type="string">
            <text:p>1002_1R35</text:p>
          </table:table-cell>
          <table:table-cell table:number-columns-repeated="1014"/>
        </table:table-row>
        <table:table-row table:style-name="ro1">
          <table:table-cell office:value-type="float" office:value="2" calcext:value-type="float">
            <text:p>2</text:p>
          </table:table-cell>
          <table:table-cell table:style-name="ce4" table:formula="of:=['HolderMatrix, Planned Irrad 141014'.C10]" office:value-type="string" office:string-value="0052_2F12" calcext:value-type="string">
            <text:p>0052_2F12</text:p>
          </table:table-cell>
          <table:table-cell table:style-name="ce4" table:formula="of:=['HolderMatrix, Planned Irrad 141014'.E10]" office:value-type="string" office:string-value="0052_2F14" calcext:value-type="string">
            <text:p>0052_2F14</text:p>
          </table:table-cell>
          <table:table-cell table:style-name="ce4" table:formula="of:=['HolderMatrix, Planned Irrad 141014'.H10]" office:value-type="string" office:string-value="0052_2F17" calcext:value-type="string">
            <text:p>0052_2F17</text:p>
          </table:table-cell>
          <table:table-cell table:style-name="ce4" table:formula="of:=['HolderMatrix, Planned Irrad 141014'.B11]" office:value-type="string" office:string-value="0102_2F21" calcext:value-type="string">
            <text:p>0102_2F21</text:p>
          </table:table-cell>
          <table:table-cell table:style-name="ce4" table:formula="of:=['HolderMatrix, Planned Irrad 141014'.F11]" office:value-type="string" office:string-value="0102_2F25" calcext:value-type="string">
            <text:p>0102_2F25</text:p>
          </table:table-cell>
          <table:table-cell table:style-name="ce4" table:formula="of:=['HolderMatrix, Planned Irrad 141014'.G11]" office:value-type="string" office:string-value="0142_2F26" calcext:value-type="string">
            <text:p>0142_2F26</text:p>
          </table:table-cell>
          <table:table-cell table:style-name="ce4" table:formula="of:=['HolderMatrix, Planned Irrad 141014'.C12]" office:value-type="string" office:string-value="1002_2F32" calcext:value-type="string">
            <text:p>1002_2F32</text:p>
          </table:table-cell>
          <table:table-cell table:style-name="ce4" table:formula="of:=['HolderMatrix, Planned Irrad 141014'.D12]" office:value-type="string" office:string-value="0142_2F33" calcext:value-type="string">
            <text:p>0142_2F33</text:p>
          </table:table-cell>
          <table:table-cell table:style-name="ce4" table:formula="of:=['HolderMatrix, Planned Irrad 141014'.F12]" office:value-type="string" office:string-value="1002_2F35" calcext:value-type="string">
            <text:p>1002_2F35</text:p>
          </table:table-cell>
          <table:table-cell table:number-columns-repeated="1014"/>
        </table:table-row>
        <table:table-row table:style-name="ro1">
          <table:table-cell office:value-type="float" office:value="3" calcext:value-type="float">
            <text:p>3</text:p>
          </table:table-cell>
          <table:table-cell table:style-name="ce4" table:formula="of:=['HolderMatrix, Planned Irrad 141014'.L10]" office:value-type="string" office:string-value="0052_2R12" calcext:value-type="string">
            <text:p>0052_2R12</text:p>
          </table:table-cell>
          <table:table-cell table:style-name="ce4" table:formula="of:=['HolderMatrix, Planned Irrad 141014'.N10]" office:value-type="string" office:string-value="0052_2R14" calcext:value-type="string">
            <text:p>0052_2R14</text:p>
          </table:table-cell>
          <table:table-cell table:style-name="ce4" table:formula="of:=['HolderMatrix, Planned Irrad 141014'.Q10]" office:value-type="string" office:string-value="0052_2R17" calcext:value-type="string">
            <text:p>0052_2R17</text:p>
          </table:table-cell>
          <table:table-cell table:style-name="ce4" table:formula="of:=['HolderMatrix, Planned Irrad 141014'.K11]" office:value-type="string" office:string-value="0102_2R21" calcext:value-type="string">
            <text:p>0102_2R21</text:p>
          </table:table-cell>
          <table:table-cell table:style-name="ce4" table:formula="of:=['HolderMatrix, Planned Irrad 141014'.O11]" office:value-type="string" office:string-value="0102_2R25" calcext:value-type="string">
            <text:p>0102_2R25</text:p>
          </table:table-cell>
          <table:table-cell table:style-name="ce4" table:formula="of:=['HolderMatrix, Planned Irrad 141014'.P11]" office:value-type="string" office:string-value="0142_2R26" calcext:value-type="string">
            <text:p>0142_2R26</text:p>
          </table:table-cell>
          <table:table-cell table:style-name="ce4" table:formula="of:=['HolderMatrix, Planned Irrad 141014'.L12]" office:value-type="string" office:string-value="1002_2R32" calcext:value-type="string">
            <text:p>1002_2R32</text:p>
          </table:table-cell>
          <table:table-cell table:style-name="ce4" table:formula="of:=['HolderMatrix, Planned Irrad 141014'.M12]" office:value-type="string" office:string-value="0142_2R33" calcext:value-type="string">
            <text:p>0142_2R33</text:p>
          </table:table-cell>
          <table:table-cell table:style-name="ce4" table:formula="of:=['HolderMatrix, Planned Irrad 141014'.O12]" office:value-type="string" office:string-value="1002_2R35" calcext:value-type="string">
            <text:p>1002_2R35</text:p>
          </table:table-cell>
          <table:table-cell table:number-columns-repeated="1014"/>
        </table:table-row>
        <table:table-row table:style-name="ro1">
          <table:table-cell office:value-type="float" office:value="4" calcext:value-type="float">
            <text:p>4</text:p>
          </table:table-cell>
          <table:table-cell table:style-name="ce5" table:formula="of:=['HolderMatrix, Planned Irrad 141014'.C17]" office:value-type="string" office:string-value="0052_3F12" calcext:value-type="string">
            <text:p>0052_3F12</text:p>
          </table:table-cell>
          <table:table-cell table:style-name="ce5" table:formula="of:=['HolderMatrix, Planned Irrad 141014'.E17]" office:value-type="string" office:string-value="0052_3F14" calcext:value-type="string">
            <text:p>0052_3F14</text:p>
          </table:table-cell>
          <table:table-cell table:style-name="ce5" table:formula="of:=['HolderMatrix, Planned Irrad 141014'.H17]" office:value-type="string" office:string-value="0052_3F17" calcext:value-type="string">
            <text:p>0052_3F17</text:p>
          </table:table-cell>
          <table:table-cell table:style-name="ce5" table:formula="of:=['HolderMatrix, Planned Irrad 141014'.B18]" office:value-type="string" office:string-value="0102_3F21" calcext:value-type="string">
            <text:p>0102_3F21</text:p>
          </table:table-cell>
          <table:table-cell table:style-name="ce5" table:formula="of:=['HolderMatrix, Planned Irrad 141014'.F18]" office:value-type="string" office:string-value="0102_3F25" calcext:value-type="string">
            <text:p>0102_3F25</text:p>
          </table:table-cell>
          <table:table-cell table:style-name="ce5" table:formula="of:=['HolderMatrix, Planned Irrad 141014'.G18]" office:value-type="string" office:string-value="0142_3F26" calcext:value-type="string">
            <text:p>0142_3F26</text:p>
          </table:table-cell>
          <table:table-cell table:style-name="ce5" table:formula="of:=['HolderMatrix, Planned Irrad 141014'.C19]" office:value-type="string" office:string-value="1002_3F32" calcext:value-type="string">
            <text:p>1002_3F32</text:p>
          </table:table-cell>
          <table:table-cell table:style-name="ce5" table:formula="of:=['HolderMatrix, Planned Irrad 141014'.D19]" office:value-type="string" office:string-value="0142_3F33" calcext:value-type="string">
            <text:p>0142_3F33</text:p>
          </table:table-cell>
          <table:table-cell table:style-name="ce5" table:formula="of:=['HolderMatrix, Planned Irrad 141014'.F19]" office:value-type="string" office:string-value="1002_3F35" calcext:value-type="string">
            <text:p>1002_3F35</text:p>
          </table:table-cell>
          <table:table-cell table:number-columns-repeated="1014"/>
        </table:table-row>
        <table:table-row table:style-name="ro1">
          <table:table-cell office:value-type="float" office:value="5" calcext:value-type="float">
            <text:p>5</text:p>
          </table:table-cell>
          <table:table-cell table:style-name="ce5" table:formula="of:=['HolderMatrix, Planned Irrad 141014'.H18]" office:value-type="string" office:string-value="0100_3F27" calcext:value-type="string">
            <text:p>0100_3F27</text:p>
          </table:table-cell>
          <table:table-cell table:style-name="ce5" table:formula="of:=['HolderMatrix, Planned Irrad 141014'.B19]" office:value-type="string" office:string-value="0140_3F31" calcext:value-type="string">
            <text:p>0140_3F31</text:p>
          </table:table-cell>
          <table:table-cell table:style-name="ce5" table:formula="of:=['HolderMatrix, Planned Irrad 141014'.G19]" office:value-type="string" office:string-value="1000_3F36" calcext:value-type="string">
            <text:p>1000_3F36</text:p>
          </table:table-cell>
          <table:table-cell table:number-columns-repeated="1020"/>
        </table:table-row>
        <table:table-row table:style-name="ro1">
          <table:table-cell office:value-type="float" office:value="6" calcext:value-type="float">
            <text:p>6</text:p>
          </table:table-cell>
          <table:table-cell table:style-name="ce5" table:formula="of:=['HolderMatrix, Planned Irrad 141014'.L17]" office:value-type="string" office:string-value="0052_3R12" calcext:value-type="string">
            <text:p>0052_3R12</text:p>
          </table:table-cell>
          <table:table-cell table:style-name="ce5" table:formula="of:=['HolderMatrix, Planned Irrad 141014'.N17]" office:value-type="string" office:string-value="0052_3R14" calcext:value-type="string">
            <text:p>0052_3R14</text:p>
          </table:table-cell>
          <table:table-cell table:style-name="ce5" table:formula="of:=['HolderMatrix, Planned Irrad 141014'.Q17]" office:value-type="string" office:string-value="0052_3R17" calcext:value-type="string">
            <text:p>0052_3R17</text:p>
          </table:table-cell>
          <table:table-cell table:style-name="ce5" table:formula="of:=['HolderMatrix, Planned Irrad 141014'.K18]" office:value-type="string" office:string-value="0102_3R21" calcext:value-type="string">
            <text:p>0102_3R21</text:p>
          </table:table-cell>
          <table:table-cell table:style-name="ce5" table:formula="of:=['HolderMatrix, Planned Irrad 141014'.O18]" office:value-type="string" office:string-value="0102_3R25" calcext:value-type="string">
            <text:p>0102_3R25</text:p>
          </table:table-cell>
          <table:table-cell table:style-name="ce5" table:formula="of:=['HolderMatrix, Planned Irrad 141014'.P18]" office:value-type="string" office:string-value="0142_3R26" calcext:value-type="string">
            <text:p>0142_3R26</text:p>
          </table:table-cell>
          <table:table-cell table:style-name="ce5" table:formula="of:=['HolderMatrix, Planned Irrad 141014'.L19]" office:value-type="string" office:string-value="1002_3R32" calcext:value-type="string">
            <text:p>1002_3R32</text:p>
          </table:table-cell>
          <table:table-cell table:style-name="ce5" table:formula="of:=['HolderMatrix, Planned Irrad 141014'.M19]" office:value-type="string" office:string-value="0142_3R33" calcext:value-type="string">
            <text:p>0142_3R33</text:p>
          </table:table-cell>
          <table:table-cell table:style-name="ce5" table:formula="of:=['HolderMatrix, Planned Irrad 141014'.O19]" office:value-type="string" office:string-value="1002_3R35" calcext:value-type="string">
            <text:p>1002_3R35</text:p>
          </table:table-cell>
          <table:table-cell table:number-columns-repeated="1014"/>
        </table:table-row>
        <table:table-row table:style-name="ro1">
          <table:table-cell office:value-type="float" office:value="7" calcext:value-type="float">
            <text:p>7</text:p>
          </table:table-cell>
          <table:table-cell table:style-name="ce5" table:formula="of:=['HolderMatrix, Planned Irrad 141014'.Q18]" office:value-type="string" office:string-value="0100_3R27" calcext:value-type="string">
            <text:p>0100_3R27</text:p>
          </table:table-cell>
          <table:table-cell table:style-name="ce5" table:formula="of:=['HolderMatrix, Planned Irrad 141014'.K19]" office:value-type="string" office:string-value="0140_3R31" calcext:value-type="string">
            <text:p>0140_3R31</text:p>
          </table:table-cell>
          <table:table-cell table:style-name="ce5" table:formula="of:=['HolderMatrix, Planned Irrad 141014'.P19]" office:value-type="string" office:string-value="1000_3R36" calcext:value-type="string">
            <text:p>1000_3R36</text:p>
          </table:table-cell>
          <table:table-cell/>
          <table:table-cell table:style-name="ce13" table:number-columns-repeated="1019"/>
        </table:table-row>
        <table:table-row table:style-name="ro1">
          <table:table-cell office:value-type="float" office:value="8" calcext:value-type="float">
            <text:p>8</text:p>
          </table:table-cell>
          <table:table-cell/>
          <table:table-cell table:style-name="ce13" table:number-columns-repeated="6"/>
          <table:table-cell table:number-columns-repeated="1016"/>
        </table:table-row>
        <table:table-row table:style-name="ro1">
          <table:table-cell office:value-type="float" office:value="9" calcext:value-type="float">
            <text:p>9</text:p>
          </table:table-cell>
          <table:table-cell/>
          <table:table-cell table:style-name="ce13" table:number-columns-repeated="6"/>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4</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6" table:formula="of:=['HolderMatrix, Planned Irrad 141014'.C24]" office:value-type="string" office:string-value="0052_4F12" calcext:value-type="string">
            <text:p>0052_4F12</text:p>
          </table:table-cell>
          <table:table-cell table:style-name="ce6" table:formula="of:=['HolderMatrix, Planned Irrad 141014'.E24]" office:value-type="string" office:string-value="0052_4F14" calcext:value-type="string">
            <text:p>0052_4F14</text:p>
          </table:table-cell>
          <table:table-cell table:style-name="ce6" table:formula="of:=['HolderMatrix, Planned Irrad 141014'.H24]" office:value-type="string" office:string-value="0052_4F17" calcext:value-type="string">
            <text:p>0052_4F17</text:p>
          </table:table-cell>
          <table:table-cell table:style-name="ce6" table:formula="of:=['HolderMatrix, Planned Irrad 141014'.B25]" office:value-type="string" office:string-value="0102_4F21" calcext:value-type="string">
            <text:p>0102_4F21</text:p>
          </table:table-cell>
          <table:table-cell table:style-name="ce6" table:formula="of:=['HolderMatrix, Planned Irrad 141014'.F25]" office:value-type="string" office:string-value="0102_4F25" calcext:value-type="string">
            <text:p>0102_4F25</text:p>
          </table:table-cell>
          <table:table-cell table:style-name="ce6" table:formula="of:=['HolderMatrix, Planned Irrad 141014'.G25]" office:value-type="string" office:string-value="0142_4F26" calcext:value-type="string">
            <text:p>0142_4F26</text:p>
          </table:table-cell>
          <table:table-cell table:style-name="ce6" table:formula="of:=['HolderMatrix, Planned Irrad 141014'.C26]" office:value-type="string" office:string-value="1002_4F32" calcext:value-type="string">
            <text:p>1002_4F32</text:p>
          </table:table-cell>
          <table:table-cell table:style-name="ce6" table:formula="of:=['HolderMatrix, Planned Irrad 141014'.D26]" office:value-type="string" office:string-value="0142_4F33" calcext:value-type="string">
            <text:p>0142_4F33</text:p>
          </table:table-cell>
          <table:table-cell table:style-name="ce6" table:formula="of:=['HolderMatrix, Planned Irrad 141014'.F26]" office:value-type="string" office:string-value="1002_4F35" calcext:value-type="string">
            <text:p>1002_4F35</text:p>
          </table:table-cell>
          <table:table-cell table:number-columns-repeated="1014"/>
        </table:table-row>
        <table:table-row table:style-name="ro1">
          <table:table-cell office:value-type="float" office:value="1" calcext:value-type="float">
            <text:p>1</text:p>
          </table:table-cell>
          <table:table-cell table:style-name="ce6" table:formula="of:=['HolderMatrix, Planned Irrad 141014'.H25]" office:value-type="string" office:string-value="0100_4F27" calcext:value-type="string">
            <text:p>0100_4F27</text:p>
          </table:table-cell>
          <table:table-cell table:style-name="ce6" table:formula="of:=['HolderMatrix, Planned Irrad 141014'.B26]" office:value-type="string" office:string-value="0140_4F31" calcext:value-type="string">
            <text:p>0140_4F31</text:p>
          </table:table-cell>
          <table:table-cell table:style-name="ce6" table:formula="of:=['HolderMatrix, Planned Irrad 141014'.G26]" office:value-type="string" office:string-value="1000_4F36" calcext:value-type="string">
            <text:p>1000_4F36</text:p>
          </table:table-cell>
          <table:table-cell table:number-columns-repeated="1020"/>
        </table:table-row>
        <table:table-row table:style-name="ro1">
          <table:table-cell office:value-type="float" office:value="2" calcext:value-type="float">
            <text:p>2</text:p>
          </table:table-cell>
          <table:table-cell table:style-name="ce6" table:formula="of:=['HolderMatrix, Planned Irrad 141014'.L24]" office:value-type="string" office:string-value="0052_4R12" calcext:value-type="string">
            <text:p>0052_4R12</text:p>
          </table:table-cell>
          <table:table-cell table:style-name="ce6" table:formula="of:=['HolderMatrix, Planned Irrad 141014'.N24]" office:value-type="string" office:string-value="0052_4R14" calcext:value-type="string">
            <text:p>0052_4R14</text:p>
          </table:table-cell>
          <table:table-cell table:style-name="ce6" table:formula="of:=['HolderMatrix, Planned Irrad 141014'.Q24]" office:value-type="string" office:string-value="0052_4R17" calcext:value-type="string">
            <text:p>0052_4R17</text:p>
          </table:table-cell>
          <table:table-cell table:style-name="ce6" table:formula="of:=['HolderMatrix, Planned Irrad 141014'.K25]" office:value-type="string" office:string-value="0102_4R21" calcext:value-type="string">
            <text:p>0102_4R21</text:p>
          </table:table-cell>
          <table:table-cell table:style-name="ce6" table:formula="of:=['HolderMatrix, Planned Irrad 141014'.O25]" office:value-type="string" office:string-value="0102_4R25" calcext:value-type="string">
            <text:p>0102_4R25</text:p>
          </table:table-cell>
          <table:table-cell table:style-name="ce6" table:formula="of:=['HolderMatrix, Planned Irrad 141014'.P25]" office:value-type="string" office:string-value="0142_4R26" calcext:value-type="string">
            <text:p>0142_4R26</text:p>
          </table:table-cell>
          <table:table-cell table:style-name="ce6" table:formula="of:=['HolderMatrix, Planned Irrad 141014'.L26]" office:value-type="string" office:string-value="1002_4R32" calcext:value-type="string">
            <text:p>1002_4R32</text:p>
          </table:table-cell>
          <table:table-cell table:style-name="ce6" table:formula="of:=['HolderMatrix, Planned Irrad 141014'.M26]" office:value-type="string" office:string-value="0142_4R33" calcext:value-type="string">
            <text:p>0142_4R33</text:p>
          </table:table-cell>
          <table:table-cell table:style-name="ce6" table:formula="of:=['HolderMatrix, Planned Irrad 141014'.O26]" office:value-type="string" office:string-value="1002_4R35" calcext:value-type="string">
            <text:p>1002_4R35</text:p>
          </table:table-cell>
          <table:table-cell table:number-columns-repeated="1014"/>
        </table:table-row>
        <table:table-row table:style-name="ro1">
          <table:table-cell office:value-type="float" office:value="3" calcext:value-type="float">
            <text:p>3</text:p>
          </table:table-cell>
          <table:table-cell table:style-name="ce6" table:formula="of:=['HolderMatrix, Planned Irrad 141014'.Q25]" office:value-type="string" office:string-value="0100_4R27" calcext:value-type="string">
            <text:p>0100_4R27</text:p>
          </table:table-cell>
          <table:table-cell table:style-name="ce6" table:formula="of:=['HolderMatrix, Planned Irrad 141014'.K26]" office:value-type="string" office:string-value="0140_4R31" calcext:value-type="string">
            <text:p>0140_4R31</text:p>
          </table:table-cell>
          <table:table-cell table:style-name="ce6" table:formula="of:=['HolderMatrix, Planned Irrad 141014'.P26]" office:value-type="string" office:string-value="1000_4R36" calcext:value-type="string">
            <text:p>1000_4R36</text:p>
          </table:table-cell>
          <table:table-cell table:style-name="ce13" table:number-columns-repeated="3"/>
          <table:table-cell table:number-columns-repeated="1017"/>
        </table:table-row>
        <table:table-row table:style-name="ro1">
          <table:table-cell office:value-type="float" office:value="4" calcext:value-type="float">
            <text:p>4</text:p>
          </table:table-cell>
          <table:table-cell table:style-name="ce13" table:number-columns-repeated="6"/>
          <table:table-cell table:number-columns-repeated="1017"/>
        </table:table-row>
        <table:table-row table:style-name="ro1">
          <table:table-cell office:value-type="float" office:value="5" calcext:value-type="float">
            <text:p>5</text:p>
          </table:table-cell>
          <table:table-cell table:style-name="ce13" table:number-columns-repeated="6"/>
          <table:table-cell table:number-columns-repeated="1017"/>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13" table:number-columns-repeated="7"/>
          <table:table-cell table:number-columns-repeated="1016"/>
        </table:table-row>
        <table:table-row table:style-name="ro1">
          <table:table-cell office:value-type="float" office:value="8" calcext:value-type="float">
            <text:p>8</text:p>
          </table:table-cell>
          <table:table-cell table:style-name="ce13" table:number-columns-repeated="7"/>
          <table:table-cell table:number-columns-repeated="1016"/>
        </table:table-row>
        <table:table-row table:style-name="ro1">
          <table:table-cell office:value-type="float" office:value="9" calcext:value-type="float">
            <text:p>9</text:p>
          </table:table-cell>
          <table:table-cell table:style-name="ce13" table:number-columns-repeated="7"/>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5</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013"/>
        </table:table-row>
        <table:table-row table:style-name="ro1">
          <table:table-cell office:value-type="float" office:value="1" calcext:value-type="float">
            <text:p>1</text:p>
          </table:table-cell>
          <table:table-cell table:style-name="ce2"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number-columns-repeated="1015"/>
        </table:table-row>
        <table:table-row table:style-name="ro1">
          <table:table-cell office:value-type="float" office:value="2" calcext:value-type="float">
            <text:p>2</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style-name="ce2" table:formula="of:=['HolderMatrix, Planned Irrad 141014'.E35]" office:value-type="string" office:string-value="0140_REF2" calcext:value-type="string">
            <text:p>0140_REF2</text:p>
          </table:table-cell>
          <table:table-cell table:style-name="ce2" table:formula="of:=['HolderMatrix, Planned Irrad 141014'.F35]" office:value-type="string" office:string-value="0142_REF2" calcext:value-type="string">
            <text:p>0142_REF2</text:p>
          </table:table-cell>
          <table:table-cell table:style-name="ce2" table:formula="of:=['HolderMatrix, Planned Irrad 141014'.G35]" office:value-type="string" office:string-value="1000_REF2" calcext:value-type="string">
            <text:p>1000_REF2</text:p>
          </table:table-cell>
          <table:table-cell table:style-name="ce2" table:formula="of:=['HolderMatrix, Planned Irrad 141014'.H35]" office:value-type="string" office:string-value="1002_REF2" calcext:value-type="string">
            <text:p>1002_REF2</text:p>
          </table:table-cell>
          <table:table-cell table:number-columns-repeated="1015"/>
        </table:table-row>
        <table:table-row table:style-name="ro1">
          <table:table-cell office:value-type="float" office:value="3" calcext:value-type="float">
            <text:p>3</text:p>
          </table:table-cell>
          <table:table-cell table:style-name="ce2" table:formula="of:=['HolderMatrix, Planned Irrad 141014'.A36]" office:value-type="string" office:string-value="F_REF1" calcext:value-type="string">
            <text:p>F_REF1</text:p>
          </table:table-cell>
          <table:table-cell table:style-name="ce2" table:formula="of:=['HolderMatrix, Planned Irrad 141014'.B36]" office:value-type="string" office:string-value="F_REF2" calcext:value-type="string">
            <text:p>F_REF2</text:p>
          </table:table-cell>
          <table:table-cell table:style-name="ce2" table:formula="of:=['HolderMatrix, Planned Irrad 141014'.C36]" office:value-type="string" office:string-value="F_REF3" calcext:value-type="string">
            <text:p>F_REF3</text:p>
          </table:table-cell>
          <table:table-cell table:number-columns-repeated="1020"/>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number-rows-repeated="2">
          <table:table-cell table:style-name="Default"/>
          <table:table-cell table:number-columns-repeated="1023"/>
        </table:table-row>
        <table:table-row table:style-name="ro1">
          <table:table-cell office:value-type="string" calcext:value-type="string">
            <text:p>Tray 6</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cell table:number-columns-repeated="1013"/>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cell table:number-columns-repeated="1013"/>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1015"/>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cell table:number-columns-repeated="1013"/>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cell table:number-columns-repeated="1013"/>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1019"/>
        </table:table-row>
        <table:table-row table:style-name="ro1">
          <table:table-cell office:value-type="float" office:value="6" calcext:value-type="float">
            <text:p>6</text:p>
          </table:table-cell>
          <table:table-cell table:style-name="ce13" table:number-columns-repeated="10"/>
          <table:table-cell table:number-columns-repeated="1013"/>
        </table:table-row>
        <table:table-row table:style-name="ro1">
          <table:table-cell office:value-type="float" office:value="7" calcext:value-type="float">
            <text:p>7</text:p>
          </table:table-cell>
          <table:table-cell table:style-name="ce15" office:value-type="string" calcext:value-type="string">
            <text:p>LS Vit. C</text:p>
          </table:table-cell>
          <table:table-cell table:style-name="ce15" office:value-type="string" calcext:value-type="string">
            <text:p>15% WbLS Vit. C</text:p>
          </table:table-cell>
          <table:table-cell table:style-name="ce15" office:value-type="string" calcext:value-type="string">
            <text:p>10% WbLS Vit. C</text:p>
          </table:table-cell>
          <table:table-cell table:style-name="ce15" office:value-type="string" calcext:value-type="string">
            <text:p>5% WbLS Vit. C</text:p>
          </table:table-cell>
          <table:table-cell table:style-name="ce15" office:value-type="string" calcext:value-type="string">
            <text:p>LS 10/20/14</text:p>
          </table:table-cell>
          <table:table-cell table:style-name="ce15" office:value-type="string" calcext:value-type="string">
            <text:p>WbLS-15 10/20/14</text:p>
          </table:table-cell>
          <table:table-cell table:style-name="ce15" office:value-type="string" calcext:value-type="string">
            <text:p>WbLS-10 10/20/14</text:p>
          </table:table-cell>
          <table:table-cell table:style-name="ce15" office:value-type="string" calcext:value-type="string">
            <text:p>WbLS-5 10/20/14</text:p>
          </table:table-cell>
          <table:table-cell table:style-name="ce13" table:number-columns-repeated="2"/>
          <table:table-cell table:number-columns-repeated="1013"/>
        </table:table-row>
        <table:table-row table:style-name="ro1">
          <table:table-cell office:value-type="float" office:value="8" calcext:value-type="float">
            <text:p>8</text:p>
          </table:table-cell>
          <table:table-cell table:style-name="ce13" table:number-columns-repeated="10"/>
          <table:table-cell table:number-columns-repeated="1013"/>
        </table:table-row>
        <table:table-row table:style-name="ro1">
          <table:table-cell office:value-type="float" office:value="9" calcext:value-type="float">
            <text:p>9</text:p>
          </table:table-cell>
          <table:table-cell table:style-name="ce13" table:number-columns-repeated="10"/>
          <table:table-cell table:number-columns-repeated="1013"/>
        </table:table-row>
        <table:table-row table:style-name="ro1">
          <table:table-cell table:style-name="Default"/>
          <table:table-cell table:style-name="ce13" table:number-columns-repeated="10"/>
          <table:table-cell table:number-columns-repeated="1013"/>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row table:style-name="ro1">
          <table:table-cell table:number-columns-repeated="7"/>
        </table:table-row>
        <table:table-row table:style-name="ro1">
          <table:table-cell office:value-type="string" calcext:value-type="string">
            <text:p>Added sheets to reflect the modified loading for the run on 141117. I've also modified the storage matrix to reflect this loadout.</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4"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4"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4"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4"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4"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4"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4"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4"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4"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4"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4"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4"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4"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4"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4"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4"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4"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9"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4"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4"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4"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2"/>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style-name="ce12" table:formula="of:=['LS Measurement arrangement'.K36]" office:value-type="string" office:string-value="0052_400_1" calcext:value-type="string">
            <text:p>0052_400_1</text:p>
          </table:table-cell>
          <table:table-cell table:formula="of:=['LS Measurement arrangement'.L36]" office:value-type="string" office:string-value="0052_400_2" calcext:value-type="string">
            <text:p>0052_400_2</text:p>
          </table:table-cell>
          <table:table-cell/>
        </table:table-row>
        <table:table-row table:style-name="ro1">
          <table:table-cell office:value-type="string" calcext:value-type="string">
            <text:p>S2</text:p>
          </table:table-cell>
          <table:table-cell table:style-name="Default" table:formula="of:=['LS Measurement arrangement'.B37]" office:value-type="string" office:string-value="0050_400_1" calcext:value-type="string">
            <text:p>0050_400_1</text:p>
          </table:table-cell>
          <table:table-cell table:style-name="ce14" table:formula="of:=['LS Measurement arrangement'.C37]" office:value-type="string" office:string-value="EMPTY" calcext:value-type="string">
            <text:p>EMPTY</text:p>
          </table:table-cell>
          <table:table-cell table:formula="of:=['LS Measurement arrangement'.D37]" office:value-type="string" office:string-value="0050_400_2" calcext:value-type="string">
            <text:p>0050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4"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4"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4"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4"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4"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2"/>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2_400_1" calcext:value-type="string">
            <text:p>0052_400_1</text:p>
          </table:table-cell>
          <table:table-cell table:formula="of:=['LS Measurement arrangement'.L47]" office:value-type="string" office:string-value="0052_400_2" calcext:value-type="string">
            <text:p>0052_400_2</text:p>
          </table:table-cell>
          <table:table-cell/>
        </table:table-row>
        <table:table-row table:style-name="ro1">
          <table:table-cell office:value-type="string" calcext:value-type="string">
            <text:p>S2</text:p>
          </table:table-cell>
          <table:table-cell table:formula="of:=['LS Measurement arrangement'.B48]" office:value-type="string" office:string-value="0050_400_1" calcext:value-type="string">
            <text:p>0050_400_1</text:p>
          </table:table-cell>
          <table:table-cell table:style-name="ce10" table:formula="of:=['LS Measurement arrangement'.C48]" office:value-type="string" office:string-value="EMPTY" calcext:value-type="string">
            <text:p>EMPTY</text:p>
          </table:table-cell>
          <table:table-cell table:formula="of:=['LS Measurement arrangement'.D48]" office:value-type="string" office:string-value="0050_400_2" calcext:value-type="string">
            <text:p>0050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10"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10"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10"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10"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2"/>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10"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10"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10"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10"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10"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10"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10"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10"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10"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10"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10"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10"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10"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10"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10"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10"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10"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9" office:value-type="string" calcext:value-type="string">
            <text:p>R1</text:p>
          </table:table-cell>
          <table:table-cell table:style-name="ce16" table:formula="of:=['Pre-irrad_1_141014'.B17]" office:value-type="string" office:string-value="0050_REF1" calcext:value-type="string">
            <text:p>0050_REF1</text:p>
          </table:table-cell>
          <table:table-cell table:style-name="ce16" table:formula="of:=['Pre-irrad_1_141014'.C17]" office:value-type="string" office:string-value="0052_REF1" calcext:value-type="string">
            <text:p>0052_REF1</text:p>
          </table:table-cell>
          <table:table-cell table:style-name="ce16" table:formula="of:=['Pre-irrad_1_141014'.D17]" office:value-type="string" office:string-value="0100_REF1" calcext:value-type="string">
            <text:p>0100_REF1</text:p>
          </table:table-cell>
          <table:table-cell table:style-name="ce16" table:formula="of:=['Pre-irrad_1_141014'.E17]" office:value-type="string" office:string-value="0102_REF1" calcext:value-type="string">
            <text:p>0102_REF1</text:p>
          </table:table-cell>
          <table:table-cell table:style-name="ce16" table:formula="of:=['Pre-irrad_1_141014'.F17]" office:value-type="string" office:string-value="0140_REF1" calcext:value-type="string">
            <text:p>0140_REF1</text:p>
          </table:table-cell>
          <table:table-cell table:style-name="ce16" table:formula="of:=['Pre-irrad_1_141014'.G17]" office:value-type="string" office:string-value="0142_REF1" calcext:value-type="string">
            <text:p>0142_REF1</text:p>
          </table:table-cell>
          <table:table-cell table:style-name="ce16" table:formula="of:=['Pre-irrad_1_141014'.H17]" office:value-type="string" office:string-value="1000_REF1" calcext:value-type="string">
            <text:p>1000_REF1</text:p>
          </table:table-cell>
          <table:table-cell table:style-name="ce16" table:formula="of:=['Pre-irrad_1_141014'.I17]" office:value-type="string" office:string-value="1002_REF1" calcext:value-type="string">
            <text:p>1002_REF1</text:p>
          </table:table-cell>
          <table:table-cell table:style-name="ce16" table:formula="of:=['Pre-irrad_1_141014'.J17]" office:value-type="string" office:string-value="0050_REF2" calcext:value-type="string">
            <text:p>0050_REF2</text:p>
          </table:table-cell>
          <table:table-cell table:style-name="ce16" table:formula="of:=['Pre-irrad_1_141014'.K17]" office:value-type="string" office:string-value="0052_REF2" calcext:value-type="string">
            <text:p>0052_REF2</text:p>
          </table:table-cell>
          <table:table-cell table:style-name="ce16" table:formula="of:=['Pre-irrad_1_141014'.L17]" office:value-type="string" office:string-value="0100_REF2" calcext:value-type="string">
            <text:p>0100_REF2</text:p>
          </table:table-cell>
          <table:table-cell table:style-name="ce16" table:formula="of:=['Pre-irrad_1_141014'.M17]" office:value-type="string" office:string-value="0102_REF2" calcext:value-type="string">
            <text:p>0102_REF2</text:p>
          </table:table-cell>
        </table:table-row>
      </table:table>
      <table:table table:name="Pre-irrad_3_141029" table:style-name="ta1">
        <table:table-column table:style-name="co1" table:default-cell-style-name="ce1"/>
        <table:table-column table:style-name="co1" table:number-columns-repeated="12" table:default-cell-style-name="Default"/>
        <table:table-row table:style-name="ro1">
          <table:table-cell table:formula="of:=['Pre-irrad_2_141024'.A1]" office:value-type="string" office:string-value="Tray ID" calcext:value-type="string">
            <text:p>Tray ID</text:p>
          </table:table-cell>
          <table:table-cell table:style-name="ce1" table:formula="of:=['Pre-irrad_2_141024'.B1]" office:value-type="string" office:string-value="Position 1" calcext:value-type="string">
            <text:p>Position 1</text:p>
          </table:table-cell>
          <table:table-cell table:style-name="ce1" table:formula="of:=['Pre-irrad_2_141024'.C1]" office:value-type="string" office:string-value="Position 2" calcext:value-type="string">
            <text:p>Position 2</text:p>
          </table:table-cell>
          <table:table-cell table:style-name="ce1" table:formula="of:=['Pre-irrad_2_141024'.D1]" office:value-type="string" office:string-value="Position 3" calcext:value-type="string">
            <text:p>Position 3</text:p>
          </table:table-cell>
          <table:table-cell table:style-name="ce1" table:formula="of:=['Pre-irrad_2_141024'.E1]" office:value-type="string" office:string-value="Position 4" calcext:value-type="string">
            <text:p>Position 4</text:p>
          </table:table-cell>
          <table:table-cell table:style-name="ce1" table:formula="of:=['Pre-irrad_2_141024'.F1]" office:value-type="string" office:string-value="Position 5" calcext:value-type="string">
            <text:p>Position 5</text:p>
          </table:table-cell>
          <table:table-cell table:style-name="ce1" table:formula="of:=['Pre-irrad_2_141024'.G1]" office:value-type="string" office:string-value="Position 6" calcext:value-type="string">
            <text:p>Position 6</text:p>
          </table:table-cell>
          <table:table-cell table:style-name="ce1" table:formula="of:=['Pre-irrad_2_141024'.H1]" office:value-type="string" office:string-value="Position 7" calcext:value-type="string">
            <text:p>Position 7</text:p>
          </table:table-cell>
          <table:table-cell table:style-name="ce1" table:formula="of:=['Pre-irrad_2_141024'.I1]" office:value-type="string" office:string-value="Position 8" calcext:value-type="string">
            <text:p>Position 8</text:p>
          </table:table-cell>
          <table:table-cell table:style-name="ce1" table:formula="of:=['Pre-irrad_2_141024'.J1]" office:value-type="string" office:string-value="Position 9" calcext:value-type="string">
            <text:p>Position 9</text:p>
          </table:table-cell>
          <table:table-cell table:style-name="ce1" table:formula="of:=['Pre-irrad_2_141024'.K1]" office:value-type="string" office:string-value="Position 10" calcext:value-type="string">
            <text:p>Position 10</text:p>
          </table:table-cell>
          <table:table-cell table:style-name="ce1" table:formula="of:=['Pre-irrad_2_141024'.L1]" office:value-type="string" office:string-value="Position 11" calcext:value-type="string">
            <text:p>Position 11</text:p>
          </table:table-cell>
          <table:table-cell table:style-name="ce1" table:formula="of:=['Pre-irrad_2_141024'.M1]" office:value-type="string" office:string-value="Position 12" calcext:value-type="string">
            <text:p>Position 12</text:p>
          </table:table-cell>
        </table:table-row>
        <table:table-row table:style-name="ro1">
          <table:table-cell table:formula="of:=['Pre-irrad_2_141024'.A2]" office:value-type="string" office:string-value="S1" calcext:value-type="string">
            <text:p>S1</text:p>
          </table:table-cell>
          <table:table-cell table:style-name="ce14" table:formula="of:=['Pre-irrad_2_141024'.B2]" office:value-type="string" office:string-value="STD_3_H" calcext:value-type="string">
            <text:p>STD_3_H</text:p>
          </table:table-cell>
          <table:table-cell table:formula="of:=['Pre-irrad_2_141024'.C2]" office:value-type="string" office:string-value="0050_1F13" calcext:value-type="string">
            <text:p>0050_1F13</text:p>
          </table:table-cell>
          <table:table-cell table:formula="of:=['Pre-irrad_2_141024'.D2]" office:value-type="string" office:string-value="0052_1F14" calcext:value-type="string">
            <text:p>0052_1F14</text:p>
          </table:table-cell>
          <table:table-cell table:formula="of:=['Pre-irrad_2_141024'.E2]" office:value-type="string" office:string-value="0050_2F13" calcext:value-type="string">
            <text:p>0050_2F13</text:p>
          </table:table-cell>
          <table:table-cell table:formula="of:=['Pre-irrad_2_141024'.F2]" office:value-type="string" office:string-value="0052_2F14" calcext:value-type="string">
            <text:p>0052_2F14</text:p>
          </table:table-cell>
          <table:table-cell table:formula="of:=['Pre-irrad_2_141024'.G2]" office:value-type="string" office:string-value="0050_3F13" calcext:value-type="string">
            <text:p>0050_3F13</text:p>
          </table:table-cell>
          <table:table-cell table:formula="of:=['Pre-irrad_2_141024'.H2]" office:value-type="string" office:string-value="0052_3F14" calcext:value-type="string">
            <text:p>0052_3F14</text:p>
          </table:table-cell>
          <table:table-cell table:formula="of:=['Pre-irrad_2_141024'.I2]" office:value-type="string" office:string-value="0050_4F13" calcext:value-type="string">
            <text:p>0050_4F13</text:p>
          </table:table-cell>
          <table:table-cell table:formula="of:=['Pre-irrad_2_141024'.J2]" office:value-type="string" office:string-value="0052_4F14" calcext:value-type="string">
            <text:p>0052_4F14</text:p>
          </table:table-cell>
          <table:table-cell table:formula="of:=['Pre-irrad_2_141024'.K2]" office:value-type="string" office:string-value="0100_1F15" calcext:value-type="string">
            <text:p>0100_1F15</text:p>
          </table:table-cell>
          <table:table-cell table:formula="of:=['Pre-irrad_2_141024'.L2]" office:value-type="string" office:string-value="0102_1F25" calcext:value-type="string">
            <text:p>0102_1F25</text:p>
          </table:table-cell>
          <table:table-cell table:formula="of:=['Pre-irrad_2_141024'.M2]" office:value-type="string" office:string-value="0100_2F15" calcext:value-type="string">
            <text:p>0100_2F15</text:p>
          </table:table-cell>
        </table:table-row>
        <table:table-row table:style-name="ro1">
          <table:table-cell table:formula="of:=['Pre-irrad_2_141024'.A3]" office:value-type="string" office:string-value="S2" calcext:value-type="string">
            <text:p>S2</text:p>
          </table:table-cell>
          <table:table-cell table:formula="of:=['Pre-irrad_2_141024'.B3]" office:value-type="string" office:string-value="0102_2F25" calcext:value-type="string">
            <text:p>0102_2F25</text:p>
          </table:table-cell>
          <table:table-cell table:style-name="ce14" table:formula="of:=['Pre-irrad_2_141024'.C3]" office:value-type="string" office:string-value="STD_14_C" calcext:value-type="string">
            <text:p>STD_14_C</text:p>
          </table:table-cell>
          <table:table-cell table:formula="of:=['Pre-irrad_2_141024'.D3]" office:value-type="string" office:string-value="0100_3F15" calcext:value-type="string">
            <text:p>0100_3F15</text:p>
          </table:table-cell>
          <table:table-cell table:formula="of:=['Pre-irrad_2_141024'.E3]" office:value-type="string" office:string-value="0102_3F25" calcext:value-type="string">
            <text:p>0102_3F25</text:p>
          </table:table-cell>
          <table:table-cell table:formula="of:=['Pre-irrad_2_141024'.F3]" office:value-type="string" office:string-value="0100_4F15" calcext:value-type="string">
            <text:p>0100_4F15</text:p>
          </table:table-cell>
          <table:table-cell table:formula="of:=['Pre-irrad_2_141024'.G3]" office:value-type="string" office:string-value="0102_4F25" calcext:value-type="string">
            <text:p>0102_4F25</text:p>
          </table:table-cell>
          <table:table-cell table:formula="of:=['Pre-irrad_2_141024'.H3]" office:value-type="string" office:string-value="0140_1F23" calcext:value-type="string">
            <text:p>0140_1F23</text:p>
          </table:table-cell>
          <table:table-cell table:formula="of:=['Pre-irrad_2_141024'.I3]" office:value-type="string" office:string-value="0142_1F33" calcext:value-type="string">
            <text:p>0142_1F33</text:p>
          </table:table-cell>
          <table:table-cell table:formula="of:=['Pre-irrad_2_141024'.J3]" office:value-type="string" office:string-value="0140_2F23" calcext:value-type="string">
            <text:p>0140_2F23</text:p>
          </table:table-cell>
          <table:table-cell table:formula="of:=['Pre-irrad_2_141024'.K3]" office:value-type="string" office:string-value="0142_2F33" calcext:value-type="string">
            <text:p>0142_2F33</text:p>
          </table:table-cell>
          <table:table-cell table:formula="of:=['Pre-irrad_2_141024'.L3]" office:value-type="string" office:string-value="0140_3F23" calcext:value-type="string">
            <text:p>0140_3F23</text:p>
          </table:table-cell>
          <table:table-cell table:formula="of:=['Pre-irrad_2_141024'.M3]" office:value-type="string" office:string-value="0142_3F33" calcext:value-type="string">
            <text:p>0142_3F33</text:p>
          </table:table-cell>
        </table:table-row>
        <table:table-row table:style-name="ro1">
          <table:table-cell table:formula="of:=['Pre-irrad_2_141024'.A4]" office:value-type="string" office:string-value="S3" calcext:value-type="string">
            <text:p>S3</text:p>
          </table:table-cell>
          <table:table-cell table:formula="of:=['Pre-irrad_2_141024'.B4]" office:value-type="string" office:string-value="0140_4F23" calcext:value-type="string">
            <text:p>0140_4F23</text:p>
          </table:table-cell>
          <table:table-cell table:formula="of:=['Pre-irrad_2_141024'.C4]" office:value-type="string" office:string-value="0142_4F33" calcext:value-type="string">
            <text:p>0142_4F33</text:p>
          </table:table-cell>
          <table:table-cell table:style-name="ce14" table:formula="of:=['Pre-irrad_2_141024'.D4]" office:value-type="string" office:string-value="EMPTY" calcext:value-type="string">
            <text:p>EMPTY</text:p>
          </table:table-cell>
          <table:table-cell table:formula="of:=['Pre-irrad_2_141024'.E4]" office:value-type="string" office:string-value="1000_1F34" calcext:value-type="string">
            <text:p>1000_1F34</text:p>
          </table:table-cell>
          <table:table-cell table:formula="of:=['Pre-irrad_2_141024'.F4]" office:value-type="string" office:string-value="1002_1F35" calcext:value-type="string">
            <text:p>1002_1F35</text:p>
          </table:table-cell>
          <table:table-cell table:formula="of:=['Pre-irrad_2_141024'.G4]" office:value-type="string" office:string-value="1000_2F34" calcext:value-type="string">
            <text:p>1000_2F34</text:p>
          </table:table-cell>
          <table:table-cell table:formula="of:=['Pre-irrad_2_141024'.H4]" office:value-type="string" office:string-value="1002_2F35" calcext:value-type="string">
            <text:p>1002_2F35</text:p>
          </table:table-cell>
          <table:table-cell table:formula="of:=['Pre-irrad_2_141024'.I4]" office:value-type="string" office:string-value="1000_3F34" calcext:value-type="string">
            <text:p>1000_3F34</text:p>
          </table:table-cell>
          <table:table-cell table:formula="of:=['Pre-irrad_2_141024'.J4]" office:value-type="string" office:string-value="1002_3F35" calcext:value-type="string">
            <text:p>1002_3F35</text:p>
          </table:table-cell>
          <table:table-cell table:formula="of:=['Pre-irrad_2_141024'.K4]" office:value-type="string" office:string-value="1000_4F34" calcext:value-type="string">
            <text:p>1000_4F34</text:p>
          </table:table-cell>
          <table:table-cell table:formula="of:=['Pre-irrad_2_141024'.L4]" office:value-type="string" office:string-value="1002_4F35" calcext:value-type="string">
            <text:p>1002_4F35</text:p>
          </table:table-cell>
          <table:table-cell table:formula="of:=['Pre-irrad_2_141024'.M4]" office:value-type="string" office:string-value="0050_1R13" calcext:value-type="string">
            <text:p>0050_1R13</text:p>
          </table:table-cell>
        </table:table-row>
        <table:table-row table:style-name="ro1">
          <table:table-cell table:formula="of:=['Pre-irrad_2_141024'.A5]" office:value-type="string" office:string-value="S4" calcext:value-type="string">
            <text:p>S4</text:p>
          </table:table-cell>
          <table:table-cell table:formula="of:=['Pre-irrad_2_141024'.B5]" office:value-type="string" office:string-value="0052_1R14" calcext:value-type="string">
            <text:p>0052_1R14</text:p>
          </table:table-cell>
          <table:table-cell table:formula="of:=['Pre-irrad_2_141024'.C5]" office:value-type="string" office:string-value="0050_2R13" calcext:value-type="string">
            <text:p>0050_2R13</text:p>
          </table:table-cell>
          <table:table-cell table:formula="of:=['Pre-irrad_2_141024'.D5]" office:value-type="string" office:string-value="0052_2R14" calcext:value-type="string">
            <text:p>0052_2R14</text:p>
          </table:table-cell>
          <table:table-cell table:style-name="ce14" table:formula="of:=['Pre-irrad_2_141024'.E5]" office:value-type="string" office:string-value="EMPTY" calcext:value-type="string">
            <text:p>EMPTY</text:p>
          </table:table-cell>
          <table:table-cell table:formula="of:=['Pre-irrad_2_141024'.F5]" office:value-type="string" office:string-value="0050_3R13" calcext:value-type="string">
            <text:p>0050_3R13</text:p>
          </table:table-cell>
          <table:table-cell table:formula="of:=['Pre-irrad_2_141024'.G5]" office:value-type="string" office:string-value="0052_3R14" calcext:value-type="string">
            <text:p>0052_3R14</text:p>
          </table:table-cell>
          <table:table-cell table:formula="of:=['Pre-irrad_2_141024'.H5]" office:value-type="string" office:string-value="0050_4R13" calcext:value-type="string">
            <text:p>0050_4R13</text:p>
          </table:table-cell>
          <table:table-cell table:formula="of:=['Pre-irrad_2_141024'.I5]" office:value-type="string" office:string-value="0052_4R14" calcext:value-type="string">
            <text:p>0052_4R14</text:p>
          </table:table-cell>
          <table:table-cell table:formula="of:=['Pre-irrad_2_141024'.J5]" office:value-type="string" office:string-value="0100_1R15" calcext:value-type="string">
            <text:p>0100_1R15</text:p>
          </table:table-cell>
          <table:table-cell table:formula="of:=['Pre-irrad_2_141024'.K5]" office:value-type="string" office:string-value="0102_1R25" calcext:value-type="string">
            <text:p>0102_1R25</text:p>
          </table:table-cell>
          <table:table-cell table:formula="of:=['Pre-irrad_2_141024'.L5]" office:value-type="string" office:string-value="0100_2R15" calcext:value-type="string">
            <text:p>0100_2R15</text:p>
          </table:table-cell>
          <table:table-cell table:formula="of:=['Pre-irrad_2_141024'.M5]" office:value-type="string" office:string-value="0102_2R25" calcext:value-type="string">
            <text:p>0102_2R25</text:p>
          </table:table-cell>
        </table:table-row>
        <table:table-row table:style-name="ro1">
          <table:table-cell table:formula="of:=['Pre-irrad_2_141024'.A6]" office:value-type="string" office:string-value="S5" calcext:value-type="string">
            <text:p>S5</text:p>
          </table:table-cell>
          <table:table-cell table:formula="of:=['Pre-irrad_2_141024'.B6]" office:value-type="string" office:string-value="0100_3R15" calcext:value-type="string">
            <text:p>0100_3R15</text:p>
          </table:table-cell>
          <table:table-cell table:formula="of:=['Pre-irrad_2_141024'.C6]" office:value-type="string" office:string-value="0102_3R25" calcext:value-type="string">
            <text:p>0102_3R25</text:p>
          </table:table-cell>
          <table:table-cell table:formula="of:=['Pre-irrad_2_141024'.D6]" office:value-type="string" office:string-value="0100_4R15" calcext:value-type="string">
            <text:p>0100_4R15</text:p>
          </table:table-cell>
          <table:table-cell table:formula="of:=['Pre-irrad_2_141024'.E6]" office:value-type="string" office:string-value="0102_4R25" calcext:value-type="string">
            <text:p>0102_4R25</text:p>
          </table:table-cell>
          <table:table-cell table:style-name="ce14" table:formula="of:=['Pre-irrad_2_141024'.F6]" office:value-type="string" office:string-value="EMPTY" calcext:value-type="string">
            <text:p>EMPTY</text:p>
          </table:table-cell>
          <table:table-cell table:formula="of:=['Pre-irrad_2_141024'.G6]" office:value-type="string" office:string-value="0140_1R23" calcext:value-type="string">
            <text:p>0140_1R23</text:p>
          </table:table-cell>
          <table:table-cell table:formula="of:=['Pre-irrad_2_141024'.H6]" office:value-type="string" office:string-value="0142_1R33" calcext:value-type="string">
            <text:p>0142_1R33</text:p>
          </table:table-cell>
          <table:table-cell table:formula="of:=['Pre-irrad_2_141024'.I6]" office:value-type="string" office:string-value="0140_2R23" calcext:value-type="string">
            <text:p>0140_2R23</text:p>
          </table:table-cell>
          <table:table-cell table:formula="of:=['Pre-irrad_2_141024'.J6]" office:value-type="string" office:string-value="0142_2R33" calcext:value-type="string">
            <text:p>0142_2R33</text:p>
          </table:table-cell>
          <table:table-cell table:formula="of:=['Pre-irrad_2_141024'.K6]" office:value-type="string" office:string-value="0140_3R23" calcext:value-type="string">
            <text:p>0140_3R23</text:p>
          </table:table-cell>
          <table:table-cell table:formula="of:=['Pre-irrad_2_141024'.L6]" office:value-type="string" office:string-value="0142_3R33" calcext:value-type="string">
            <text:p>0142_3R33</text:p>
          </table:table-cell>
          <table:table-cell table:formula="of:=['Pre-irrad_2_141024'.M6]" office:value-type="string" office:string-value="0140_4R23" calcext:value-type="string">
            <text:p>0140_4R23</text:p>
          </table:table-cell>
        </table:table-row>
        <table:table-row table:style-name="ro1">
          <table:table-cell table:formula="of:=['Pre-irrad_2_141024'.A7]" office:value-type="string" office:string-value="S6" calcext:value-type="string">
            <text:p>S6</text:p>
          </table:table-cell>
          <table:table-cell table:formula="of:=['Pre-irrad_2_141024'.B7]" office:value-type="string" office:string-value="0142_4R33" calcext:value-type="string">
            <text:p>0142_4R33</text:p>
          </table:table-cell>
          <table:table-cell table:formula="of:=['Pre-irrad_2_141024'.C7]" office:value-type="string" office:string-value="1000_1R34" calcext:value-type="string">
            <text:p>1000_1R34</text:p>
          </table:table-cell>
          <table:table-cell table:formula="of:=['Pre-irrad_2_141024'.D7]" office:value-type="string" office:string-value="1002_1R35" calcext:value-type="string">
            <text:p>1002_1R35</text:p>
          </table:table-cell>
          <table:table-cell table:formula="of:=['Pre-irrad_2_141024'.E7]" office:value-type="string" office:string-value="1000_2R34" calcext:value-type="string">
            <text:p>1000_2R34</text:p>
          </table:table-cell>
          <table:table-cell table:formula="of:=['Pre-irrad_2_141024'.F7]" office:value-type="string" office:string-value="1002_2R35" calcext:value-type="string">
            <text:p>1002_2R35</text:p>
          </table:table-cell>
          <table:table-cell table:style-name="ce14" table:formula="of:=['Pre-irrad_2_141024'.G7]" office:value-type="string" office:string-value="EMPTY" calcext:value-type="string">
            <text:p>EMPTY</text:p>
          </table:table-cell>
          <table:table-cell table:formula="of:=['Pre-irrad_2_141024'.H7]" office:value-type="string" office:string-value="1000_3R34" calcext:value-type="string">
            <text:p>1000_3R34</text:p>
          </table:table-cell>
          <table:table-cell table:formula="of:=['Pre-irrad_2_141024'.I7]" office:value-type="string" office:string-value="1002_3R35" calcext:value-type="string">
            <text:p>1002_3R35</text:p>
          </table:table-cell>
          <table:table-cell table:formula="of:=['Pre-irrad_2_141024'.J7]" office:value-type="string" office:string-value="1000_4R34" calcext:value-type="string">
            <text:p>1000_4R34</text:p>
          </table:table-cell>
          <table:table-cell table:formula="of:=['Pre-irrad_2_141024'.K7]" office:value-type="string" office:string-value="1002_4R35" calcext:value-type="string">
            <text:p>1002_4R35</text:p>
          </table:table-cell>
          <table:table-cell table:formula="of:=['Pre-irrad_2_141024'.L7]" office:value-type="string" office:string-value="0050_FPMT" calcext:value-type="string">
            <text:p>0050_FPMT</text:p>
          </table:table-cell>
          <table:table-cell table:formula="of:=['Pre-irrad_2_141024'.M7]" office:value-type="string" office:string-value="0050_RPMT" calcext:value-type="string">
            <text:p>0050_RPMT</text:p>
          </table:table-cell>
        </table:table-row>
        <table:table-row table:style-name="ro1">
          <table:table-cell table:formula="of:=['Pre-irrad_2_141024'.A8]" office:value-type="string" office:string-value="S7" calcext:value-type="string">
            <text:p>S7</text:p>
          </table:table-cell>
          <table:table-cell table:formula="of:=['Pre-irrad_2_141024'.B8]" office:value-type="string" office:string-value="0050_1F11" calcext:value-type="string">
            <text:p>0050_1F11</text:p>
          </table:table-cell>
          <table:table-cell table:formula="of:=['Pre-irrad_2_141024'.C8]" office:value-type="string" office:string-value="0052_1F12" calcext:value-type="string">
            <text:p>0052_1F12</text:p>
          </table:table-cell>
          <table:table-cell table:formula="of:=['Pre-irrad_2_141024'.D8]" office:value-type="string" office:string-value="0050_2F11" calcext:value-type="string">
            <text:p>0050_2F11</text:p>
          </table:table-cell>
          <table:table-cell table:formula="of:=['Pre-irrad_2_141024'.E8]" office:value-type="string" office:string-value="0052_2F12" calcext:value-type="string">
            <text:p>0052_2F12</text:p>
          </table:table-cell>
          <table:table-cell table:formula="of:=['Pre-irrad_2_141024'.F8]" office:value-type="string" office:string-value="0050_3F11" calcext:value-type="string">
            <text:p>0050_3F11</text:p>
          </table:table-cell>
          <table:table-cell table:formula="of:=['Pre-irrad_2_141024'.G8]" office:value-type="string" office:string-value="0052_3F12" calcext:value-type="string">
            <text:p>0052_3F12</text:p>
          </table:table-cell>
          <table:table-cell table:style-name="ce14" table:formula="of:=['Pre-irrad_2_141024'.H8]" office:value-type="string" office:string-value="EMPTY" calcext:value-type="string">
            <text:p>EMPTY</text:p>
          </table:table-cell>
          <table:table-cell table:formula="of:=['Pre-irrad_2_141024'.I8]" office:value-type="string" office:string-value="0050_4F11" calcext:value-type="string">
            <text:p>0050_4F11</text:p>
          </table:table-cell>
          <table:table-cell table:formula="of:=['Pre-irrad_2_141024'.J8]" office:value-type="string" office:string-value="0052_4F12" calcext:value-type="string">
            <text:p>0052_4F12</text:p>
          </table:table-cell>
          <table:table-cell table:formula="of:=['Pre-irrad_2_141024'.K8]" office:value-type="string" office:string-value="0100_1F22" calcext:value-type="string">
            <text:p>0100_1F22</text:p>
          </table:table-cell>
          <table:table-cell table:formula="of:=['Pre-irrad_2_141024'.L8]" office:value-type="string" office:string-value="0102_1F21" calcext:value-type="string">
            <text:p>0102_1F21</text:p>
          </table:table-cell>
          <table:table-cell table:formula="of:=['Pre-irrad_2_141024'.M8]" office:value-type="string" office:string-value="0100_2F22" calcext:value-type="string">
            <text:p>0100_2F22</text:p>
          </table:table-cell>
        </table:table-row>
        <table:table-row table:style-name="ro1">
          <table:table-cell table:formula="of:=['Pre-irrad_2_141024'.A9]" office:value-type="string" office:string-value="S8" calcext:value-type="string">
            <text:p>S8</text:p>
          </table:table-cell>
          <table:table-cell table:formula="of:=['Pre-irrad_2_141024'.B9]" office:value-type="string" office:string-value="0102_2F21" calcext:value-type="string">
            <text:p>0102_2F21</text:p>
          </table:table-cell>
          <table:table-cell table:formula="of:=['Pre-irrad_2_141024'.C9]" office:value-type="string" office:string-value="0100_3F22" calcext:value-type="string">
            <text:p>0100_3F22</text:p>
          </table:table-cell>
          <table:table-cell table:formula="of:=['Pre-irrad_2_141024'.D9]" office:value-type="string" office:string-value="0102_3F21" calcext:value-type="string">
            <text:p>0102_3F21</text:p>
          </table:table-cell>
          <table:table-cell table:formula="of:=['Pre-irrad_2_141024'.E9]" office:value-type="string" office:string-value="0100_4F22" calcext:value-type="string">
            <text:p>0100_4F22</text:p>
          </table:table-cell>
          <table:table-cell table:formula="of:=['Pre-irrad_2_141024'.F9]" office:value-type="string" office:string-value="0102_4F21" calcext:value-type="string">
            <text:p>0102_4F21</text:p>
          </table:table-cell>
          <table:table-cell table:formula="of:=['Pre-irrad_2_141024'.G9]" office:value-type="string" office:string-value="0140_1F31" calcext:value-type="string">
            <text:p>0140_1F31</text:p>
          </table:table-cell>
          <table:table-cell table:formula="of:=['Pre-irrad_2_141024'.H9]" office:value-type="string" office:string-value="0142_1F26" calcext:value-type="string">
            <text:p>0142_1F26</text:p>
          </table:table-cell>
          <table:table-cell table:style-name="ce14" table:formula="of:=['Pre-irrad_2_141024'.I9]" office:value-type="string" office:string-value="EMPTY" calcext:value-type="string">
            <text:p>EMPTY</text:p>
          </table:table-cell>
          <table:table-cell table:formula="of:=['Pre-irrad_2_141024'.J9]" office:value-type="string" office:string-value="0140_2F31" calcext:value-type="string">
            <text:p>0140_2F31</text:p>
          </table:table-cell>
          <table:table-cell table:formula="of:=['Pre-irrad_2_141024'.K9]" office:value-type="string" office:string-value="0142_2F26" calcext:value-type="string">
            <text:p>0142_2F26</text:p>
          </table:table-cell>
          <table:table-cell table:formula="of:=['Pre-irrad_2_141024'.L9]" office:value-type="string" office:string-value="0140_3F31" calcext:value-type="string">
            <text:p>0140_3F31</text:p>
          </table:table-cell>
          <table:table-cell table:formula="of:=['Pre-irrad_2_141024'.M9]" office:value-type="string" office:string-value="0142_3F26" calcext:value-type="string">
            <text:p>0142_3F26</text:p>
          </table:table-cell>
        </table:table-row>
        <table:table-row table:style-name="ro1">
          <table:table-cell table:formula="of:=['Pre-irrad_2_141024'.A10]" office:value-type="string" office:string-value="S9" calcext:value-type="string">
            <text:p>S9</text:p>
          </table:table-cell>
          <table:table-cell table:formula="of:=['Pre-irrad_2_141024'.B10]" office:value-type="string" office:string-value="0140_4F31" calcext:value-type="string">
            <text:p>0140_4F31</text:p>
          </table:table-cell>
          <table:table-cell table:formula="of:=['Pre-irrad_2_141024'.C10]" office:value-type="string" office:string-value="0142_4F26" calcext:value-type="string">
            <text:p>0142_4F26</text:p>
          </table:table-cell>
          <table:table-cell table:formula="of:=['Pre-irrad_2_141024'.D10]" office:value-type="string" office:string-value="1000_1F36" calcext:value-type="string">
            <text:p>1000_1F36</text:p>
          </table:table-cell>
          <table:table-cell table:formula="of:=['Pre-irrad_2_141024'.E10]" office:value-type="string" office:string-value="1002_1F32" calcext:value-type="string">
            <text:p>1002_1F32</text:p>
          </table:table-cell>
          <table:table-cell table:formula="of:=['Pre-irrad_2_141024'.F10]" office:value-type="string" office:string-value="1000_2F36" calcext:value-type="string">
            <text:p>1000_2F36</text:p>
          </table:table-cell>
          <table:table-cell table:formula="of:=['Pre-irrad_2_141024'.G10]" office:value-type="string" office:string-value="1002_2F32" calcext:value-type="string">
            <text:p>1002_2F32</text:p>
          </table:table-cell>
          <table:table-cell table:formula="of:=['Pre-irrad_2_141024'.H10]" office:value-type="string" office:string-value="1000_3F36" calcext:value-type="string">
            <text:p>1000_3F36</text:p>
          </table:table-cell>
          <table:table-cell table:formula="of:=['Pre-irrad_2_141024'.I10]" office:value-type="string" office:string-value="1002_3F32" calcext:value-type="string">
            <text:p>1002_3F32</text:p>
          </table:table-cell>
          <table:table-cell table:style-name="ce14" table:formula="of:=['Pre-irrad_2_141024'.J10]" office:value-type="string" office:string-value="EMPTY" calcext:value-type="string">
            <text:p>EMPTY</text:p>
          </table:table-cell>
          <table:table-cell table:formula="of:=['Pre-irrad_2_141024'.K10]" office:value-type="string" office:string-value="1000_4F36" calcext:value-type="string">
            <text:p>1000_4F36</text:p>
          </table:table-cell>
          <table:table-cell table:formula="of:=['Pre-irrad_2_141024'.L10]" office:value-type="string" office:string-value="1002_4F32" calcext:value-type="string">
            <text:p>1002_4F32</text:p>
          </table:table-cell>
          <table:table-cell table:formula="of:=['Pre-irrad_2_141024'.M10]" office:value-type="string" office:string-value="0050_1R11" calcext:value-type="string">
            <text:p>0050_1R11</text:p>
          </table:table-cell>
        </table:table-row>
        <table:table-row table:style-name="ro1">
          <table:table-cell table:formula="of:=['Pre-irrad_2_141024'.A11]" office:value-type="string" office:string-value="S10" calcext:value-type="string">
            <text:p>S10</text:p>
          </table:table-cell>
          <table:table-cell table:formula="of:=['Pre-irrad_2_141024'.B11]" office:value-type="string" office:string-value="0052_1R12" calcext:value-type="string">
            <text:p>0052_1R12</text:p>
          </table:table-cell>
          <table:table-cell table:formula="of:=['Pre-irrad_2_141024'.C11]" office:value-type="string" office:string-value="0050_2R11" calcext:value-type="string">
            <text:p>0050_2R11</text:p>
          </table:table-cell>
          <table:table-cell table:formula="of:=['Pre-irrad_2_141024'.D11]" office:value-type="string" office:string-value="0052_2R12" calcext:value-type="string">
            <text:p>0052_2R12</text:p>
          </table:table-cell>
          <table:table-cell table:formula="of:=['Pre-irrad_2_141024'.E11]" office:value-type="string" office:string-value="0050_3R11" calcext:value-type="string">
            <text:p>0050_3R11</text:p>
          </table:table-cell>
          <table:table-cell table:formula="of:=['Pre-irrad_2_141024'.F11]" office:value-type="string" office:string-value="0052_3R12" calcext:value-type="string">
            <text:p>0052_3R12</text:p>
          </table:table-cell>
          <table:table-cell table:formula="of:=['Pre-irrad_2_141024'.G11]" office:value-type="string" office:string-value="0050_4R11" calcext:value-type="string">
            <text:p>0050_4R11</text:p>
          </table:table-cell>
          <table:table-cell table:formula="of:=['Pre-irrad_2_141024'.H11]" office:value-type="string" office:string-value="0052_4R12" calcext:value-type="string">
            <text:p>0052_4R12</text:p>
          </table:table-cell>
          <table:table-cell table:formula="of:=['Pre-irrad_2_141024'.I11]" office:value-type="string" office:string-value="0100_1R22" calcext:value-type="string">
            <text:p>0100_1R22</text:p>
          </table:table-cell>
          <table:table-cell table:formula="of:=['Pre-irrad_2_141024'.J11]" office:value-type="string" office:string-value="0102_1R21" calcext:value-type="string">
            <text:p>0102_1R21</text:p>
          </table:table-cell>
          <table:table-cell table:style-name="ce14" table:formula="of:=['Pre-irrad_2_141024'.K11]" office:value-type="string" office:string-value="EMPTY" calcext:value-type="string">
            <text:p>EMPTY</text:p>
          </table:table-cell>
          <table:table-cell table:formula="of:=['Pre-irrad_2_141024'.L11]" office:value-type="string" office:string-value="0100_2R22" calcext:value-type="string">
            <text:p>0100_2R22</text:p>
          </table:table-cell>
          <table:table-cell table:formula="of:=['Pre-irrad_2_141024'.M11]" office:value-type="string" office:string-value="0102_2R21" calcext:value-type="string">
            <text:p>0102_2R21</text:p>
          </table:table-cell>
        </table:table-row>
        <table:table-row table:style-name="ro1">
          <table:table-cell table:formula="of:=['Pre-irrad_2_141024'.A12]" office:value-type="string" office:string-value="S11" calcext:value-type="string">
            <text:p>S11</text:p>
          </table:table-cell>
          <table:table-cell table:formula="of:=['Pre-irrad_2_141024'.B12]" office:value-type="string" office:string-value="0100_3R22" calcext:value-type="string">
            <text:p>0100_3R22</text:p>
          </table:table-cell>
          <table:table-cell table:formula="of:=['Pre-irrad_2_141024'.C12]" office:value-type="string" office:string-value="0102_3R21" calcext:value-type="string">
            <text:p>0102_3R21</text:p>
          </table:table-cell>
          <table:table-cell table:formula="of:=['Pre-irrad_2_141024'.D12]" office:value-type="string" office:string-value="0100_4R22" calcext:value-type="string">
            <text:p>0100_4R22</text:p>
          </table:table-cell>
          <table:table-cell table:formula="of:=['Pre-irrad_2_141024'.E12]" office:value-type="string" office:string-value="0102_4R21" calcext:value-type="string">
            <text:p>0102_4R21</text:p>
          </table:table-cell>
          <table:table-cell table:formula="of:=['Pre-irrad_2_141024'.F12]" office:value-type="string" office:string-value="0140_1R31" calcext:value-type="string">
            <text:p>0140_1R31</text:p>
          </table:table-cell>
          <table:table-cell table:formula="of:=['Pre-irrad_2_141024'.G12]" office:value-type="string" office:string-value="0142_1R26" calcext:value-type="string">
            <text:p>0142_1R26</text:p>
          </table:table-cell>
          <table:table-cell table:formula="of:=['Pre-irrad_2_141024'.H12]" office:value-type="string" office:string-value="0140_2R31" calcext:value-type="string">
            <text:p>0140_2R31</text:p>
          </table:table-cell>
          <table:table-cell table:formula="of:=['Pre-irrad_2_141024'.I12]" office:value-type="string" office:string-value="0142_2R26" calcext:value-type="string">
            <text:p>0142_2R26</text:p>
          </table:table-cell>
          <table:table-cell table:formula="of:=['Pre-irrad_2_141024'.J12]" office:value-type="string" office:string-value="0140_3R31" calcext:value-type="string">
            <text:p>0140_3R31</text:p>
          </table:table-cell>
          <table:table-cell table:formula="of:=['Pre-irrad_2_141024'.K12]" office:value-type="string" office:string-value="0142_3R26" calcext:value-type="string">
            <text:p>0142_3R26</text:p>
          </table:table-cell>
          <table:table-cell table:style-name="ce14" table:formula="of:=['Pre-irrad_2_141024'.L12]" office:value-type="string" office:string-value="EMPTY" calcext:value-type="string">
            <text:p>EMPTY</text:p>
          </table:table-cell>
          <table:table-cell table:formula="of:=['Pre-irrad_2_141024'.M12]" office:value-type="string" office:string-value="0140_4R31" calcext:value-type="string">
            <text:p>0140_4R31</text:p>
          </table:table-cell>
        </table:table-row>
        <table:table-row table:style-name="ro1">
          <table:table-cell table:formula="of:=['Pre-irrad_2_141024'.A13]" office:value-type="string" office:string-value="S12" calcext:value-type="string">
            <text:p>S12</text:p>
          </table:table-cell>
          <table:table-cell table:formula="of:=['Pre-irrad_2_141024'.B13]" office:value-type="string" office:string-value="0142_4R26" calcext:value-type="string">
            <text:p>0142_4R26</text:p>
          </table:table-cell>
          <table:table-cell table:formula="of:=['Pre-irrad_2_141024'.C13]" office:value-type="string" office:string-value="1000_1R36" calcext:value-type="string">
            <text:p>1000_1R36</text:p>
          </table:table-cell>
          <table:table-cell table:formula="of:=['Pre-irrad_2_141024'.D13]" office:value-type="string" office:string-value="1002_1R32" calcext:value-type="string">
            <text:p>1002_1R32</text:p>
          </table:table-cell>
          <table:table-cell table:formula="of:=['Pre-irrad_2_141024'.E13]" office:value-type="string" office:string-value="1000_2R36" calcext:value-type="string">
            <text:p>1000_2R36</text:p>
          </table:table-cell>
          <table:table-cell table:formula="of:=['Pre-irrad_2_141024'.F13]" office:value-type="string" office:string-value="1002_2R32" calcext:value-type="string">
            <text:p>1002_2R32</text:p>
          </table:table-cell>
          <table:table-cell table:formula="of:=['Pre-irrad_2_141024'.G13]" office:value-type="string" office:string-value="1000_3R36" calcext:value-type="string">
            <text:p>1000_3R36</text:p>
          </table:table-cell>
          <table:table-cell table:formula="of:=['Pre-irrad_2_141024'.H13]" office:value-type="string" office:string-value="1002_3R32" calcext:value-type="string">
            <text:p>1002_3R32</text:p>
          </table:table-cell>
          <table:table-cell table:formula="of:=['Pre-irrad_2_141024'.I13]" office:value-type="string" office:string-value="1000_4R36" calcext:value-type="string">
            <text:p>1000_4R36</text:p>
          </table:table-cell>
          <table:table-cell table:formula="of:=['Pre-irrad_2_141024'.J13]" office:value-type="string" office:string-value="1002_4R32" calcext:value-type="string">
            <text:p>1002_4R32</text:p>
          </table:table-cell>
          <table:table-cell table:formula="of:=['Pre-irrad_2_141024'.K13]" office:value-type="string" office:string-value="0050_1F16" calcext:value-type="string">
            <text:p>0050_1F16</text:p>
          </table:table-cell>
          <table:table-cell table:formula="of:=['Pre-irrad_2_141024'.L13]" office:value-type="string" office:string-value="0052_1F17" calcext:value-type="string">
            <text:p>0052_1F17</text:p>
          </table:table-cell>
          <table:table-cell table:style-name="ce14" table:formula="of:=['Pre-irrad_2_141024'.M13]" office:value-type="string" office:string-value="EMPTY" calcext:value-type="string">
            <text:p>EMPTY</text:p>
          </table:table-cell>
        </table:table-row>
        <table:table-row table:style-name="ro1">
          <table:table-cell table:formula="of:=['Pre-irrad_2_141024'.A14]" office:value-type="string" office:string-value="S13" calcext:value-type="string">
            <text:p>S13</text:p>
          </table:table-cell>
          <table:table-cell table:style-name="ce14" table:formula="of:=['Pre-irrad_2_141024'.B14]" office:value-type="string" office:string-value="EMPTY" calcext:value-type="string">
            <text:p>EMPTY</text:p>
          </table:table-cell>
          <table:table-cell table:formula="of:=['Pre-irrad_2_141024'.C14]" office:value-type="string" office:string-value="0050_2F16" calcext:value-type="string">
            <text:p>0050_2F16</text:p>
          </table:table-cell>
          <table:table-cell table:style-name="ce14" table:formula="of:=['Pre-irrad_2_141024'.D14]" office:value-type="string" office:string-value="EMPTY" calcext:value-type="string">
            <text:p>EMPTY</text:p>
          </table:table-cell>
          <table:table-cell table:formula="of:=['Pre-irrad_2_141024'.E14]" office:value-type="string" office:string-value="0052_2F17" calcext:value-type="string">
            <text:p>0052_2F17</text:p>
          </table:table-cell>
          <table:table-cell table:formula="of:=['Pre-irrad_2_141024'.F14]" office:value-type="string" office:string-value="0050_3F16" calcext:value-type="string">
            <text:p>0050_3F16</text:p>
          </table:table-cell>
          <table:table-cell table:formula="of:=['Pre-irrad_2_141024'.G14]" office:value-type="string" office:string-value="0052_3F17" calcext:value-type="string">
            <text:p>0052_3F17</text:p>
          </table:table-cell>
          <table:table-cell table:formula="of:=['Pre-irrad_2_141024'.H14]" office:value-type="string" office:string-value="0050_4F16" calcext:value-type="string">
            <text:p>0050_4F16</text:p>
          </table:table-cell>
          <table:table-cell table:formula="of:=['Pre-irrad_2_141024'.I14]" office:value-type="string" office:string-value="0052_4F17" calcext:value-type="string">
            <text:p>0052_4F17</text:p>
          </table:table-cell>
          <table:table-cell table:formula="of:=['Pre-irrad_2_141024'.J14]" office:value-type="string" office:string-value="0100_1F27" calcext:value-type="string">
            <text:p>0100_1F27</text:p>
          </table:table-cell>
          <table:table-cell table:formula="of:=['Pre-irrad_2_141024'.K14]" office:value-type="string" office:string-value="0100_2F27" calcext:value-type="string">
            <text:p>0100_2F27</text:p>
          </table:table-cell>
          <table:table-cell table:formula="of:=['Pre-irrad_2_141024'.L14]" office:value-type="string" office:string-value="0100_3F27" calcext:value-type="string">
            <text:p>0100_3F27</text:p>
          </table:table-cell>
          <table:table-cell table:formula="of:=['Pre-irrad_2_141024'.M14]" office:value-type="string" office:string-value="0100_4F27" calcext:value-type="string">
            <text:p>0100_4F27</text:p>
          </table:table-cell>
        </table:table-row>
        <table:table-row table:style-name="ro1">
          <table:table-cell table:formula="of:=['Pre-irrad_2_141024'.A15]" office:value-type="string" office:string-value="S14" calcext:value-type="string">
            <text:p>S14</text:p>
          </table:table-cell>
          <table:table-cell table:style-name="ce14" table:formula="of:=['Pre-irrad_2_141024'.B15]" office:value-type="string" office:string-value="EMPTY" calcext:value-type="string">
            <text:p>EMPTY</text:p>
          </table:table-cell>
          <table:table-cell table:formula="of:=['Pre-irrad_2_141024'.C15]" office:value-type="string" office:string-value="1000_1F37" calcext:value-type="string">
            <text:p>1000_1F37</text:p>
          </table:table-cell>
          <table:table-cell table:formula="of:=['Pre-irrad_2_141024'.D15]" office:value-type="string" office:string-value="1000_2F37" calcext:value-type="string">
            <text:p>1000_2F37</text:p>
          </table:table-cell>
          <table:table-cell table:style-name="ce14" table:formula="of:=['Pre-irrad_2_141024'.E15]" office:value-type="string" office:string-value="EMPTY" calcext:value-type="string">
            <text:p>EMPTY</text:p>
          </table:table-cell>
          <table:table-cell table:formula="of:=['Pre-irrad_2_141024'.F15]" office:value-type="string" office:string-value="1000_3F37" calcext:value-type="string">
            <text:p>1000_3F37</text:p>
          </table:table-cell>
          <table:table-cell table:formula="of:=['Pre-irrad_2_141024'.G15]" office:value-type="string" office:string-value="1000_4F37" calcext:value-type="string">
            <text:p>1000_4F37</text:p>
          </table:table-cell>
          <table:table-cell table:formula="of:=['Pre-irrad_2_141024'.H15]" office:value-type="string" office:string-value="0050_1R16" calcext:value-type="string">
            <text:p>0050_1R16</text:p>
          </table:table-cell>
          <table:table-cell table:formula="of:=['Pre-irrad_2_141024'.I15]" office:value-type="string" office:string-value="0052_1R17" calcext:value-type="string">
            <text:p>0052_1R17</text:p>
          </table:table-cell>
          <table:table-cell table:formula="of:=['Pre-irrad_2_141024'.J15]" office:value-type="string" office:string-value="0050_2R16" calcext:value-type="string">
            <text:p>0050_2R16</text:p>
          </table:table-cell>
          <table:table-cell table:formula="of:=['Pre-irrad_2_141024'.K15]" office:value-type="string" office:string-value="0052_2R17" calcext:value-type="string">
            <text:p>0052_2R17</text:p>
          </table:table-cell>
          <table:table-cell table:formula="of:=['Pre-irrad_2_141024'.L15]" office:value-type="string" office:string-value="0050_3R16" calcext:value-type="string">
            <text:p>0050_3R16</text:p>
          </table:table-cell>
          <table:table-cell table:formula="of:=['Pre-irrad_2_141024'.M15]" office:value-type="string" office:string-value="0052_3R17" calcext:value-type="string">
            <text:p>0052_3R17</text:p>
          </table:table-cell>
        </table:table-row>
        <table:table-row table:style-name="ro1">
          <table:table-cell table:formula="of:=['Pre-irrad_2_141024'.A16]" office:value-type="string" office:string-value="S15" calcext:value-type="string">
            <text:p>S15</text:p>
          </table:table-cell>
          <table:table-cell table:style-name="ce14" table:formula="of:=['Pre-irrad_2_141024'.B16]" office:value-type="string" office:string-value="EMPTY" calcext:value-type="string">
            <text:p>EMPTY</text:p>
          </table:table-cell>
          <table:table-cell table:formula="of:=['Pre-irrad_2_141024'.C16]" office:value-type="string" office:string-value="0050_4R16" calcext:value-type="string">
            <text:p>0050_4R16</text:p>
          </table:table-cell>
          <table:table-cell table:formula="of:=['Pre-irrad_2_141024'.D16]" office:value-type="string" office:string-value="0052_4R17" calcext:value-type="string">
            <text:p>0052_4R17</text:p>
          </table:table-cell>
          <table:table-cell table:formula="of:=['Pre-irrad_2_141024'.E16]" office:value-type="string" office:string-value="0100_1R27" calcext:value-type="string">
            <text:p>0100_1R27</text:p>
          </table:table-cell>
          <table:table-cell table:style-name="ce14" table:formula="of:=['Pre-irrad_2_141024'.F16]" office:value-type="string" office:string-value="EMPTY" calcext:value-type="string">
            <text:p>EMPTY</text:p>
          </table:table-cell>
          <table:table-cell table:formula="of:=['Pre-irrad_2_141024'.G16]" office:value-type="string" office:string-value="0100_2R27" calcext:value-type="string">
            <text:p>0100_2R27</text:p>
          </table:table-cell>
          <table:table-cell table:formula="of:=['Pre-irrad_2_141024'.H16]" office:value-type="string" office:string-value="0100_3R27" calcext:value-type="string">
            <text:p>0100_3R27</text:p>
          </table:table-cell>
          <table:table-cell table:formula="of:=['Pre-irrad_2_141024'.I16]" office:value-type="string" office:string-value="0100_4R27" calcext:value-type="string">
            <text:p>0100_4R27</text:p>
          </table:table-cell>
          <table:table-cell table:formula="of:=['Pre-irrad_2_141024'.J16]" office:value-type="string" office:string-value="1000_1R37" calcext:value-type="string">
            <text:p>1000_1R37</text:p>
          </table:table-cell>
          <table:table-cell table:formula="of:=['Pre-irrad_2_141024'.K16]" office:value-type="string" office:string-value="1000_2R37" calcext:value-type="string">
            <text:p>1000_2R37</text:p>
          </table:table-cell>
          <table:table-cell table:formula="of:=['Pre-irrad_2_141024'.L16]" office:value-type="string" office:string-value="1000_3R37" calcext:value-type="string">
            <text:p>1000_3R37</text:p>
          </table:table-cell>
          <table:table-cell table:formula="of:=['Pre-irrad_2_141024'.M16]" office:value-type="string" office:string-value="1000_4R37" calcext:value-type="string">
            <text:p>1000_4R37</text:p>
          </table:table-cell>
        </table:table-row>
        <table:table-row table:style-name="ro1">
          <table:table-cell table:style-name="ce9" table:formula="of:=['Pre-irrad_2_141024'.A17]" office:value-type="string" office:string-value="R1" calcext:value-type="string">
            <text:p>R1</text:p>
          </table:table-cell>
          <table:table-cell table:style-name="ce2" table:formula="of:=['Pre-irrad_2_141024'.B17]" office:value-type="string" office:string-value="0050_REF1" calcext:value-type="string">
            <text:p>0050_REF1</text:p>
          </table:table-cell>
          <table:table-cell table:style-name="ce2" table:formula="of:=['Pre-irrad_2_141024'.C17]" office:value-type="string" office:string-value="0052_REF1" calcext:value-type="string">
            <text:p>0052_REF1</text:p>
          </table:table-cell>
          <table:table-cell table:style-name="ce2" table:formula="of:=['Pre-irrad_2_141024'.D17]" office:value-type="string" office:string-value="0100_REF1" calcext:value-type="string">
            <text:p>0100_REF1</text:p>
          </table:table-cell>
          <table:table-cell table:style-name="ce2" table:formula="of:=['Pre-irrad_2_141024'.E17]" office:value-type="string" office:string-value="0102_REF1" calcext:value-type="string">
            <text:p>0102_REF1</text:p>
          </table:table-cell>
          <table:table-cell table:style-name="ce2" table:formula="of:=['Pre-irrad_2_141024'.F17]" office:value-type="string" office:string-value="0140_REF1" calcext:value-type="string">
            <text:p>0140_REF1</text:p>
          </table:table-cell>
          <table:table-cell table:style-name="ce2" table:formula="of:=['Pre-irrad_2_141024'.G17]" office:value-type="string" office:string-value="0142_REF1" calcext:value-type="string">
            <text:p>0142_REF1</text:p>
          </table:table-cell>
          <table:table-cell table:style-name="ce2" table:formula="of:=['Pre-irrad_2_141024'.H17]" office:value-type="string" office:string-value="1000_REF1" calcext:value-type="string">
            <text:p>1000_REF1</text:p>
          </table:table-cell>
          <table:table-cell table:style-name="ce2" table:formula="of:=['Pre-irrad_2_141024'.I17]" office:value-type="string" office:string-value="1002_REF1" calcext:value-type="string">
            <text:p>1002_REF1</text:p>
          </table:table-cell>
          <table:table-cell table:style-name="ce2" table:formula="of:=['Pre-irrad_2_141024'.J17]" office:value-type="string" office:string-value="0050_REF2" calcext:value-type="string">
            <text:p>0050_REF2</text:p>
          </table:table-cell>
          <table:table-cell table:style-name="ce2" table:formula="of:=['Pre-irrad_2_141024'.K17]" office:value-type="string" office:string-value="0052_REF2" calcext:value-type="string">
            <text:p>0052_REF2</text:p>
          </table:table-cell>
          <table:table-cell table:style-name="ce2" table:formula="of:=['Pre-irrad_2_141024'.L17]" office:value-type="string" office:string-value="0100_REF2" calcext:value-type="string">
            <text:p>0100_REF2</text:p>
          </table:table-cell>
          <table:table-cell table:style-name="ce2" table:formula="of:=['Pre-irrad_2_141024'.M17]" office:value-type="string" office:string-value="0102_REF2" calcext:value-type="string">
            <text:p>0102_REF2</text:p>
          </table:table-cell>
        </table:table-row>
      </table:table>
      <table:table table:name="Pre-irrad_4_141031" table:style-name="ta1">
        <table:table-column table:style-name="co1" table:default-cell-style-name="ce1"/>
        <table:table-column table:style-name="co1" table:number-columns-repeated="12" table:default-cell-style-name="Default"/>
        <table:table-row table:style-name="ro1">
          <table:table-cell table:formula="of:=['Pre-irrad_3_141029'.A1]" office:value-type="string" office:string-value="Tray ID" calcext:value-type="string">
            <text:p>Tray ID</text:p>
          </table:table-cell>
          <table:table-cell table:style-name="ce1" table:formula="of:=['Pre-irrad_3_141029'.B1]" office:value-type="string" office:string-value="Position 1" calcext:value-type="string">
            <text:p>Position 1</text:p>
          </table:table-cell>
          <table:table-cell table:style-name="ce1" table:formula="of:=['Pre-irrad_3_141029'.C1]" office:value-type="string" office:string-value="Position 2" calcext:value-type="string">
            <text:p>Position 2</text:p>
          </table:table-cell>
          <table:table-cell table:style-name="ce1" table:formula="of:=['Pre-irrad_3_141029'.D1]" office:value-type="string" office:string-value="Position 3" calcext:value-type="string">
            <text:p>Position 3</text:p>
          </table:table-cell>
          <table:table-cell table:style-name="ce1" table:formula="of:=['Pre-irrad_3_141029'.E1]" office:value-type="string" office:string-value="Position 4" calcext:value-type="string">
            <text:p>Position 4</text:p>
          </table:table-cell>
          <table:table-cell table:style-name="ce1" table:formula="of:=['Pre-irrad_3_141029'.F1]" office:value-type="string" office:string-value="Position 5" calcext:value-type="string">
            <text:p>Position 5</text:p>
          </table:table-cell>
          <table:table-cell table:style-name="ce1" table:formula="of:=['Pre-irrad_3_141029'.G1]" office:value-type="string" office:string-value="Position 6" calcext:value-type="string">
            <text:p>Position 6</text:p>
          </table:table-cell>
          <table:table-cell table:style-name="ce1" table:formula="of:=['Pre-irrad_3_141029'.H1]" office:value-type="string" office:string-value="Position 7" calcext:value-type="string">
            <text:p>Position 7</text:p>
          </table:table-cell>
          <table:table-cell table:style-name="ce1" table:formula="of:=['Pre-irrad_3_141029'.I1]" office:value-type="string" office:string-value="Position 8" calcext:value-type="string">
            <text:p>Position 8</text:p>
          </table:table-cell>
          <table:table-cell table:style-name="ce1" table:formula="of:=['Pre-irrad_3_141029'.J1]" office:value-type="string" office:string-value="Position 9" calcext:value-type="string">
            <text:p>Position 9</text:p>
          </table:table-cell>
          <table:table-cell table:style-name="ce1" table:formula="of:=['Pre-irrad_3_141029'.K1]" office:value-type="string" office:string-value="Position 10" calcext:value-type="string">
            <text:p>Position 10</text:p>
          </table:table-cell>
          <table:table-cell table:style-name="ce1" table:formula="of:=['Pre-irrad_3_141029'.L1]" office:value-type="string" office:string-value="Position 11" calcext:value-type="string">
            <text:p>Position 11</text:p>
          </table:table-cell>
          <table:table-cell table:style-name="ce1" table:formula="of:=['Pre-irrad_3_141029'.M1]" office:value-type="string" office:string-value="Position 12" calcext:value-type="string">
            <text:p>Position 12</text:p>
          </table:table-cell>
        </table:table-row>
        <table:table-row table:style-name="ro1">
          <table:table-cell table:formula="of:=['Pre-irrad_3_141029'.A2]" office:value-type="string" office:string-value="S1" calcext:value-type="string">
            <text:p>S1</text:p>
          </table:table-cell>
          <table:table-cell table:style-name="ce14" table:formula="of:=['Pre-irrad_3_141029'.B2]" office:value-type="string" office:string-value="STD_3_H" calcext:value-type="string">
            <text:p>STD_3_H</text:p>
          </table:table-cell>
          <table:table-cell table:formula="of:=['Pre-irrad_3_141029'.C2]" office:value-type="string" office:string-value="0050_1F13" calcext:value-type="string">
            <text:p>0050_1F13</text:p>
          </table:table-cell>
          <table:table-cell table:formula="of:=['Pre-irrad_3_141029'.D2]" office:value-type="string" office:string-value="0052_1F14" calcext:value-type="string">
            <text:p>0052_1F14</text:p>
          </table:table-cell>
          <table:table-cell table:formula="of:=['Pre-irrad_3_141029'.E2]" office:value-type="string" office:string-value="0050_2F13" calcext:value-type="string">
            <text:p>0050_2F13</text:p>
          </table:table-cell>
          <table:table-cell table:formula="of:=['Pre-irrad_3_141029'.F2]" office:value-type="string" office:string-value="0052_2F14" calcext:value-type="string">
            <text:p>0052_2F14</text:p>
          </table:table-cell>
          <table:table-cell table:formula="of:=['Pre-irrad_3_141029'.G2]" office:value-type="string" office:string-value="0050_3F13" calcext:value-type="string">
            <text:p>0050_3F13</text:p>
          </table:table-cell>
          <table:table-cell table:formula="of:=['Pre-irrad_3_141029'.H2]" office:value-type="string" office:string-value="0052_3F14" calcext:value-type="string">
            <text:p>0052_3F14</text:p>
          </table:table-cell>
          <table:table-cell table:formula="of:=['Pre-irrad_3_141029'.I2]" office:value-type="string" office:string-value="0050_4F13" calcext:value-type="string">
            <text:p>0050_4F13</text:p>
          </table:table-cell>
          <table:table-cell table:formula="of:=['Pre-irrad_3_141029'.J2]" office:value-type="string" office:string-value="0052_4F14" calcext:value-type="string">
            <text:p>0052_4F14</text:p>
          </table:table-cell>
          <table:table-cell table:formula="of:=['Pre-irrad_3_141029'.K2]" office:value-type="string" office:string-value="0100_1F15" calcext:value-type="string">
            <text:p>0100_1F15</text:p>
          </table:table-cell>
          <table:table-cell table:formula="of:=['Pre-irrad_3_141029'.L2]" office:value-type="string" office:string-value="0102_1F25" calcext:value-type="string">
            <text:p>0102_1F25</text:p>
          </table:table-cell>
          <table:table-cell table:formula="of:=['Pre-irrad_3_141029'.M2]" office:value-type="string" office:string-value="0100_2F15" calcext:value-type="string">
            <text:p>0100_2F15</text:p>
          </table:table-cell>
        </table:table-row>
        <table:table-row table:style-name="ro1">
          <table:table-cell table:formula="of:=['Pre-irrad_3_141029'.A3]" office:value-type="string" office:string-value="S2" calcext:value-type="string">
            <text:p>S2</text:p>
          </table:table-cell>
          <table:table-cell table:formula="of:=['Pre-irrad_3_141029'.B3]" office:value-type="string" office:string-value="0102_2F25" calcext:value-type="string">
            <text:p>0102_2F25</text:p>
          </table:table-cell>
          <table:table-cell table:style-name="ce14" table:formula="of:=['Pre-irrad_3_141029'.C3]" office:value-type="string" office:string-value="STD_14_C" calcext:value-type="string">
            <text:p>STD_14_C</text:p>
          </table:table-cell>
          <table:table-cell table:formula="of:=['Pre-irrad_3_141029'.D3]" office:value-type="string" office:string-value="0100_3F15" calcext:value-type="string">
            <text:p>0100_3F15</text:p>
          </table:table-cell>
          <table:table-cell table:formula="of:=['Pre-irrad_3_141029'.E3]" office:value-type="string" office:string-value="0102_3F25" calcext:value-type="string">
            <text:p>0102_3F25</text:p>
          </table:table-cell>
          <table:table-cell table:formula="of:=['Pre-irrad_3_141029'.F3]" office:value-type="string" office:string-value="0100_4F15" calcext:value-type="string">
            <text:p>0100_4F15</text:p>
          </table:table-cell>
          <table:table-cell table:formula="of:=['Pre-irrad_3_141029'.G3]" office:value-type="string" office:string-value="0102_4F25" calcext:value-type="string">
            <text:p>0102_4F25</text:p>
          </table:table-cell>
          <table:table-cell table:formula="of:=['Pre-irrad_3_141029'.H3]" office:value-type="string" office:string-value="0140_1F23" calcext:value-type="string">
            <text:p>0140_1F23</text:p>
          </table:table-cell>
          <table:table-cell table:formula="of:=['Pre-irrad_3_141029'.I3]" office:value-type="string" office:string-value="0142_1F33" calcext:value-type="string">
            <text:p>0142_1F33</text:p>
          </table:table-cell>
          <table:table-cell table:formula="of:=['Pre-irrad_3_141029'.J3]" office:value-type="string" office:string-value="0140_2F23" calcext:value-type="string">
            <text:p>0140_2F23</text:p>
          </table:table-cell>
          <table:table-cell table:formula="of:=['Pre-irrad_3_141029'.K3]" office:value-type="string" office:string-value="0142_2F33" calcext:value-type="string">
            <text:p>0142_2F33</text:p>
          </table:table-cell>
          <table:table-cell table:formula="of:=['Pre-irrad_3_141029'.L3]" office:value-type="string" office:string-value="0140_3F23" calcext:value-type="string">
            <text:p>0140_3F23</text:p>
          </table:table-cell>
          <table:table-cell table:formula="of:=['Pre-irrad_3_141029'.M3]" office:value-type="string" office:string-value="0142_3F33" calcext:value-type="string">
            <text:p>0142_3F33</text:p>
          </table:table-cell>
        </table:table-row>
        <table:table-row table:style-name="ro1">
          <table:table-cell table:formula="of:=['Pre-irrad_3_141029'.A4]" office:value-type="string" office:string-value="S3" calcext:value-type="string">
            <text:p>S3</text:p>
          </table:table-cell>
          <table:table-cell table:formula="of:=['Pre-irrad_3_141029'.B4]" office:value-type="string" office:string-value="0140_4F23" calcext:value-type="string">
            <text:p>0140_4F23</text:p>
          </table:table-cell>
          <table:table-cell table:formula="of:=['Pre-irrad_3_141029'.C4]" office:value-type="string" office:string-value="0142_4F33" calcext:value-type="string">
            <text:p>0142_4F33</text:p>
          </table:table-cell>
          <table:table-cell table:style-name="ce14" table:formula="of:=['Pre-irrad_3_141029'.D4]" office:value-type="string" office:string-value="EMPTY" calcext:value-type="string">
            <text:p>EMPTY</text:p>
          </table:table-cell>
          <table:table-cell table:formula="of:=['Pre-irrad_3_141029'.E4]" office:value-type="string" office:string-value="1000_1F34" calcext:value-type="string">
            <text:p>1000_1F34</text:p>
          </table:table-cell>
          <table:table-cell table:formula="of:=['Pre-irrad_3_141029'.F4]" office:value-type="string" office:string-value="1002_1F35" calcext:value-type="string">
            <text:p>1002_1F35</text:p>
          </table:table-cell>
          <table:table-cell table:formula="of:=['Pre-irrad_3_141029'.G4]" office:value-type="string" office:string-value="1000_2F34" calcext:value-type="string">
            <text:p>1000_2F34</text:p>
          </table:table-cell>
          <table:table-cell table:formula="of:=['Pre-irrad_3_141029'.H4]" office:value-type="string" office:string-value="1002_2F35" calcext:value-type="string">
            <text:p>1002_2F35</text:p>
          </table:table-cell>
          <table:table-cell table:formula="of:=['Pre-irrad_3_141029'.I4]" office:value-type="string" office:string-value="1000_3F34" calcext:value-type="string">
            <text:p>1000_3F34</text:p>
          </table:table-cell>
          <table:table-cell table:formula="of:=['Pre-irrad_3_141029'.J4]" office:value-type="string" office:string-value="1002_3F35" calcext:value-type="string">
            <text:p>1002_3F35</text:p>
          </table:table-cell>
          <table:table-cell table:formula="of:=['Pre-irrad_3_141029'.K4]" office:value-type="string" office:string-value="1000_4F34" calcext:value-type="string">
            <text:p>1000_4F34</text:p>
          </table:table-cell>
          <table:table-cell table:formula="of:=['Pre-irrad_3_141029'.L4]" office:value-type="string" office:string-value="1002_4F35" calcext:value-type="string">
            <text:p>1002_4F35</text:p>
          </table:table-cell>
          <table:table-cell table:formula="of:=['Pre-irrad_3_141029'.M4]" office:value-type="string" office:string-value="0050_1R13" calcext:value-type="string">
            <text:p>0050_1R13</text:p>
          </table:table-cell>
        </table:table-row>
        <table:table-row table:style-name="ro1">
          <table:table-cell table:formula="of:=['Pre-irrad_3_141029'.A5]" office:value-type="string" office:string-value="S4" calcext:value-type="string">
            <text:p>S4</text:p>
          </table:table-cell>
          <table:table-cell table:formula="of:=['Pre-irrad_3_141029'.B5]" office:value-type="string" office:string-value="0052_1R14" calcext:value-type="string">
            <text:p>0052_1R14</text:p>
          </table:table-cell>
          <table:table-cell table:formula="of:=['Pre-irrad_3_141029'.C5]" office:value-type="string" office:string-value="0050_2R13" calcext:value-type="string">
            <text:p>0050_2R13</text:p>
          </table:table-cell>
          <table:table-cell table:formula="of:=['Pre-irrad_3_141029'.D5]" office:value-type="string" office:string-value="0052_2R14" calcext:value-type="string">
            <text:p>0052_2R14</text:p>
          </table:table-cell>
          <table:table-cell table:style-name="ce14" table:formula="of:=['Pre-irrad_3_141029'.E5]" office:value-type="string" office:string-value="EMPTY" calcext:value-type="string">
            <text:p>EMPTY</text:p>
          </table:table-cell>
          <table:table-cell table:formula="of:=['Pre-irrad_3_141029'.F5]" office:value-type="string" office:string-value="0050_3R13" calcext:value-type="string">
            <text:p>0050_3R13</text:p>
          </table:table-cell>
          <table:table-cell table:formula="of:=['Pre-irrad_3_141029'.G5]" office:value-type="string" office:string-value="0052_3R14" calcext:value-type="string">
            <text:p>0052_3R14</text:p>
          </table:table-cell>
          <table:table-cell table:formula="of:=['Pre-irrad_3_141029'.H5]" office:value-type="string" office:string-value="0050_4R13" calcext:value-type="string">
            <text:p>0050_4R13</text:p>
          </table:table-cell>
          <table:table-cell table:formula="of:=['Pre-irrad_3_141029'.I5]" office:value-type="string" office:string-value="0052_4R14" calcext:value-type="string">
            <text:p>0052_4R14</text:p>
          </table:table-cell>
          <table:table-cell table:formula="of:=['Pre-irrad_3_141029'.J5]" office:value-type="string" office:string-value="0100_1R15" calcext:value-type="string">
            <text:p>0100_1R15</text:p>
          </table:table-cell>
          <table:table-cell table:formula="of:=['Pre-irrad_3_141029'.K5]" office:value-type="string" office:string-value="0102_1R25" calcext:value-type="string">
            <text:p>0102_1R25</text:p>
          </table:table-cell>
          <table:table-cell table:formula="of:=['Pre-irrad_3_141029'.L5]" office:value-type="string" office:string-value="0100_2R15" calcext:value-type="string">
            <text:p>0100_2R15</text:p>
          </table:table-cell>
          <table:table-cell table:formula="of:=['Pre-irrad_3_141029'.M5]" office:value-type="string" office:string-value="0102_2R25" calcext:value-type="string">
            <text:p>0102_2R25</text:p>
          </table:table-cell>
        </table:table-row>
        <table:table-row table:style-name="ro1">
          <table:table-cell table:formula="of:=['Pre-irrad_3_141029'.A6]" office:value-type="string" office:string-value="S5" calcext:value-type="string">
            <text:p>S5</text:p>
          </table:table-cell>
          <table:table-cell table:formula="of:=['Pre-irrad_3_141029'.B6]" office:value-type="string" office:string-value="0100_3R15" calcext:value-type="string">
            <text:p>0100_3R15</text:p>
          </table:table-cell>
          <table:table-cell table:formula="of:=['Pre-irrad_3_141029'.C6]" office:value-type="string" office:string-value="0102_3R25" calcext:value-type="string">
            <text:p>0102_3R25</text:p>
          </table:table-cell>
          <table:table-cell table:formula="of:=['Pre-irrad_3_141029'.D6]" office:value-type="string" office:string-value="0100_4R15" calcext:value-type="string">
            <text:p>0100_4R15</text:p>
          </table:table-cell>
          <table:table-cell table:formula="of:=['Pre-irrad_3_141029'.E6]" office:value-type="string" office:string-value="0102_4R25" calcext:value-type="string">
            <text:p>0102_4R25</text:p>
          </table:table-cell>
          <table:table-cell table:style-name="ce14" table:formula="of:=['Pre-irrad_3_141029'.F6]" office:value-type="string" office:string-value="EMPTY" calcext:value-type="string">
            <text:p>EMPTY</text:p>
          </table:table-cell>
          <table:table-cell table:formula="of:=['Pre-irrad_3_141029'.G6]" office:value-type="string" office:string-value="0140_1R23" calcext:value-type="string">
            <text:p>0140_1R23</text:p>
          </table:table-cell>
          <table:table-cell table:formula="of:=['Pre-irrad_3_141029'.H6]" office:value-type="string" office:string-value="0142_1R33" calcext:value-type="string">
            <text:p>0142_1R33</text:p>
          </table:table-cell>
          <table:table-cell table:formula="of:=['Pre-irrad_3_141029'.I6]" office:value-type="string" office:string-value="0140_2R23" calcext:value-type="string">
            <text:p>0140_2R23</text:p>
          </table:table-cell>
          <table:table-cell table:formula="of:=['Pre-irrad_3_141029'.J6]" office:value-type="string" office:string-value="0142_2R33" calcext:value-type="string">
            <text:p>0142_2R33</text:p>
          </table:table-cell>
          <table:table-cell table:formula="of:=['Pre-irrad_3_141029'.K6]" office:value-type="string" office:string-value="0140_3R23" calcext:value-type="string">
            <text:p>0140_3R23</text:p>
          </table:table-cell>
          <table:table-cell table:formula="of:=['Pre-irrad_3_141029'.L6]" office:value-type="string" office:string-value="0142_3R33" calcext:value-type="string">
            <text:p>0142_3R33</text:p>
          </table:table-cell>
          <table:table-cell table:formula="of:=['Pre-irrad_3_141029'.M6]" office:value-type="string" office:string-value="0140_4R23" calcext:value-type="string">
            <text:p>0140_4R23</text:p>
          </table:table-cell>
        </table:table-row>
        <table:table-row table:style-name="ro1">
          <table:table-cell table:formula="of:=['Pre-irrad_3_141029'.A7]" office:value-type="string" office:string-value="S6" calcext:value-type="string">
            <text:p>S6</text:p>
          </table:table-cell>
          <table:table-cell table:formula="of:=['Pre-irrad_3_141029'.B7]" office:value-type="string" office:string-value="0142_4R33" calcext:value-type="string">
            <text:p>0142_4R33</text:p>
          </table:table-cell>
          <table:table-cell table:formula="of:=['Pre-irrad_3_141029'.C7]" office:value-type="string" office:string-value="1000_1R34" calcext:value-type="string">
            <text:p>1000_1R34</text:p>
          </table:table-cell>
          <table:table-cell table:formula="of:=['Pre-irrad_3_141029'.D7]" office:value-type="string" office:string-value="1002_1R35" calcext:value-type="string">
            <text:p>1002_1R35</text:p>
          </table:table-cell>
          <table:table-cell table:formula="of:=['Pre-irrad_3_141029'.E7]" office:value-type="string" office:string-value="1000_2R34" calcext:value-type="string">
            <text:p>1000_2R34</text:p>
          </table:table-cell>
          <table:table-cell table:formula="of:=['Pre-irrad_3_141029'.F7]" office:value-type="string" office:string-value="1002_2R35" calcext:value-type="string">
            <text:p>1002_2R35</text:p>
          </table:table-cell>
          <table:table-cell table:style-name="ce14" table:formula="of:=['Pre-irrad_3_141029'.G7]" office:value-type="string" office:string-value="EMPTY" calcext:value-type="string">
            <text:p>EMPTY</text:p>
          </table:table-cell>
          <table:table-cell table:formula="of:=['Pre-irrad_3_141029'.H7]" office:value-type="string" office:string-value="1000_3R34" calcext:value-type="string">
            <text:p>1000_3R34</text:p>
          </table:table-cell>
          <table:table-cell table:formula="of:=['Pre-irrad_3_141029'.I7]" office:value-type="string" office:string-value="1002_3R35" calcext:value-type="string">
            <text:p>1002_3R35</text:p>
          </table:table-cell>
          <table:table-cell table:formula="of:=['Pre-irrad_3_141029'.J7]" office:value-type="string" office:string-value="1000_4R34" calcext:value-type="string">
            <text:p>1000_4R34</text:p>
          </table:table-cell>
          <table:table-cell table:formula="of:=['Pre-irrad_3_141029'.K7]" office:value-type="string" office:string-value="1002_4R35" calcext:value-type="string">
            <text:p>1002_4R35</text:p>
          </table:table-cell>
          <table:table-cell table:formula="of:=['Pre-irrad_3_141029'.L7]" office:value-type="string" office:string-value="0050_FPMT" calcext:value-type="string">
            <text:p>0050_FPMT</text:p>
          </table:table-cell>
          <table:table-cell table:formula="of:=['Pre-irrad_3_141029'.M7]" office:value-type="string" office:string-value="0050_RPMT" calcext:value-type="string">
            <text:p>0050_RPMT</text:p>
          </table:table-cell>
        </table:table-row>
        <table:table-row table:style-name="ro1">
          <table:table-cell table:formula="of:=['Pre-irrad_3_141029'.A8]" office:value-type="string" office:string-value="S7" calcext:value-type="string">
            <text:p>S7</text:p>
          </table:table-cell>
          <table:table-cell table:formula="of:=['Pre-irrad_3_141029'.B8]" office:value-type="string" office:string-value="0050_1F11" calcext:value-type="string">
            <text:p>0050_1F11</text:p>
          </table:table-cell>
          <table:table-cell table:formula="of:=['Pre-irrad_3_141029'.C8]" office:value-type="string" office:string-value="0052_1F12" calcext:value-type="string">
            <text:p>0052_1F12</text:p>
          </table:table-cell>
          <table:table-cell table:formula="of:=['Pre-irrad_3_141029'.D8]" office:value-type="string" office:string-value="0050_2F11" calcext:value-type="string">
            <text:p>0050_2F11</text:p>
          </table:table-cell>
          <table:table-cell table:formula="of:=['Pre-irrad_3_141029'.E8]" office:value-type="string" office:string-value="0052_2F12" calcext:value-type="string">
            <text:p>0052_2F12</text:p>
          </table:table-cell>
          <table:table-cell table:formula="of:=['Pre-irrad_3_141029'.F8]" office:value-type="string" office:string-value="0050_3F11" calcext:value-type="string">
            <text:p>0050_3F11</text:p>
          </table:table-cell>
          <table:table-cell table:formula="of:=['Pre-irrad_3_141029'.G8]" office:value-type="string" office:string-value="0052_3F12" calcext:value-type="string">
            <text:p>0052_3F12</text:p>
          </table:table-cell>
          <table:table-cell table:style-name="ce14" table:formula="of:=['Pre-irrad_3_141029'.H8]" office:value-type="string" office:string-value="EMPTY" calcext:value-type="string">
            <text:p>EMPTY</text:p>
          </table:table-cell>
          <table:table-cell table:formula="of:=['Pre-irrad_3_141029'.I8]" office:value-type="string" office:string-value="0050_4F11" calcext:value-type="string">
            <text:p>0050_4F11</text:p>
          </table:table-cell>
          <table:table-cell table:formula="of:=['Pre-irrad_3_141029'.J8]" office:value-type="string" office:string-value="0052_4F12" calcext:value-type="string">
            <text:p>0052_4F12</text:p>
          </table:table-cell>
          <table:table-cell table:formula="of:=['Pre-irrad_3_141029'.K8]" office:value-type="string" office:string-value="0100_1F22" calcext:value-type="string">
            <text:p>0100_1F22</text:p>
          </table:table-cell>
          <table:table-cell table:formula="of:=['Pre-irrad_3_141029'.L8]" office:value-type="string" office:string-value="0102_1F21" calcext:value-type="string">
            <text:p>0102_1F21</text:p>
          </table:table-cell>
          <table:table-cell table:formula="of:=['Pre-irrad_3_141029'.M8]" office:value-type="string" office:string-value="0100_2F22" calcext:value-type="string">
            <text:p>0100_2F22</text:p>
          </table:table-cell>
        </table:table-row>
        <table:table-row table:style-name="ro1">
          <table:table-cell table:formula="of:=['Pre-irrad_3_141029'.A9]" office:value-type="string" office:string-value="S8" calcext:value-type="string">
            <text:p>S8</text:p>
          </table:table-cell>
          <table:table-cell table:formula="of:=['Pre-irrad_3_141029'.B9]" office:value-type="string" office:string-value="0102_2F21" calcext:value-type="string">
            <text:p>0102_2F21</text:p>
          </table:table-cell>
          <table:table-cell table:formula="of:=['Pre-irrad_3_141029'.C9]" office:value-type="string" office:string-value="0100_3F22" calcext:value-type="string">
            <text:p>0100_3F22</text:p>
          </table:table-cell>
          <table:table-cell table:formula="of:=['Pre-irrad_3_141029'.D9]" office:value-type="string" office:string-value="0102_3F21" calcext:value-type="string">
            <text:p>0102_3F21</text:p>
          </table:table-cell>
          <table:table-cell table:formula="of:=['Pre-irrad_3_141029'.E9]" office:value-type="string" office:string-value="0100_4F22" calcext:value-type="string">
            <text:p>0100_4F22</text:p>
          </table:table-cell>
          <table:table-cell table:formula="of:=['Pre-irrad_3_141029'.F9]" office:value-type="string" office:string-value="0102_4F21" calcext:value-type="string">
            <text:p>0102_4F21</text:p>
          </table:table-cell>
          <table:table-cell table:formula="of:=['Pre-irrad_3_141029'.G9]" office:value-type="string" office:string-value="0140_1F31" calcext:value-type="string">
            <text:p>0140_1F31</text:p>
          </table:table-cell>
          <table:table-cell table:formula="of:=['Pre-irrad_3_141029'.H9]" office:value-type="string" office:string-value="0142_1F26" calcext:value-type="string">
            <text:p>0142_1F26</text:p>
          </table:table-cell>
          <table:table-cell table:style-name="ce14" table:formula="of:=['Pre-irrad_3_141029'.I9]" office:value-type="string" office:string-value="EMPTY" calcext:value-type="string">
            <text:p>EMPTY</text:p>
          </table:table-cell>
          <table:table-cell table:formula="of:=['Pre-irrad_3_141029'.J9]" office:value-type="string" office:string-value="0140_2F31" calcext:value-type="string">
            <text:p>0140_2F31</text:p>
          </table:table-cell>
          <table:table-cell table:formula="of:=['Pre-irrad_3_141029'.K9]" office:value-type="string" office:string-value="0142_2F26" calcext:value-type="string">
            <text:p>0142_2F26</text:p>
          </table:table-cell>
          <table:table-cell table:formula="of:=['Pre-irrad_3_141029'.L9]" office:value-type="string" office:string-value="0140_3F31" calcext:value-type="string">
            <text:p>0140_3F31</text:p>
          </table:table-cell>
          <table:table-cell table:formula="of:=['Pre-irrad_3_141029'.M9]" office:value-type="string" office:string-value="0142_3F26" calcext:value-type="string">
            <text:p>0142_3F26</text:p>
          </table:table-cell>
        </table:table-row>
        <table:table-row table:style-name="ro1">
          <table:table-cell table:formula="of:=['Pre-irrad_3_141029'.A10]" office:value-type="string" office:string-value="S9" calcext:value-type="string">
            <text:p>S9</text:p>
          </table:table-cell>
          <table:table-cell table:formula="of:=['Pre-irrad_3_141029'.B10]" office:value-type="string" office:string-value="0140_4F31" calcext:value-type="string">
            <text:p>0140_4F31</text:p>
          </table:table-cell>
          <table:table-cell table:formula="of:=['Pre-irrad_3_141029'.C10]" office:value-type="string" office:string-value="0142_4F26" calcext:value-type="string">
            <text:p>0142_4F26</text:p>
          </table:table-cell>
          <table:table-cell table:formula="of:=['Pre-irrad_3_141029'.D10]" office:value-type="string" office:string-value="1000_1F36" calcext:value-type="string">
            <text:p>1000_1F36</text:p>
          </table:table-cell>
          <table:table-cell table:formula="of:=['Pre-irrad_3_141029'.E10]" office:value-type="string" office:string-value="1002_1F32" calcext:value-type="string">
            <text:p>1002_1F32</text:p>
          </table:table-cell>
          <table:table-cell table:formula="of:=['Pre-irrad_3_141029'.F10]" office:value-type="string" office:string-value="1000_2F36" calcext:value-type="string">
            <text:p>1000_2F36</text:p>
          </table:table-cell>
          <table:table-cell table:formula="of:=['Pre-irrad_3_141029'.G10]" office:value-type="string" office:string-value="1002_2F32" calcext:value-type="string">
            <text:p>1002_2F32</text:p>
          </table:table-cell>
          <table:table-cell table:formula="of:=['Pre-irrad_3_141029'.H10]" office:value-type="string" office:string-value="1000_3F36" calcext:value-type="string">
            <text:p>1000_3F36</text:p>
          </table:table-cell>
          <table:table-cell table:formula="of:=['Pre-irrad_3_141029'.I10]" office:value-type="string" office:string-value="1002_3F32" calcext:value-type="string">
            <text:p>1002_3F32</text:p>
          </table:table-cell>
          <table:table-cell table:style-name="ce14" table:formula="of:=['Pre-irrad_3_141029'.J10]" office:value-type="string" office:string-value="EMPTY" calcext:value-type="string">
            <text:p>EMPTY</text:p>
          </table:table-cell>
          <table:table-cell table:formula="of:=['Pre-irrad_3_141029'.K10]" office:value-type="string" office:string-value="1000_4F36" calcext:value-type="string">
            <text:p>1000_4F36</text:p>
          </table:table-cell>
          <table:table-cell table:formula="of:=['Pre-irrad_3_141029'.L10]" office:value-type="string" office:string-value="1002_4F32" calcext:value-type="string">
            <text:p>1002_4F32</text:p>
          </table:table-cell>
          <table:table-cell table:formula="of:=['Pre-irrad_3_141029'.M10]" office:value-type="string" office:string-value="0050_1R11" calcext:value-type="string">
            <text:p>0050_1R11</text:p>
          </table:table-cell>
        </table:table-row>
        <table:table-row table:style-name="ro1">
          <table:table-cell table:formula="of:=['Pre-irrad_3_141029'.A11]" office:value-type="string" office:string-value="S10" calcext:value-type="string">
            <text:p>S10</text:p>
          </table:table-cell>
          <table:table-cell table:formula="of:=['Pre-irrad_3_141029'.B11]" office:value-type="string" office:string-value="0052_1R12" calcext:value-type="string">
            <text:p>0052_1R12</text:p>
          </table:table-cell>
          <table:table-cell table:formula="of:=['Pre-irrad_3_141029'.C11]" office:value-type="string" office:string-value="0050_2R11" calcext:value-type="string">
            <text:p>0050_2R11</text:p>
          </table:table-cell>
          <table:table-cell table:formula="of:=['Pre-irrad_3_141029'.D11]" office:value-type="string" office:string-value="0052_2R12" calcext:value-type="string">
            <text:p>0052_2R12</text:p>
          </table:table-cell>
          <table:table-cell table:formula="of:=['Pre-irrad_3_141029'.E11]" office:value-type="string" office:string-value="0050_3R11" calcext:value-type="string">
            <text:p>0050_3R11</text:p>
          </table:table-cell>
          <table:table-cell table:formula="of:=['Pre-irrad_3_141029'.F11]" office:value-type="string" office:string-value="0052_3R12" calcext:value-type="string">
            <text:p>0052_3R12</text:p>
          </table:table-cell>
          <table:table-cell table:formula="of:=['Pre-irrad_3_141029'.G11]" office:value-type="string" office:string-value="0050_4R11" calcext:value-type="string">
            <text:p>0050_4R11</text:p>
          </table:table-cell>
          <table:table-cell table:formula="of:=['Pre-irrad_3_141029'.H11]" office:value-type="string" office:string-value="0052_4R12" calcext:value-type="string">
            <text:p>0052_4R12</text:p>
          </table:table-cell>
          <table:table-cell table:formula="of:=['Pre-irrad_3_141029'.I11]" office:value-type="string" office:string-value="0100_1R22" calcext:value-type="string">
            <text:p>0100_1R22</text:p>
          </table:table-cell>
          <table:table-cell table:formula="of:=['Pre-irrad_3_141029'.J11]" office:value-type="string" office:string-value="0102_1R21" calcext:value-type="string">
            <text:p>0102_1R21</text:p>
          </table:table-cell>
          <table:table-cell table:style-name="ce14" table:formula="of:=['Pre-irrad_3_141029'.K11]" office:value-type="string" office:string-value="EMPTY" calcext:value-type="string">
            <text:p>EMPTY</text:p>
          </table:table-cell>
          <table:table-cell table:formula="of:=['Pre-irrad_3_141029'.L11]" office:value-type="string" office:string-value="0100_2R22" calcext:value-type="string">
            <text:p>0100_2R22</text:p>
          </table:table-cell>
          <table:table-cell table:formula="of:=['Pre-irrad_3_141029'.M11]" office:value-type="string" office:string-value="0102_2R21" calcext:value-type="string">
            <text:p>0102_2R21</text:p>
          </table:table-cell>
        </table:table-row>
        <table:table-row table:style-name="ro1">
          <table:table-cell table:formula="of:=['Pre-irrad_3_141029'.A12]" office:value-type="string" office:string-value="S11" calcext:value-type="string">
            <text:p>S11</text:p>
          </table:table-cell>
          <table:table-cell table:formula="of:=['Pre-irrad_3_141029'.B12]" office:value-type="string" office:string-value="0100_3R22" calcext:value-type="string">
            <text:p>0100_3R22</text:p>
          </table:table-cell>
          <table:table-cell table:formula="of:=['Pre-irrad_3_141029'.C12]" office:value-type="string" office:string-value="0102_3R21" calcext:value-type="string">
            <text:p>0102_3R21</text:p>
          </table:table-cell>
          <table:table-cell table:formula="of:=['Pre-irrad_3_141029'.D12]" office:value-type="string" office:string-value="0100_4R22" calcext:value-type="string">
            <text:p>0100_4R22</text:p>
          </table:table-cell>
          <table:table-cell table:formula="of:=['Pre-irrad_3_141029'.E12]" office:value-type="string" office:string-value="0102_4R21" calcext:value-type="string">
            <text:p>0102_4R21</text:p>
          </table:table-cell>
          <table:table-cell table:formula="of:=['Pre-irrad_3_141029'.F12]" office:value-type="string" office:string-value="0140_1R31" calcext:value-type="string">
            <text:p>0140_1R31</text:p>
          </table:table-cell>
          <table:table-cell table:formula="of:=['Pre-irrad_3_141029'.G12]" office:value-type="string" office:string-value="0142_1R26" calcext:value-type="string">
            <text:p>0142_1R26</text:p>
          </table:table-cell>
          <table:table-cell table:formula="of:=['Pre-irrad_3_141029'.H12]" office:value-type="string" office:string-value="0140_2R31" calcext:value-type="string">
            <text:p>0140_2R31</text:p>
          </table:table-cell>
          <table:table-cell table:formula="of:=['Pre-irrad_3_141029'.I12]" office:value-type="string" office:string-value="0142_2R26" calcext:value-type="string">
            <text:p>0142_2R26</text:p>
          </table:table-cell>
          <table:table-cell table:formula="of:=['Pre-irrad_3_141029'.J12]" office:value-type="string" office:string-value="0140_3R31" calcext:value-type="string">
            <text:p>0140_3R31</text:p>
          </table:table-cell>
          <table:table-cell table:formula="of:=['Pre-irrad_3_141029'.K12]" office:value-type="string" office:string-value="0142_3R26" calcext:value-type="string">
            <text:p>0142_3R26</text:p>
          </table:table-cell>
          <table:table-cell table:style-name="ce14" table:formula="of:=['Pre-irrad_3_141029'.L12]" office:value-type="string" office:string-value="EMPTY" calcext:value-type="string">
            <text:p>EMPTY</text:p>
          </table:table-cell>
          <table:table-cell table:formula="of:=['Pre-irrad_3_141029'.M12]" office:value-type="string" office:string-value="0140_4R31" calcext:value-type="string">
            <text:p>0140_4R31</text:p>
          </table:table-cell>
        </table:table-row>
        <table:table-row table:style-name="ro1">
          <table:table-cell table:formula="of:=['Pre-irrad_3_141029'.A13]" office:value-type="string" office:string-value="S12" calcext:value-type="string">
            <text:p>S12</text:p>
          </table:table-cell>
          <table:table-cell table:formula="of:=['Pre-irrad_3_141029'.B13]" office:value-type="string" office:string-value="0142_4R26" calcext:value-type="string">
            <text:p>0142_4R26</text:p>
          </table:table-cell>
          <table:table-cell table:formula="of:=['Pre-irrad_3_141029'.C13]" office:value-type="string" office:string-value="1000_1R36" calcext:value-type="string">
            <text:p>1000_1R36</text:p>
          </table:table-cell>
          <table:table-cell table:formula="of:=['Pre-irrad_3_141029'.D13]" office:value-type="string" office:string-value="1002_1R32" calcext:value-type="string">
            <text:p>1002_1R32</text:p>
          </table:table-cell>
          <table:table-cell table:formula="of:=['Pre-irrad_3_141029'.E13]" office:value-type="string" office:string-value="1000_2R36" calcext:value-type="string">
            <text:p>1000_2R36</text:p>
          </table:table-cell>
          <table:table-cell table:formula="of:=['Pre-irrad_3_141029'.F13]" office:value-type="string" office:string-value="1002_2R32" calcext:value-type="string">
            <text:p>1002_2R32</text:p>
          </table:table-cell>
          <table:table-cell table:formula="of:=['Pre-irrad_3_141029'.G13]" office:value-type="string" office:string-value="1000_3R36" calcext:value-type="string">
            <text:p>1000_3R36</text:p>
          </table:table-cell>
          <table:table-cell table:formula="of:=['Pre-irrad_3_141029'.H13]" office:value-type="string" office:string-value="1002_3R32" calcext:value-type="string">
            <text:p>1002_3R32</text:p>
          </table:table-cell>
          <table:table-cell table:formula="of:=['Pre-irrad_3_141029'.I13]" office:value-type="string" office:string-value="1000_4R36" calcext:value-type="string">
            <text:p>1000_4R36</text:p>
          </table:table-cell>
          <table:table-cell table:formula="of:=['Pre-irrad_3_141029'.J13]" office:value-type="string" office:string-value="1002_4R32" calcext:value-type="string">
            <text:p>1002_4R32</text:p>
          </table:table-cell>
          <table:table-cell table:formula="of:=['Pre-irrad_3_141029'.K13]" office:value-type="string" office:string-value="0050_1F16" calcext:value-type="string">
            <text:p>0050_1F16</text:p>
          </table:table-cell>
          <table:table-cell table:formula="of:=['Pre-irrad_3_141029'.L13]" office:value-type="string" office:string-value="0052_1F17" calcext:value-type="string">
            <text:p>0052_1F17</text:p>
          </table:table-cell>
          <table:table-cell table:style-name="ce14" table:formula="of:=['Pre-irrad_3_141029'.M13]" office:value-type="string" office:string-value="EMPTY" calcext:value-type="string">
            <text:p>EMPTY</text:p>
          </table:table-cell>
        </table:table-row>
        <table:table-row table:style-name="ro1">
          <table:table-cell table:formula="of:=['Pre-irrad_3_141029'.A14]" office:value-type="string" office:string-value="S13" calcext:value-type="string">
            <text:p>S13</text:p>
          </table:table-cell>
          <table:table-cell table:style-name="ce14" table:formula="of:=['Pre-irrad_3_141029'.B14]" office:value-type="string" office:string-value="EMPTY" calcext:value-type="string">
            <text:p>EMPTY</text:p>
          </table:table-cell>
          <table:table-cell table:formula="of:=['Pre-irrad_3_141029'.C14]" office:value-type="string" office:string-value="0050_2F16" calcext:value-type="string">
            <text:p>0050_2F16</text:p>
          </table:table-cell>
          <table:table-cell table:style-name="ce14" table:formula="of:=['Pre-irrad_3_141029'.D14]" office:value-type="string" office:string-value="EMPTY" calcext:value-type="string">
            <text:p>EMPTY</text:p>
          </table:table-cell>
          <table:table-cell table:formula="of:=['Pre-irrad_3_141029'.E14]" office:value-type="string" office:string-value="0052_2F17" calcext:value-type="string">
            <text:p>0052_2F17</text:p>
          </table:table-cell>
          <table:table-cell table:formula="of:=['Pre-irrad_3_141029'.F14]" office:value-type="string" office:string-value="0050_3F16" calcext:value-type="string">
            <text:p>0050_3F16</text:p>
          </table:table-cell>
          <table:table-cell table:formula="of:=['Pre-irrad_3_141029'.G14]" office:value-type="string" office:string-value="0052_3F17" calcext:value-type="string">
            <text:p>0052_3F17</text:p>
          </table:table-cell>
          <table:table-cell table:formula="of:=['Pre-irrad_3_141029'.H14]" office:value-type="string" office:string-value="0050_4F16" calcext:value-type="string">
            <text:p>0050_4F16</text:p>
          </table:table-cell>
          <table:table-cell table:formula="of:=['Pre-irrad_3_141029'.I14]" office:value-type="string" office:string-value="0052_4F17" calcext:value-type="string">
            <text:p>0052_4F17</text:p>
          </table:table-cell>
          <table:table-cell table:formula="of:=['Pre-irrad_3_141029'.J14]" office:value-type="string" office:string-value="0100_1F27" calcext:value-type="string">
            <text:p>0100_1F27</text:p>
          </table:table-cell>
          <table:table-cell table:formula="of:=['Pre-irrad_3_141029'.K14]" office:value-type="string" office:string-value="0100_2F27" calcext:value-type="string">
            <text:p>0100_2F27</text:p>
          </table:table-cell>
          <table:table-cell table:formula="of:=['Pre-irrad_3_141029'.L14]" office:value-type="string" office:string-value="0100_3F27" calcext:value-type="string">
            <text:p>0100_3F27</text:p>
          </table:table-cell>
          <table:table-cell table:formula="of:=['Pre-irrad_3_141029'.M14]" office:value-type="string" office:string-value="0100_4F27" calcext:value-type="string">
            <text:p>0100_4F27</text:p>
          </table:table-cell>
        </table:table-row>
        <table:table-row table:style-name="ro1">
          <table:table-cell table:formula="of:=['Pre-irrad_3_141029'.A15]" office:value-type="string" office:string-value="S14" calcext:value-type="string">
            <text:p>S14</text:p>
          </table:table-cell>
          <table:table-cell table:style-name="ce14" table:formula="of:=['Pre-irrad_3_141029'.B15]" office:value-type="string" office:string-value="EMPTY" calcext:value-type="string">
            <text:p>EMPTY</text:p>
          </table:table-cell>
          <table:table-cell table:formula="of:=['Pre-irrad_3_141029'.C15]" office:value-type="string" office:string-value="1000_1F37" calcext:value-type="string">
            <text:p>1000_1F37</text:p>
          </table:table-cell>
          <table:table-cell table:formula="of:=['Pre-irrad_3_141029'.D15]" office:value-type="string" office:string-value="1000_2F37" calcext:value-type="string">
            <text:p>1000_2F37</text:p>
          </table:table-cell>
          <table:table-cell table:style-name="ce14" table:formula="of:=['Pre-irrad_3_141029'.E15]" office:value-type="string" office:string-value="EMPTY" calcext:value-type="string">
            <text:p>EMPTY</text:p>
          </table:table-cell>
          <table:table-cell table:formula="of:=['Pre-irrad_3_141029'.F15]" office:value-type="string" office:string-value="1000_3F37" calcext:value-type="string">
            <text:p>1000_3F37</text:p>
          </table:table-cell>
          <table:table-cell table:formula="of:=['Pre-irrad_3_141029'.G15]" office:value-type="string" office:string-value="1000_4F37" calcext:value-type="string">
            <text:p>1000_4F37</text:p>
          </table:table-cell>
          <table:table-cell table:formula="of:=['Pre-irrad_3_141029'.H15]" office:value-type="string" office:string-value="0050_1R16" calcext:value-type="string">
            <text:p>0050_1R16</text:p>
          </table:table-cell>
          <table:table-cell table:formula="of:=['Pre-irrad_3_141029'.I15]" office:value-type="string" office:string-value="0052_1R17" calcext:value-type="string">
            <text:p>0052_1R17</text:p>
          </table:table-cell>
          <table:table-cell table:formula="of:=['Pre-irrad_3_141029'.J15]" office:value-type="string" office:string-value="0050_2R16" calcext:value-type="string">
            <text:p>0050_2R16</text:p>
          </table:table-cell>
          <table:table-cell table:formula="of:=['Pre-irrad_3_141029'.K15]" office:value-type="string" office:string-value="0052_2R17" calcext:value-type="string">
            <text:p>0052_2R17</text:p>
          </table:table-cell>
          <table:table-cell table:formula="of:=['Pre-irrad_3_141029'.L15]" office:value-type="string" office:string-value="0050_3R16" calcext:value-type="string">
            <text:p>0050_3R16</text:p>
          </table:table-cell>
          <table:table-cell table:formula="of:=['Pre-irrad_3_141029'.M15]" office:value-type="string" office:string-value="0052_3R17" calcext:value-type="string">
            <text:p>0052_3R17</text:p>
          </table:table-cell>
        </table:table-row>
        <table:table-row table:style-name="ro1">
          <table:table-cell table:formula="of:=['Pre-irrad_3_141029'.A16]" office:value-type="string" office:string-value="S15" calcext:value-type="string">
            <text:p>S15</text:p>
          </table:table-cell>
          <table:table-cell table:style-name="ce14" table:formula="of:=['Pre-irrad_3_141029'.B16]" office:value-type="string" office:string-value="EMPTY" calcext:value-type="string">
            <text:p>EMPTY</text:p>
          </table:table-cell>
          <table:table-cell table:formula="of:=['Pre-irrad_3_141029'.C16]" office:value-type="string" office:string-value="0050_4R16" calcext:value-type="string">
            <text:p>0050_4R16</text:p>
          </table:table-cell>
          <table:table-cell table:formula="of:=['Pre-irrad_3_141029'.D16]" office:value-type="string" office:string-value="0052_4R17" calcext:value-type="string">
            <text:p>0052_4R17</text:p>
          </table:table-cell>
          <table:table-cell table:formula="of:=['Pre-irrad_3_141029'.E16]" office:value-type="string" office:string-value="0100_1R27" calcext:value-type="string">
            <text:p>0100_1R27</text:p>
          </table:table-cell>
          <table:table-cell table:style-name="ce14" table:formula="of:=['Pre-irrad_3_141029'.F16]" office:value-type="string" office:string-value="EMPTY" calcext:value-type="string">
            <text:p>EMPTY</text:p>
          </table:table-cell>
          <table:table-cell table:formula="of:=['Pre-irrad_3_141029'.G16]" office:value-type="string" office:string-value="0100_2R27" calcext:value-type="string">
            <text:p>0100_2R27</text:p>
          </table:table-cell>
          <table:table-cell table:formula="of:=['Pre-irrad_3_141029'.H16]" office:value-type="string" office:string-value="0100_3R27" calcext:value-type="string">
            <text:p>0100_3R27</text:p>
          </table:table-cell>
          <table:table-cell table:formula="of:=['Pre-irrad_3_141029'.I16]" office:value-type="string" office:string-value="0100_4R27" calcext:value-type="string">
            <text:p>0100_4R27</text:p>
          </table:table-cell>
          <table:table-cell table:formula="of:=['Pre-irrad_3_141029'.J16]" office:value-type="string" office:string-value="1000_1R37" calcext:value-type="string">
            <text:p>1000_1R37</text:p>
          </table:table-cell>
          <table:table-cell table:formula="of:=['Pre-irrad_3_141029'.K16]" office:value-type="string" office:string-value="1000_2R37" calcext:value-type="string">
            <text:p>1000_2R37</text:p>
          </table:table-cell>
          <table:table-cell table:formula="of:=['Pre-irrad_3_141029'.L16]" office:value-type="string" office:string-value="1000_3R37" calcext:value-type="string">
            <text:p>1000_3R37</text:p>
          </table:table-cell>
          <table:table-cell table:formula="of:=['Pre-irrad_3_141029'.M16]" office:value-type="string" office:string-value="1000_4R37" calcext:value-type="string">
            <text:p>1000_4R37</text:p>
          </table:table-cell>
        </table:table-row>
        <table:table-row table:style-name="ro1">
          <table:table-cell table:style-name="ce9" table:formula="of:=['Pre-irrad_3_141029'.A17]" office:value-type="string" office:string-value="R1" calcext:value-type="string">
            <text:p>R1</text:p>
          </table:table-cell>
          <table:table-cell table:style-name="ce2" table:formula="of:=['Pre-irrad_3_141029'.B17]" office:value-type="string" office:string-value="0050_REF1" calcext:value-type="string">
            <text:p>0050_REF1</text:p>
          </table:table-cell>
          <table:table-cell table:style-name="ce2" table:formula="of:=['Pre-irrad_3_141029'.C17]" office:value-type="string" office:string-value="0052_REF1" calcext:value-type="string">
            <text:p>0052_REF1</text:p>
          </table:table-cell>
          <table:table-cell table:style-name="ce2" table:formula="of:=['Pre-irrad_3_141029'.D17]" office:value-type="string" office:string-value="0100_REF1" calcext:value-type="string">
            <text:p>0100_REF1</text:p>
          </table:table-cell>
          <table:table-cell table:style-name="ce2" table:formula="of:=['Pre-irrad_3_141029'.E17]" office:value-type="string" office:string-value="0102_REF1" calcext:value-type="string">
            <text:p>0102_REF1</text:p>
          </table:table-cell>
          <table:table-cell table:style-name="ce2" table:formula="of:=['Pre-irrad_3_141029'.F17]" office:value-type="string" office:string-value="0140_REF1" calcext:value-type="string">
            <text:p>0140_REF1</text:p>
          </table:table-cell>
          <table:table-cell table:style-name="ce2" table:formula="of:=['Pre-irrad_3_141029'.G17]" office:value-type="string" office:string-value="0142_REF1" calcext:value-type="string">
            <text:p>0142_REF1</text:p>
          </table:table-cell>
          <table:table-cell table:style-name="ce2" table:formula="of:=['Pre-irrad_3_141029'.H17]" office:value-type="string" office:string-value="1000_REF1" calcext:value-type="string">
            <text:p>1000_REF1</text:p>
          </table:table-cell>
          <table:table-cell table:style-name="ce2" table:formula="of:=['Pre-irrad_3_141029'.I17]" office:value-type="string" office:string-value="1002_REF1" calcext:value-type="string">
            <text:p>1002_REF1</text:p>
          </table:table-cell>
          <table:table-cell table:style-name="ce2" table:formula="of:=['Pre-irrad_3_141029'.J17]" office:value-type="string" office:string-value="0050_REF2" calcext:value-type="string">
            <text:p>0050_REF2</text:p>
          </table:table-cell>
          <table:table-cell table:style-name="ce2" table:formula="of:=['Pre-irrad_3_141029'.K17]" office:value-type="string" office:string-value="0052_REF2" calcext:value-type="string">
            <text:p>0052_REF2</text:p>
          </table:table-cell>
          <table:table-cell table:style-name="ce2" table:formula="of:=['Pre-irrad_3_141029'.L17]" office:value-type="string" office:string-value="0100_REF2" calcext:value-type="string">
            <text:p>0100_REF2</text:p>
          </table:table-cell>
          <table:table-cell table:style-name="ce2" table:formula="of:=['Pre-irrad_3_141029'.M17]" office:value-type="string" office:string-value="0102_REF2" calcext:value-type="string">
            <text:p>0102_REF2</text:p>
          </table:table-cell>
        </table:table-row>
      </table:table>
      <table:table table:name="Pre-irrad_5_141031" table:style-name="ta1">
        <table:table-column table:style-name="co1" table:default-cell-style-name="ce1"/>
        <table:table-column table:style-name="co1" table:number-columns-repeated="12" table:default-cell-style-name="Default"/>
        <table:table-row table:style-name="ro1">
          <table:table-cell table:formula="of:=['Pre-irrad_4_141031'.A1]" office:value-type="string" office:string-value="Tray ID" calcext:value-type="string">
            <text:p>Tray ID</text:p>
          </table:table-cell>
          <table:table-cell table:style-name="ce1" table:formula="of:=['Pre-irrad_4_141031'.B1]" office:value-type="string" office:string-value="Position 1" calcext:value-type="string">
            <text:p>Position 1</text:p>
          </table:table-cell>
          <table:table-cell table:style-name="ce1" table:formula="of:=['Pre-irrad_4_141031'.C1]" office:value-type="string" office:string-value="Position 2" calcext:value-type="string">
            <text:p>Position 2</text:p>
          </table:table-cell>
          <table:table-cell table:style-name="ce1" table:formula="of:=['Pre-irrad_4_141031'.D1]" office:value-type="string" office:string-value="Position 3" calcext:value-type="string">
            <text:p>Position 3</text:p>
          </table:table-cell>
          <table:table-cell table:style-name="ce1" table:formula="of:=['Pre-irrad_4_141031'.E1]" office:value-type="string" office:string-value="Position 4" calcext:value-type="string">
            <text:p>Position 4</text:p>
          </table:table-cell>
          <table:table-cell table:style-name="ce1" table:formula="of:=['Pre-irrad_4_141031'.F1]" office:value-type="string" office:string-value="Position 5" calcext:value-type="string">
            <text:p>Position 5</text:p>
          </table:table-cell>
          <table:table-cell table:style-name="ce1" table:formula="of:=['Pre-irrad_4_141031'.G1]" office:value-type="string" office:string-value="Position 6" calcext:value-type="string">
            <text:p>Position 6</text:p>
          </table:table-cell>
          <table:table-cell table:style-name="ce1" table:formula="of:=['Pre-irrad_4_141031'.H1]" office:value-type="string" office:string-value="Position 7" calcext:value-type="string">
            <text:p>Position 7</text:p>
          </table:table-cell>
          <table:table-cell table:style-name="ce1" table:formula="of:=['Pre-irrad_4_141031'.I1]" office:value-type="string" office:string-value="Position 8" calcext:value-type="string">
            <text:p>Position 8</text:p>
          </table:table-cell>
          <table:table-cell table:style-name="ce1" table:formula="of:=['Pre-irrad_4_141031'.J1]" office:value-type="string" office:string-value="Position 9" calcext:value-type="string">
            <text:p>Position 9</text:p>
          </table:table-cell>
          <table:table-cell table:style-name="ce1" table:formula="of:=['Pre-irrad_4_141031'.K1]" office:value-type="string" office:string-value="Position 10" calcext:value-type="string">
            <text:p>Position 10</text:p>
          </table:table-cell>
          <table:table-cell table:style-name="ce1" table:formula="of:=['Pre-irrad_4_141031'.L1]" office:value-type="string" office:string-value="Position 11" calcext:value-type="string">
            <text:p>Position 11</text:p>
          </table:table-cell>
          <table:table-cell table:style-name="ce1" table:formula="of:=['Pre-irrad_4_141031'.M1]" office:value-type="string" office:string-value="Position 12" calcext:value-type="string">
            <text:p>Position 12</text:p>
          </table:table-cell>
        </table:table-row>
        <table:table-row table:style-name="ro1">
          <table:table-cell table:formula="of:=['Pre-irrad_4_141031'.A2]" office:value-type="string" office:string-value="S1" calcext:value-type="string">
            <text:p>S1</text:p>
          </table:table-cell>
          <table:table-cell table:style-name="ce14" table:formula="of:=['Pre-irrad_4_141031'.B2]" office:value-type="string" office:string-value="STD_3_H" calcext:value-type="string">
            <text:p>STD_3_H</text:p>
          </table:table-cell>
          <table:table-cell table:formula="of:=['Pre-irrad_4_141031'.C2]" office:value-type="string" office:string-value="0050_1F13" calcext:value-type="string">
            <text:p>0050_1F13</text:p>
          </table:table-cell>
          <table:table-cell table:formula="of:=['Pre-irrad_4_141031'.D2]" office:value-type="string" office:string-value="0052_1F14" calcext:value-type="string">
            <text:p>0052_1F14</text:p>
          </table:table-cell>
          <table:table-cell table:formula="of:=['Pre-irrad_4_141031'.E2]" office:value-type="string" office:string-value="0050_2F13" calcext:value-type="string">
            <text:p>0050_2F13</text:p>
          </table:table-cell>
          <table:table-cell table:formula="of:=['Pre-irrad_4_141031'.F2]" office:value-type="string" office:string-value="0052_2F14" calcext:value-type="string">
            <text:p>0052_2F14</text:p>
          </table:table-cell>
          <table:table-cell table:formula="of:=['Pre-irrad_4_141031'.G2]" office:value-type="string" office:string-value="0050_3F13" calcext:value-type="string">
            <text:p>0050_3F13</text:p>
          </table:table-cell>
          <table:table-cell table:formula="of:=['Pre-irrad_4_141031'.H2]" office:value-type="string" office:string-value="0052_3F14" calcext:value-type="string">
            <text:p>0052_3F14</text:p>
          </table:table-cell>
          <table:table-cell table:formula="of:=['Pre-irrad_4_141031'.I2]" office:value-type="string" office:string-value="0050_4F13" calcext:value-type="string">
            <text:p>0050_4F13</text:p>
          </table:table-cell>
          <table:table-cell table:formula="of:=['Pre-irrad_4_141031'.J2]" office:value-type="string" office:string-value="0052_4F14" calcext:value-type="string">
            <text:p>0052_4F14</text:p>
          </table:table-cell>
          <table:table-cell table:formula="of:=['Pre-irrad_4_141031'.K2]" office:value-type="string" office:string-value="0100_1F15" calcext:value-type="string">
            <text:p>0100_1F15</text:p>
          </table:table-cell>
          <table:table-cell table:formula="of:=['Pre-irrad_4_141031'.L2]" office:value-type="string" office:string-value="0102_1F25" calcext:value-type="string">
            <text:p>0102_1F25</text:p>
          </table:table-cell>
          <table:table-cell table:formula="of:=['Pre-irrad_4_141031'.M2]" office:value-type="string" office:string-value="0100_2F15" calcext:value-type="string">
            <text:p>0100_2F15</text:p>
          </table:table-cell>
        </table:table-row>
        <table:table-row table:style-name="ro1">
          <table:table-cell table:formula="of:=['Pre-irrad_4_141031'.A3]" office:value-type="string" office:string-value="S2" calcext:value-type="string">
            <text:p>S2</text:p>
          </table:table-cell>
          <table:table-cell table:formula="of:=['Pre-irrad_4_141031'.B3]" office:value-type="string" office:string-value="0102_2F25" calcext:value-type="string">
            <text:p>0102_2F25</text:p>
          </table:table-cell>
          <table:table-cell table:style-name="ce14" table:formula="of:=['Pre-irrad_4_141031'.C3]" office:value-type="string" office:string-value="STD_14_C" calcext:value-type="string">
            <text:p>STD_14_C</text:p>
          </table:table-cell>
          <table:table-cell table:formula="of:=['Pre-irrad_4_141031'.D3]" office:value-type="string" office:string-value="0100_3F15" calcext:value-type="string">
            <text:p>0100_3F15</text:p>
          </table:table-cell>
          <table:table-cell table:formula="of:=['Pre-irrad_4_141031'.E3]" office:value-type="string" office:string-value="0102_3F25" calcext:value-type="string">
            <text:p>0102_3F25</text:p>
          </table:table-cell>
          <table:table-cell table:formula="of:=['Pre-irrad_4_141031'.F3]" office:value-type="string" office:string-value="0100_4F15" calcext:value-type="string">
            <text:p>0100_4F15</text:p>
          </table:table-cell>
          <table:table-cell table:formula="of:=['Pre-irrad_4_141031'.G3]" office:value-type="string" office:string-value="0102_4F25" calcext:value-type="string">
            <text:p>0102_4F25</text:p>
          </table:table-cell>
          <table:table-cell table:formula="of:=['Pre-irrad_4_141031'.H3]" office:value-type="string" office:string-value="0140_1F23" calcext:value-type="string">
            <text:p>0140_1F23</text:p>
          </table:table-cell>
          <table:table-cell table:formula="of:=['Pre-irrad_4_141031'.I3]" office:value-type="string" office:string-value="0142_1F33" calcext:value-type="string">
            <text:p>0142_1F33</text:p>
          </table:table-cell>
          <table:table-cell table:formula="of:=['Pre-irrad_4_141031'.J3]" office:value-type="string" office:string-value="0140_2F23" calcext:value-type="string">
            <text:p>0140_2F23</text:p>
          </table:table-cell>
          <table:table-cell table:formula="of:=['Pre-irrad_4_141031'.K3]" office:value-type="string" office:string-value="0142_2F33" calcext:value-type="string">
            <text:p>0142_2F33</text:p>
          </table:table-cell>
          <table:table-cell table:formula="of:=['Pre-irrad_4_141031'.L3]" office:value-type="string" office:string-value="0140_3F23" calcext:value-type="string">
            <text:p>0140_3F23</text:p>
          </table:table-cell>
          <table:table-cell table:formula="of:=['Pre-irrad_4_141031'.M3]" office:value-type="string" office:string-value="0142_3F33" calcext:value-type="string">
            <text:p>0142_3F33</text:p>
          </table:table-cell>
        </table:table-row>
        <table:table-row table:style-name="ro1">
          <table:table-cell table:formula="of:=['Pre-irrad_4_141031'.A4]" office:value-type="string" office:string-value="S3" calcext:value-type="string">
            <text:p>S3</text:p>
          </table:table-cell>
          <table:table-cell table:formula="of:=['Pre-irrad_4_141031'.B4]" office:value-type="string" office:string-value="0140_4F23" calcext:value-type="string">
            <text:p>0140_4F23</text:p>
          </table:table-cell>
          <table:table-cell table:formula="of:=['Pre-irrad_4_141031'.C4]" office:value-type="string" office:string-value="0142_4F33" calcext:value-type="string">
            <text:p>0142_4F33</text:p>
          </table:table-cell>
          <table:table-cell table:style-name="ce14" table:formula="of:=['Pre-irrad_4_141031'.D4]" office:value-type="string" office:string-value="EMPTY" calcext:value-type="string">
            <text:p>EMPTY</text:p>
          </table:table-cell>
          <table:table-cell table:formula="of:=['Pre-irrad_4_141031'.E4]" office:value-type="string" office:string-value="1000_1F34" calcext:value-type="string">
            <text:p>1000_1F34</text:p>
          </table:table-cell>
          <table:table-cell table:formula="of:=['Pre-irrad_4_141031'.F4]" office:value-type="string" office:string-value="1002_1F35" calcext:value-type="string">
            <text:p>1002_1F35</text:p>
          </table:table-cell>
          <table:table-cell table:formula="of:=['Pre-irrad_4_141031'.G4]" office:value-type="string" office:string-value="1000_2F34" calcext:value-type="string">
            <text:p>1000_2F34</text:p>
          </table:table-cell>
          <table:table-cell table:formula="of:=['Pre-irrad_4_141031'.H4]" office:value-type="string" office:string-value="1002_2F35" calcext:value-type="string">
            <text:p>1002_2F35</text:p>
          </table:table-cell>
          <table:table-cell table:formula="of:=['Pre-irrad_4_141031'.I4]" office:value-type="string" office:string-value="1000_3F34" calcext:value-type="string">
            <text:p>1000_3F34</text:p>
          </table:table-cell>
          <table:table-cell table:formula="of:=['Pre-irrad_4_141031'.J4]" office:value-type="string" office:string-value="1002_3F35" calcext:value-type="string">
            <text:p>1002_3F35</text:p>
          </table:table-cell>
          <table:table-cell table:formula="of:=['Pre-irrad_4_141031'.K4]" office:value-type="string" office:string-value="1000_4F34" calcext:value-type="string">
            <text:p>1000_4F34</text:p>
          </table:table-cell>
          <table:table-cell table:formula="of:=['Pre-irrad_4_141031'.L4]" office:value-type="string" office:string-value="1002_4F35" calcext:value-type="string">
            <text:p>1002_4F35</text:p>
          </table:table-cell>
          <table:table-cell table:formula="of:=['Pre-irrad_4_141031'.M4]" office:value-type="string" office:string-value="0050_1R13" calcext:value-type="string">
            <text:p>0050_1R13</text:p>
          </table:table-cell>
        </table:table-row>
        <table:table-row table:style-name="ro1">
          <table:table-cell table:formula="of:=['Pre-irrad_4_141031'.A5]" office:value-type="string" office:string-value="S4" calcext:value-type="string">
            <text:p>S4</text:p>
          </table:table-cell>
          <table:table-cell table:formula="of:=['Pre-irrad_4_141031'.B5]" office:value-type="string" office:string-value="0052_1R14" calcext:value-type="string">
            <text:p>0052_1R14</text:p>
          </table:table-cell>
          <table:table-cell table:formula="of:=['Pre-irrad_4_141031'.C5]" office:value-type="string" office:string-value="0050_2R13" calcext:value-type="string">
            <text:p>0050_2R13</text:p>
          </table:table-cell>
          <table:table-cell table:formula="of:=['Pre-irrad_4_141031'.D5]" office:value-type="string" office:string-value="0052_2R14" calcext:value-type="string">
            <text:p>0052_2R14</text:p>
          </table:table-cell>
          <table:table-cell table:style-name="ce14" table:formula="of:=['Pre-irrad_4_141031'.E5]" office:value-type="string" office:string-value="EMPTY" calcext:value-type="string">
            <text:p>EMPTY</text:p>
          </table:table-cell>
          <table:table-cell table:formula="of:=['Pre-irrad_4_141031'.F5]" office:value-type="string" office:string-value="0050_3R13" calcext:value-type="string">
            <text:p>0050_3R13</text:p>
          </table:table-cell>
          <table:table-cell table:formula="of:=['Pre-irrad_4_141031'.G5]" office:value-type="string" office:string-value="0052_3R14" calcext:value-type="string">
            <text:p>0052_3R14</text:p>
          </table:table-cell>
          <table:table-cell table:formula="of:=['Pre-irrad_4_141031'.H5]" office:value-type="string" office:string-value="0050_4R13" calcext:value-type="string">
            <text:p>0050_4R13</text:p>
          </table:table-cell>
          <table:table-cell table:formula="of:=['Pre-irrad_4_141031'.I5]" office:value-type="string" office:string-value="0052_4R14" calcext:value-type="string">
            <text:p>0052_4R14</text:p>
          </table:table-cell>
          <table:table-cell table:formula="of:=['Pre-irrad_4_141031'.J5]" office:value-type="string" office:string-value="0100_1R15" calcext:value-type="string">
            <text:p>0100_1R15</text:p>
          </table:table-cell>
          <table:table-cell table:formula="of:=['Pre-irrad_4_141031'.K5]" office:value-type="string" office:string-value="0102_1R25" calcext:value-type="string">
            <text:p>0102_1R25</text:p>
          </table:table-cell>
          <table:table-cell table:formula="of:=['Pre-irrad_4_141031'.L5]" office:value-type="string" office:string-value="0100_2R15" calcext:value-type="string">
            <text:p>0100_2R15</text:p>
          </table:table-cell>
          <table:table-cell table:formula="of:=['Pre-irrad_4_141031'.M5]" office:value-type="string" office:string-value="0102_2R25" calcext:value-type="string">
            <text:p>0102_2R25</text:p>
          </table:table-cell>
        </table:table-row>
        <table:table-row table:style-name="ro1">
          <table:table-cell table:formula="of:=['Pre-irrad_4_141031'.A6]" office:value-type="string" office:string-value="S5" calcext:value-type="string">
            <text:p>S5</text:p>
          </table:table-cell>
          <table:table-cell table:formula="of:=['Pre-irrad_4_141031'.B6]" office:value-type="string" office:string-value="0100_3R15" calcext:value-type="string">
            <text:p>0100_3R15</text:p>
          </table:table-cell>
          <table:table-cell table:formula="of:=['Pre-irrad_4_141031'.C6]" office:value-type="string" office:string-value="0102_3R25" calcext:value-type="string">
            <text:p>0102_3R25</text:p>
          </table:table-cell>
          <table:table-cell table:formula="of:=['Pre-irrad_4_141031'.D6]" office:value-type="string" office:string-value="0100_4R15" calcext:value-type="string">
            <text:p>0100_4R15</text:p>
          </table:table-cell>
          <table:table-cell table:formula="of:=['Pre-irrad_4_141031'.E6]" office:value-type="string" office:string-value="0102_4R25" calcext:value-type="string">
            <text:p>0102_4R25</text:p>
          </table:table-cell>
          <table:table-cell table:style-name="ce14" table:formula="of:=['Pre-irrad_4_141031'.F6]" office:value-type="string" office:string-value="EMPTY" calcext:value-type="string">
            <text:p>EMPTY</text:p>
          </table:table-cell>
          <table:table-cell table:formula="of:=['Pre-irrad_4_141031'.G6]" office:value-type="string" office:string-value="0140_1R23" calcext:value-type="string">
            <text:p>0140_1R23</text:p>
          </table:table-cell>
          <table:table-cell table:formula="of:=['Pre-irrad_4_141031'.H6]" office:value-type="string" office:string-value="0142_1R33" calcext:value-type="string">
            <text:p>0142_1R33</text:p>
          </table:table-cell>
          <table:table-cell table:formula="of:=['Pre-irrad_4_141031'.I6]" office:value-type="string" office:string-value="0140_2R23" calcext:value-type="string">
            <text:p>0140_2R23</text:p>
          </table:table-cell>
          <table:table-cell table:formula="of:=['Pre-irrad_4_141031'.J6]" office:value-type="string" office:string-value="0142_2R33" calcext:value-type="string">
            <text:p>0142_2R33</text:p>
          </table:table-cell>
          <table:table-cell table:formula="of:=['Pre-irrad_4_141031'.K6]" office:value-type="string" office:string-value="0140_3R23" calcext:value-type="string">
            <text:p>0140_3R23</text:p>
          </table:table-cell>
          <table:table-cell table:formula="of:=['Pre-irrad_4_141031'.L6]" office:value-type="string" office:string-value="0142_3R33" calcext:value-type="string">
            <text:p>0142_3R33</text:p>
          </table:table-cell>
          <table:table-cell table:formula="of:=['Pre-irrad_4_141031'.M6]" office:value-type="string" office:string-value="0140_4R23" calcext:value-type="string">
            <text:p>0140_4R23</text:p>
          </table:table-cell>
        </table:table-row>
        <table:table-row table:style-name="ro1">
          <table:table-cell table:formula="of:=['Pre-irrad_4_141031'.A7]" office:value-type="string" office:string-value="S6" calcext:value-type="string">
            <text:p>S6</text:p>
          </table:table-cell>
          <table:table-cell table:formula="of:=['Pre-irrad_4_141031'.B7]" office:value-type="string" office:string-value="0142_4R33" calcext:value-type="string">
            <text:p>0142_4R33</text:p>
          </table:table-cell>
          <table:table-cell table:formula="of:=['Pre-irrad_4_141031'.C7]" office:value-type="string" office:string-value="1000_1R34" calcext:value-type="string">
            <text:p>1000_1R34</text:p>
          </table:table-cell>
          <table:table-cell table:formula="of:=['Pre-irrad_4_141031'.D7]" office:value-type="string" office:string-value="1002_1R35" calcext:value-type="string">
            <text:p>1002_1R35</text:p>
          </table:table-cell>
          <table:table-cell table:formula="of:=['Pre-irrad_4_141031'.E7]" office:value-type="string" office:string-value="1000_2R34" calcext:value-type="string">
            <text:p>1000_2R34</text:p>
          </table:table-cell>
          <table:table-cell table:formula="of:=['Pre-irrad_4_141031'.F7]" office:value-type="string" office:string-value="1002_2R35" calcext:value-type="string">
            <text:p>1002_2R35</text:p>
          </table:table-cell>
          <table:table-cell table:style-name="ce14" table:formula="of:=['Pre-irrad_4_141031'.G7]" office:value-type="string" office:string-value="EMPTY" calcext:value-type="string">
            <text:p>EMPTY</text:p>
          </table:table-cell>
          <table:table-cell table:formula="of:=['Pre-irrad_4_141031'.H7]" office:value-type="string" office:string-value="1000_3R34" calcext:value-type="string">
            <text:p>1000_3R34</text:p>
          </table:table-cell>
          <table:table-cell table:formula="of:=['Pre-irrad_4_141031'.I7]" office:value-type="string" office:string-value="1002_3R35" calcext:value-type="string">
            <text:p>1002_3R35</text:p>
          </table:table-cell>
          <table:table-cell table:formula="of:=['Pre-irrad_4_141031'.J7]" office:value-type="string" office:string-value="1000_4R34" calcext:value-type="string">
            <text:p>1000_4R34</text:p>
          </table:table-cell>
          <table:table-cell table:formula="of:=['Pre-irrad_4_141031'.K7]" office:value-type="string" office:string-value="1002_4R35" calcext:value-type="string">
            <text:p>1002_4R35</text:p>
          </table:table-cell>
          <table:table-cell table:formula="of:=['Pre-irrad_4_141031'.L7]" office:value-type="string" office:string-value="0050_FPMT" calcext:value-type="string">
            <text:p>0050_FPMT</text:p>
          </table:table-cell>
          <table:table-cell table:formula="of:=['Pre-irrad_4_141031'.M7]" office:value-type="string" office:string-value="0050_RPMT" calcext:value-type="string">
            <text:p>0050_RPMT</text:p>
          </table:table-cell>
        </table:table-row>
        <table:table-row table:style-name="ro1">
          <table:table-cell table:formula="of:=['Pre-irrad_4_141031'.A8]" office:value-type="string" office:string-value="S7" calcext:value-type="string">
            <text:p>S7</text:p>
          </table:table-cell>
          <table:table-cell table:formula="of:=['Pre-irrad_4_141031'.B8]" office:value-type="string" office:string-value="0050_1F11" calcext:value-type="string">
            <text:p>0050_1F11</text:p>
          </table:table-cell>
          <table:table-cell table:formula="of:=['Pre-irrad_4_141031'.C8]" office:value-type="string" office:string-value="0052_1F12" calcext:value-type="string">
            <text:p>0052_1F12</text:p>
          </table:table-cell>
          <table:table-cell table:formula="of:=['Pre-irrad_4_141031'.D8]" office:value-type="string" office:string-value="0050_2F11" calcext:value-type="string">
            <text:p>0050_2F11</text:p>
          </table:table-cell>
          <table:table-cell table:formula="of:=['Pre-irrad_4_141031'.E8]" office:value-type="string" office:string-value="0052_2F12" calcext:value-type="string">
            <text:p>0052_2F12</text:p>
          </table:table-cell>
          <table:table-cell table:formula="of:=['Pre-irrad_4_141031'.F8]" office:value-type="string" office:string-value="0050_3F11" calcext:value-type="string">
            <text:p>0050_3F11</text:p>
          </table:table-cell>
          <table:table-cell table:formula="of:=['Pre-irrad_4_141031'.G8]" office:value-type="string" office:string-value="0052_3F12" calcext:value-type="string">
            <text:p>0052_3F12</text:p>
          </table:table-cell>
          <table:table-cell table:style-name="ce14" table:formula="of:=['Pre-irrad_4_141031'.H8]" office:value-type="string" office:string-value="EMPTY" calcext:value-type="string">
            <text:p>EMPTY</text:p>
          </table:table-cell>
          <table:table-cell table:formula="of:=['Pre-irrad_4_141031'.I8]" office:value-type="string" office:string-value="0050_4F11" calcext:value-type="string">
            <text:p>0050_4F11</text:p>
          </table:table-cell>
          <table:table-cell table:formula="of:=['Pre-irrad_4_141031'.J8]" office:value-type="string" office:string-value="0052_4F12" calcext:value-type="string">
            <text:p>0052_4F12</text:p>
          </table:table-cell>
          <table:table-cell table:formula="of:=['Pre-irrad_4_141031'.K8]" office:value-type="string" office:string-value="0100_1F22" calcext:value-type="string">
            <text:p>0100_1F22</text:p>
          </table:table-cell>
          <table:table-cell table:formula="of:=['Pre-irrad_4_141031'.L8]" office:value-type="string" office:string-value="0102_1F21" calcext:value-type="string">
            <text:p>0102_1F21</text:p>
          </table:table-cell>
          <table:table-cell table:formula="of:=['Pre-irrad_4_141031'.M8]" office:value-type="string" office:string-value="0100_2F22" calcext:value-type="string">
            <text:p>0100_2F22</text:p>
          </table:table-cell>
        </table:table-row>
        <table:table-row table:style-name="ro1">
          <table:table-cell table:formula="of:=['Pre-irrad_4_141031'.A9]" office:value-type="string" office:string-value="S8" calcext:value-type="string">
            <text:p>S8</text:p>
          </table:table-cell>
          <table:table-cell table:formula="of:=['Pre-irrad_4_141031'.B9]" office:value-type="string" office:string-value="0102_2F21" calcext:value-type="string">
            <text:p>0102_2F21</text:p>
          </table:table-cell>
          <table:table-cell table:formula="of:=['Pre-irrad_4_141031'.C9]" office:value-type="string" office:string-value="0100_3F22" calcext:value-type="string">
            <text:p>0100_3F22</text:p>
          </table:table-cell>
          <table:table-cell table:formula="of:=['Pre-irrad_4_141031'.D9]" office:value-type="string" office:string-value="0102_3F21" calcext:value-type="string">
            <text:p>0102_3F21</text:p>
          </table:table-cell>
          <table:table-cell table:formula="of:=['Pre-irrad_4_141031'.E9]" office:value-type="string" office:string-value="0100_4F22" calcext:value-type="string">
            <text:p>0100_4F22</text:p>
          </table:table-cell>
          <table:table-cell table:formula="of:=['Pre-irrad_4_141031'.F9]" office:value-type="string" office:string-value="0102_4F21" calcext:value-type="string">
            <text:p>0102_4F21</text:p>
          </table:table-cell>
          <table:table-cell table:formula="of:=['Pre-irrad_4_141031'.G9]" office:value-type="string" office:string-value="0140_1F31" calcext:value-type="string">
            <text:p>0140_1F31</text:p>
          </table:table-cell>
          <table:table-cell table:formula="of:=['Pre-irrad_4_141031'.H9]" office:value-type="string" office:string-value="0142_1F26" calcext:value-type="string">
            <text:p>0142_1F26</text:p>
          </table:table-cell>
          <table:table-cell table:style-name="ce14" table:formula="of:=['Pre-irrad_4_141031'.I9]" office:value-type="string" office:string-value="EMPTY" calcext:value-type="string">
            <text:p>EMPTY</text:p>
          </table:table-cell>
          <table:table-cell table:formula="of:=['Pre-irrad_4_141031'.J9]" office:value-type="string" office:string-value="0140_2F31" calcext:value-type="string">
            <text:p>0140_2F31</text:p>
          </table:table-cell>
          <table:table-cell table:formula="of:=['Pre-irrad_4_141031'.K9]" office:value-type="string" office:string-value="0142_2F26" calcext:value-type="string">
            <text:p>0142_2F26</text:p>
          </table:table-cell>
          <table:table-cell table:formula="of:=['Pre-irrad_4_141031'.L9]" office:value-type="string" office:string-value="0140_3F31" calcext:value-type="string">
            <text:p>0140_3F31</text:p>
          </table:table-cell>
          <table:table-cell table:formula="of:=['Pre-irrad_4_141031'.M9]" office:value-type="string" office:string-value="0142_3F26" calcext:value-type="string">
            <text:p>0142_3F26</text:p>
          </table:table-cell>
        </table:table-row>
        <table:table-row table:style-name="ro1">
          <table:table-cell table:formula="of:=['Pre-irrad_4_141031'.A10]" office:value-type="string" office:string-value="S9" calcext:value-type="string">
            <text:p>S9</text:p>
          </table:table-cell>
          <table:table-cell table:formula="of:=['Pre-irrad_4_141031'.B10]" office:value-type="string" office:string-value="0140_4F31" calcext:value-type="string">
            <text:p>0140_4F31</text:p>
          </table:table-cell>
          <table:table-cell table:formula="of:=['Pre-irrad_4_141031'.C10]" office:value-type="string" office:string-value="0142_4F26" calcext:value-type="string">
            <text:p>0142_4F26</text:p>
          </table:table-cell>
          <table:table-cell table:formula="of:=['Pre-irrad_4_141031'.D10]" office:value-type="string" office:string-value="1000_1F36" calcext:value-type="string">
            <text:p>1000_1F36</text:p>
          </table:table-cell>
          <table:table-cell table:formula="of:=['Pre-irrad_4_141031'.E10]" office:value-type="string" office:string-value="1002_1F32" calcext:value-type="string">
            <text:p>1002_1F32</text:p>
          </table:table-cell>
          <table:table-cell table:formula="of:=['Pre-irrad_4_141031'.F10]" office:value-type="string" office:string-value="1000_2F36" calcext:value-type="string">
            <text:p>1000_2F36</text:p>
          </table:table-cell>
          <table:table-cell table:formula="of:=['Pre-irrad_4_141031'.G10]" office:value-type="string" office:string-value="1002_2F32" calcext:value-type="string">
            <text:p>1002_2F32</text:p>
          </table:table-cell>
          <table:table-cell table:formula="of:=['Pre-irrad_4_141031'.H10]" office:value-type="string" office:string-value="1000_3F36" calcext:value-type="string">
            <text:p>1000_3F36</text:p>
          </table:table-cell>
          <table:table-cell table:formula="of:=['Pre-irrad_4_141031'.I10]" office:value-type="string" office:string-value="1002_3F32" calcext:value-type="string">
            <text:p>1002_3F32</text:p>
          </table:table-cell>
          <table:table-cell table:style-name="ce14" table:formula="of:=['Pre-irrad_4_141031'.J10]" office:value-type="string" office:string-value="EMPTY" calcext:value-type="string">
            <text:p>EMPTY</text:p>
          </table:table-cell>
          <table:table-cell table:formula="of:=['Pre-irrad_4_141031'.K10]" office:value-type="string" office:string-value="1000_4F36" calcext:value-type="string">
            <text:p>1000_4F36</text:p>
          </table:table-cell>
          <table:table-cell table:formula="of:=['Pre-irrad_4_141031'.L10]" office:value-type="string" office:string-value="1002_4F32" calcext:value-type="string">
            <text:p>1002_4F32</text:p>
          </table:table-cell>
          <table:table-cell table:formula="of:=['Pre-irrad_4_141031'.M10]" office:value-type="string" office:string-value="0050_1R11" calcext:value-type="string">
            <text:p>0050_1R11</text:p>
          </table:table-cell>
        </table:table-row>
        <table:table-row table:style-name="ro1">
          <table:table-cell table:formula="of:=['Pre-irrad_4_141031'.A11]" office:value-type="string" office:string-value="S10" calcext:value-type="string">
            <text:p>S10</text:p>
          </table:table-cell>
          <table:table-cell table:formula="of:=['Pre-irrad_4_141031'.B11]" office:value-type="string" office:string-value="0052_1R12" calcext:value-type="string">
            <text:p>0052_1R12</text:p>
          </table:table-cell>
          <table:table-cell table:formula="of:=['Pre-irrad_4_141031'.C11]" office:value-type="string" office:string-value="0050_2R11" calcext:value-type="string">
            <text:p>0050_2R11</text:p>
          </table:table-cell>
          <table:table-cell table:formula="of:=['Pre-irrad_4_141031'.D11]" office:value-type="string" office:string-value="0052_2R12" calcext:value-type="string">
            <text:p>0052_2R12</text:p>
          </table:table-cell>
          <table:table-cell table:formula="of:=['Pre-irrad_4_141031'.E11]" office:value-type="string" office:string-value="0050_3R11" calcext:value-type="string">
            <text:p>0050_3R11</text:p>
          </table:table-cell>
          <table:table-cell table:formula="of:=['Pre-irrad_4_141031'.F11]" office:value-type="string" office:string-value="0052_3R12" calcext:value-type="string">
            <text:p>0052_3R12</text:p>
          </table:table-cell>
          <table:table-cell table:formula="of:=['Pre-irrad_4_141031'.G11]" office:value-type="string" office:string-value="0050_4R11" calcext:value-type="string">
            <text:p>0050_4R11</text:p>
          </table:table-cell>
          <table:table-cell table:formula="of:=['Pre-irrad_4_141031'.H11]" office:value-type="string" office:string-value="0052_4R12" calcext:value-type="string">
            <text:p>0052_4R12</text:p>
          </table:table-cell>
          <table:table-cell table:formula="of:=['Pre-irrad_4_141031'.I11]" office:value-type="string" office:string-value="0100_1R22" calcext:value-type="string">
            <text:p>0100_1R22</text:p>
          </table:table-cell>
          <table:table-cell table:formula="of:=['Pre-irrad_4_141031'.J11]" office:value-type="string" office:string-value="0102_1R21" calcext:value-type="string">
            <text:p>0102_1R21</text:p>
          </table:table-cell>
          <table:table-cell table:style-name="ce14" table:formula="of:=['Pre-irrad_4_141031'.K11]" office:value-type="string" office:string-value="EMPTY" calcext:value-type="string">
            <text:p>EMPTY</text:p>
          </table:table-cell>
          <table:table-cell table:formula="of:=['Pre-irrad_4_141031'.L11]" office:value-type="string" office:string-value="0100_2R22" calcext:value-type="string">
            <text:p>0100_2R22</text:p>
          </table:table-cell>
          <table:table-cell table:formula="of:=['Pre-irrad_4_141031'.M11]" office:value-type="string" office:string-value="0102_2R21" calcext:value-type="string">
            <text:p>0102_2R21</text:p>
          </table:table-cell>
        </table:table-row>
        <table:table-row table:style-name="ro1">
          <table:table-cell table:formula="of:=['Pre-irrad_4_141031'.A12]" office:value-type="string" office:string-value="S11" calcext:value-type="string">
            <text:p>S11</text:p>
          </table:table-cell>
          <table:table-cell table:formula="of:=['Pre-irrad_4_141031'.B12]" office:value-type="string" office:string-value="0100_3R22" calcext:value-type="string">
            <text:p>0100_3R22</text:p>
          </table:table-cell>
          <table:table-cell table:formula="of:=['Pre-irrad_4_141031'.C12]" office:value-type="string" office:string-value="0102_3R21" calcext:value-type="string">
            <text:p>0102_3R21</text:p>
          </table:table-cell>
          <table:table-cell table:formula="of:=['Pre-irrad_4_141031'.D12]" office:value-type="string" office:string-value="0100_4R22" calcext:value-type="string">
            <text:p>0100_4R22</text:p>
          </table:table-cell>
          <table:table-cell table:formula="of:=['Pre-irrad_4_141031'.E12]" office:value-type="string" office:string-value="0102_4R21" calcext:value-type="string">
            <text:p>0102_4R21</text:p>
          </table:table-cell>
          <table:table-cell table:formula="of:=['Pre-irrad_4_141031'.F12]" office:value-type="string" office:string-value="0140_1R31" calcext:value-type="string">
            <text:p>0140_1R31</text:p>
          </table:table-cell>
          <table:table-cell table:formula="of:=['Pre-irrad_4_141031'.G12]" office:value-type="string" office:string-value="0142_1R26" calcext:value-type="string">
            <text:p>0142_1R26</text:p>
          </table:table-cell>
          <table:table-cell table:formula="of:=['Pre-irrad_4_141031'.H12]" office:value-type="string" office:string-value="0140_2R31" calcext:value-type="string">
            <text:p>0140_2R31</text:p>
          </table:table-cell>
          <table:table-cell table:formula="of:=['Pre-irrad_4_141031'.I12]" office:value-type="string" office:string-value="0142_2R26" calcext:value-type="string">
            <text:p>0142_2R26</text:p>
          </table:table-cell>
          <table:table-cell table:formula="of:=['Pre-irrad_4_141031'.J12]" office:value-type="string" office:string-value="0140_3R31" calcext:value-type="string">
            <text:p>0140_3R31</text:p>
          </table:table-cell>
          <table:table-cell table:formula="of:=['Pre-irrad_4_141031'.K12]" office:value-type="string" office:string-value="0142_3R26" calcext:value-type="string">
            <text:p>0142_3R26</text:p>
          </table:table-cell>
          <table:table-cell table:style-name="ce14" table:formula="of:=['Pre-irrad_4_141031'.L12]" office:value-type="string" office:string-value="EMPTY" calcext:value-type="string">
            <text:p>EMPTY</text:p>
          </table:table-cell>
          <table:table-cell table:formula="of:=['Pre-irrad_4_141031'.M12]" office:value-type="string" office:string-value="0140_4R31" calcext:value-type="string">
            <text:p>0140_4R31</text:p>
          </table:table-cell>
        </table:table-row>
        <table:table-row table:style-name="ro1">
          <table:table-cell table:formula="of:=['Pre-irrad_4_141031'.A13]" office:value-type="string" office:string-value="S12" calcext:value-type="string">
            <text:p>S12</text:p>
          </table:table-cell>
          <table:table-cell table:formula="of:=['Pre-irrad_4_141031'.B13]" office:value-type="string" office:string-value="0142_4R26" calcext:value-type="string">
            <text:p>0142_4R26</text:p>
          </table:table-cell>
          <table:table-cell table:formula="of:=['Pre-irrad_4_141031'.C13]" office:value-type="string" office:string-value="1000_1R36" calcext:value-type="string">
            <text:p>1000_1R36</text:p>
          </table:table-cell>
          <table:table-cell table:formula="of:=['Pre-irrad_4_141031'.D13]" office:value-type="string" office:string-value="1002_1R32" calcext:value-type="string">
            <text:p>1002_1R32</text:p>
          </table:table-cell>
          <table:table-cell table:formula="of:=['Pre-irrad_4_141031'.E13]" office:value-type="string" office:string-value="1000_2R36" calcext:value-type="string">
            <text:p>1000_2R36</text:p>
          </table:table-cell>
          <table:table-cell table:formula="of:=['Pre-irrad_4_141031'.F13]" office:value-type="string" office:string-value="1002_2R32" calcext:value-type="string">
            <text:p>1002_2R32</text:p>
          </table:table-cell>
          <table:table-cell table:formula="of:=['Pre-irrad_4_141031'.G13]" office:value-type="string" office:string-value="1000_3R36" calcext:value-type="string">
            <text:p>1000_3R36</text:p>
          </table:table-cell>
          <table:table-cell table:formula="of:=['Pre-irrad_4_141031'.H13]" office:value-type="string" office:string-value="1002_3R32" calcext:value-type="string">
            <text:p>1002_3R32</text:p>
          </table:table-cell>
          <table:table-cell table:formula="of:=['Pre-irrad_4_141031'.I13]" office:value-type="string" office:string-value="1000_4R36" calcext:value-type="string">
            <text:p>1000_4R36</text:p>
          </table:table-cell>
          <table:table-cell table:formula="of:=['Pre-irrad_4_141031'.J13]" office:value-type="string" office:string-value="1002_4R32" calcext:value-type="string">
            <text:p>1002_4R32</text:p>
          </table:table-cell>
          <table:table-cell table:formula="of:=['Pre-irrad_4_141031'.K13]" office:value-type="string" office:string-value="0050_1F16" calcext:value-type="string">
            <text:p>0050_1F16</text:p>
          </table:table-cell>
          <table:table-cell table:formula="of:=['Pre-irrad_4_141031'.L13]" office:value-type="string" office:string-value="0052_1F17" calcext:value-type="string">
            <text:p>0052_1F17</text:p>
          </table:table-cell>
          <table:table-cell table:style-name="ce14" table:formula="of:=['Pre-irrad_4_141031'.M13]" office:value-type="string" office:string-value="EMPTY" calcext:value-type="string">
            <text:p>EMPTY</text:p>
          </table:table-cell>
        </table:table-row>
        <table:table-row table:style-name="ro1">
          <table:table-cell table:formula="of:=['Pre-irrad_4_141031'.A14]" office:value-type="string" office:string-value="S13" calcext:value-type="string">
            <text:p>S13</text:p>
          </table:table-cell>
          <table:table-cell table:style-name="ce14" table:formula="of:=['Pre-irrad_4_141031'.B14]" office:value-type="string" office:string-value="EMPTY" calcext:value-type="string">
            <text:p>EMPTY</text:p>
          </table:table-cell>
          <table:table-cell table:formula="of:=['Pre-irrad_4_141031'.C14]" office:value-type="string" office:string-value="0050_2F16" calcext:value-type="string">
            <text:p>0050_2F16</text:p>
          </table:table-cell>
          <table:table-cell table:style-name="ce14" table:formula="of:=['Pre-irrad_4_141031'.D14]" office:value-type="string" office:string-value="EMPTY" calcext:value-type="string">
            <text:p>EMPTY</text:p>
          </table:table-cell>
          <table:table-cell table:formula="of:=['Pre-irrad_4_141031'.E14]" office:value-type="string" office:string-value="0052_2F17" calcext:value-type="string">
            <text:p>0052_2F17</text:p>
          </table:table-cell>
          <table:table-cell table:formula="of:=['Pre-irrad_4_141031'.F14]" office:value-type="string" office:string-value="0050_3F16" calcext:value-type="string">
            <text:p>0050_3F16</text:p>
          </table:table-cell>
          <table:table-cell table:formula="of:=['Pre-irrad_4_141031'.G14]" office:value-type="string" office:string-value="0052_3F17" calcext:value-type="string">
            <text:p>0052_3F17</text:p>
          </table:table-cell>
          <table:table-cell table:formula="of:=['Pre-irrad_4_141031'.H14]" office:value-type="string" office:string-value="0050_4F16" calcext:value-type="string">
            <text:p>0050_4F16</text:p>
          </table:table-cell>
          <table:table-cell table:formula="of:=['Pre-irrad_4_141031'.I14]" office:value-type="string" office:string-value="0052_4F17" calcext:value-type="string">
            <text:p>0052_4F17</text:p>
          </table:table-cell>
          <table:table-cell table:formula="of:=['Pre-irrad_4_141031'.J14]" office:value-type="string" office:string-value="0100_1F27" calcext:value-type="string">
            <text:p>0100_1F27</text:p>
          </table:table-cell>
          <table:table-cell table:formula="of:=['Pre-irrad_4_141031'.K14]" office:value-type="string" office:string-value="0100_2F27" calcext:value-type="string">
            <text:p>0100_2F27</text:p>
          </table:table-cell>
          <table:table-cell table:formula="of:=['Pre-irrad_4_141031'.L14]" office:value-type="string" office:string-value="0100_3F27" calcext:value-type="string">
            <text:p>0100_3F27</text:p>
          </table:table-cell>
          <table:table-cell table:formula="of:=['Pre-irrad_4_141031'.M14]" office:value-type="string" office:string-value="0100_4F27" calcext:value-type="string">
            <text:p>0100_4F27</text:p>
          </table:table-cell>
        </table:table-row>
        <table:table-row table:style-name="ro1">
          <table:table-cell table:formula="of:=['Pre-irrad_4_141031'.A15]" office:value-type="string" office:string-value="S14" calcext:value-type="string">
            <text:p>S14</text:p>
          </table:table-cell>
          <table:table-cell table:style-name="ce14" table:formula="of:=['Pre-irrad_4_141031'.B15]" office:value-type="string" office:string-value="EMPTY" calcext:value-type="string">
            <text:p>EMPTY</text:p>
          </table:table-cell>
          <table:table-cell table:formula="of:=['Pre-irrad_4_141031'.C15]" office:value-type="string" office:string-value="1000_1F37" calcext:value-type="string">
            <text:p>1000_1F37</text:p>
          </table:table-cell>
          <table:table-cell table:formula="of:=['Pre-irrad_4_141031'.D15]" office:value-type="string" office:string-value="1000_2F37" calcext:value-type="string">
            <text:p>1000_2F37</text:p>
          </table:table-cell>
          <table:table-cell table:style-name="ce14" table:formula="of:=['Pre-irrad_4_141031'.E15]" office:value-type="string" office:string-value="EMPTY" calcext:value-type="string">
            <text:p>EMPTY</text:p>
          </table:table-cell>
          <table:table-cell table:formula="of:=['Pre-irrad_4_141031'.F15]" office:value-type="string" office:string-value="1000_3F37" calcext:value-type="string">
            <text:p>1000_3F37</text:p>
          </table:table-cell>
          <table:table-cell table:formula="of:=['Pre-irrad_4_141031'.G15]" office:value-type="string" office:string-value="1000_4F37" calcext:value-type="string">
            <text:p>1000_4F37</text:p>
          </table:table-cell>
          <table:table-cell table:formula="of:=['Pre-irrad_4_141031'.H15]" office:value-type="string" office:string-value="0050_1R16" calcext:value-type="string">
            <text:p>0050_1R16</text:p>
          </table:table-cell>
          <table:table-cell table:formula="of:=['Pre-irrad_4_141031'.I15]" office:value-type="string" office:string-value="0052_1R17" calcext:value-type="string">
            <text:p>0052_1R17</text:p>
          </table:table-cell>
          <table:table-cell table:formula="of:=['Pre-irrad_4_141031'.J15]" office:value-type="string" office:string-value="0050_2R16" calcext:value-type="string">
            <text:p>0050_2R16</text:p>
          </table:table-cell>
          <table:table-cell table:formula="of:=['Pre-irrad_4_141031'.K15]" office:value-type="string" office:string-value="0052_2R17" calcext:value-type="string">
            <text:p>0052_2R17</text:p>
          </table:table-cell>
          <table:table-cell table:formula="of:=['Pre-irrad_4_141031'.L15]" office:value-type="string" office:string-value="0050_3R16" calcext:value-type="string">
            <text:p>0050_3R16</text:p>
          </table:table-cell>
          <table:table-cell table:formula="of:=['Pre-irrad_4_141031'.M15]" office:value-type="string" office:string-value="0052_3R17" calcext:value-type="string">
            <text:p>0052_3R17</text:p>
          </table:table-cell>
        </table:table-row>
        <table:table-row table:style-name="ro1">
          <table:table-cell table:formula="of:=['Pre-irrad_4_141031'.A16]" office:value-type="string" office:string-value="S15" calcext:value-type="string">
            <text:p>S15</text:p>
          </table:table-cell>
          <table:table-cell table:style-name="ce14" table:formula="of:=['Pre-irrad_4_141031'.B16]" office:value-type="string" office:string-value="EMPTY" calcext:value-type="string">
            <text:p>EMPTY</text:p>
          </table:table-cell>
          <table:table-cell table:formula="of:=['Pre-irrad_4_141031'.C16]" office:value-type="string" office:string-value="0050_4R16" calcext:value-type="string">
            <text:p>0050_4R16</text:p>
          </table:table-cell>
          <table:table-cell table:formula="of:=['Pre-irrad_4_141031'.D16]" office:value-type="string" office:string-value="0052_4R17" calcext:value-type="string">
            <text:p>0052_4R17</text:p>
          </table:table-cell>
          <table:table-cell table:formula="of:=['Pre-irrad_4_141031'.E16]" office:value-type="string" office:string-value="0100_1R27" calcext:value-type="string">
            <text:p>0100_1R27</text:p>
          </table:table-cell>
          <table:table-cell table:style-name="ce14" table:formula="of:=['Pre-irrad_4_141031'.F16]" office:value-type="string" office:string-value="EMPTY" calcext:value-type="string">
            <text:p>EMPTY</text:p>
          </table:table-cell>
          <table:table-cell table:formula="of:=['Pre-irrad_4_141031'.G16]" office:value-type="string" office:string-value="0100_2R27" calcext:value-type="string">
            <text:p>0100_2R27</text:p>
          </table:table-cell>
          <table:table-cell table:formula="of:=['Pre-irrad_4_141031'.H16]" office:value-type="string" office:string-value="0100_3R27" calcext:value-type="string">
            <text:p>0100_3R27</text:p>
          </table:table-cell>
          <table:table-cell table:formula="of:=['Pre-irrad_4_141031'.I16]" office:value-type="string" office:string-value="0100_4R27" calcext:value-type="string">
            <text:p>0100_4R27</text:p>
          </table:table-cell>
          <table:table-cell table:formula="of:=['Pre-irrad_4_141031'.J16]" office:value-type="string" office:string-value="1000_1R37" calcext:value-type="string">
            <text:p>1000_1R37</text:p>
          </table:table-cell>
          <table:table-cell table:formula="of:=['Pre-irrad_4_141031'.K16]" office:value-type="string" office:string-value="1000_2R37" calcext:value-type="string">
            <text:p>1000_2R37</text:p>
          </table:table-cell>
          <table:table-cell table:formula="of:=['Pre-irrad_4_141031'.L16]" office:value-type="string" office:string-value="1000_3R37" calcext:value-type="string">
            <text:p>1000_3R37</text:p>
          </table:table-cell>
          <table:table-cell table:formula="of:=['Pre-irrad_4_141031'.M16]" office:value-type="string" office:string-value="1000_4R37" calcext:value-type="string">
            <text:p>1000_4R37</text:p>
          </table:table-cell>
        </table:table-row>
        <table:table-row table:style-name="ro1">
          <table:table-cell table:style-name="ce9" table:formula="of:=['Pre-irrad_4_141031'.A17]" office:value-type="string" office:string-value="R1" calcext:value-type="string">
            <text:p>R1</text:p>
          </table:table-cell>
          <table:table-cell table:style-name="ce2" table:formula="of:=['Pre-irrad_4_141031'.B17]" office:value-type="string" office:string-value="0050_REF1" calcext:value-type="string">
            <text:p>0050_REF1</text:p>
          </table:table-cell>
          <table:table-cell table:style-name="ce2" table:formula="of:=['Pre-irrad_4_141031'.C17]" office:value-type="string" office:string-value="0052_REF1" calcext:value-type="string">
            <text:p>0052_REF1</text:p>
          </table:table-cell>
          <table:table-cell table:style-name="ce2" table:formula="of:=['Pre-irrad_4_141031'.D17]" office:value-type="string" office:string-value="0100_REF1" calcext:value-type="string">
            <text:p>0100_REF1</text:p>
          </table:table-cell>
          <table:table-cell table:style-name="ce2" table:formula="of:=['Pre-irrad_4_141031'.E17]" office:value-type="string" office:string-value="0102_REF1" calcext:value-type="string">
            <text:p>0102_REF1</text:p>
          </table:table-cell>
          <table:table-cell table:style-name="ce2" table:formula="of:=['Pre-irrad_4_141031'.F17]" office:value-type="string" office:string-value="0140_REF1" calcext:value-type="string">
            <text:p>0140_REF1</text:p>
          </table:table-cell>
          <table:table-cell table:style-name="ce2" table:formula="of:=['Pre-irrad_4_141031'.G17]" office:value-type="string" office:string-value="0142_REF1" calcext:value-type="string">
            <text:p>0142_REF1</text:p>
          </table:table-cell>
          <table:table-cell table:style-name="ce2" table:formula="of:=['Pre-irrad_4_141031'.H17]" office:value-type="string" office:string-value="1000_REF1" calcext:value-type="string">
            <text:p>1000_REF1</text:p>
          </table:table-cell>
          <table:table-cell table:style-name="ce2" table:formula="of:=['Pre-irrad_4_141031'.I17]" office:value-type="string" office:string-value="1002_REF1" calcext:value-type="string">
            <text:p>1002_REF1</text:p>
          </table:table-cell>
          <table:table-cell table:style-name="ce2" table:formula="of:=['Pre-irrad_4_141031'.J17]" office:value-type="string" office:string-value="0050_REF2" calcext:value-type="string">
            <text:p>0050_REF2</text:p>
          </table:table-cell>
          <table:table-cell table:style-name="ce2" table:formula="of:=['Pre-irrad_4_141031'.K17]" office:value-type="string" office:string-value="0052_REF2" calcext:value-type="string">
            <text:p>0052_REF2</text:p>
          </table:table-cell>
          <table:table-cell table:style-name="ce2" table:formula="of:=['Pre-irrad_4_141031'.L17]" office:value-type="string" office:string-value="0100_REF2" calcext:value-type="string">
            <text:p>0100_REF2</text:p>
          </table:table-cell>
          <table:table-cell table:style-name="ce2" table:formula="of:=['Pre-irrad_4_141031'.M17]" office:value-type="string" office:string-value="0102_REF2" calcext:value-type="string">
            <text:p>0102_REF2</text:p>
          </table:table-cell>
        </table:table-row>
      </table:table>
      <table:table table:name="Pre-irrad_6_141105" table:style-name="ta1">
        <table:table-column table:style-name="co1" table:default-cell-style-name="ce1"/>
        <table:table-column table:style-name="co1" table:number-columns-repeated="12" table:default-cell-style-name="Default"/>
        <table:table-row table:style-name="ro1">
          <table:table-cell table:formula="of:=['Pre-irrad_5_141031'.A1]" office:value-type="string" office:string-value="Tray ID" calcext:value-type="string">
            <text:p>Tray ID</text:p>
          </table:table-cell>
          <table:table-cell table:style-name="ce1" table:formula="of:=['Pre-irrad_5_141031'.B1]" office:value-type="string" office:string-value="Position 1" calcext:value-type="string">
            <text:p>Position 1</text:p>
          </table:table-cell>
          <table:table-cell table:style-name="ce1" table:formula="of:=['Pre-irrad_5_141031'.C1]" office:value-type="string" office:string-value="Position 2" calcext:value-type="string">
            <text:p>Position 2</text:p>
          </table:table-cell>
          <table:table-cell table:style-name="ce1" table:formula="of:=['Pre-irrad_5_141031'.D1]" office:value-type="string" office:string-value="Position 3" calcext:value-type="string">
            <text:p>Position 3</text:p>
          </table:table-cell>
          <table:table-cell table:style-name="ce1" table:formula="of:=['Pre-irrad_5_141031'.E1]" office:value-type="string" office:string-value="Position 4" calcext:value-type="string">
            <text:p>Position 4</text:p>
          </table:table-cell>
          <table:table-cell table:style-name="ce1" table:formula="of:=['Pre-irrad_5_141031'.F1]" office:value-type="string" office:string-value="Position 5" calcext:value-type="string">
            <text:p>Position 5</text:p>
          </table:table-cell>
          <table:table-cell table:style-name="ce1" table:formula="of:=['Pre-irrad_5_141031'.G1]" office:value-type="string" office:string-value="Position 6" calcext:value-type="string">
            <text:p>Position 6</text:p>
          </table:table-cell>
          <table:table-cell table:style-name="ce1" table:formula="of:=['Pre-irrad_5_141031'.H1]" office:value-type="string" office:string-value="Position 7" calcext:value-type="string">
            <text:p>Position 7</text:p>
          </table:table-cell>
          <table:table-cell table:style-name="ce1" table:formula="of:=['Pre-irrad_5_141031'.I1]" office:value-type="string" office:string-value="Position 8" calcext:value-type="string">
            <text:p>Position 8</text:p>
          </table:table-cell>
          <table:table-cell table:style-name="ce1" table:formula="of:=['Pre-irrad_5_141031'.J1]" office:value-type="string" office:string-value="Position 9" calcext:value-type="string">
            <text:p>Position 9</text:p>
          </table:table-cell>
          <table:table-cell table:style-name="ce1" table:formula="of:=['Pre-irrad_5_141031'.K1]" office:value-type="string" office:string-value="Position 10" calcext:value-type="string">
            <text:p>Position 10</text:p>
          </table:table-cell>
          <table:table-cell table:style-name="ce1" table:formula="of:=['Pre-irrad_5_141031'.L1]" office:value-type="string" office:string-value="Position 11" calcext:value-type="string">
            <text:p>Position 11</text:p>
          </table:table-cell>
          <table:table-cell table:style-name="ce1" table:formula="of:=['Pre-irrad_5_141031'.M1]" office:value-type="string" office:string-value="Position 12" calcext:value-type="string">
            <text:p>Position 12</text:p>
          </table:table-cell>
        </table:table-row>
        <table:table-row table:style-name="ro1">
          <table:table-cell table:formula="of:=['Pre-irrad_5_141031'.A2]" office:value-type="string" office:string-value="S1" calcext:value-type="string">
            <text:p>S1</text:p>
          </table:table-cell>
          <table:table-cell table:style-name="ce14" table:formula="of:=['Pre-irrad_5_141031'.B2]" office:value-type="string" office:string-value="STD_3_H" calcext:value-type="string">
            <text:p>STD_3_H</text:p>
          </table:table-cell>
          <table:table-cell table:formula="of:=['Pre-irrad_5_141031'.C2]" office:value-type="string" office:string-value="0050_1F13" calcext:value-type="string">
            <text:p>0050_1F13</text:p>
          </table:table-cell>
          <table:table-cell table:formula="of:=['Pre-irrad_5_141031'.D2]" office:value-type="string" office:string-value="0052_1F14" calcext:value-type="string">
            <text:p>0052_1F14</text:p>
          </table:table-cell>
          <table:table-cell table:formula="of:=['Pre-irrad_5_141031'.E2]" office:value-type="string" office:string-value="0050_2F13" calcext:value-type="string">
            <text:p>0050_2F13</text:p>
          </table:table-cell>
          <table:table-cell table:formula="of:=['Pre-irrad_5_141031'.F2]" office:value-type="string" office:string-value="0052_2F14" calcext:value-type="string">
            <text:p>0052_2F14</text:p>
          </table:table-cell>
          <table:table-cell table:formula="of:=['Pre-irrad_5_141031'.G2]" office:value-type="string" office:string-value="0050_3F13" calcext:value-type="string">
            <text:p>0050_3F13</text:p>
          </table:table-cell>
          <table:table-cell table:formula="of:=['Pre-irrad_5_141031'.H2]" office:value-type="string" office:string-value="0052_3F14" calcext:value-type="string">
            <text:p>0052_3F14</text:p>
          </table:table-cell>
          <table:table-cell table:formula="of:=['Pre-irrad_5_141031'.I2]" office:value-type="string" office:string-value="0050_4F13" calcext:value-type="string">
            <text:p>0050_4F13</text:p>
          </table:table-cell>
          <table:table-cell table:formula="of:=['Pre-irrad_5_141031'.J2]" office:value-type="string" office:string-value="0052_4F14" calcext:value-type="string">
            <text:p>0052_4F14</text:p>
          </table:table-cell>
          <table:table-cell table:formula="of:=['Pre-irrad_5_141031'.K2]" office:value-type="string" office:string-value="0100_1F15" calcext:value-type="string">
            <text:p>0100_1F15</text:p>
          </table:table-cell>
          <table:table-cell table:formula="of:=['Pre-irrad_5_141031'.L2]" office:value-type="string" office:string-value="0102_1F25" calcext:value-type="string">
            <text:p>0102_1F25</text:p>
          </table:table-cell>
          <table:table-cell table:formula="of:=['Pre-irrad_5_141031'.M2]" office:value-type="string" office:string-value="0100_2F15" calcext:value-type="string">
            <text:p>0100_2F15</text:p>
          </table:table-cell>
        </table:table-row>
        <table:table-row table:style-name="ro1">
          <table:table-cell table:formula="of:=['Pre-irrad_5_141031'.A3]" office:value-type="string" office:string-value="S2" calcext:value-type="string">
            <text:p>S2</text:p>
          </table:table-cell>
          <table:table-cell table:formula="of:=['Pre-irrad_5_141031'.B3]" office:value-type="string" office:string-value="0102_2F25" calcext:value-type="string">
            <text:p>0102_2F25</text:p>
          </table:table-cell>
          <table:table-cell table:style-name="ce14" table:formula="of:=['Pre-irrad_5_141031'.C3]" office:value-type="string" office:string-value="STD_14_C" calcext:value-type="string">
            <text:p>STD_14_C</text:p>
          </table:table-cell>
          <table:table-cell table:formula="of:=['Pre-irrad_5_141031'.D3]" office:value-type="string" office:string-value="0100_3F15" calcext:value-type="string">
            <text:p>0100_3F15</text:p>
          </table:table-cell>
          <table:table-cell table:formula="of:=['Pre-irrad_5_141031'.E3]" office:value-type="string" office:string-value="0102_3F25" calcext:value-type="string">
            <text:p>0102_3F25</text:p>
          </table:table-cell>
          <table:table-cell table:formula="of:=['Pre-irrad_5_141031'.F3]" office:value-type="string" office:string-value="0100_4F15" calcext:value-type="string">
            <text:p>0100_4F15</text:p>
          </table:table-cell>
          <table:table-cell table:formula="of:=['Pre-irrad_5_141031'.G3]" office:value-type="string" office:string-value="0102_4F25" calcext:value-type="string">
            <text:p>0102_4F25</text:p>
          </table:table-cell>
          <table:table-cell table:formula="of:=['Pre-irrad_5_141031'.H3]" office:value-type="string" office:string-value="0140_1F23" calcext:value-type="string">
            <text:p>0140_1F23</text:p>
          </table:table-cell>
          <table:table-cell table:formula="of:=['Pre-irrad_5_141031'.I3]" office:value-type="string" office:string-value="0142_1F33" calcext:value-type="string">
            <text:p>0142_1F33</text:p>
          </table:table-cell>
          <table:table-cell table:formula="of:=['Pre-irrad_5_141031'.J3]" office:value-type="string" office:string-value="0140_2F23" calcext:value-type="string">
            <text:p>0140_2F23</text:p>
          </table:table-cell>
          <table:table-cell table:formula="of:=['Pre-irrad_5_141031'.K3]" office:value-type="string" office:string-value="0142_2F33" calcext:value-type="string">
            <text:p>0142_2F33</text:p>
          </table:table-cell>
          <table:table-cell table:formula="of:=['Pre-irrad_5_141031'.L3]" office:value-type="string" office:string-value="0140_3F23" calcext:value-type="string">
            <text:p>0140_3F23</text:p>
          </table:table-cell>
          <table:table-cell table:formula="of:=['Pre-irrad_5_141031'.M3]" office:value-type="string" office:string-value="0142_3F33" calcext:value-type="string">
            <text:p>0142_3F33</text:p>
          </table:table-cell>
        </table:table-row>
        <table:table-row table:style-name="ro1">
          <table:table-cell table:formula="of:=['Pre-irrad_5_141031'.A4]" office:value-type="string" office:string-value="S3" calcext:value-type="string">
            <text:p>S3</text:p>
          </table:table-cell>
          <table:table-cell table:formula="of:=['Pre-irrad_5_141031'.B4]" office:value-type="string" office:string-value="0140_4F23" calcext:value-type="string">
            <text:p>0140_4F23</text:p>
          </table:table-cell>
          <table:table-cell table:formula="of:=['Pre-irrad_5_141031'.C4]" office:value-type="string" office:string-value="0142_4F33" calcext:value-type="string">
            <text:p>0142_4F33</text:p>
          </table:table-cell>
          <table:table-cell table:style-name="ce14" table:formula="of:=['Pre-irrad_5_141031'.D4]" office:value-type="string" office:string-value="EMPTY" calcext:value-type="string">
            <text:p>EMPTY</text:p>
          </table:table-cell>
          <table:table-cell table:formula="of:=['Pre-irrad_5_141031'.E4]" office:value-type="string" office:string-value="1000_1F34" calcext:value-type="string">
            <text:p>1000_1F34</text:p>
          </table:table-cell>
          <table:table-cell table:formula="of:=['Pre-irrad_5_141031'.F4]" office:value-type="string" office:string-value="1002_1F35" calcext:value-type="string">
            <text:p>1002_1F35</text:p>
          </table:table-cell>
          <table:table-cell table:formula="of:=['Pre-irrad_5_141031'.G4]" office:value-type="string" office:string-value="1000_2F34" calcext:value-type="string">
            <text:p>1000_2F34</text:p>
          </table:table-cell>
          <table:table-cell table:formula="of:=['Pre-irrad_5_141031'.H4]" office:value-type="string" office:string-value="1002_2F35" calcext:value-type="string">
            <text:p>1002_2F35</text:p>
          </table:table-cell>
          <table:table-cell table:formula="of:=['Pre-irrad_5_141031'.I4]" office:value-type="string" office:string-value="1000_3F34" calcext:value-type="string">
            <text:p>1000_3F34</text:p>
          </table:table-cell>
          <table:table-cell table:formula="of:=['Pre-irrad_5_141031'.J4]" office:value-type="string" office:string-value="1002_3F35" calcext:value-type="string">
            <text:p>1002_3F35</text:p>
          </table:table-cell>
          <table:table-cell table:formula="of:=['Pre-irrad_5_141031'.K4]" office:value-type="string" office:string-value="1000_4F34" calcext:value-type="string">
            <text:p>1000_4F34</text:p>
          </table:table-cell>
          <table:table-cell table:formula="of:=['Pre-irrad_5_141031'.L4]" office:value-type="string" office:string-value="1002_4F35" calcext:value-type="string">
            <text:p>1002_4F35</text:p>
          </table:table-cell>
          <table:table-cell table:formula="of:=['Pre-irrad_5_141031'.M4]" office:value-type="string" office:string-value="0050_1R13" calcext:value-type="string">
            <text:p>0050_1R13</text:p>
          </table:table-cell>
        </table:table-row>
        <table:table-row table:style-name="ro1">
          <table:table-cell table:formula="of:=['Pre-irrad_5_141031'.A5]" office:value-type="string" office:string-value="S4" calcext:value-type="string">
            <text:p>S4</text:p>
          </table:table-cell>
          <table:table-cell table:formula="of:=['Pre-irrad_5_141031'.B5]" office:value-type="string" office:string-value="0052_1R14" calcext:value-type="string">
            <text:p>0052_1R14</text:p>
          </table:table-cell>
          <table:table-cell table:formula="of:=['Pre-irrad_5_141031'.C5]" office:value-type="string" office:string-value="0050_2R13" calcext:value-type="string">
            <text:p>0050_2R13</text:p>
          </table:table-cell>
          <table:table-cell table:formula="of:=['Pre-irrad_5_141031'.D5]" office:value-type="string" office:string-value="0052_2R14" calcext:value-type="string">
            <text:p>0052_2R14</text:p>
          </table:table-cell>
          <table:table-cell table:style-name="ce14" table:formula="of:=['Pre-irrad_5_141031'.E5]" office:value-type="string" office:string-value="EMPTY" calcext:value-type="string">
            <text:p>EMPTY</text:p>
          </table:table-cell>
          <table:table-cell table:formula="of:=['Pre-irrad_5_141031'.F5]" office:value-type="string" office:string-value="0050_3R13" calcext:value-type="string">
            <text:p>0050_3R13</text:p>
          </table:table-cell>
          <table:table-cell table:formula="of:=['Pre-irrad_5_141031'.G5]" office:value-type="string" office:string-value="0052_3R14" calcext:value-type="string">
            <text:p>0052_3R14</text:p>
          </table:table-cell>
          <table:table-cell table:formula="of:=['Pre-irrad_5_141031'.H5]" office:value-type="string" office:string-value="0050_4R13" calcext:value-type="string">
            <text:p>0050_4R13</text:p>
          </table:table-cell>
          <table:table-cell table:formula="of:=['Pre-irrad_5_141031'.I5]" office:value-type="string" office:string-value="0052_4R14" calcext:value-type="string">
            <text:p>0052_4R14</text:p>
          </table:table-cell>
          <table:table-cell table:formula="of:=['Pre-irrad_5_141031'.J5]" office:value-type="string" office:string-value="0100_1R15" calcext:value-type="string">
            <text:p>0100_1R15</text:p>
          </table:table-cell>
          <table:table-cell table:formula="of:=['Pre-irrad_5_141031'.K5]" office:value-type="string" office:string-value="0102_1R25" calcext:value-type="string">
            <text:p>0102_1R25</text:p>
          </table:table-cell>
          <table:table-cell table:formula="of:=['Pre-irrad_5_141031'.L5]" office:value-type="string" office:string-value="0100_2R15" calcext:value-type="string">
            <text:p>0100_2R15</text:p>
          </table:table-cell>
          <table:table-cell table:formula="of:=['Pre-irrad_5_141031'.M5]" office:value-type="string" office:string-value="0102_2R25" calcext:value-type="string">
            <text:p>0102_2R25</text:p>
          </table:table-cell>
        </table:table-row>
        <table:table-row table:style-name="ro1">
          <table:table-cell table:formula="of:=['Pre-irrad_5_141031'.A6]" office:value-type="string" office:string-value="S5" calcext:value-type="string">
            <text:p>S5</text:p>
          </table:table-cell>
          <table:table-cell table:formula="of:=['Pre-irrad_5_141031'.B6]" office:value-type="string" office:string-value="0100_3R15" calcext:value-type="string">
            <text:p>0100_3R15</text:p>
          </table:table-cell>
          <table:table-cell table:formula="of:=['Pre-irrad_5_141031'.C6]" office:value-type="string" office:string-value="0102_3R25" calcext:value-type="string">
            <text:p>0102_3R25</text:p>
          </table:table-cell>
          <table:table-cell table:formula="of:=['Pre-irrad_5_141031'.D6]" office:value-type="string" office:string-value="0100_4R15" calcext:value-type="string">
            <text:p>0100_4R15</text:p>
          </table:table-cell>
          <table:table-cell table:formula="of:=['Pre-irrad_5_141031'.E6]" office:value-type="string" office:string-value="0102_4R25" calcext:value-type="string">
            <text:p>0102_4R25</text:p>
          </table:table-cell>
          <table:table-cell table:style-name="ce14" table:formula="of:=['Pre-irrad_5_141031'.F6]" office:value-type="string" office:string-value="EMPTY" calcext:value-type="string">
            <text:p>EMPTY</text:p>
          </table:table-cell>
          <table:table-cell table:formula="of:=['Pre-irrad_5_141031'.G6]" office:value-type="string" office:string-value="0140_1R23" calcext:value-type="string">
            <text:p>0140_1R23</text:p>
          </table:table-cell>
          <table:table-cell table:formula="of:=['Pre-irrad_5_141031'.H6]" office:value-type="string" office:string-value="0142_1R33" calcext:value-type="string">
            <text:p>0142_1R33</text:p>
          </table:table-cell>
          <table:table-cell table:formula="of:=['Pre-irrad_5_141031'.I6]" office:value-type="string" office:string-value="0140_2R23" calcext:value-type="string">
            <text:p>0140_2R23</text:p>
          </table:table-cell>
          <table:table-cell table:formula="of:=['Pre-irrad_5_141031'.J6]" office:value-type="string" office:string-value="0142_2R33" calcext:value-type="string">
            <text:p>0142_2R33</text:p>
          </table:table-cell>
          <table:table-cell table:formula="of:=['Pre-irrad_5_141031'.K6]" office:value-type="string" office:string-value="0140_3R23" calcext:value-type="string">
            <text:p>0140_3R23</text:p>
          </table:table-cell>
          <table:table-cell table:formula="of:=['Pre-irrad_5_141031'.L6]" office:value-type="string" office:string-value="0142_3R33" calcext:value-type="string">
            <text:p>0142_3R33</text:p>
          </table:table-cell>
          <table:table-cell table:formula="of:=['Pre-irrad_5_141031'.M6]" office:value-type="string" office:string-value="0140_4R23" calcext:value-type="string">
            <text:p>0140_4R23</text:p>
          </table:table-cell>
        </table:table-row>
        <table:table-row table:style-name="ro1">
          <table:table-cell table:formula="of:=['Pre-irrad_5_141031'.A7]" office:value-type="string" office:string-value="S6" calcext:value-type="string">
            <text:p>S6</text:p>
          </table:table-cell>
          <table:table-cell table:formula="of:=['Pre-irrad_5_141031'.B7]" office:value-type="string" office:string-value="0142_4R33" calcext:value-type="string">
            <text:p>0142_4R33</text:p>
          </table:table-cell>
          <table:table-cell table:formula="of:=['Pre-irrad_5_141031'.C7]" office:value-type="string" office:string-value="1000_1R34" calcext:value-type="string">
            <text:p>1000_1R34</text:p>
          </table:table-cell>
          <table:table-cell table:formula="of:=['Pre-irrad_5_141031'.D7]" office:value-type="string" office:string-value="1002_1R35" calcext:value-type="string">
            <text:p>1002_1R35</text:p>
          </table:table-cell>
          <table:table-cell table:formula="of:=['Pre-irrad_5_141031'.E7]" office:value-type="string" office:string-value="1000_2R34" calcext:value-type="string">
            <text:p>1000_2R34</text:p>
          </table:table-cell>
          <table:table-cell table:formula="of:=['Pre-irrad_5_141031'.F7]" office:value-type="string" office:string-value="1002_2R35" calcext:value-type="string">
            <text:p>1002_2R35</text:p>
          </table:table-cell>
          <table:table-cell table:style-name="ce14" table:formula="of:=['Pre-irrad_5_141031'.G7]" office:value-type="string" office:string-value="EMPTY" calcext:value-type="string">
            <text:p>EMPTY</text:p>
          </table:table-cell>
          <table:table-cell table:formula="of:=['Pre-irrad_5_141031'.H7]" office:value-type="string" office:string-value="1000_3R34" calcext:value-type="string">
            <text:p>1000_3R34</text:p>
          </table:table-cell>
          <table:table-cell table:formula="of:=['Pre-irrad_5_141031'.I7]" office:value-type="string" office:string-value="1002_3R35" calcext:value-type="string">
            <text:p>1002_3R35</text:p>
          </table:table-cell>
          <table:table-cell table:formula="of:=['Pre-irrad_5_141031'.J7]" office:value-type="string" office:string-value="1000_4R34" calcext:value-type="string">
            <text:p>1000_4R34</text:p>
          </table:table-cell>
          <table:table-cell table:formula="of:=['Pre-irrad_5_141031'.K7]" office:value-type="string" office:string-value="1002_4R35" calcext:value-type="string">
            <text:p>1002_4R35</text:p>
          </table:table-cell>
          <table:table-cell table:formula="of:=['Pre-irrad_5_141031'.L7]" office:value-type="string" office:string-value="0050_FPMT" calcext:value-type="string">
            <text:p>0050_FPMT</text:p>
          </table:table-cell>
          <table:table-cell table:formula="of:=['Pre-irrad_5_141031'.M7]" office:value-type="string" office:string-value="0050_RPMT" calcext:value-type="string">
            <text:p>0050_RPMT</text:p>
          </table:table-cell>
        </table:table-row>
        <table:table-row table:style-name="ro1">
          <table:table-cell table:formula="of:=['Pre-irrad_5_141031'.A8]" office:value-type="string" office:string-value="S7" calcext:value-type="string">
            <text:p>S7</text:p>
          </table:table-cell>
          <table:table-cell table:formula="of:=['Pre-irrad_5_141031'.B8]" office:value-type="string" office:string-value="0050_1F11" calcext:value-type="string">
            <text:p>0050_1F11</text:p>
          </table:table-cell>
          <table:table-cell table:formula="of:=['Pre-irrad_5_141031'.C8]" office:value-type="string" office:string-value="0052_1F12" calcext:value-type="string">
            <text:p>0052_1F12</text:p>
          </table:table-cell>
          <table:table-cell table:formula="of:=['Pre-irrad_5_141031'.D8]" office:value-type="string" office:string-value="0050_2F11" calcext:value-type="string">
            <text:p>0050_2F11</text:p>
          </table:table-cell>
          <table:table-cell table:formula="of:=['Pre-irrad_5_141031'.E8]" office:value-type="string" office:string-value="0052_2F12" calcext:value-type="string">
            <text:p>0052_2F12</text:p>
          </table:table-cell>
          <table:table-cell table:formula="of:=['Pre-irrad_5_141031'.F8]" office:value-type="string" office:string-value="0050_3F11" calcext:value-type="string">
            <text:p>0050_3F11</text:p>
          </table:table-cell>
          <table:table-cell table:formula="of:=['Pre-irrad_5_141031'.G8]" office:value-type="string" office:string-value="0052_3F12" calcext:value-type="string">
            <text:p>0052_3F12</text:p>
          </table:table-cell>
          <table:table-cell table:style-name="ce14" table:formula="of:=['Pre-irrad_5_141031'.H8]" office:value-type="string" office:string-value="EMPTY" calcext:value-type="string">
            <text:p>EMPTY</text:p>
          </table:table-cell>
          <table:table-cell table:formula="of:=['Pre-irrad_5_141031'.I8]" office:value-type="string" office:string-value="0050_4F11" calcext:value-type="string">
            <text:p>0050_4F11</text:p>
          </table:table-cell>
          <table:table-cell table:formula="of:=['Pre-irrad_5_141031'.J8]" office:value-type="string" office:string-value="0052_4F12" calcext:value-type="string">
            <text:p>0052_4F12</text:p>
          </table:table-cell>
          <table:table-cell table:formula="of:=['Pre-irrad_5_141031'.K8]" office:value-type="string" office:string-value="0100_1F22" calcext:value-type="string">
            <text:p>0100_1F22</text:p>
          </table:table-cell>
          <table:table-cell table:formula="of:=['Pre-irrad_5_141031'.L8]" office:value-type="string" office:string-value="0102_1F21" calcext:value-type="string">
            <text:p>0102_1F21</text:p>
          </table:table-cell>
          <table:table-cell table:formula="of:=['Pre-irrad_5_141031'.M8]" office:value-type="string" office:string-value="0100_2F22" calcext:value-type="string">
            <text:p>0100_2F22</text:p>
          </table:table-cell>
        </table:table-row>
        <table:table-row table:style-name="ro1">
          <table:table-cell table:formula="of:=['Pre-irrad_5_141031'.A9]" office:value-type="string" office:string-value="S8" calcext:value-type="string">
            <text:p>S8</text:p>
          </table:table-cell>
          <table:table-cell table:formula="of:=['Pre-irrad_5_141031'.B9]" office:value-type="string" office:string-value="0102_2F21" calcext:value-type="string">
            <text:p>0102_2F21</text:p>
          </table:table-cell>
          <table:table-cell table:formula="of:=['Pre-irrad_5_141031'.C9]" office:value-type="string" office:string-value="0100_3F22" calcext:value-type="string">
            <text:p>0100_3F22</text:p>
          </table:table-cell>
          <table:table-cell table:formula="of:=['Pre-irrad_5_141031'.D9]" office:value-type="string" office:string-value="0102_3F21" calcext:value-type="string">
            <text:p>0102_3F21</text:p>
          </table:table-cell>
          <table:table-cell table:formula="of:=['Pre-irrad_5_141031'.E9]" office:value-type="string" office:string-value="0100_4F22" calcext:value-type="string">
            <text:p>0100_4F22</text:p>
          </table:table-cell>
          <table:table-cell table:formula="of:=['Pre-irrad_5_141031'.F9]" office:value-type="string" office:string-value="0102_4F21" calcext:value-type="string">
            <text:p>0102_4F21</text:p>
          </table:table-cell>
          <table:table-cell table:formula="of:=['Pre-irrad_5_141031'.G9]" office:value-type="string" office:string-value="0140_1F31" calcext:value-type="string">
            <text:p>0140_1F31</text:p>
          </table:table-cell>
          <table:table-cell table:formula="of:=['Pre-irrad_5_141031'.H9]" office:value-type="string" office:string-value="0142_1F26" calcext:value-type="string">
            <text:p>0142_1F26</text:p>
          </table:table-cell>
          <table:table-cell table:style-name="ce14" table:formula="of:=['Pre-irrad_5_141031'.I9]" office:value-type="string" office:string-value="EMPTY" calcext:value-type="string">
            <text:p>EMPTY</text:p>
          </table:table-cell>
          <table:table-cell table:formula="of:=['Pre-irrad_5_141031'.J9]" office:value-type="string" office:string-value="0140_2F31" calcext:value-type="string">
            <text:p>0140_2F31</text:p>
          </table:table-cell>
          <table:table-cell table:formula="of:=['Pre-irrad_5_141031'.K9]" office:value-type="string" office:string-value="0142_2F26" calcext:value-type="string">
            <text:p>0142_2F26</text:p>
          </table:table-cell>
          <table:table-cell table:formula="of:=['Pre-irrad_5_141031'.L9]" office:value-type="string" office:string-value="0140_3F31" calcext:value-type="string">
            <text:p>0140_3F31</text:p>
          </table:table-cell>
          <table:table-cell table:formula="of:=['Pre-irrad_5_141031'.M9]" office:value-type="string" office:string-value="0142_3F26" calcext:value-type="string">
            <text:p>0142_3F26</text:p>
          </table:table-cell>
        </table:table-row>
        <table:table-row table:style-name="ro1">
          <table:table-cell table:formula="of:=['Pre-irrad_5_141031'.A10]" office:value-type="string" office:string-value="S9" calcext:value-type="string">
            <text:p>S9</text:p>
          </table:table-cell>
          <table:table-cell table:formula="of:=['Pre-irrad_5_141031'.B10]" office:value-type="string" office:string-value="0140_4F31" calcext:value-type="string">
            <text:p>0140_4F31</text:p>
          </table:table-cell>
          <table:table-cell table:formula="of:=['Pre-irrad_5_141031'.C10]" office:value-type="string" office:string-value="0142_4F26" calcext:value-type="string">
            <text:p>0142_4F26</text:p>
          </table:table-cell>
          <table:table-cell table:formula="of:=['Pre-irrad_5_141031'.D10]" office:value-type="string" office:string-value="1000_1F36" calcext:value-type="string">
            <text:p>1000_1F36</text:p>
          </table:table-cell>
          <table:table-cell table:formula="of:=['Pre-irrad_5_141031'.E10]" office:value-type="string" office:string-value="1002_1F32" calcext:value-type="string">
            <text:p>1002_1F32</text:p>
          </table:table-cell>
          <table:table-cell table:formula="of:=['Pre-irrad_5_141031'.F10]" office:value-type="string" office:string-value="1000_2F36" calcext:value-type="string">
            <text:p>1000_2F36</text:p>
          </table:table-cell>
          <table:table-cell table:formula="of:=['Pre-irrad_5_141031'.G10]" office:value-type="string" office:string-value="1002_2F32" calcext:value-type="string">
            <text:p>1002_2F32</text:p>
          </table:table-cell>
          <table:table-cell table:formula="of:=['Pre-irrad_5_141031'.H10]" office:value-type="string" office:string-value="1000_3F36" calcext:value-type="string">
            <text:p>1000_3F36</text:p>
          </table:table-cell>
          <table:table-cell table:formula="of:=['Pre-irrad_5_141031'.I10]" office:value-type="string" office:string-value="1002_3F32" calcext:value-type="string">
            <text:p>1002_3F32</text:p>
          </table:table-cell>
          <table:table-cell table:style-name="ce14" table:formula="of:=['Pre-irrad_5_141031'.J10]" office:value-type="string" office:string-value="EMPTY" calcext:value-type="string">
            <text:p>EMPTY</text:p>
          </table:table-cell>
          <table:table-cell table:formula="of:=['Pre-irrad_5_141031'.K10]" office:value-type="string" office:string-value="1000_4F36" calcext:value-type="string">
            <text:p>1000_4F36</text:p>
          </table:table-cell>
          <table:table-cell table:formula="of:=['Pre-irrad_5_141031'.L10]" office:value-type="string" office:string-value="1002_4F32" calcext:value-type="string">
            <text:p>1002_4F32</text:p>
          </table:table-cell>
          <table:table-cell table:formula="of:=['Pre-irrad_5_141031'.M10]" office:value-type="string" office:string-value="0050_1R11" calcext:value-type="string">
            <text:p>0050_1R11</text:p>
          </table:table-cell>
        </table:table-row>
        <table:table-row table:style-name="ro1">
          <table:table-cell table:formula="of:=['Pre-irrad_5_141031'.A11]" office:value-type="string" office:string-value="S10" calcext:value-type="string">
            <text:p>S10</text:p>
          </table:table-cell>
          <table:table-cell table:formula="of:=['Pre-irrad_5_141031'.B11]" office:value-type="string" office:string-value="0052_1R12" calcext:value-type="string">
            <text:p>0052_1R12</text:p>
          </table:table-cell>
          <table:table-cell table:formula="of:=['Pre-irrad_5_141031'.C11]" office:value-type="string" office:string-value="0050_2R11" calcext:value-type="string">
            <text:p>0050_2R11</text:p>
          </table:table-cell>
          <table:table-cell table:formula="of:=['Pre-irrad_5_141031'.D11]" office:value-type="string" office:string-value="0052_2R12" calcext:value-type="string">
            <text:p>0052_2R12</text:p>
          </table:table-cell>
          <table:table-cell table:formula="of:=['Pre-irrad_5_141031'.E11]" office:value-type="string" office:string-value="0050_3R11" calcext:value-type="string">
            <text:p>0050_3R11</text:p>
          </table:table-cell>
          <table:table-cell table:formula="of:=['Pre-irrad_5_141031'.F11]" office:value-type="string" office:string-value="0052_3R12" calcext:value-type="string">
            <text:p>0052_3R12</text:p>
          </table:table-cell>
          <table:table-cell table:formula="of:=['Pre-irrad_5_141031'.G11]" office:value-type="string" office:string-value="0050_4R11" calcext:value-type="string">
            <text:p>0050_4R11</text:p>
          </table:table-cell>
          <table:table-cell table:formula="of:=['Pre-irrad_5_141031'.H11]" office:value-type="string" office:string-value="0052_4R12" calcext:value-type="string">
            <text:p>0052_4R12</text:p>
          </table:table-cell>
          <table:table-cell table:formula="of:=['Pre-irrad_5_141031'.I11]" office:value-type="string" office:string-value="0100_1R22" calcext:value-type="string">
            <text:p>0100_1R22</text:p>
          </table:table-cell>
          <table:table-cell table:formula="of:=['Pre-irrad_5_141031'.J11]" office:value-type="string" office:string-value="0102_1R21" calcext:value-type="string">
            <text:p>0102_1R21</text:p>
          </table:table-cell>
          <table:table-cell table:style-name="ce14" table:formula="of:=['Pre-irrad_5_141031'.K11]" office:value-type="string" office:string-value="EMPTY" calcext:value-type="string">
            <text:p>EMPTY</text:p>
          </table:table-cell>
          <table:table-cell table:formula="of:=['Pre-irrad_5_141031'.L11]" office:value-type="string" office:string-value="0100_2R22" calcext:value-type="string">
            <text:p>0100_2R22</text:p>
          </table:table-cell>
          <table:table-cell table:formula="of:=['Pre-irrad_5_141031'.M11]" office:value-type="string" office:string-value="0102_2R21" calcext:value-type="string">
            <text:p>0102_2R21</text:p>
          </table:table-cell>
        </table:table-row>
        <table:table-row table:style-name="ro1">
          <table:table-cell table:formula="of:=['Pre-irrad_5_141031'.A12]" office:value-type="string" office:string-value="S11" calcext:value-type="string">
            <text:p>S11</text:p>
          </table:table-cell>
          <table:table-cell table:formula="of:=['Pre-irrad_5_141031'.B12]" office:value-type="string" office:string-value="0100_3R22" calcext:value-type="string">
            <text:p>0100_3R22</text:p>
          </table:table-cell>
          <table:table-cell table:formula="of:=['Pre-irrad_5_141031'.C12]" office:value-type="string" office:string-value="0102_3R21" calcext:value-type="string">
            <text:p>0102_3R21</text:p>
          </table:table-cell>
          <table:table-cell table:formula="of:=['Pre-irrad_5_141031'.D12]" office:value-type="string" office:string-value="0100_4R22" calcext:value-type="string">
            <text:p>0100_4R22</text:p>
          </table:table-cell>
          <table:table-cell table:formula="of:=['Pre-irrad_5_141031'.E12]" office:value-type="string" office:string-value="0102_4R21" calcext:value-type="string">
            <text:p>0102_4R21</text:p>
          </table:table-cell>
          <table:table-cell table:formula="of:=['Pre-irrad_5_141031'.F12]" office:value-type="string" office:string-value="0140_1R31" calcext:value-type="string">
            <text:p>0140_1R31</text:p>
          </table:table-cell>
          <table:table-cell table:formula="of:=['Pre-irrad_5_141031'.G12]" office:value-type="string" office:string-value="0142_1R26" calcext:value-type="string">
            <text:p>0142_1R26</text:p>
          </table:table-cell>
          <table:table-cell table:formula="of:=['Pre-irrad_5_141031'.H12]" office:value-type="string" office:string-value="0140_2R31" calcext:value-type="string">
            <text:p>0140_2R31</text:p>
          </table:table-cell>
          <table:table-cell table:formula="of:=['Pre-irrad_5_141031'.I12]" office:value-type="string" office:string-value="0142_2R26" calcext:value-type="string">
            <text:p>0142_2R26</text:p>
          </table:table-cell>
          <table:table-cell table:formula="of:=['Pre-irrad_5_141031'.J12]" office:value-type="string" office:string-value="0140_3R31" calcext:value-type="string">
            <text:p>0140_3R31</text:p>
          </table:table-cell>
          <table:table-cell table:formula="of:=['Pre-irrad_5_141031'.K12]" office:value-type="string" office:string-value="0142_3R26" calcext:value-type="string">
            <text:p>0142_3R26</text:p>
          </table:table-cell>
          <table:table-cell table:style-name="ce14" table:formula="of:=['Pre-irrad_5_141031'.L12]" office:value-type="string" office:string-value="EMPTY" calcext:value-type="string">
            <text:p>EMPTY</text:p>
          </table:table-cell>
          <table:table-cell table:formula="of:=['Pre-irrad_5_141031'.M12]" office:value-type="string" office:string-value="0140_4R31" calcext:value-type="string">
            <text:p>0140_4R31</text:p>
          </table:table-cell>
        </table:table-row>
        <table:table-row table:style-name="ro1">
          <table:table-cell table:formula="of:=['Pre-irrad_5_141031'.A13]" office:value-type="string" office:string-value="S12" calcext:value-type="string">
            <text:p>S12</text:p>
          </table:table-cell>
          <table:table-cell table:formula="of:=['Pre-irrad_5_141031'.B13]" office:value-type="string" office:string-value="0142_4R26" calcext:value-type="string">
            <text:p>0142_4R26</text:p>
          </table:table-cell>
          <table:table-cell table:formula="of:=['Pre-irrad_5_141031'.C13]" office:value-type="string" office:string-value="1000_1R36" calcext:value-type="string">
            <text:p>1000_1R36</text:p>
          </table:table-cell>
          <table:table-cell table:formula="of:=['Pre-irrad_5_141031'.D13]" office:value-type="string" office:string-value="1002_1R32" calcext:value-type="string">
            <text:p>1002_1R32</text:p>
          </table:table-cell>
          <table:table-cell table:formula="of:=['Pre-irrad_5_141031'.E13]" office:value-type="string" office:string-value="1000_2R36" calcext:value-type="string">
            <text:p>1000_2R36</text:p>
          </table:table-cell>
          <table:table-cell table:formula="of:=['Pre-irrad_5_141031'.F13]" office:value-type="string" office:string-value="1002_2R32" calcext:value-type="string">
            <text:p>1002_2R32</text:p>
          </table:table-cell>
          <table:table-cell table:formula="of:=['Pre-irrad_5_141031'.G13]" office:value-type="string" office:string-value="1000_3R36" calcext:value-type="string">
            <text:p>1000_3R36</text:p>
          </table:table-cell>
          <table:table-cell table:formula="of:=['Pre-irrad_5_141031'.H13]" office:value-type="string" office:string-value="1002_3R32" calcext:value-type="string">
            <text:p>1002_3R32</text:p>
          </table:table-cell>
          <table:table-cell table:formula="of:=['Pre-irrad_5_141031'.I13]" office:value-type="string" office:string-value="1000_4R36" calcext:value-type="string">
            <text:p>1000_4R36</text:p>
          </table:table-cell>
          <table:table-cell table:formula="of:=['Pre-irrad_5_141031'.J13]" office:value-type="string" office:string-value="1002_4R32" calcext:value-type="string">
            <text:p>1002_4R32</text:p>
          </table:table-cell>
          <table:table-cell table:formula="of:=['Pre-irrad_5_141031'.K13]" office:value-type="string" office:string-value="0050_1F16" calcext:value-type="string">
            <text:p>0050_1F16</text:p>
          </table:table-cell>
          <table:table-cell table:formula="of:=['Pre-irrad_5_141031'.L13]" office:value-type="string" office:string-value="0052_1F17" calcext:value-type="string">
            <text:p>0052_1F17</text:p>
          </table:table-cell>
          <table:table-cell table:style-name="ce14" table:formula="of:=['Pre-irrad_5_141031'.M13]" office:value-type="string" office:string-value="EMPTY" calcext:value-type="string">
            <text:p>EMPTY</text:p>
          </table:table-cell>
        </table:table-row>
        <table:table-row table:style-name="ro1">
          <table:table-cell table:formula="of:=['Pre-irrad_5_141031'.A14]" office:value-type="string" office:string-value="S13" calcext:value-type="string">
            <text:p>S13</text:p>
          </table:table-cell>
          <table:table-cell table:style-name="ce14" table:formula="of:=['Pre-irrad_5_141031'.B14]" office:value-type="string" office:string-value="EMPTY" calcext:value-type="string">
            <text:p>EMPTY</text:p>
          </table:table-cell>
          <table:table-cell table:formula="of:=['Pre-irrad_5_141031'.C14]" office:value-type="string" office:string-value="0050_2F16" calcext:value-type="string">
            <text:p>0050_2F16</text:p>
          </table:table-cell>
          <table:table-cell table:style-name="ce14" table:formula="of:=['Pre-irrad_5_141031'.D14]" office:value-type="string" office:string-value="EMPTY" calcext:value-type="string">
            <text:p>EMPTY</text:p>
          </table:table-cell>
          <table:table-cell table:formula="of:=['Pre-irrad_5_141031'.E14]" office:value-type="string" office:string-value="0052_2F17" calcext:value-type="string">
            <text:p>0052_2F17</text:p>
          </table:table-cell>
          <table:table-cell table:formula="of:=['Pre-irrad_5_141031'.F14]" office:value-type="string" office:string-value="0050_3F16" calcext:value-type="string">
            <text:p>0050_3F16</text:p>
          </table:table-cell>
          <table:table-cell table:formula="of:=['Pre-irrad_5_141031'.G14]" office:value-type="string" office:string-value="0052_3F17" calcext:value-type="string">
            <text:p>0052_3F17</text:p>
          </table:table-cell>
          <table:table-cell table:formula="of:=['Pre-irrad_5_141031'.H14]" office:value-type="string" office:string-value="0050_4F16" calcext:value-type="string">
            <text:p>0050_4F16</text:p>
          </table:table-cell>
          <table:table-cell table:formula="of:=['Pre-irrad_5_141031'.I14]" office:value-type="string" office:string-value="0052_4F17" calcext:value-type="string">
            <text:p>0052_4F17</text:p>
          </table:table-cell>
          <table:table-cell table:formula="of:=['Pre-irrad_5_141031'.J14]" office:value-type="string" office:string-value="0100_1F27" calcext:value-type="string">
            <text:p>0100_1F27</text:p>
          </table:table-cell>
          <table:table-cell table:formula="of:=['Pre-irrad_5_141031'.K14]" office:value-type="string" office:string-value="0100_2F27" calcext:value-type="string">
            <text:p>0100_2F27</text:p>
          </table:table-cell>
          <table:table-cell table:formula="of:=['Pre-irrad_5_141031'.L14]" office:value-type="string" office:string-value="0100_3F27" calcext:value-type="string">
            <text:p>0100_3F27</text:p>
          </table:table-cell>
          <table:table-cell table:formula="of:=['Pre-irrad_5_141031'.M14]" office:value-type="string" office:string-value="0100_4F27" calcext:value-type="string">
            <text:p>0100_4F27</text:p>
          </table:table-cell>
        </table:table-row>
        <table:table-row table:style-name="ro1">
          <table:table-cell table:formula="of:=['Pre-irrad_5_141031'.A15]" office:value-type="string" office:string-value="S14" calcext:value-type="string">
            <text:p>S14</text:p>
          </table:table-cell>
          <table:table-cell table:style-name="ce14" table:formula="of:=['Pre-irrad_5_141031'.B15]" office:value-type="string" office:string-value="EMPTY" calcext:value-type="string">
            <text:p>EMPTY</text:p>
          </table:table-cell>
          <table:table-cell table:formula="of:=['Pre-irrad_5_141031'.C15]" office:value-type="string" office:string-value="1000_1F37" calcext:value-type="string">
            <text:p>1000_1F37</text:p>
          </table:table-cell>
          <table:table-cell table:formula="of:=['Pre-irrad_5_141031'.D15]" office:value-type="string" office:string-value="1000_2F37" calcext:value-type="string">
            <text:p>1000_2F37</text:p>
          </table:table-cell>
          <table:table-cell table:style-name="ce14" table:formula="of:=['Pre-irrad_5_141031'.E15]" office:value-type="string" office:string-value="EMPTY" calcext:value-type="string">
            <text:p>EMPTY</text:p>
          </table:table-cell>
          <table:table-cell table:formula="of:=['Pre-irrad_5_141031'.F15]" office:value-type="string" office:string-value="1000_3F37" calcext:value-type="string">
            <text:p>1000_3F37</text:p>
          </table:table-cell>
          <table:table-cell table:formula="of:=['Pre-irrad_5_141031'.G15]" office:value-type="string" office:string-value="1000_4F37" calcext:value-type="string">
            <text:p>1000_4F37</text:p>
          </table:table-cell>
          <table:table-cell table:formula="of:=['Pre-irrad_5_141031'.H15]" office:value-type="string" office:string-value="0050_1R16" calcext:value-type="string">
            <text:p>0050_1R16</text:p>
          </table:table-cell>
          <table:table-cell table:formula="of:=['Pre-irrad_5_141031'.I15]" office:value-type="string" office:string-value="0052_1R17" calcext:value-type="string">
            <text:p>0052_1R17</text:p>
          </table:table-cell>
          <table:table-cell table:formula="of:=['Pre-irrad_5_141031'.J15]" office:value-type="string" office:string-value="0050_2R16" calcext:value-type="string">
            <text:p>0050_2R16</text:p>
          </table:table-cell>
          <table:table-cell table:formula="of:=['Pre-irrad_5_141031'.K15]" office:value-type="string" office:string-value="0052_2R17" calcext:value-type="string">
            <text:p>0052_2R17</text:p>
          </table:table-cell>
          <table:table-cell table:formula="of:=['Pre-irrad_5_141031'.L15]" office:value-type="string" office:string-value="0050_3R16" calcext:value-type="string">
            <text:p>0050_3R16</text:p>
          </table:table-cell>
          <table:table-cell table:formula="of:=['Pre-irrad_5_141031'.M15]" office:value-type="string" office:string-value="0052_3R17" calcext:value-type="string">
            <text:p>0052_3R17</text:p>
          </table:table-cell>
        </table:table-row>
        <table:table-row table:style-name="ro1">
          <table:table-cell table:formula="of:=['Pre-irrad_5_141031'.A16]" office:value-type="string" office:string-value="S15" calcext:value-type="string">
            <text:p>S15</text:p>
          </table:table-cell>
          <table:table-cell table:style-name="ce14" table:formula="of:=['Pre-irrad_5_141031'.B16]" office:value-type="string" office:string-value="EMPTY" calcext:value-type="string">
            <text:p>EMPTY</text:p>
          </table:table-cell>
          <table:table-cell table:formula="of:=['Pre-irrad_5_141031'.C16]" office:value-type="string" office:string-value="0050_4R16" calcext:value-type="string">
            <text:p>0050_4R16</text:p>
          </table:table-cell>
          <table:table-cell table:formula="of:=['Pre-irrad_5_141031'.D16]" office:value-type="string" office:string-value="0052_4R17" calcext:value-type="string">
            <text:p>0052_4R17</text:p>
          </table:table-cell>
          <table:table-cell table:formula="of:=['Pre-irrad_5_141031'.E16]" office:value-type="string" office:string-value="0100_1R27" calcext:value-type="string">
            <text:p>0100_1R27</text:p>
          </table:table-cell>
          <table:table-cell table:style-name="ce14" table:formula="of:=['Pre-irrad_5_141031'.F16]" office:value-type="string" office:string-value="EMPTY" calcext:value-type="string">
            <text:p>EMPTY</text:p>
          </table:table-cell>
          <table:table-cell table:formula="of:=['Pre-irrad_5_141031'.G16]" office:value-type="string" office:string-value="0100_2R27" calcext:value-type="string">
            <text:p>0100_2R27</text:p>
          </table:table-cell>
          <table:table-cell table:formula="of:=['Pre-irrad_5_141031'.H16]" office:value-type="string" office:string-value="0100_3R27" calcext:value-type="string">
            <text:p>0100_3R27</text:p>
          </table:table-cell>
          <table:table-cell table:formula="of:=['Pre-irrad_5_141031'.I16]" office:value-type="string" office:string-value="0100_4R27" calcext:value-type="string">
            <text:p>0100_4R27</text:p>
          </table:table-cell>
          <table:table-cell table:formula="of:=['Pre-irrad_5_141031'.J16]" office:value-type="string" office:string-value="1000_1R37" calcext:value-type="string">
            <text:p>1000_1R37</text:p>
          </table:table-cell>
          <table:table-cell table:formula="of:=['Pre-irrad_5_141031'.K16]" office:value-type="string" office:string-value="1000_2R37" calcext:value-type="string">
            <text:p>1000_2R37</text:p>
          </table:table-cell>
          <table:table-cell table:formula="of:=['Pre-irrad_5_141031'.L16]" office:value-type="string" office:string-value="1000_3R37" calcext:value-type="string">
            <text:p>1000_3R37</text:p>
          </table:table-cell>
          <table:table-cell table:formula="of:=['Pre-irrad_5_141031'.M16]" office:value-type="string" office:string-value="1000_4R37" calcext:value-type="string">
            <text:p>1000_4R37</text:p>
          </table:table-cell>
        </table:table-row>
        <table:table-row table:style-name="ro1">
          <table:table-cell table:style-name="ce9" table:formula="of:=['Pre-irrad_5_141031'.A17]" office:value-type="string" office:string-value="R1" calcext:value-type="string">
            <text:p>R1</text:p>
          </table:table-cell>
          <table:table-cell table:style-name="ce2" table:formula="of:=['Pre-irrad_5_141031'.B17]" office:value-type="string" office:string-value="0050_REF1" calcext:value-type="string">
            <text:p>0050_REF1</text:p>
          </table:table-cell>
          <table:table-cell table:style-name="ce2" table:formula="of:=['Pre-irrad_5_141031'.C17]" office:value-type="string" office:string-value="0052_REF1" calcext:value-type="string">
            <text:p>0052_REF1</text:p>
          </table:table-cell>
          <table:table-cell table:style-name="ce2" table:formula="of:=['Pre-irrad_5_141031'.D17]" office:value-type="string" office:string-value="0100_REF1" calcext:value-type="string">
            <text:p>0100_REF1</text:p>
          </table:table-cell>
          <table:table-cell table:style-name="ce2" table:formula="of:=['Pre-irrad_5_141031'.E17]" office:value-type="string" office:string-value="0102_REF1" calcext:value-type="string">
            <text:p>0102_REF1</text:p>
          </table:table-cell>
          <table:table-cell table:style-name="ce2" table:formula="of:=['Pre-irrad_5_141031'.F17]" office:value-type="string" office:string-value="0140_REF1" calcext:value-type="string">
            <text:p>0140_REF1</text:p>
          </table:table-cell>
          <table:table-cell table:style-name="ce2" table:formula="of:=['Pre-irrad_5_141031'.G17]" office:value-type="string" office:string-value="0142_REF1" calcext:value-type="string">
            <text:p>0142_REF1</text:p>
          </table:table-cell>
          <table:table-cell table:style-name="ce2" table:formula="of:=['Pre-irrad_5_141031'.H17]" office:value-type="string" office:string-value="1000_REF1" calcext:value-type="string">
            <text:p>1000_REF1</text:p>
          </table:table-cell>
          <table:table-cell table:style-name="ce2" table:formula="of:=['Pre-irrad_5_141031'.I17]" office:value-type="string" office:string-value="1002_REF1" calcext:value-type="string">
            <text:p>1002_REF1</text:p>
          </table:table-cell>
          <table:table-cell table:style-name="ce2" table:formula="of:=['Pre-irrad_5_141031'.J17]" office:value-type="string" office:string-value="0050_REF2" calcext:value-type="string">
            <text:p>0050_REF2</text:p>
          </table:table-cell>
          <table:table-cell table:style-name="ce2" table:formula="of:=['Pre-irrad_5_141031'.K17]" office:value-type="string" office:string-value="0052_REF2" calcext:value-type="string">
            <text:p>0052_REF2</text:p>
          </table:table-cell>
          <table:table-cell table:style-name="ce2" table:formula="of:=['Pre-irrad_5_141031'.L17]" office:value-type="string" office:string-value="0100_REF2" calcext:value-type="string">
            <text:p>0100_REF2</text:p>
          </table:table-cell>
          <table:table-cell table:style-name="ce2" table:formula="of:=['Pre-irrad_5_141031'.M17]" office:value-type="string" office:string-value="0102_REF2" calcext:value-type="string">
            <text:p>0102_REF2</text:p>
          </table:table-cell>
        </table:table-row>
      </table:table>
      <table:table table:name="Pre-irrad_7_141106" table:style-name="ta1">
        <table:table-column table:style-name="co1" table:default-cell-style-name="ce1"/>
        <table:table-column table:style-name="co1" table:number-columns-repeated="12" table:default-cell-style-name="Default"/>
        <table:table-row table:style-name="ro1">
          <table:table-cell table:formula="of:=['Pre-irrad_6_141105'.A1]" office:value-type="string" office:string-value="Tray ID" calcext:value-type="string">
            <text:p>Tray ID</text:p>
          </table:table-cell>
          <table:table-cell table:style-name="ce1" table:formula="of:=['Pre-irrad_6_141105'.B1]" office:value-type="string" office:string-value="Position 1" calcext:value-type="string">
            <text:p>Position 1</text:p>
          </table:table-cell>
          <table:table-cell table:style-name="ce1" table:formula="of:=['Pre-irrad_6_141105'.C1]" office:value-type="string" office:string-value="Position 2" calcext:value-type="string">
            <text:p>Position 2</text:p>
          </table:table-cell>
          <table:table-cell table:style-name="ce1" table:formula="of:=['Pre-irrad_6_141105'.D1]" office:value-type="string" office:string-value="Position 3" calcext:value-type="string">
            <text:p>Position 3</text:p>
          </table:table-cell>
          <table:table-cell table:style-name="ce1" table:formula="of:=['Pre-irrad_6_141105'.E1]" office:value-type="string" office:string-value="Position 4" calcext:value-type="string">
            <text:p>Position 4</text:p>
          </table:table-cell>
          <table:table-cell table:style-name="ce1" table:formula="of:=['Pre-irrad_6_141105'.F1]" office:value-type="string" office:string-value="Position 5" calcext:value-type="string">
            <text:p>Position 5</text:p>
          </table:table-cell>
          <table:table-cell table:style-name="ce1" table:formula="of:=['Pre-irrad_6_141105'.G1]" office:value-type="string" office:string-value="Position 6" calcext:value-type="string">
            <text:p>Position 6</text:p>
          </table:table-cell>
          <table:table-cell table:style-name="ce1" table:formula="of:=['Pre-irrad_6_141105'.H1]" office:value-type="string" office:string-value="Position 7" calcext:value-type="string">
            <text:p>Position 7</text:p>
          </table:table-cell>
          <table:table-cell table:style-name="ce1" table:formula="of:=['Pre-irrad_6_141105'.I1]" office:value-type="string" office:string-value="Position 8" calcext:value-type="string">
            <text:p>Position 8</text:p>
          </table:table-cell>
          <table:table-cell table:style-name="ce1" table:formula="of:=['Pre-irrad_6_141105'.J1]" office:value-type="string" office:string-value="Position 9" calcext:value-type="string">
            <text:p>Position 9</text:p>
          </table:table-cell>
          <table:table-cell table:style-name="ce1" table:formula="of:=['Pre-irrad_6_141105'.K1]" office:value-type="string" office:string-value="Position 10" calcext:value-type="string">
            <text:p>Position 10</text:p>
          </table:table-cell>
          <table:table-cell table:style-name="ce1" table:formula="of:=['Pre-irrad_6_141105'.L1]" office:value-type="string" office:string-value="Position 11" calcext:value-type="string">
            <text:p>Position 11</text:p>
          </table:table-cell>
          <table:table-cell table:style-name="ce1" table:formula="of:=['Pre-irrad_6_141105'.M1]" office:value-type="string" office:string-value="Position 12" calcext:value-type="string">
            <text:p>Position 12</text:p>
          </table:table-cell>
        </table:table-row>
        <table:table-row table:style-name="ro1">
          <table:table-cell table:formula="of:=['Pre-irrad_6_141105'.A2]" office:value-type="string" office:string-value="S1" calcext:value-type="string">
            <text:p>S1</text:p>
          </table:table-cell>
          <table:table-cell table:style-name="ce14" table:formula="of:=['Pre-irrad_6_141105'.B2]" office:value-type="string" office:string-value="STD_3_H" calcext:value-type="string">
            <text:p>STD_3_H</text:p>
          </table:table-cell>
          <table:table-cell table:formula="of:=['Pre-irrad_6_141105'.C2]" office:value-type="string" office:string-value="0050_1F13" calcext:value-type="string">
            <text:p>0050_1F13</text:p>
          </table:table-cell>
          <table:table-cell table:formula="of:=['Pre-irrad_6_141105'.D2]" office:value-type="string" office:string-value="0052_1F14" calcext:value-type="string">
            <text:p>0052_1F14</text:p>
          </table:table-cell>
          <table:table-cell table:formula="of:=['Pre-irrad_6_141105'.E2]" office:value-type="string" office:string-value="0050_2F13" calcext:value-type="string">
            <text:p>0050_2F13</text:p>
          </table:table-cell>
          <table:table-cell table:formula="of:=['Pre-irrad_6_141105'.F2]" office:value-type="string" office:string-value="0052_2F14" calcext:value-type="string">
            <text:p>0052_2F14</text:p>
          </table:table-cell>
          <table:table-cell table:formula="of:=['Pre-irrad_6_141105'.G2]" office:value-type="string" office:string-value="0050_3F13" calcext:value-type="string">
            <text:p>0050_3F13</text:p>
          </table:table-cell>
          <table:table-cell table:formula="of:=['Pre-irrad_6_141105'.H2]" office:value-type="string" office:string-value="0052_3F14" calcext:value-type="string">
            <text:p>0052_3F14</text:p>
          </table:table-cell>
          <table:table-cell table:formula="of:=['Pre-irrad_6_141105'.I2]" office:value-type="string" office:string-value="0050_4F13" calcext:value-type="string">
            <text:p>0050_4F13</text:p>
          </table:table-cell>
          <table:table-cell table:formula="of:=['Pre-irrad_6_141105'.J2]" office:value-type="string" office:string-value="0052_4F14" calcext:value-type="string">
            <text:p>0052_4F14</text:p>
          </table:table-cell>
          <table:table-cell table:formula="of:=['Pre-irrad_6_141105'.K2]" office:value-type="string" office:string-value="0100_1F15" calcext:value-type="string">
            <text:p>0100_1F15</text:p>
          </table:table-cell>
          <table:table-cell table:formula="of:=['Pre-irrad_6_141105'.L2]" office:value-type="string" office:string-value="0102_1F25" calcext:value-type="string">
            <text:p>0102_1F25</text:p>
          </table:table-cell>
          <table:table-cell table:formula="of:=['Pre-irrad_6_141105'.M2]" office:value-type="string" office:string-value="0100_2F15" calcext:value-type="string">
            <text:p>0100_2F15</text:p>
          </table:table-cell>
        </table:table-row>
        <table:table-row table:style-name="ro1">
          <table:table-cell table:formula="of:=['Pre-irrad_6_141105'.A3]" office:value-type="string" office:string-value="S2" calcext:value-type="string">
            <text:p>S2</text:p>
          </table:table-cell>
          <table:table-cell table:formula="of:=['Pre-irrad_6_141105'.B3]" office:value-type="string" office:string-value="0102_2F25" calcext:value-type="string">
            <text:p>0102_2F25</text:p>
          </table:table-cell>
          <table:table-cell table:style-name="ce14" table:formula="of:=['Pre-irrad_6_141105'.C3]" office:value-type="string" office:string-value="STD_14_C" calcext:value-type="string">
            <text:p>STD_14_C</text:p>
          </table:table-cell>
          <table:table-cell table:formula="of:=['Pre-irrad_6_141105'.D3]" office:value-type="string" office:string-value="0100_3F15" calcext:value-type="string">
            <text:p>0100_3F15</text:p>
          </table:table-cell>
          <table:table-cell table:formula="of:=['Pre-irrad_6_141105'.E3]" office:value-type="string" office:string-value="0102_3F25" calcext:value-type="string">
            <text:p>0102_3F25</text:p>
          </table:table-cell>
          <table:table-cell table:formula="of:=['Pre-irrad_6_141105'.F3]" office:value-type="string" office:string-value="0100_4F15" calcext:value-type="string">
            <text:p>0100_4F15</text:p>
          </table:table-cell>
          <table:table-cell table:formula="of:=['Pre-irrad_6_141105'.G3]" office:value-type="string" office:string-value="0102_4F25" calcext:value-type="string">
            <text:p>0102_4F25</text:p>
          </table:table-cell>
          <table:table-cell table:formula="of:=['Pre-irrad_6_141105'.H3]" office:value-type="string" office:string-value="0140_1F23" calcext:value-type="string">
            <text:p>0140_1F23</text:p>
          </table:table-cell>
          <table:table-cell table:formula="of:=['Pre-irrad_6_141105'.I3]" office:value-type="string" office:string-value="0142_1F33" calcext:value-type="string">
            <text:p>0142_1F33</text:p>
          </table:table-cell>
          <table:table-cell table:formula="of:=['Pre-irrad_6_141105'.J3]" office:value-type="string" office:string-value="0140_2F23" calcext:value-type="string">
            <text:p>0140_2F23</text:p>
          </table:table-cell>
          <table:table-cell table:formula="of:=['Pre-irrad_6_141105'.K3]" office:value-type="string" office:string-value="0142_2F33" calcext:value-type="string">
            <text:p>0142_2F33</text:p>
          </table:table-cell>
          <table:table-cell table:formula="of:=['Pre-irrad_6_141105'.L3]" office:value-type="string" office:string-value="0140_3F23" calcext:value-type="string">
            <text:p>0140_3F23</text:p>
          </table:table-cell>
          <table:table-cell table:formula="of:=['Pre-irrad_6_141105'.M3]" office:value-type="string" office:string-value="0142_3F33" calcext:value-type="string">
            <text:p>0142_3F33</text:p>
          </table:table-cell>
        </table:table-row>
        <table:table-row table:style-name="ro1">
          <table:table-cell table:formula="of:=['Pre-irrad_6_141105'.A4]" office:value-type="string" office:string-value="S3" calcext:value-type="string">
            <text:p>S3</text:p>
          </table:table-cell>
          <table:table-cell table:formula="of:=['Pre-irrad_6_141105'.B4]" office:value-type="string" office:string-value="0140_4F23" calcext:value-type="string">
            <text:p>0140_4F23</text:p>
          </table:table-cell>
          <table:table-cell table:formula="of:=['Pre-irrad_6_141105'.C4]" office:value-type="string" office:string-value="0142_4F33" calcext:value-type="string">
            <text:p>0142_4F33</text:p>
          </table:table-cell>
          <table:table-cell table:style-name="ce14" table:formula="of:=['Pre-irrad_6_141105'.D4]" office:value-type="string" office:string-value="EMPTY" calcext:value-type="string">
            <text:p>EMPTY</text:p>
          </table:table-cell>
          <table:table-cell table:formula="of:=['Pre-irrad_6_141105'.E4]" office:value-type="string" office:string-value="1000_1F34" calcext:value-type="string">
            <text:p>1000_1F34</text:p>
          </table:table-cell>
          <table:table-cell table:formula="of:=['Pre-irrad_6_141105'.F4]" office:value-type="string" office:string-value="1002_1F35" calcext:value-type="string">
            <text:p>1002_1F35</text:p>
          </table:table-cell>
          <table:table-cell table:formula="of:=['Pre-irrad_6_141105'.G4]" office:value-type="string" office:string-value="1000_2F34" calcext:value-type="string">
            <text:p>1000_2F34</text:p>
          </table:table-cell>
          <table:table-cell table:formula="of:=['Pre-irrad_6_141105'.H4]" office:value-type="string" office:string-value="1002_2F35" calcext:value-type="string">
            <text:p>1002_2F35</text:p>
          </table:table-cell>
          <table:table-cell table:formula="of:=['Pre-irrad_6_141105'.I4]" office:value-type="string" office:string-value="1000_3F34" calcext:value-type="string">
            <text:p>1000_3F34</text:p>
          </table:table-cell>
          <table:table-cell table:formula="of:=['Pre-irrad_6_141105'.J4]" office:value-type="string" office:string-value="1002_3F35" calcext:value-type="string">
            <text:p>1002_3F35</text:p>
          </table:table-cell>
          <table:table-cell table:formula="of:=['Pre-irrad_6_141105'.K4]" office:value-type="string" office:string-value="1000_4F34" calcext:value-type="string">
            <text:p>1000_4F34</text:p>
          </table:table-cell>
          <table:table-cell table:formula="of:=['Pre-irrad_6_141105'.L4]" office:value-type="string" office:string-value="1002_4F35" calcext:value-type="string">
            <text:p>1002_4F35</text:p>
          </table:table-cell>
          <table:table-cell table:formula="of:=['Pre-irrad_6_141105'.M4]" office:value-type="string" office:string-value="0050_1R13" calcext:value-type="string">
            <text:p>0050_1R13</text:p>
          </table:table-cell>
        </table:table-row>
        <table:table-row table:style-name="ro1">
          <table:table-cell table:formula="of:=['Pre-irrad_6_141105'.A5]" office:value-type="string" office:string-value="S4" calcext:value-type="string">
            <text:p>S4</text:p>
          </table:table-cell>
          <table:table-cell table:formula="of:=['Pre-irrad_6_141105'.B5]" office:value-type="string" office:string-value="0052_1R14" calcext:value-type="string">
            <text:p>0052_1R14</text:p>
          </table:table-cell>
          <table:table-cell table:formula="of:=['Pre-irrad_6_141105'.C5]" office:value-type="string" office:string-value="0050_2R13" calcext:value-type="string">
            <text:p>0050_2R13</text:p>
          </table:table-cell>
          <table:table-cell table:formula="of:=['Pre-irrad_6_141105'.D5]" office:value-type="string" office:string-value="0052_2R14" calcext:value-type="string">
            <text:p>0052_2R14</text:p>
          </table:table-cell>
          <table:table-cell table:style-name="ce14" table:formula="of:=['Pre-irrad_6_141105'.E5]" office:value-type="string" office:string-value="EMPTY" calcext:value-type="string">
            <text:p>EMPTY</text:p>
          </table:table-cell>
          <table:table-cell table:formula="of:=['Pre-irrad_6_141105'.F5]" office:value-type="string" office:string-value="0050_3R13" calcext:value-type="string">
            <text:p>0050_3R13</text:p>
          </table:table-cell>
          <table:table-cell table:formula="of:=['Pre-irrad_6_141105'.G5]" office:value-type="string" office:string-value="0052_3R14" calcext:value-type="string">
            <text:p>0052_3R14</text:p>
          </table:table-cell>
          <table:table-cell table:formula="of:=['Pre-irrad_6_141105'.H5]" office:value-type="string" office:string-value="0050_4R13" calcext:value-type="string">
            <text:p>0050_4R13</text:p>
          </table:table-cell>
          <table:table-cell table:formula="of:=['Pre-irrad_6_141105'.I5]" office:value-type="string" office:string-value="0052_4R14" calcext:value-type="string">
            <text:p>0052_4R14</text:p>
          </table:table-cell>
          <table:table-cell table:formula="of:=['Pre-irrad_6_141105'.J5]" office:value-type="string" office:string-value="0100_1R15" calcext:value-type="string">
            <text:p>0100_1R15</text:p>
          </table:table-cell>
          <table:table-cell table:formula="of:=['Pre-irrad_6_141105'.K5]" office:value-type="string" office:string-value="0102_1R25" calcext:value-type="string">
            <text:p>0102_1R25</text:p>
          </table:table-cell>
          <table:table-cell table:formula="of:=['Pre-irrad_6_141105'.L5]" office:value-type="string" office:string-value="0100_2R15" calcext:value-type="string">
            <text:p>0100_2R15</text:p>
          </table:table-cell>
          <table:table-cell table:formula="of:=['Pre-irrad_6_141105'.M5]" office:value-type="string" office:string-value="0102_2R25" calcext:value-type="string">
            <text:p>0102_2R25</text:p>
          </table:table-cell>
        </table:table-row>
        <table:table-row table:style-name="ro1">
          <table:table-cell table:formula="of:=['Pre-irrad_6_141105'.A6]" office:value-type="string" office:string-value="S5" calcext:value-type="string">
            <text:p>S5</text:p>
          </table:table-cell>
          <table:table-cell table:formula="of:=['Pre-irrad_6_141105'.B6]" office:value-type="string" office:string-value="0100_3R15" calcext:value-type="string">
            <text:p>0100_3R15</text:p>
          </table:table-cell>
          <table:table-cell table:formula="of:=['Pre-irrad_6_141105'.C6]" office:value-type="string" office:string-value="0102_3R25" calcext:value-type="string">
            <text:p>0102_3R25</text:p>
          </table:table-cell>
          <table:table-cell table:formula="of:=['Pre-irrad_6_141105'.D6]" office:value-type="string" office:string-value="0100_4R15" calcext:value-type="string">
            <text:p>0100_4R15</text:p>
          </table:table-cell>
          <table:table-cell table:formula="of:=['Pre-irrad_6_141105'.E6]" office:value-type="string" office:string-value="0102_4R25" calcext:value-type="string">
            <text:p>0102_4R25</text:p>
          </table:table-cell>
          <table:table-cell table:style-name="ce14" table:formula="of:=['Pre-irrad_6_141105'.F6]" office:value-type="string" office:string-value="EMPTY" calcext:value-type="string">
            <text:p>EMPTY</text:p>
          </table:table-cell>
          <table:table-cell table:formula="of:=['Pre-irrad_6_141105'.G6]" office:value-type="string" office:string-value="0140_1R23" calcext:value-type="string">
            <text:p>0140_1R23</text:p>
          </table:table-cell>
          <table:table-cell table:formula="of:=['Pre-irrad_6_141105'.H6]" office:value-type="string" office:string-value="0142_1R33" calcext:value-type="string">
            <text:p>0142_1R33</text:p>
          </table:table-cell>
          <table:table-cell table:formula="of:=['Pre-irrad_6_141105'.I6]" office:value-type="string" office:string-value="0140_2R23" calcext:value-type="string">
            <text:p>0140_2R23</text:p>
          </table:table-cell>
          <table:table-cell table:formula="of:=['Pre-irrad_6_141105'.J6]" office:value-type="string" office:string-value="0142_2R33" calcext:value-type="string">
            <text:p>0142_2R33</text:p>
          </table:table-cell>
          <table:table-cell table:formula="of:=['Pre-irrad_6_141105'.K6]" office:value-type="string" office:string-value="0140_3R23" calcext:value-type="string">
            <text:p>0140_3R23</text:p>
          </table:table-cell>
          <table:table-cell table:formula="of:=['Pre-irrad_6_141105'.L6]" office:value-type="string" office:string-value="0142_3R33" calcext:value-type="string">
            <text:p>0142_3R33</text:p>
          </table:table-cell>
          <table:table-cell table:formula="of:=['Pre-irrad_6_141105'.M6]" office:value-type="string" office:string-value="0140_4R23" calcext:value-type="string">
            <text:p>0140_4R23</text:p>
          </table:table-cell>
        </table:table-row>
        <table:table-row table:style-name="ro1">
          <table:table-cell table:formula="of:=['Pre-irrad_6_141105'.A7]" office:value-type="string" office:string-value="S6" calcext:value-type="string">
            <text:p>S6</text:p>
          </table:table-cell>
          <table:table-cell table:formula="of:=['Pre-irrad_6_141105'.B7]" office:value-type="string" office:string-value="0142_4R33" calcext:value-type="string">
            <text:p>0142_4R33</text:p>
          </table:table-cell>
          <table:table-cell table:formula="of:=['Pre-irrad_6_141105'.C7]" office:value-type="string" office:string-value="1000_1R34" calcext:value-type="string">
            <text:p>1000_1R34</text:p>
          </table:table-cell>
          <table:table-cell table:formula="of:=['Pre-irrad_6_141105'.D7]" office:value-type="string" office:string-value="1002_1R35" calcext:value-type="string">
            <text:p>1002_1R35</text:p>
          </table:table-cell>
          <table:table-cell table:formula="of:=['Pre-irrad_6_141105'.E7]" office:value-type="string" office:string-value="1000_2R34" calcext:value-type="string">
            <text:p>1000_2R34</text:p>
          </table:table-cell>
          <table:table-cell table:formula="of:=['Pre-irrad_6_141105'.F7]" office:value-type="string" office:string-value="1002_2R35" calcext:value-type="string">
            <text:p>1002_2R35</text:p>
          </table:table-cell>
          <table:table-cell table:style-name="ce14" table:formula="of:=['Pre-irrad_6_141105'.G7]" office:value-type="string" office:string-value="EMPTY" calcext:value-type="string">
            <text:p>EMPTY</text:p>
          </table:table-cell>
          <table:table-cell table:formula="of:=['Pre-irrad_6_141105'.H7]" office:value-type="string" office:string-value="1000_3R34" calcext:value-type="string">
            <text:p>1000_3R34</text:p>
          </table:table-cell>
          <table:table-cell table:formula="of:=['Pre-irrad_6_141105'.I7]" office:value-type="string" office:string-value="1002_3R35" calcext:value-type="string">
            <text:p>1002_3R35</text:p>
          </table:table-cell>
          <table:table-cell table:formula="of:=['Pre-irrad_6_141105'.J7]" office:value-type="string" office:string-value="1000_4R34" calcext:value-type="string">
            <text:p>1000_4R34</text:p>
          </table:table-cell>
          <table:table-cell table:formula="of:=['Pre-irrad_6_141105'.K7]" office:value-type="string" office:string-value="1002_4R35" calcext:value-type="string">
            <text:p>1002_4R35</text:p>
          </table:table-cell>
          <table:table-cell table:formula="of:=['Pre-irrad_6_141105'.L7]" office:value-type="string" office:string-value="0050_FPMT" calcext:value-type="string">
            <text:p>0050_FPMT</text:p>
          </table:table-cell>
          <table:table-cell table:formula="of:=['Pre-irrad_6_141105'.M7]" office:value-type="string" office:string-value="0050_RPMT" calcext:value-type="string">
            <text:p>0050_RPMT</text:p>
          </table:table-cell>
        </table:table-row>
        <table:table-row table:style-name="ro1">
          <table:table-cell table:formula="of:=['Pre-irrad_6_141105'.A8]" office:value-type="string" office:string-value="S7" calcext:value-type="string">
            <text:p>S7</text:p>
          </table:table-cell>
          <table:table-cell table:formula="of:=['Pre-irrad_6_141105'.B8]" office:value-type="string" office:string-value="0050_1F11" calcext:value-type="string">
            <text:p>0050_1F11</text:p>
          </table:table-cell>
          <table:table-cell table:formula="of:=['Pre-irrad_6_141105'.C8]" office:value-type="string" office:string-value="0052_1F12" calcext:value-type="string">
            <text:p>0052_1F12</text:p>
          </table:table-cell>
          <table:table-cell table:formula="of:=['Pre-irrad_6_141105'.D8]" office:value-type="string" office:string-value="0050_2F11" calcext:value-type="string">
            <text:p>0050_2F11</text:p>
          </table:table-cell>
          <table:table-cell table:formula="of:=['Pre-irrad_6_141105'.E8]" office:value-type="string" office:string-value="0052_2F12" calcext:value-type="string">
            <text:p>0052_2F12</text:p>
          </table:table-cell>
          <table:table-cell table:formula="of:=['Pre-irrad_6_141105'.F8]" office:value-type="string" office:string-value="0050_3F11" calcext:value-type="string">
            <text:p>0050_3F11</text:p>
          </table:table-cell>
          <table:table-cell table:formula="of:=['Pre-irrad_6_141105'.G8]" office:value-type="string" office:string-value="0052_3F12" calcext:value-type="string">
            <text:p>0052_3F12</text:p>
          </table:table-cell>
          <table:table-cell table:style-name="ce14" table:formula="of:=['Pre-irrad_6_141105'.H8]" office:value-type="string" office:string-value="EMPTY" calcext:value-type="string">
            <text:p>EMPTY</text:p>
          </table:table-cell>
          <table:table-cell table:formula="of:=['Pre-irrad_6_141105'.I8]" office:value-type="string" office:string-value="0050_4F11" calcext:value-type="string">
            <text:p>0050_4F11</text:p>
          </table:table-cell>
          <table:table-cell table:formula="of:=['Pre-irrad_6_141105'.J8]" office:value-type="string" office:string-value="0052_4F12" calcext:value-type="string">
            <text:p>0052_4F12</text:p>
          </table:table-cell>
          <table:table-cell table:formula="of:=['Pre-irrad_6_141105'.K8]" office:value-type="string" office:string-value="0100_1F22" calcext:value-type="string">
            <text:p>0100_1F22</text:p>
          </table:table-cell>
          <table:table-cell table:formula="of:=['Pre-irrad_6_141105'.L8]" office:value-type="string" office:string-value="0102_1F21" calcext:value-type="string">
            <text:p>0102_1F21</text:p>
          </table:table-cell>
          <table:table-cell table:formula="of:=['Pre-irrad_6_141105'.M8]" office:value-type="string" office:string-value="0100_2F22" calcext:value-type="string">
            <text:p>0100_2F22</text:p>
          </table:table-cell>
        </table:table-row>
        <table:table-row table:style-name="ro1">
          <table:table-cell table:formula="of:=['Pre-irrad_6_141105'.A9]" office:value-type="string" office:string-value="S8" calcext:value-type="string">
            <text:p>S8</text:p>
          </table:table-cell>
          <table:table-cell table:formula="of:=['Pre-irrad_6_141105'.B9]" office:value-type="string" office:string-value="0102_2F21" calcext:value-type="string">
            <text:p>0102_2F21</text:p>
          </table:table-cell>
          <table:table-cell table:formula="of:=['Pre-irrad_6_141105'.C9]" office:value-type="string" office:string-value="0100_3F22" calcext:value-type="string">
            <text:p>0100_3F22</text:p>
          </table:table-cell>
          <table:table-cell table:formula="of:=['Pre-irrad_6_141105'.D9]" office:value-type="string" office:string-value="0102_3F21" calcext:value-type="string">
            <text:p>0102_3F21</text:p>
          </table:table-cell>
          <table:table-cell table:formula="of:=['Pre-irrad_6_141105'.E9]" office:value-type="string" office:string-value="0100_4F22" calcext:value-type="string">
            <text:p>0100_4F22</text:p>
          </table:table-cell>
          <table:table-cell table:formula="of:=['Pre-irrad_6_141105'.F9]" office:value-type="string" office:string-value="0102_4F21" calcext:value-type="string">
            <text:p>0102_4F21</text:p>
          </table:table-cell>
          <table:table-cell table:formula="of:=['Pre-irrad_6_141105'.G9]" office:value-type="string" office:string-value="0140_1F31" calcext:value-type="string">
            <text:p>0140_1F31</text:p>
          </table:table-cell>
          <table:table-cell table:formula="of:=['Pre-irrad_6_141105'.H9]" office:value-type="string" office:string-value="0142_1F26" calcext:value-type="string">
            <text:p>0142_1F26</text:p>
          </table:table-cell>
          <table:table-cell table:style-name="ce14" table:formula="of:=['Pre-irrad_6_141105'.I9]" office:value-type="string" office:string-value="EMPTY" calcext:value-type="string">
            <text:p>EMPTY</text:p>
          </table:table-cell>
          <table:table-cell table:formula="of:=['Pre-irrad_6_141105'.J9]" office:value-type="string" office:string-value="0140_2F31" calcext:value-type="string">
            <text:p>0140_2F31</text:p>
          </table:table-cell>
          <table:table-cell table:formula="of:=['Pre-irrad_6_141105'.K9]" office:value-type="string" office:string-value="0142_2F26" calcext:value-type="string">
            <text:p>0142_2F26</text:p>
          </table:table-cell>
          <table:table-cell table:formula="of:=['Pre-irrad_6_141105'.L9]" office:value-type="string" office:string-value="0140_3F31" calcext:value-type="string">
            <text:p>0140_3F31</text:p>
          </table:table-cell>
          <table:table-cell table:formula="of:=['Pre-irrad_6_141105'.M9]" office:value-type="string" office:string-value="0142_3F26" calcext:value-type="string">
            <text:p>0142_3F26</text:p>
          </table:table-cell>
        </table:table-row>
        <table:table-row table:style-name="ro1">
          <table:table-cell table:formula="of:=['Pre-irrad_6_141105'.A10]" office:value-type="string" office:string-value="S9" calcext:value-type="string">
            <text:p>S9</text:p>
          </table:table-cell>
          <table:table-cell table:formula="of:=['Pre-irrad_6_141105'.B10]" office:value-type="string" office:string-value="0140_4F31" calcext:value-type="string">
            <text:p>0140_4F31</text:p>
          </table:table-cell>
          <table:table-cell table:formula="of:=['Pre-irrad_6_141105'.C10]" office:value-type="string" office:string-value="0142_4F26" calcext:value-type="string">
            <text:p>0142_4F26</text:p>
          </table:table-cell>
          <table:table-cell table:formula="of:=['Pre-irrad_6_141105'.D10]" office:value-type="string" office:string-value="1000_1F36" calcext:value-type="string">
            <text:p>1000_1F36</text:p>
          </table:table-cell>
          <table:table-cell table:formula="of:=['Pre-irrad_6_141105'.E10]" office:value-type="string" office:string-value="1002_1F32" calcext:value-type="string">
            <text:p>1002_1F32</text:p>
          </table:table-cell>
          <table:table-cell table:formula="of:=['Pre-irrad_6_141105'.F10]" office:value-type="string" office:string-value="1000_2F36" calcext:value-type="string">
            <text:p>1000_2F36</text:p>
          </table:table-cell>
          <table:table-cell table:formula="of:=['Pre-irrad_6_141105'.G10]" office:value-type="string" office:string-value="1002_2F32" calcext:value-type="string">
            <text:p>1002_2F32</text:p>
          </table:table-cell>
          <table:table-cell table:formula="of:=['Pre-irrad_6_141105'.H10]" office:value-type="string" office:string-value="1000_3F36" calcext:value-type="string">
            <text:p>1000_3F36</text:p>
          </table:table-cell>
          <table:table-cell table:formula="of:=['Pre-irrad_6_141105'.I10]" office:value-type="string" office:string-value="1002_3F32" calcext:value-type="string">
            <text:p>1002_3F32</text:p>
          </table:table-cell>
          <table:table-cell table:style-name="ce14" table:formula="of:=['Pre-irrad_6_141105'.J10]" office:value-type="string" office:string-value="EMPTY" calcext:value-type="string">
            <text:p>EMPTY</text:p>
          </table:table-cell>
          <table:table-cell table:formula="of:=['Pre-irrad_6_141105'.K10]" office:value-type="string" office:string-value="1000_4F36" calcext:value-type="string">
            <text:p>1000_4F36</text:p>
          </table:table-cell>
          <table:table-cell table:formula="of:=['Pre-irrad_6_141105'.L10]" office:value-type="string" office:string-value="1002_4F32" calcext:value-type="string">
            <text:p>1002_4F32</text:p>
          </table:table-cell>
          <table:table-cell table:formula="of:=['Pre-irrad_6_141105'.M10]" office:value-type="string" office:string-value="0050_1R11" calcext:value-type="string">
            <text:p>0050_1R11</text:p>
          </table:table-cell>
        </table:table-row>
        <table:table-row table:style-name="ro1">
          <table:table-cell table:formula="of:=['Pre-irrad_6_141105'.A11]" office:value-type="string" office:string-value="S10" calcext:value-type="string">
            <text:p>S10</text:p>
          </table:table-cell>
          <table:table-cell table:formula="of:=['Pre-irrad_6_141105'.B11]" office:value-type="string" office:string-value="0052_1R12" calcext:value-type="string">
            <text:p>0052_1R12</text:p>
          </table:table-cell>
          <table:table-cell table:formula="of:=['Pre-irrad_6_141105'.C11]" office:value-type="string" office:string-value="0050_2R11" calcext:value-type="string">
            <text:p>0050_2R11</text:p>
          </table:table-cell>
          <table:table-cell table:formula="of:=['Pre-irrad_6_141105'.D11]" office:value-type="string" office:string-value="0052_2R12" calcext:value-type="string">
            <text:p>0052_2R12</text:p>
          </table:table-cell>
          <table:table-cell table:formula="of:=['Pre-irrad_6_141105'.E11]" office:value-type="string" office:string-value="0050_3R11" calcext:value-type="string">
            <text:p>0050_3R11</text:p>
          </table:table-cell>
          <table:table-cell table:formula="of:=['Pre-irrad_6_141105'.F11]" office:value-type="string" office:string-value="0052_3R12" calcext:value-type="string">
            <text:p>0052_3R12</text:p>
          </table:table-cell>
          <table:table-cell table:formula="of:=['Pre-irrad_6_141105'.G11]" office:value-type="string" office:string-value="0050_4R11" calcext:value-type="string">
            <text:p>0050_4R11</text:p>
          </table:table-cell>
          <table:table-cell table:formula="of:=['Pre-irrad_6_141105'.H11]" office:value-type="string" office:string-value="0052_4R12" calcext:value-type="string">
            <text:p>0052_4R12</text:p>
          </table:table-cell>
          <table:table-cell table:formula="of:=['Pre-irrad_6_141105'.I11]" office:value-type="string" office:string-value="0100_1R22" calcext:value-type="string">
            <text:p>0100_1R22</text:p>
          </table:table-cell>
          <table:table-cell table:formula="of:=['Pre-irrad_6_141105'.J11]" office:value-type="string" office:string-value="0102_1R21" calcext:value-type="string">
            <text:p>0102_1R21</text:p>
          </table:table-cell>
          <table:table-cell table:style-name="ce14" table:formula="of:=['Pre-irrad_6_141105'.K11]" office:value-type="string" office:string-value="EMPTY" calcext:value-type="string">
            <text:p>EMPTY</text:p>
          </table:table-cell>
          <table:table-cell table:formula="of:=['Pre-irrad_6_141105'.L11]" office:value-type="string" office:string-value="0100_2R22" calcext:value-type="string">
            <text:p>0100_2R22</text:p>
          </table:table-cell>
          <table:table-cell table:formula="of:=['Pre-irrad_6_141105'.M11]" office:value-type="string" office:string-value="0102_2R21" calcext:value-type="string">
            <text:p>0102_2R21</text:p>
          </table:table-cell>
        </table:table-row>
        <table:table-row table:style-name="ro1">
          <table:table-cell table:formula="of:=['Pre-irrad_6_141105'.A12]" office:value-type="string" office:string-value="S11" calcext:value-type="string">
            <text:p>S11</text:p>
          </table:table-cell>
          <table:table-cell table:formula="of:=['Pre-irrad_6_141105'.B12]" office:value-type="string" office:string-value="0100_3R22" calcext:value-type="string">
            <text:p>0100_3R22</text:p>
          </table:table-cell>
          <table:table-cell table:formula="of:=['Pre-irrad_6_141105'.C12]" office:value-type="string" office:string-value="0102_3R21" calcext:value-type="string">
            <text:p>0102_3R21</text:p>
          </table:table-cell>
          <table:table-cell table:formula="of:=['Pre-irrad_6_141105'.D12]" office:value-type="string" office:string-value="0100_4R22" calcext:value-type="string">
            <text:p>0100_4R22</text:p>
          </table:table-cell>
          <table:table-cell table:formula="of:=['Pre-irrad_6_141105'.E12]" office:value-type="string" office:string-value="0102_4R21" calcext:value-type="string">
            <text:p>0102_4R21</text:p>
          </table:table-cell>
          <table:table-cell table:formula="of:=['Pre-irrad_6_141105'.F12]" office:value-type="string" office:string-value="0140_1R31" calcext:value-type="string">
            <text:p>0140_1R31</text:p>
          </table:table-cell>
          <table:table-cell table:formula="of:=['Pre-irrad_6_141105'.G12]" office:value-type="string" office:string-value="0142_1R26" calcext:value-type="string">
            <text:p>0142_1R26</text:p>
          </table:table-cell>
          <table:table-cell table:formula="of:=['Pre-irrad_6_141105'.H12]" office:value-type="string" office:string-value="0140_2R31" calcext:value-type="string">
            <text:p>0140_2R31</text:p>
          </table:table-cell>
          <table:table-cell table:formula="of:=['Pre-irrad_6_141105'.I12]" office:value-type="string" office:string-value="0142_2R26" calcext:value-type="string">
            <text:p>0142_2R26</text:p>
          </table:table-cell>
          <table:table-cell table:formula="of:=['Pre-irrad_6_141105'.J12]" office:value-type="string" office:string-value="0140_3R31" calcext:value-type="string">
            <text:p>0140_3R31</text:p>
          </table:table-cell>
          <table:table-cell table:formula="of:=['Pre-irrad_6_141105'.K12]" office:value-type="string" office:string-value="0142_3R26" calcext:value-type="string">
            <text:p>0142_3R26</text:p>
          </table:table-cell>
          <table:table-cell table:style-name="ce14" table:formula="of:=['Pre-irrad_6_141105'.L12]" office:value-type="string" office:string-value="EMPTY" calcext:value-type="string">
            <text:p>EMPTY</text:p>
          </table:table-cell>
          <table:table-cell table:formula="of:=['Pre-irrad_6_141105'.M12]" office:value-type="string" office:string-value="0140_4R31" calcext:value-type="string">
            <text:p>0140_4R31</text:p>
          </table:table-cell>
        </table:table-row>
        <table:table-row table:style-name="ro1">
          <table:table-cell table:formula="of:=['Pre-irrad_6_141105'.A13]" office:value-type="string" office:string-value="S12" calcext:value-type="string">
            <text:p>S12</text:p>
          </table:table-cell>
          <table:table-cell table:formula="of:=['Pre-irrad_6_141105'.B13]" office:value-type="string" office:string-value="0142_4R26" calcext:value-type="string">
            <text:p>0142_4R26</text:p>
          </table:table-cell>
          <table:table-cell table:formula="of:=['Pre-irrad_6_141105'.C13]" office:value-type="string" office:string-value="1000_1R36" calcext:value-type="string">
            <text:p>1000_1R36</text:p>
          </table:table-cell>
          <table:table-cell table:formula="of:=['Pre-irrad_6_141105'.D13]" office:value-type="string" office:string-value="1002_1R32" calcext:value-type="string">
            <text:p>1002_1R32</text:p>
          </table:table-cell>
          <table:table-cell table:formula="of:=['Pre-irrad_6_141105'.E13]" office:value-type="string" office:string-value="1000_2R36" calcext:value-type="string">
            <text:p>1000_2R36</text:p>
          </table:table-cell>
          <table:table-cell table:formula="of:=['Pre-irrad_6_141105'.F13]" office:value-type="string" office:string-value="1002_2R32" calcext:value-type="string">
            <text:p>1002_2R32</text:p>
          </table:table-cell>
          <table:table-cell table:formula="of:=['Pre-irrad_6_141105'.G13]" office:value-type="string" office:string-value="1000_3R36" calcext:value-type="string">
            <text:p>1000_3R36</text:p>
          </table:table-cell>
          <table:table-cell table:formula="of:=['Pre-irrad_6_141105'.H13]" office:value-type="string" office:string-value="1002_3R32" calcext:value-type="string">
            <text:p>1002_3R32</text:p>
          </table:table-cell>
          <table:table-cell table:formula="of:=['Pre-irrad_6_141105'.I13]" office:value-type="string" office:string-value="1000_4R36" calcext:value-type="string">
            <text:p>1000_4R36</text:p>
          </table:table-cell>
          <table:table-cell table:formula="of:=['Pre-irrad_6_141105'.J13]" office:value-type="string" office:string-value="1002_4R32" calcext:value-type="string">
            <text:p>1002_4R32</text:p>
          </table:table-cell>
          <table:table-cell table:formula="of:=['Pre-irrad_6_141105'.K13]" office:value-type="string" office:string-value="0050_1F16" calcext:value-type="string">
            <text:p>0050_1F16</text:p>
          </table:table-cell>
          <table:table-cell table:formula="of:=['Pre-irrad_6_141105'.L13]" office:value-type="string" office:string-value="0052_1F17" calcext:value-type="string">
            <text:p>0052_1F17</text:p>
          </table:table-cell>
          <table:table-cell table:style-name="ce14" table:formula="of:=['Pre-irrad_6_141105'.M13]" office:value-type="string" office:string-value="EMPTY" calcext:value-type="string">
            <text:p>EMPTY</text:p>
          </table:table-cell>
        </table:table-row>
        <table:table-row table:style-name="ro1">
          <table:table-cell table:formula="of:=['Pre-irrad_6_141105'.A14]" office:value-type="string" office:string-value="S13" calcext:value-type="string">
            <text:p>S13</text:p>
          </table:table-cell>
          <table:table-cell table:style-name="ce14" table:formula="of:=['Pre-irrad_6_141105'.B14]" office:value-type="string" office:string-value="EMPTY" calcext:value-type="string">
            <text:p>EMPTY</text:p>
          </table:table-cell>
          <table:table-cell table:formula="of:=['Pre-irrad_6_141105'.C14]" office:value-type="string" office:string-value="0050_2F16" calcext:value-type="string">
            <text:p>0050_2F16</text:p>
          </table:table-cell>
          <table:table-cell table:style-name="ce14" table:formula="of:=['Pre-irrad_6_141105'.D14]" office:value-type="string" office:string-value="EMPTY" calcext:value-type="string">
            <text:p>EMPTY</text:p>
          </table:table-cell>
          <table:table-cell table:formula="of:=['Pre-irrad_6_141105'.E14]" office:value-type="string" office:string-value="0052_2F17" calcext:value-type="string">
            <text:p>0052_2F17</text:p>
          </table:table-cell>
          <table:table-cell table:formula="of:=['Pre-irrad_6_141105'.F14]" office:value-type="string" office:string-value="0050_3F16" calcext:value-type="string">
            <text:p>0050_3F16</text:p>
          </table:table-cell>
          <table:table-cell table:formula="of:=['Pre-irrad_6_141105'.G14]" office:value-type="string" office:string-value="0052_3F17" calcext:value-type="string">
            <text:p>0052_3F17</text:p>
          </table:table-cell>
          <table:table-cell table:formula="of:=['Pre-irrad_6_141105'.H14]" office:value-type="string" office:string-value="0050_4F16" calcext:value-type="string">
            <text:p>0050_4F16</text:p>
          </table:table-cell>
          <table:table-cell table:formula="of:=['Pre-irrad_6_141105'.I14]" office:value-type="string" office:string-value="0052_4F17" calcext:value-type="string">
            <text:p>0052_4F17</text:p>
          </table:table-cell>
          <table:table-cell table:formula="of:=['Pre-irrad_6_141105'.J14]" office:value-type="string" office:string-value="0100_1F27" calcext:value-type="string">
            <text:p>0100_1F27</text:p>
          </table:table-cell>
          <table:table-cell table:formula="of:=['Pre-irrad_6_141105'.K14]" office:value-type="string" office:string-value="0100_2F27" calcext:value-type="string">
            <text:p>0100_2F27</text:p>
          </table:table-cell>
          <table:table-cell table:formula="of:=['Pre-irrad_6_141105'.L14]" office:value-type="string" office:string-value="0100_3F27" calcext:value-type="string">
            <text:p>0100_3F27</text:p>
          </table:table-cell>
          <table:table-cell table:formula="of:=['Pre-irrad_6_141105'.M14]" office:value-type="string" office:string-value="0100_4F27" calcext:value-type="string">
            <text:p>0100_4F27</text:p>
          </table:table-cell>
        </table:table-row>
        <table:table-row table:style-name="ro1">
          <table:table-cell table:formula="of:=['Pre-irrad_6_141105'.A15]" office:value-type="string" office:string-value="S14" calcext:value-type="string">
            <text:p>S14</text:p>
          </table:table-cell>
          <table:table-cell table:style-name="ce14" table:formula="of:=['Pre-irrad_6_141105'.B15]" office:value-type="string" office:string-value="EMPTY" calcext:value-type="string">
            <text:p>EMPTY</text:p>
          </table:table-cell>
          <table:table-cell table:formula="of:=['Pre-irrad_6_141105'.C15]" office:value-type="string" office:string-value="1000_1F37" calcext:value-type="string">
            <text:p>1000_1F37</text:p>
          </table:table-cell>
          <table:table-cell table:formula="of:=['Pre-irrad_6_141105'.D15]" office:value-type="string" office:string-value="1000_2F37" calcext:value-type="string">
            <text:p>1000_2F37</text:p>
          </table:table-cell>
          <table:table-cell table:style-name="ce14" table:formula="of:=['Pre-irrad_6_141105'.E15]" office:value-type="string" office:string-value="EMPTY" calcext:value-type="string">
            <text:p>EMPTY</text:p>
          </table:table-cell>
          <table:table-cell table:formula="of:=['Pre-irrad_6_141105'.F15]" office:value-type="string" office:string-value="1000_3F37" calcext:value-type="string">
            <text:p>1000_3F37</text:p>
          </table:table-cell>
          <table:table-cell table:formula="of:=['Pre-irrad_6_141105'.G15]" office:value-type="string" office:string-value="1000_4F37" calcext:value-type="string">
            <text:p>1000_4F37</text:p>
          </table:table-cell>
          <table:table-cell table:formula="of:=['Pre-irrad_6_141105'.H15]" office:value-type="string" office:string-value="0050_1R16" calcext:value-type="string">
            <text:p>0050_1R16</text:p>
          </table:table-cell>
          <table:table-cell table:formula="of:=['Pre-irrad_6_141105'.I15]" office:value-type="string" office:string-value="0052_1R17" calcext:value-type="string">
            <text:p>0052_1R17</text:p>
          </table:table-cell>
          <table:table-cell table:formula="of:=['Pre-irrad_6_141105'.J15]" office:value-type="string" office:string-value="0050_2R16" calcext:value-type="string">
            <text:p>0050_2R16</text:p>
          </table:table-cell>
          <table:table-cell table:formula="of:=['Pre-irrad_6_141105'.K15]" office:value-type="string" office:string-value="0052_2R17" calcext:value-type="string">
            <text:p>0052_2R17</text:p>
          </table:table-cell>
          <table:table-cell table:formula="of:=['Pre-irrad_6_141105'.L15]" office:value-type="string" office:string-value="0050_3R16" calcext:value-type="string">
            <text:p>0050_3R16</text:p>
          </table:table-cell>
          <table:table-cell table:formula="of:=['Pre-irrad_6_141105'.M15]" office:value-type="string" office:string-value="0052_3R17" calcext:value-type="string">
            <text:p>0052_3R17</text:p>
          </table:table-cell>
        </table:table-row>
        <table:table-row table:style-name="ro1">
          <table:table-cell table:formula="of:=['Pre-irrad_6_141105'.A16]" office:value-type="string" office:string-value="S15" calcext:value-type="string">
            <text:p>S15</text:p>
          </table:table-cell>
          <table:table-cell table:style-name="ce14" table:formula="of:=['Pre-irrad_6_141105'.B16]" office:value-type="string" office:string-value="EMPTY" calcext:value-type="string">
            <text:p>EMPTY</text:p>
          </table:table-cell>
          <table:table-cell table:formula="of:=['Pre-irrad_6_141105'.C16]" office:value-type="string" office:string-value="0050_4R16" calcext:value-type="string">
            <text:p>0050_4R16</text:p>
          </table:table-cell>
          <table:table-cell table:formula="of:=['Pre-irrad_6_141105'.D16]" office:value-type="string" office:string-value="0052_4R17" calcext:value-type="string">
            <text:p>0052_4R17</text:p>
          </table:table-cell>
          <table:table-cell table:formula="of:=['Pre-irrad_6_141105'.E16]" office:value-type="string" office:string-value="0100_1R27" calcext:value-type="string">
            <text:p>0100_1R27</text:p>
          </table:table-cell>
          <table:table-cell table:style-name="ce14" table:formula="of:=['Pre-irrad_6_141105'.F16]" office:value-type="string" office:string-value="EMPTY" calcext:value-type="string">
            <text:p>EMPTY</text:p>
          </table:table-cell>
          <table:table-cell table:formula="of:=['Pre-irrad_6_141105'.G16]" office:value-type="string" office:string-value="0100_2R27" calcext:value-type="string">
            <text:p>0100_2R27</text:p>
          </table:table-cell>
          <table:table-cell table:formula="of:=['Pre-irrad_6_141105'.H16]" office:value-type="string" office:string-value="0100_3R27" calcext:value-type="string">
            <text:p>0100_3R27</text:p>
          </table:table-cell>
          <table:table-cell table:formula="of:=['Pre-irrad_6_141105'.I16]" office:value-type="string" office:string-value="0100_4R27" calcext:value-type="string">
            <text:p>0100_4R27</text:p>
          </table:table-cell>
          <table:table-cell table:formula="of:=['Pre-irrad_6_141105'.J16]" office:value-type="string" office:string-value="1000_1R37" calcext:value-type="string">
            <text:p>1000_1R37</text:p>
          </table:table-cell>
          <table:table-cell table:formula="of:=['Pre-irrad_6_141105'.K16]" office:value-type="string" office:string-value="1000_2R37" calcext:value-type="string">
            <text:p>1000_2R37</text:p>
          </table:table-cell>
          <table:table-cell table:formula="of:=['Pre-irrad_6_141105'.L16]" office:value-type="string" office:string-value="1000_3R37" calcext:value-type="string">
            <text:p>1000_3R37</text:p>
          </table:table-cell>
          <table:table-cell table:formula="of:=['Pre-irrad_6_141105'.M16]" office:value-type="string" office:string-value="1000_4R37" calcext:value-type="string">
            <text:p>1000_4R37</text:p>
          </table:table-cell>
        </table:table-row>
        <table:table-row table:style-name="ro1">
          <table:table-cell table:style-name="ce9" table:formula="of:=['Pre-irrad_6_141105'.A17]" office:value-type="string" office:string-value="R1" calcext:value-type="string">
            <text:p>R1</text:p>
          </table:table-cell>
          <table:table-cell table:style-name="ce2" table:formula="of:=['Pre-irrad_6_141105'.B17]" office:value-type="string" office:string-value="0050_REF1" calcext:value-type="string">
            <text:p>0050_REF1</text:p>
          </table:table-cell>
          <table:table-cell table:style-name="ce2" table:formula="of:=['Pre-irrad_6_141105'.C17]" office:value-type="string" office:string-value="0052_REF1" calcext:value-type="string">
            <text:p>0052_REF1</text:p>
          </table:table-cell>
          <table:table-cell table:style-name="ce2" table:formula="of:=['Pre-irrad_6_141105'.D17]" office:value-type="string" office:string-value="0100_REF1" calcext:value-type="string">
            <text:p>0100_REF1</text:p>
          </table:table-cell>
          <table:table-cell table:style-name="ce2" table:formula="of:=['Pre-irrad_6_141105'.E17]" office:value-type="string" office:string-value="0102_REF1" calcext:value-type="string">
            <text:p>0102_REF1</text:p>
          </table:table-cell>
          <table:table-cell table:style-name="ce2" table:formula="of:=['Pre-irrad_6_141105'.F17]" office:value-type="string" office:string-value="0140_REF1" calcext:value-type="string">
            <text:p>0140_REF1</text:p>
          </table:table-cell>
          <table:table-cell table:style-name="ce2" table:formula="of:=['Pre-irrad_6_141105'.G17]" office:value-type="string" office:string-value="0142_REF1" calcext:value-type="string">
            <text:p>0142_REF1</text:p>
          </table:table-cell>
          <table:table-cell table:style-name="ce2" table:formula="of:=['Pre-irrad_6_141105'.H17]" office:value-type="string" office:string-value="1000_REF1" calcext:value-type="string">
            <text:p>1000_REF1</text:p>
          </table:table-cell>
          <table:table-cell table:style-name="ce2" table:formula="of:=['Pre-irrad_6_141105'.I17]" office:value-type="string" office:string-value="1002_REF1" calcext:value-type="string">
            <text:p>1002_REF1</text:p>
          </table:table-cell>
          <table:table-cell table:style-name="ce2" table:formula="of:=['Pre-irrad_6_141105'.J17]" office:value-type="string" office:string-value="0050_REF2" calcext:value-type="string">
            <text:p>0050_REF2</text:p>
          </table:table-cell>
          <table:table-cell table:style-name="ce2" table:formula="of:=['Pre-irrad_6_141105'.K17]" office:value-type="string" office:string-value="0052_REF2" calcext:value-type="string">
            <text:p>0052_REF2</text:p>
          </table:table-cell>
          <table:table-cell table:style-name="ce2" table:formula="of:=['Pre-irrad_6_141105'.L17]" office:value-type="string" office:string-value="0100_REF2" calcext:value-type="string">
            <text:p>0100_REF2</text:p>
          </table:table-cell>
          <table:table-cell table:style-name="ce2" table:formula="of:=['Pre-irrad_6_141105'.M17]" office:value-type="string" office:string-value="0102_REF2" calcext:value-type="string">
            <text:p>0102_REF2</text:p>
          </table:table-cell>
        </table:table-row>
      </table:table>
      <table:table table:name="Pre-irrad_8_141107" table:style-name="ta1">
        <table:table-column table:style-name="co1" table:default-cell-style-name="ce1"/>
        <table:table-column table:style-name="co1" table:number-columns-repeated="12" table:default-cell-style-name="Default"/>
        <table:table-row table:style-name="ro1">
          <table:table-cell table:formula="of:=['Pre-irrad_7_141106'.A1]" office:value-type="string" office:string-value="Tray ID" calcext:value-type="string">
            <text:p>Tray ID</text:p>
          </table:table-cell>
          <table:table-cell table:style-name="ce1" table:formula="of:=['Pre-irrad_7_141106'.B1]" office:value-type="string" office:string-value="Position 1" calcext:value-type="string">
            <text:p>Position 1</text:p>
          </table:table-cell>
          <table:table-cell table:style-name="ce1" table:formula="of:=['Pre-irrad_7_141106'.C1]" office:value-type="string" office:string-value="Position 2" calcext:value-type="string">
            <text:p>Position 2</text:p>
          </table:table-cell>
          <table:table-cell table:style-name="ce1" table:formula="of:=['Pre-irrad_7_141106'.D1]" office:value-type="string" office:string-value="Position 3" calcext:value-type="string">
            <text:p>Position 3</text:p>
          </table:table-cell>
          <table:table-cell table:style-name="ce1" table:formula="of:=['Pre-irrad_7_141106'.E1]" office:value-type="string" office:string-value="Position 4" calcext:value-type="string">
            <text:p>Position 4</text:p>
          </table:table-cell>
          <table:table-cell table:style-name="ce1" table:formula="of:=['Pre-irrad_7_141106'.F1]" office:value-type="string" office:string-value="Position 5" calcext:value-type="string">
            <text:p>Position 5</text:p>
          </table:table-cell>
          <table:table-cell table:style-name="ce1" table:formula="of:=['Pre-irrad_7_141106'.G1]" office:value-type="string" office:string-value="Position 6" calcext:value-type="string">
            <text:p>Position 6</text:p>
          </table:table-cell>
          <table:table-cell table:style-name="ce1" table:formula="of:=['Pre-irrad_7_141106'.H1]" office:value-type="string" office:string-value="Position 7" calcext:value-type="string">
            <text:p>Position 7</text:p>
          </table:table-cell>
          <table:table-cell table:style-name="ce1" table:formula="of:=['Pre-irrad_7_141106'.I1]" office:value-type="string" office:string-value="Position 8" calcext:value-type="string">
            <text:p>Position 8</text:p>
          </table:table-cell>
          <table:table-cell table:style-name="ce1" table:formula="of:=['Pre-irrad_7_141106'.J1]" office:value-type="string" office:string-value="Position 9" calcext:value-type="string">
            <text:p>Position 9</text:p>
          </table:table-cell>
          <table:table-cell table:style-name="ce1" table:formula="of:=['Pre-irrad_7_141106'.K1]" office:value-type="string" office:string-value="Position 10" calcext:value-type="string">
            <text:p>Position 10</text:p>
          </table:table-cell>
          <table:table-cell table:style-name="ce1" table:formula="of:=['Pre-irrad_7_141106'.L1]" office:value-type="string" office:string-value="Position 11" calcext:value-type="string">
            <text:p>Position 11</text:p>
          </table:table-cell>
          <table:table-cell table:style-name="ce1" table:formula="of:=['Pre-irrad_7_141106'.M1]" office:value-type="string" office:string-value="Position 12" calcext:value-type="string">
            <text:p>Position 12</text:p>
          </table:table-cell>
        </table:table-row>
        <table:table-row table:style-name="ro1">
          <table:table-cell table:formula="of:=['Pre-irrad_7_141106'.A2]" office:value-type="string" office:string-value="S1" calcext:value-type="string">
            <text:p>S1</text:p>
          </table:table-cell>
          <table:table-cell table:style-name="ce14" table:formula="of:=['Pre-irrad_7_141106'.B2]" office:value-type="string" office:string-value="STD_3_H" calcext:value-type="string">
            <text:p>STD_3_H</text:p>
          </table:table-cell>
          <table:table-cell table:formula="of:=['Pre-irrad_7_141106'.C2]" office:value-type="string" office:string-value="0050_1F13" calcext:value-type="string">
            <text:p>0050_1F13</text:p>
          </table:table-cell>
          <table:table-cell/>
          <table:table-cell table:formula="of:=['Pre-irrad_7_141106'.E2]" office:value-type="string" office:string-value="0050_2F13" calcext:value-type="string">
            <text:p>0050_2F13</text:p>
          </table:table-cell>
          <table:table-cell/>
          <table:table-cell table:formula="of:=['Pre-irrad_7_141106'.G2]" office:value-type="string" office:string-value="0050_3F13" calcext:value-type="string">
            <text:p>0050_3F13</text:p>
          </table:table-cell>
          <table:table-cell/>
          <table:table-cell table:formula="of:=['Pre-irrad_7_141106'.I2]" office:value-type="string" office:string-value="0050_4F13" calcext:value-type="string">
            <text:p>0050_4F13</text:p>
          </table:table-cell>
          <table:table-cell/>
          <table:table-cell table:formula="of:=['Pre-irrad_7_141106'.K2]" office:value-type="string" office:string-value="0100_1F15" calcext:value-type="string">
            <text:p>0100_1F15</text:p>
          </table:table-cell>
          <table:table-cell/>
          <table:table-cell table:formula="of:=['Pre-irrad_7_141106'.M2]" office:value-type="string" office:string-value="0100_2F15" calcext:value-type="string">
            <text:p>0100_2F15</text:p>
          </table:table-cell>
        </table:table-row>
        <table:table-row table:style-name="ro1">
          <table:table-cell table:formula="of:=['Pre-irrad_7_141106'.A3]" office:value-type="string" office:string-value="S2" calcext:value-type="string">
            <text:p>S2</text:p>
          </table:table-cell>
          <table:table-cell/>
          <table:table-cell table:style-name="ce14" table:formula="of:=['Pre-irrad_7_141106'.C3]" office:value-type="string" office:string-value="STD_14_C" calcext:value-type="string">
            <text:p>STD_14_C</text:p>
          </table:table-cell>
          <table:table-cell table:formula="of:=['Pre-irrad_7_141106'.D3]" office:value-type="string" office:string-value="0100_3F15" calcext:value-type="string">
            <text:p>0100_3F15</text:p>
          </table:table-cell>
          <table:table-cell/>
          <table:table-cell table:formula="of:=['Pre-irrad_7_141106'.F3]" office:value-type="string" office:string-value="0100_4F15" calcext:value-type="string">
            <text:p>0100_4F15</text:p>
          </table:table-cell>
          <table:table-cell/>
          <table:table-cell table:formula="of:=['Pre-irrad_7_141106'.H3]" office:value-type="string" office:string-value="0140_1F23" calcext:value-type="string">
            <text:p>0140_1F23</text:p>
          </table:table-cell>
          <table:table-cell/>
          <table:table-cell table:formula="of:=['Pre-irrad_7_141106'.J3]" office:value-type="string" office:string-value="0140_2F23" calcext:value-type="string">
            <text:p>0140_2F23</text:p>
          </table:table-cell>
          <table:table-cell/>
          <table:table-cell table:formula="of:=['Pre-irrad_7_141106'.L3]" office:value-type="string" office:string-value="0140_3F23" calcext:value-type="string">
            <text:p>0140_3F23</text:p>
          </table:table-cell>
          <table:table-cell/>
        </table:table-row>
        <table:table-row table:style-name="ro1">
          <table:table-cell table:formula="of:=['Pre-irrad_7_141106'.A4]" office:value-type="string" office:string-value="S3" calcext:value-type="string">
            <text:p>S3</text:p>
          </table:table-cell>
          <table:table-cell table:formula="of:=['Pre-irrad_7_141106'.B4]" office:value-type="string" office:string-value="0140_4F23" calcext:value-type="string">
            <text:p>0140_4F23</text:p>
          </table:table-cell>
          <table:table-cell/>
          <table:table-cell table:style-name="ce14" table:formula="of:=['Pre-irrad_7_141106'.D4]" office:value-type="string" office:string-value="EMPTY" calcext:value-type="string">
            <text:p>EMPTY</text:p>
          </table:table-cell>
          <table:table-cell table:formula="of:=['Pre-irrad_7_141106'.E4]" office:value-type="string" office:string-value="1000_1F34" calcext:value-type="string">
            <text:p>1000_1F34</text:p>
          </table:table-cell>
          <table:table-cell/>
          <table:table-cell table:formula="of:=['Pre-irrad_7_141106'.G4]" office:value-type="string" office:string-value="1000_2F34" calcext:value-type="string">
            <text:p>1000_2F34</text:p>
          </table:table-cell>
          <table:table-cell/>
          <table:table-cell table:formula="of:=['Pre-irrad_7_141106'.I4]" office:value-type="string" office:string-value="1000_3F34" calcext:value-type="string">
            <text:p>1000_3F34</text:p>
          </table:table-cell>
          <table:table-cell/>
          <table:table-cell table:formula="of:=['Pre-irrad_7_141106'.K4]" office:value-type="string" office:string-value="1000_4F34" calcext:value-type="string">
            <text:p>1000_4F34</text:p>
          </table:table-cell>
          <table:table-cell/>
          <table:table-cell table:formula="of:=['Pre-irrad_7_141106'.M4]" office:value-type="string" office:string-value="0050_1R13" calcext:value-type="string">
            <text:p>0050_1R13</text:p>
          </table:table-cell>
        </table:table-row>
        <table:table-row table:style-name="ro1">
          <table:table-cell table:formula="of:=['Pre-irrad_7_141106'.A5]" office:value-type="string" office:string-value="S4" calcext:value-type="string">
            <text:p>S4</text:p>
          </table:table-cell>
          <table:table-cell/>
          <table:table-cell table:formula="of:=['Pre-irrad_7_141106'.C5]" office:value-type="string" office:string-value="0050_2R13" calcext:value-type="string">
            <text:p>0050_2R13</text:p>
          </table:table-cell>
          <table:table-cell/>
          <table:table-cell table:style-name="ce14" table:formula="of:=['Pre-irrad_7_141106'.E5]" office:value-type="string" office:string-value="EMPTY" calcext:value-type="string">
            <text:p>EMPTY</text:p>
          </table:table-cell>
          <table:table-cell table:formula="of:=['Pre-irrad_7_141106'.F5]" office:value-type="string" office:string-value="0050_3R13" calcext:value-type="string">
            <text:p>0050_3R13</text:p>
          </table:table-cell>
          <table:table-cell/>
          <table:table-cell table:formula="of:=['Pre-irrad_7_141106'.H5]" office:value-type="string" office:string-value="0050_4R13" calcext:value-type="string">
            <text:p>0050_4R13</text:p>
          </table:table-cell>
          <table:table-cell/>
          <table:table-cell table:formula="of:=['Pre-irrad_7_141106'.J5]" office:value-type="string" office:string-value="0100_1R15" calcext:value-type="string">
            <text:p>0100_1R15</text:p>
          </table:table-cell>
          <table:table-cell/>
          <table:table-cell table:formula="of:=['Pre-irrad_7_141106'.L5]" office:value-type="string" office:string-value="0100_2R15" calcext:value-type="string">
            <text:p>0100_2R15</text:p>
          </table:table-cell>
          <table:table-cell/>
        </table:table-row>
        <table:table-row table:style-name="ro1">
          <table:table-cell table:formula="of:=['Pre-irrad_7_141106'.A6]" office:value-type="string" office:string-value="S5" calcext:value-type="string">
            <text:p>S5</text:p>
          </table:table-cell>
          <table:table-cell table:formula="of:=['Pre-irrad_7_141106'.B6]" office:value-type="string" office:string-value="0100_3R15" calcext:value-type="string">
            <text:p>0100_3R15</text:p>
          </table:table-cell>
          <table:table-cell/>
          <table:table-cell table:formula="of:=['Pre-irrad_7_141106'.D6]" office:value-type="string" office:string-value="0100_4R15" calcext:value-type="string">
            <text:p>0100_4R15</text:p>
          </table:table-cell>
          <table:table-cell/>
          <table:table-cell table:style-name="ce14" table:formula="of:=['Pre-irrad_7_141106'.F6]" office:value-type="string" office:string-value="EMPTY" calcext:value-type="string">
            <text:p>EMPTY</text:p>
          </table:table-cell>
          <table:table-cell table:formula="of:=['Pre-irrad_7_141106'.G6]" office:value-type="string" office:string-value="0140_1R23" calcext:value-type="string">
            <text:p>0140_1R23</text:p>
          </table:table-cell>
          <table:table-cell/>
          <table:table-cell table:formula="of:=['Pre-irrad_7_141106'.I6]" office:value-type="string" office:string-value="0140_2R23" calcext:value-type="string">
            <text:p>0140_2R23</text:p>
          </table:table-cell>
          <table:table-cell/>
          <table:table-cell table:formula="of:=['Pre-irrad_7_141106'.K6]" office:value-type="string" office:string-value="0140_3R23" calcext:value-type="string">
            <text:p>0140_3R23</text:p>
          </table:table-cell>
          <table:table-cell/>
          <table:table-cell table:formula="of:=['Pre-irrad_7_141106'.M6]" office:value-type="string" office:string-value="0140_4R23" calcext:value-type="string">
            <text:p>0140_4R23</text:p>
          </table:table-cell>
        </table:table-row>
        <table:table-row table:style-name="ro1">
          <table:table-cell table:formula="of:=['Pre-irrad_7_141106'.A7]" office:value-type="string" office:string-value="S6" calcext:value-type="string">
            <text:p>S6</text:p>
          </table:table-cell>
          <table:table-cell/>
          <table:table-cell table:formula="of:=['Pre-irrad_7_141106'.C7]" office:value-type="string" office:string-value="1000_1R34" calcext:value-type="string">
            <text:p>1000_1R34</text:p>
          </table:table-cell>
          <table:table-cell/>
          <table:table-cell table:formula="of:=['Pre-irrad_7_141106'.E7]" office:value-type="string" office:string-value="1000_2R34" calcext:value-type="string">
            <text:p>1000_2R34</text:p>
          </table:table-cell>
          <table:table-cell/>
          <table:table-cell table:style-name="ce14" table:formula="of:=['Pre-irrad_7_141106'.G7]" office:value-type="string" office:string-value="EMPTY" calcext:value-type="string">
            <text:p>EMPTY</text:p>
          </table:table-cell>
          <table:table-cell table:formula="of:=['Pre-irrad_7_141106'.H7]" office:value-type="string" office:string-value="1000_3R34" calcext:value-type="string">
            <text:p>1000_3R34</text:p>
          </table:table-cell>
          <table:table-cell/>
          <table:table-cell table:formula="of:=['Pre-irrad_7_141106'.J7]" office:value-type="string" office:string-value="1000_4R34" calcext:value-type="string">
            <text:p>1000_4R34</text:p>
          </table:table-cell>
          <table:table-cell/>
          <table:table-cell table:formula="of:=['Pre-irrad_7_141106'.L7]" office:value-type="string" office:string-value="0050_FPMT" calcext:value-type="string">
            <text:p>0050_FPMT</text:p>
          </table:table-cell>
          <table:table-cell table:formula="of:=['Pre-irrad_7_141106'.M7]" office:value-type="string" office:string-value="0050_RPMT" calcext:value-type="string">
            <text:p>0050_RPMT</text:p>
          </table:table-cell>
        </table:table-row>
        <table:table-row table:style-name="ro1">
          <table:table-cell table:formula="of:=['Pre-irrad_7_141106'.A8]" office:value-type="string" office:string-value="S7" calcext:value-type="string">
            <text:p>S7</text:p>
          </table:table-cell>
          <table:table-cell table:formula="of:=['Pre-irrad_7_141106'.B8]" office:value-type="string" office:string-value="0050_1F11" calcext:value-type="string">
            <text:p>0050_1F11</text:p>
          </table:table-cell>
          <table:table-cell/>
          <table:table-cell table:formula="of:=['Pre-irrad_7_141106'.D8]" office:value-type="string" office:string-value="0050_2F11" calcext:value-type="string">
            <text:p>0050_2F11</text:p>
          </table:table-cell>
          <table:table-cell/>
          <table:table-cell table:formula="of:=['Pre-irrad_7_141106'.F8]" office:value-type="string" office:string-value="0050_3F11" calcext:value-type="string">
            <text:p>0050_3F11</text:p>
          </table:table-cell>
          <table:table-cell/>
          <table:table-cell table:style-name="ce14" table:formula="of:=['Pre-irrad_7_141106'.H8]" office:value-type="string" office:string-value="EMPTY" calcext:value-type="string">
            <text:p>EMPTY</text:p>
          </table:table-cell>
          <table:table-cell table:formula="of:=['Pre-irrad_7_141106'.I8]" office:value-type="string" office:string-value="0050_4F11" calcext:value-type="string">
            <text:p>0050_4F11</text:p>
          </table:table-cell>
          <table:table-cell/>
          <table:table-cell table:formula="of:=['Pre-irrad_7_141106'.K8]" office:value-type="string" office:string-value="0100_1F22" calcext:value-type="string">
            <text:p>0100_1F22</text:p>
          </table:table-cell>
          <table:table-cell/>
          <table:table-cell table:formula="of:=['Pre-irrad_7_141106'.M8]" office:value-type="string" office:string-value="0100_2F22" calcext:value-type="string">
            <text:p>0100_2F22</text:p>
          </table:table-cell>
        </table:table-row>
        <table:table-row table:style-name="ro1">
          <table:table-cell table:formula="of:=['Pre-irrad_7_141106'.A9]" office:value-type="string" office:string-value="S8" calcext:value-type="string">
            <text:p>S8</text:p>
          </table:table-cell>
          <table:table-cell/>
          <table:table-cell table:formula="of:=['Pre-irrad_7_141106'.C9]" office:value-type="string" office:string-value="0100_3F22" calcext:value-type="string">
            <text:p>0100_3F22</text:p>
          </table:table-cell>
          <table:table-cell/>
          <table:table-cell table:formula="of:=['Pre-irrad_7_141106'.E9]" office:value-type="string" office:string-value="0100_4F22" calcext:value-type="string">
            <text:p>0100_4F22</text:p>
          </table:table-cell>
          <table:table-cell/>
          <table:table-cell table:formula="of:=['Pre-irrad_7_141106'.G9]" office:value-type="string" office:string-value="0140_1F31" calcext:value-type="string">
            <text:p>0140_1F31</text:p>
          </table:table-cell>
          <table:table-cell/>
          <table:table-cell table:style-name="ce14" table:formula="of:=['Pre-irrad_7_141106'.I9]" office:value-type="string" office:string-value="EMPTY" calcext:value-type="string">
            <text:p>EMPTY</text:p>
          </table:table-cell>
          <table:table-cell table:formula="of:=['Pre-irrad_7_141106'.J9]" office:value-type="string" office:string-value="0140_2F31" calcext:value-type="string">
            <text:p>0140_2F31</text:p>
          </table:table-cell>
          <table:table-cell table:number-columns-repeated="3"/>
        </table:table-row>
        <table:table-row table:style-name="ro1">
          <table:table-cell table:formula="of:=['Pre-irrad_7_141106'.A10]" office:value-type="string" office:string-value="S9" calcext:value-type="string">
            <text:p>S9</text:p>
          </table:table-cell>
          <table:table-cell table:number-columns-repeated="2"/>
          <table:table-cell table:formula="of:=['Pre-irrad_7_141106'.D10]" office:value-type="string" office:string-value="1000_1F36" calcext:value-type="string">
            <text:p>1000_1F36</text:p>
          </table:table-cell>
          <table:table-cell/>
          <table:table-cell table:formula="of:=['Pre-irrad_7_141106'.F10]" office:value-type="string" office:string-value="1000_2F36" calcext:value-type="string">
            <text:p>1000_2F36</text:p>
          </table:table-cell>
          <table:table-cell table:number-columns-repeated="3"/>
          <table:table-cell table:style-name="ce14" table:formula="of:=['Pre-irrad_7_141106'.J10]" office:value-type="string" office:string-value="EMPTY" calcext:value-type="string">
            <text:p>EMPTY</text:p>
          </table:table-cell>
          <table:table-cell table:number-columns-repeated="2"/>
          <table:table-cell table:formula="of:=['Pre-irrad_7_141106'.M10]" office:value-type="string" office:string-value="0050_1R11" calcext:value-type="string">
            <text:p>0050_1R11</text:p>
          </table:table-cell>
        </table:table-row>
        <table:table-row table:style-name="ro1">
          <table:table-cell table:formula="of:=['Pre-irrad_7_141106'.A11]" office:value-type="string" office:string-value="S10" calcext:value-type="string">
            <text:p>S10</text:p>
          </table:table-cell>
          <table:table-cell/>
          <table:table-cell table:formula="of:=['Pre-irrad_7_141106'.C11]" office:value-type="string" office:string-value="0050_2R11" calcext:value-type="string">
            <text:p>0050_2R11</text:p>
          </table:table-cell>
          <table:table-cell/>
          <table:table-cell table:formula="of:=['Pre-irrad_7_141106'.E11]" office:value-type="string" office:string-value="0050_3R11" calcext:value-type="string">
            <text:p>0050_3R11</text:p>
          </table:table-cell>
          <table:table-cell/>
          <table:table-cell table:formula="of:=['Pre-irrad_7_141106'.G11]" office:value-type="string" office:string-value="0050_4R11" calcext:value-type="string">
            <text:p>0050_4R11</text:p>
          </table:table-cell>
          <table:table-cell/>
          <table:table-cell table:formula="of:=['Pre-irrad_7_141106'.I11]" office:value-type="string" office:string-value="0100_1R22" calcext:value-type="string">
            <text:p>0100_1R22</text:p>
          </table:table-cell>
          <table:table-cell/>
          <table:table-cell table:style-name="ce14" table:formula="of:=['Pre-irrad_7_141106'.K11]" office:value-type="string" office:string-value="EMPTY" calcext:value-type="string">
            <text:p>EMPTY</text:p>
          </table:table-cell>
          <table:table-cell table:formula="of:=['Pre-irrad_7_141106'.L11]" office:value-type="string" office:string-value="0100_2R22" calcext:value-type="string">
            <text:p>0100_2R22</text:p>
          </table:table-cell>
          <table:table-cell/>
        </table:table-row>
        <table:table-row table:style-name="ro1">
          <table:table-cell table:formula="of:=['Pre-irrad_7_141106'.A12]" office:value-type="string" office:string-value="S11" calcext:value-type="string">
            <text:p>S11</text:p>
          </table:table-cell>
          <table:table-cell table:formula="of:=['Pre-irrad_7_141106'.B12]" office:value-type="string" office:string-value="0100_3R22" calcext:value-type="string">
            <text:p>0100_3R22</text:p>
          </table:table-cell>
          <table:table-cell/>
          <table:table-cell table:formula="of:=['Pre-irrad_7_141106'.D12]" office:value-type="string" office:string-value="0100_4R22" calcext:value-type="string">
            <text:p>0100_4R22</text:p>
          </table:table-cell>
          <table:table-cell/>
          <table:table-cell table:formula="of:=['Pre-irrad_7_141106'.F12]" office:value-type="string" office:string-value="0140_1R31" calcext:value-type="string">
            <text:p>0140_1R31</text:p>
          </table:table-cell>
          <table:table-cell/>
          <table:table-cell table:formula="of:=['Pre-irrad_7_141106'.H12]" office:value-type="string" office:string-value="0140_2R31" calcext:value-type="string">
            <text:p>0140_2R31</text:p>
          </table:table-cell>
          <table:table-cell table:number-columns-repeated="3"/>
          <table:table-cell table:style-name="ce14" table:formula="of:=['Pre-irrad_7_141106'.L12]" office:value-type="string" office:string-value="EMPTY" calcext:value-type="string">
            <text:p>EMPTY</text:p>
          </table:table-cell>
          <table:table-cell/>
        </table:table-row>
        <table:table-row table:style-name="ro1">
          <table:table-cell table:formula="of:=['Pre-irrad_7_141106'.A13]" office:value-type="string" office:string-value="S12" calcext:value-type="string">
            <text:p>S12</text:p>
          </table:table-cell>
          <table:table-cell/>
          <table:table-cell table:formula="of:=['Pre-irrad_7_141106'.C13]" office:value-type="string" office:string-value="1000_1R36" calcext:value-type="string">
            <text:p>1000_1R36</text:p>
          </table:table-cell>
          <table:table-cell/>
          <table:table-cell table:formula="of:=['Pre-irrad_7_141106'.E13]" office:value-type="string" office:string-value="1000_2R36" calcext:value-type="string">
            <text:p>1000_2R36</text:p>
          </table:table-cell>
          <table:table-cell table:number-columns-repeated="5"/>
          <table:table-cell table:formula="of:=['Pre-irrad_7_141106'.K13]" office:value-type="string" office:string-value="0050_1F16" calcext:value-type="string">
            <text:p>0050_1F16</text:p>
          </table:table-cell>
          <table:table-cell/>
          <table:table-cell table:style-name="ce14" table:formula="of:=['Pre-irrad_7_141106'.M13]" office:value-type="string" office:string-value="EMPTY" calcext:value-type="string">
            <text:p>EMPTY</text:p>
          </table:table-cell>
        </table:table-row>
        <table:table-row table:style-name="ro1">
          <table:table-cell table:formula="of:=['Pre-irrad_7_141106'.A14]" office:value-type="string" office:string-value="S13" calcext:value-type="string">
            <text:p>S13</text:p>
          </table:table-cell>
          <table:table-cell table:style-name="ce14" table:formula="of:=['Pre-irrad_7_141106'.B14]" office:value-type="string" office:string-value="EMPTY" calcext:value-type="string">
            <text:p>EMPTY</text:p>
          </table:table-cell>
          <table:table-cell table:formula="of:=['Pre-irrad_7_141106'.C14]" office:value-type="string" office:string-value="0050_2F16" calcext:value-type="string">
            <text:p>0050_2F16</text:p>
          </table:table-cell>
          <table:table-cell table:style-name="ce14" table:formula="of:=['Pre-irrad_7_141106'.D14]" office:value-type="string" office:string-value="EMPTY" calcext:value-type="string">
            <text:p>EMPTY</text:p>
          </table:table-cell>
          <table:table-cell/>
          <table:table-cell table:formula="of:=['Pre-irrad_7_141106'.F14]" office:value-type="string" office:string-value="0050_3F16" calcext:value-type="string">
            <text:p>0050_3F16</text:p>
          </table:table-cell>
          <table:table-cell/>
          <table:table-cell table:formula="of:=['Pre-irrad_7_141106'.H14]" office:value-type="string" office:string-value="0050_4F16" calcext:value-type="string">
            <text:p>0050_4F16</text:p>
          </table:table-cell>
          <table:table-cell/>
          <table:table-cell table:formula="of:=['Pre-irrad_7_141106'.J14]" office:value-type="string" office:string-value="0100_1F27" calcext:value-type="string">
            <text:p>0100_1F27</text:p>
          </table:table-cell>
          <table:table-cell table:formula="of:=['Pre-irrad_7_141106'.K14]" office:value-type="string" office:string-value="0100_2F27" calcext:value-type="string">
            <text:p>0100_2F27</text:p>
          </table:table-cell>
          <table:table-cell table:number-columns-repeated="2"/>
        </table:table-row>
        <table:table-row table:style-name="ro1">
          <table:table-cell table:formula="of:=['Pre-irrad_7_141106'.A15]" office:value-type="string" office:string-value="S14" calcext:value-type="string">
            <text:p>S14</text:p>
          </table:table-cell>
          <table:table-cell table:style-name="ce14" table:formula="of:=['Pre-irrad_7_141106'.B15]" office:value-type="string" office:string-value="EMPTY" calcext:value-type="string">
            <text:p>EMPTY</text:p>
          </table:table-cell>
          <table:table-cell table:formula="of:=['Pre-irrad_7_141106'.C15]" office:value-type="string" office:string-value="1000_1F37" calcext:value-type="string">
            <text:p>1000_1F37</text:p>
          </table:table-cell>
          <table:table-cell table:formula="of:=['Pre-irrad_7_141106'.D15]" office:value-type="string" office:string-value="1000_2F37" calcext:value-type="string">
            <text:p>1000_2F37</text:p>
          </table:table-cell>
          <table:table-cell table:style-name="ce14" table:formula="of:=['Pre-irrad_7_141106'.E15]" office:value-type="string" office:string-value="EMPTY" calcext:value-type="string">
            <text:p>EMPTY</text:p>
          </table:table-cell>
          <table:table-cell table:formula="of:=['Pre-irrad_7_141106'.F15]" office:value-type="string" office:string-value="1000_3F37" calcext:value-type="string">
            <text:p>1000_3F37</text:p>
          </table:table-cell>
          <table:table-cell table:formula="of:=['Pre-irrad_7_141106'.G15]" office:value-type="string" office:string-value="1000_4F37" calcext:value-type="string">
            <text:p>1000_4F37</text:p>
          </table:table-cell>
          <table:table-cell table:formula="of:=['Pre-irrad_7_141106'.H15]" office:value-type="string" office:string-value="0050_1R16" calcext:value-type="string">
            <text:p>0050_1R16</text:p>
          </table:table-cell>
          <table:table-cell/>
          <table:table-cell table:formula="of:=['Pre-irrad_7_141106'.J15]" office:value-type="string" office:string-value="0050_2R16" calcext:value-type="string">
            <text:p>0050_2R16</text:p>
          </table:table-cell>
          <table:table-cell/>
          <table:table-cell table:formula="of:=['Pre-irrad_7_141106'.L15]" office:value-type="string" office:string-value="0050_3R16" calcext:value-type="string">
            <text:p>0050_3R16</text:p>
          </table:table-cell>
          <table:table-cell/>
        </table:table-row>
        <table:table-row table:style-name="ro1">
          <table:table-cell table:formula="of:=['Pre-irrad_7_141106'.A16]" office:value-type="string" office:string-value="S15" calcext:value-type="string">
            <text:p>S15</text:p>
          </table:table-cell>
          <table:table-cell table:style-name="ce14" table:formula="of:=['Pre-irrad_7_141106'.B16]" office:value-type="string" office:string-value="EMPTY" calcext:value-type="string">
            <text:p>EMPTY</text:p>
          </table:table-cell>
          <table:table-cell table:formula="of:=['Pre-irrad_7_141106'.C16]" office:value-type="string" office:string-value="0050_4R16" calcext:value-type="string">
            <text:p>0050_4R16</text:p>
          </table:table-cell>
          <table:table-cell/>
          <table:table-cell table:formula="of:=['Pre-irrad_7_141106'.E16]" office:value-type="string" office:string-value="0100_1R27" calcext:value-type="string">
            <text:p>0100_1R27</text:p>
          </table:table-cell>
          <table:table-cell table:style-name="ce14" table:formula="of:=['Pre-irrad_7_141106'.F16]" office:value-type="string" office:string-value="EMPTY" calcext:value-type="string">
            <text:p>EMPTY</text:p>
          </table:table-cell>
          <table:table-cell table:formula="of:=['Pre-irrad_7_141106'.G16]" office:value-type="string" office:string-value="0100_2R27" calcext:value-type="string">
            <text:p>0100_2R27</text:p>
          </table:table-cell>
          <table:table-cell table:number-columns-repeated="2"/>
          <table:table-cell table:formula="of:=['Pre-irrad_7_141106'.J16]" office:value-type="string" office:string-value="1000_1R37" calcext:value-type="string">
            <text:p>1000_1R37</text:p>
          </table:table-cell>
          <table:table-cell table:formula="of:=['Pre-irrad_7_141106'.K16]" office:value-type="string" office:string-value="1000_2R37" calcext:value-type="string">
            <text:p>1000_2R37</text:p>
          </table:table-cell>
          <table:table-cell table:formula="of:=['Pre-irrad_7_141106'.L16]" office:value-type="string" office:string-value="1000_3R37" calcext:value-type="string">
            <text:p>1000_3R37</text:p>
          </table:table-cell>
          <table:table-cell table:formula="of:=['Pre-irrad_7_141106'.M16]" office:value-type="string" office:string-value="1000_4R37" calcext:value-type="string">
            <text:p>1000_4R37</text:p>
          </table:table-cell>
        </table:table-row>
        <table:table-row table:style-name="ro1">
          <table:table-cell table:style-name="ce9" table:formula="of:=['Pre-irrad_7_141106'.A17]" office:value-type="string" office:string-value="R1" calcext:value-type="string">
            <text:p>R1</text:p>
          </table:table-cell>
          <table:table-cell table:style-name="ce2" table:formula="of:=['Pre-irrad_7_141106'.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7_141106'.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7_141106'.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7_141106'.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7">00/00/0000</text:date>, <text:time style:data-style-name="N2" text:time-value="10:43:12.5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1-07T17:20:32.873000000</dc:date>
    <meta:editing-duration>PT15H39M17S</meta:editing-duration>
    <meta:editing-cycles>47</meta:editing-cycles>
    <meta:generator>LibreOffice/4.3.2.2$Windows_x86 LibreOffice_project/edfb5295ba211bd31ad47d0bad0118690f76407d</meta:generator>
    <meta:document-statistic meta:table-count="20" meta:cell-count="3550" meta:object-count="0"/>
  </office:meta>
</office:document-meta>
</file>